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Helvetica, sans-serif"/>
    <style:font-face style:name="Roboto" svg:font-family="Roboto, Arial, Helvetica,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AncientGreek" svg:font-family="AncientGreek" style:font-pitch="variable"/>
    <style:font-face style:name="AncientGreek1" svg:font-family="AncientGreek" style:font-family-generic="roman" style:font-pitch="variable"/>
    <style:font-face style:name="Antinoou" svg:font-family="Antinoou"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Old English Text MT" svg:font-family="'Old English Text MT'" style:font-family-generic="script" style:font-pitch="variable"/>
    <style:font-face style:name="Coptic" svg:font-family="Coptic"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master-page-name="">
      <style:paragraph-properties fo:margin-left="0.3752in" fo:margin-right="0.8118in" fo:margin-top="0in" fo:margin-bottom="0in" style:contextual-spacing="false" fo:line-height="120%" fo:text-align="center" style:justify-single-word="false" fo:orphans="2" fo:widows="2" fo:text-indent="0in" style:auto-text-indent="false" style:page-number="auto"/>
      <style:text-properties fo:color="#0000cc" loext:opacity="100%" fo:font-size="24pt" fo:font-weight="bold" officeooo:rsid="002935c6" officeooo:paragraph-rsid="002935c6" style:font-size-asian="24pt" style:font-weight-asian="bold" style:font-size-complex="24pt" style:font-weight-complex="bold"/>
    </style:style>
    <style:style style:name="P2" style:family="paragraph" style:parent-style-name="Text_20_body">
      <style:paragraph-properties fo:margin-left="-0.4925in" fo:margin-right="0.8228in" fo:margin-top="0in" fo:margin-bottom="0in" style:contextual-spacing="false" fo:text-align="center" style:justify-single-word="false" fo:orphans="2" fo:widows="2" fo:text-indent="0in" style:auto-text-indent="false"/>
      <style:text-properties style:font-name="Times New Roman" fo:font-style="normal" officeooo:rsid="002935c6" officeooo:paragraph-rsid="002935c6" style:font-style-asian="normal" style:font-style-complex="normal"/>
    </style:style>
    <style:style style:name="P3" style:family="paragraph" style:parent-style-name="Standard"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c9211e" loext:opacity="100%" style:font-name="Old English Text MT" fo:font-size="9pt" fo:letter-spacing="normal" fo:font-style="normal" fo:font-weight="bold" officeooo:paragraph-rsid="00e8ed20" style:font-size-asian="9pt" style:font-size-complex="9pt"/>
    </style:style>
    <style:style style:name="P4"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Times New Roman" fo:font-style="normal" officeooo:paragraph-rsid="001c9714" style:font-style-asian="normal" style:font-style-complex="normal"/>
    </style:style>
    <style:style style:name="P5"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e8ed20"/>
    </style:style>
    <style:style style:name="P6"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9030c5"/>
    </style:style>
    <style:style style:name="P7"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32fe7a"/>
    </style:style>
    <style:style style:name="P8"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9258b1"/>
    </style:style>
    <style:style style:name="P9"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978f83"/>
    </style:style>
    <style:style style:name="P10"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9c810a"/>
    </style:style>
    <style:style style:name="P11"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474863"/>
    </style:style>
    <style:style style:name="P12"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a0ab11"/>
    </style:style>
    <style:style style:name="P13"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5fad27"/>
    </style:style>
    <style:style style:name="P14"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b43fcd"/>
    </style:style>
    <style:style style:name="P15"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c9d61c"/>
    </style:style>
    <style:style style:name="P16"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ce2d0e"/>
    </style:style>
    <style:style style:name="P17"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d447c3"/>
    </style:style>
    <style:style style:name="P18"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db8839"/>
    </style:style>
    <style:style style:name="P19"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e15b85"/>
    </style:style>
    <style:style style:name="P20"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11781fb"/>
    </style:style>
    <style:style style:name="P21"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879ec4" style:font-size-asian="9pt" style:font-size-complex="9pt"/>
    </style:style>
    <style:style style:name="P22"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6d69ca" style:font-size-asian="9pt" style:font-size-complex="9pt"/>
    </style:style>
    <style:style style:name="P23"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7c0b38" style:font-size-asian="9pt" style:font-size-complex="9pt"/>
    </style:style>
    <style:style style:name="P24"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7e96aa" style:font-size-asian="9pt" style:font-size-complex="9pt"/>
    </style:style>
    <style:style style:name="P25"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7f969f" style:font-size-asian="9pt" style:font-size-complex="9pt"/>
    </style:style>
    <style:style style:name="P26"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1f9b22" style:font-size-asian="9pt" style:font-size-complex="9pt"/>
    </style:style>
    <style:style style:name="P27"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8ab484" style:font-size-asian="9pt" style:font-size-complex="9pt"/>
    </style:style>
    <style:style style:name="P28"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8b44d0" style:font-size-asian="9pt" style:font-size-complex="9pt"/>
    </style:style>
    <style:style style:name="P29"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2a0c4a" style:font-size-asian="9pt" style:font-size-complex="9pt"/>
    </style:style>
    <style:style style:name="P30"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8f34d0" style:font-size-asian="9pt" style:font-size-complex="9pt"/>
    </style:style>
    <style:style style:name="P31"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2d3d31" style:font-size-asian="9pt" style:font-size-complex="9pt"/>
    </style:style>
    <style:style style:name="P32"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916a87" style:font-size-asian="9pt" style:font-size-complex="9pt"/>
    </style:style>
    <style:style style:name="P33"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35a0f3" style:font-size-asian="9pt" style:font-size-complex="9pt"/>
    </style:style>
    <style:style style:name="P34"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9cdd22" style:font-size-asian="9pt" style:font-size-complex="9pt"/>
    </style:style>
    <style:style style:name="P35"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9d4395" style:font-size-asian="9pt" style:font-size-complex="9pt"/>
    </style:style>
    <style:style style:name="P36"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4d5acc" style:font-size-asian="9pt" style:font-size-complex="9pt"/>
    </style:style>
    <style:style style:name="P37"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9de32a" style:font-size-asian="9pt" style:font-size-complex="9pt"/>
    </style:style>
    <style:style style:name="P38"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4f3384" style:font-size-asian="9pt" style:font-size-complex="9pt"/>
    </style:style>
    <style:style style:name="P39"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5263d9" style:font-size-asian="9pt" style:font-size-complex="9pt"/>
    </style:style>
    <style:style style:name="P40"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a1a96c" style:font-size-asian="9pt" style:font-size-complex="9pt"/>
    </style:style>
    <style:style style:name="P41"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632751" style:font-size-asian="9pt" style:font-size-complex="9pt"/>
    </style:style>
    <style:style style:name="P42"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3ec4cc" style:font-size-asian="9pt" style:font-size-complex="9pt"/>
    </style:style>
    <style:style style:name="P43"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632751" style:font-size-asian="9pt" style:font-style-asian="normal" style:font-size-complex="9pt" style:font-style-complex="normal"/>
    </style:style>
    <style:style style:name="P44"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1f9b22"/>
    </style:style>
    <style:style style:name="P45"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a1a96c"/>
    </style:style>
    <style:style style:name="P46"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Times New Roman" fo:font-size="9pt" fo:letter-spacing="normal" fo:font-style="normal" fo:font-weight="normal" officeooo:paragraph-rsid="00a1a96c"/>
    </style:style>
    <style:style style:name="P47"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Times New Roman" fo:font-size="9pt" fo:letter-spacing="normal" fo:font-style="normal" fo:font-weight="normal" officeooo:paragraph-rsid="00632751" style:font-size-asian="9pt" style:font-style-asian="normal" style:font-size-complex="9pt" style:font-style-complex="normal"/>
    </style:style>
    <style:style style:name="P48"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Times New Roman" fo:font-size="9pt" fo:letter-spacing="normal" fo:font-style="normal" fo:font-weight="normal" officeooo:paragraph-rsid="00632751" style:font-size-asian="9pt" style:font-size-complex="9pt"/>
    </style:style>
    <style:style style:name="P49"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c9211e" loext:opacity="100%" style:font-name="Times New Roman" fo:font-size="9pt" fo:letter-spacing="normal" fo:font-style="normal" fo:font-weight="bold" officeooo:paragraph-rsid="007f969f" style:font-size-asian="9pt" style:font-weight-asian="bold" style:font-size-complex="9pt" style:font-weight-complex="bold"/>
    </style:style>
    <style:style style:name="P50"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c9211e" loext:opacity="100%" style:font-name="Times New Roman" fo:font-size="9pt" fo:letter-spacing="normal" fo:font-style="normal" fo:font-weight="bold" officeooo:paragraph-rsid="003ec4cc" style:font-size-asian="9pt" style:font-weight-asian="bold" style:font-size-complex="9pt" style:font-weight-complex="bold"/>
    </style:style>
    <style:style style:name="P51" style:family="paragraph" style:parent-style-name="Text_20_body" style:list-style-name="L1">
      <style:paragraph-properties fo:margin-left="-0.4925in" fo:margin-right="0.8228in" fo:margin-top="0in" fo:margin-bottom="0in" style:contextual-spacing="false" fo:line-height="100%" fo:text-align="start" style:justify-single-word="false" fo:orphans="2" fo:widows="2" fo:text-indent="0in" style:auto-text-indent="false"/>
      <style:text-properties officeooo:paragraph-rsid="009cdd22"/>
    </style:style>
    <style:style style:name="P52"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color="#000000" loext:opacity="100%" style:font-name="AncientGreek" fo:font-size="9pt" fo:letter-spacing="normal" fo:font-style="normal" fo:font-weight="normal" officeooo:paragraph-rsid="0065f562" style:font-size-asian="9pt" style:font-size-complex="9pt"/>
    </style:style>
    <style:style style:name="P53"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color="#000000" loext:opacity="100%" style:font-name="AncientGreek" fo:font-size="9pt" fo:letter-spacing="normal" fo:font-style="normal" fo:font-weight="normal" officeooo:paragraph-rsid="003f5bdb" style:font-size-asian="9pt" style:font-size-complex="9pt"/>
    </style:style>
    <style:style style:name="P54"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color="#000000" loext:opacity="100%" style:font-name="AncientGreek" fo:font-size="9pt" fo:letter-spacing="normal" fo:font-style="normal" fo:font-weight="normal" officeooo:paragraph-rsid="00b19e75" style:font-size-asian="9pt" style:font-size-complex="9pt"/>
    </style:style>
    <style:style style:name="P55"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color="#000000" loext:opacity="100%" style:font-name="AncientGreek" fo:font-size="9pt" fo:letter-spacing="normal" fo:font-style="normal" fo:font-weight="normal" officeooo:paragraph-rsid="00a3c8b7" style:font-size-asian="9pt" style:font-size-complex="9pt"/>
    </style:style>
    <style:style style:name="P56"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03f5bdb" style:font-size-asian="9pt" style:font-size-complex="9pt"/>
    </style:style>
    <style:style style:name="P57"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0a3c8b7" style:font-size-asian="9pt" style:font-size-complex="9pt"/>
    </style:style>
    <style:style style:name="P58"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0ba9c4c" style:font-size-asian="9pt" style:font-size-complex="9pt"/>
    </style:style>
    <style:style style:name="P59"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03f93ca" style:font-size-asian="9pt" style:font-size-complex="9pt"/>
    </style:style>
    <style:style style:name="P60"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0fd0d4c" style:font-size-asian="9pt" style:font-size-complex="9pt"/>
    </style:style>
    <style:style style:name="P61"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04287c0" style:font-size-asian="9pt" style:font-size-complex="9pt"/>
    </style:style>
    <style:style style:name="P62"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0a4d723" style:font-size-asian="9pt" style:font-size-complex="9pt"/>
    </style:style>
    <style:style style:name="P63"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0c53060" style:font-size-asian="9pt" style:font-size-complex="9pt"/>
    </style:style>
    <style:style style:name="P64"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0e72418" style:font-size-asian="9pt" style:font-size-complex="9pt"/>
    </style:style>
    <style:style style:name="P65"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0f7b9ce" style:font-size-asian="9pt" style:font-size-complex="9pt"/>
    </style:style>
    <style:style style:name="P66"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0f94f0c" style:font-size-asian="9pt" style:font-size-complex="9pt"/>
    </style:style>
    <style:style style:name="P67"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101cf7c" style:font-size-asian="9pt" style:font-size-complex="9pt"/>
    </style:style>
    <style:style style:name="P68"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102a6e7" style:font-size-asian="9pt" style:font-size-complex="9pt"/>
    </style:style>
    <style:style style:name="P69"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0436967" style:font-size-asian="9pt" style:font-size-complex="9pt"/>
    </style:style>
    <style:style style:name="P70"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104a6d0" style:font-size-asian="9pt" style:font-size-complex="9pt"/>
    </style:style>
    <style:style style:name="P71"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12ecc78" style:font-size-asian="9pt" style:font-size-complex="9pt"/>
    </style:style>
    <style:style style:name="P72"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121a081" style:font-size-asian="9pt" style:font-size-complex="9pt"/>
    </style:style>
    <style:style style:name="P73"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12e8d71" style:font-size-asian="9pt" style:font-size-complex="9pt"/>
    </style:style>
    <style:style style:name="P74"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12c3ac0" style:font-size-asian="9pt" style:font-size-complex="9pt"/>
    </style:style>
    <style:style style:name="P75"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13898d5" style:font-size-asian="9pt" style:font-size-complex="9pt"/>
    </style:style>
    <style:style style:name="P76"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13e1ba9" style:font-size-asian="9pt" style:font-size-complex="9pt"/>
    </style:style>
    <style:style style:name="P77"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1447463" style:font-size-asian="9pt" style:font-size-complex="9pt"/>
    </style:style>
    <style:style style:name="P78"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1456afd" style:font-size-asian="9pt" style:font-size-complex="9pt"/>
    </style:style>
    <style:style style:name="P79"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1469b65" style:font-size-asian="9pt" style:font-size-complex="9pt"/>
    </style:style>
    <style:style style:name="P80"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14a55ba" style:font-size-asian="9pt" style:font-size-complex="9pt"/>
    </style:style>
    <style:style style:name="P81"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14fa6a4" style:font-size-asian="9pt" style:font-size-complex="9pt"/>
    </style:style>
    <style:style style:name="P82"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15509f5" style:font-size-asian="9pt" style:font-size-complex="9pt"/>
    </style:style>
    <style:style style:name="P83"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162e2ff" style:font-size-asian="9pt" style:font-size-complex="9pt"/>
    </style:style>
    <style:style style:name="P84"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16559c8" style:font-size-asian="9pt" style:font-size-complex="9pt"/>
    </style:style>
    <style:style style:name="P85"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0788c5f" style:font-size-asian="9pt" style:font-size-complex="9pt"/>
    </style:style>
    <style:style style:name="P86"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085ea77" style:font-size-asian="9pt" style:font-size-complex="9pt"/>
    </style:style>
    <style:style style:name="P87"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Times New Roman" fo:font-size="9pt" officeooo:paragraph-rsid="016a3aa3" style:font-size-asian="9pt" style:font-size-complex="9pt"/>
    </style:style>
    <style:style style:name="P88"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fo:color="#000000" loext:opacity="100%" style:font-name="Times New Roman" fo:font-size="9pt" fo:letter-spacing="normal" fo:font-style="normal" fo:font-weight="normal" officeooo:paragraph-rsid="00a342b8" style:font-size-asian="9pt" style:font-size-complex="9pt"/>
    </style:style>
    <style:style style:name="P89"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fo:color="#000000" loext:opacity="100%" style:font-name="Times New Roman" fo:font-size="9pt" fo:letter-spacing="normal" fo:font-style="normal" fo:font-weight="normal" officeooo:paragraph-rsid="00a3c8b7" style:font-size-asian="9pt" style:font-size-complex="9pt"/>
    </style:style>
    <style:style style:name="P90"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0a3c8b7" style:font-size-asian="9pt" style:font-size-complex="9pt"/>
    </style:style>
    <style:style style:name="P91"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0a4d723" style:font-size-asian="9pt" style:font-size-complex="9pt"/>
    </style:style>
    <style:style style:name="P92"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0a5220e" style:font-size-asian="9pt" style:font-size-complex="9pt"/>
    </style:style>
    <style:style style:name="P93"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0eddd70" style:font-size-asian="9pt" style:font-size-complex="9pt"/>
    </style:style>
    <style:style style:name="P94"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0f40e7b" style:font-size-asian="9pt" style:font-size-complex="9pt"/>
    </style:style>
    <style:style style:name="P95"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0a5e4a6" style:font-size-asian="9pt" style:font-size-complex="9pt"/>
    </style:style>
    <style:style style:name="P96"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0a8cbcf" style:font-size-asian="9pt" style:font-size-complex="9pt"/>
    </style:style>
    <style:style style:name="P97"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1072850" style:font-size-asian="9pt" style:font-size-complex="9pt"/>
    </style:style>
    <style:style style:name="P98"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11ffa17" style:font-size-asian="9pt" style:font-size-complex="9pt"/>
    </style:style>
    <style:style style:name="P99"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0a8e024" style:font-size-asian="9pt" style:font-size-complex="9pt"/>
    </style:style>
    <style:style style:name="P100"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1459a2e" style:font-size-asian="9pt" style:font-size-complex="9pt"/>
    </style:style>
    <style:style style:name="P101"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0aa9196" style:font-size-asian="9pt" style:font-size-complex="9pt"/>
    </style:style>
    <style:style style:name="P102"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0aae3f5" style:font-size-asian="9pt" style:font-size-complex="9pt"/>
    </style:style>
    <style:style style:name="P103"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0abe274" style:font-size-asian="9pt" style:font-size-complex="9pt"/>
    </style:style>
    <style:style style:name="P104"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0ad9681" style:font-size-asian="9pt" style:font-size-complex="9pt"/>
    </style:style>
    <style:style style:name="P105"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0aee68b" style:font-size-asian="9pt" style:font-size-complex="9pt"/>
    </style:style>
    <style:style style:name="P106"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fo:color="#c9211e" loext:opacity="100%" style:font-name="Times New Roman" fo:font-size="9pt" fo:font-style="normal" fo:font-weight="bold" officeooo:paragraph-rsid="00a3c8b7" style:font-size-asian="9pt" style:font-style-asian="normal" style:font-weight-asian="bold" style:font-size-complex="9pt" style:font-style-complex="normal" style:font-weight-complex="bold"/>
    </style:style>
    <style:style style:name="P107"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officeooo:paragraph-rsid="00a847ca"/>
    </style:style>
    <style:style style:name="P108" style:family="paragraph" style:parent-style-name="Text_20_body" style:list-style-name="L1" style:master-page-name="">
      <style:paragraph-properties fo:margin-left="-0.4925in" fo:margin-right="0.8228in" fo:margin-top="0in" fo:margin-bottom="0in" style:contextual-spacing="false" fo:text-align="start" style:justify-single-word="false" fo:orphans="2" fo:widows="2" fo:text-indent="0in" style:auto-text-indent="false" style:page-number="auto" fo:break-before="auto" fo:break-after="auto" fo:padding="0in" fo:border="none"/>
      <style:text-properties style:font-name="Times New Roman" fo:font-size="9pt" officeooo:paragraph-rsid="00a8e024" style:font-size-asian="9pt" style:font-size-complex="9pt"/>
    </style:style>
    <style:style style:name="P109" style:family="paragraph" style:parent-style-name="Text_20_body" style:list-style-name="L1" style:master-page-name="">
      <loext:graphic-properties draw:fill="none"/>
      <style:paragraph-properties fo:margin-left="-0.5in" fo:margin-right="0in" fo:margin-top="0in" fo:margin-bottom="0in" style:contextual-spacing="false" fo:line-height="115%" fo:text-align="start" style:justify-single-word="false" fo:orphans="2" fo:widows="2" fo:text-indent="0in" style:auto-text-indent="false" style:page-number="auto" fo:background-color="transparent">
        <style:tab-stops>
          <style:tab-stop style:position="-0.4374in"/>
        </style:tab-stops>
      </style:paragraph-properties>
      <style:text-properties fo:font-variant="normal" fo:text-transform="none" fo:color="#000000" loext:opacity="100%" style:font-name="AncientGreek" fo:font-size="9pt" fo:letter-spacing="normal" fo:font-style="normal" fo:font-weight="normal" officeooo:paragraph-rsid="00879ec4" style:font-size-asian="9pt" style:font-size-complex="9pt"/>
    </style:style>
    <style:style style:name="T1" style:family="text">
      <style:text-properties fo:font-variant="normal" fo:text-transform="none" fo:color="#000000" loext:opacity="100%" style:font-name="Times New Roman" fo:font-size="9pt" fo:letter-spacing="normal" fo:font-style="normal" fo:font-weight="normal" style:font-size-asian="9pt" style:font-style-asian="normal" style:font-size-complex="9pt" style:font-style-complex="normal"/>
    </style:style>
    <style:style style:name="T2" style:family="text">
      <style:text-properties fo:font-variant="normal" fo:text-transform="none" fo:color="#000000" loext:opacity="100%" style:font-name="Times New Roman" fo:font-size="9pt" fo:letter-spacing="normal" fo:font-style="normal" fo:font-weight="normal" officeooo:rsid="001f9b22" style:font-size-asian="9pt" style:font-style-asian="normal" style:font-size-complex="9pt" style:font-style-complex="normal"/>
    </style:style>
    <style:style style:name="T3" style:family="text">
      <style:text-properties fo:font-variant="normal" fo:text-transform="none" fo:color="#000000" loext:opacity="100%" style:font-name="Times New Roman" fo:font-size="9pt" fo:letter-spacing="normal" fo:font-style="normal" fo:font-weight="normal" officeooo:rsid="0030a207" style:font-size-asian="9pt" style:font-style-asian="normal" style:font-size-complex="9pt" style:font-style-complex="normal"/>
    </style:style>
    <style:style style:name="T4" style:family="text">
      <style:text-properties fo:font-variant="normal" fo:text-transform="none" fo:color="#000000" loext:opacity="100%" style:font-name="Times New Roman" fo:font-size="9pt" fo:letter-spacing="normal" fo:font-style="normal" fo:font-weight="normal" officeooo:rsid="00436967" style:font-size-asian="9pt" style:font-style-asian="normal" style:font-size-complex="9pt" style:font-style-complex="normal"/>
    </style:style>
    <style:style style:name="T5" style:family="text">
      <style:text-properties fo:font-variant="normal" fo:text-transform="none" fo:color="#000000" loext:opacity="100%" style:font-name="Times New Roman" fo:font-size="9pt" fo:letter-spacing="normal" fo:font-style="normal" fo:font-weight="normal" officeooo:rsid="0032fe7a" style:font-size-asian="9pt" style:font-style-asian="normal" style:font-size-complex="9pt" style:font-style-complex="normal"/>
    </style:style>
    <style:style style:name="T6" style:family="text">
      <style:text-properties fo:font-variant="normal" fo:text-transform="none" fo:color="#000000" loext:opacity="100%" style:font-name="Times New Roman" fo:font-size="9pt" fo:letter-spacing="normal" fo:font-style="normal" fo:font-weight="normal" officeooo:rsid="00335604" style:font-size-asian="9pt" style:font-style-asian="normal" style:font-size-complex="9pt" style:font-style-complex="normal"/>
    </style:style>
    <style:style style:name="T7" style:family="text">
      <style:text-properties fo:font-variant="normal" fo:text-transform="none" fo:color="#000000" loext:opacity="100%" style:font-name="Times New Roman" fo:font-size="9pt" fo:letter-spacing="normal" fo:font-style="normal" fo:font-weight="normal" officeooo:rsid="003761f2" style:font-size-asian="9pt" style:font-style-asian="normal" style:font-size-complex="9pt" style:font-style-complex="normal"/>
    </style:style>
    <style:style style:name="T8" style:family="text">
      <style:text-properties fo:font-variant="normal" fo:text-transform="none" fo:color="#000000" loext:opacity="100%" style:font-name="Times New Roman" fo:font-size="9pt" fo:letter-spacing="normal" fo:font-style="normal" fo:font-weight="normal" officeooo:rsid="0038877d" style:font-size-asian="9pt" style:font-style-asian="normal" style:font-size-complex="9pt" style:font-style-complex="normal"/>
    </style:style>
    <style:style style:name="T9" style:family="text">
      <style:text-properties fo:font-variant="normal" fo:text-transform="none" fo:color="#000000" loext:opacity="100%" style:font-name="Times New Roman" fo:font-size="9pt" fo:letter-spacing="normal" fo:font-style="normal" fo:font-weight="normal" officeooo:rsid="003a072d" style:font-size-asian="9pt" style:font-style-asian="normal" style:font-size-complex="9pt" style:font-style-complex="normal"/>
    </style:style>
    <style:style style:name="T10" style:family="text">
      <style:text-properties fo:font-variant="normal" fo:text-transform="none" fo:color="#000000" loext:opacity="100%" style:font-name="Times New Roman" fo:font-size="9pt" fo:letter-spacing="normal" fo:font-style="normal" fo:font-weight="normal" officeooo:rsid="003beff3" style:font-size-asian="9pt" style:font-style-asian="normal" style:font-size-complex="9pt" style:font-style-complex="normal"/>
    </style:style>
    <style:style style:name="T11" style:family="text">
      <style:text-properties fo:font-variant="normal" fo:text-transform="none" fo:color="#000000" loext:opacity="100%" style:font-name="Times New Roman" fo:font-size="9pt" fo:letter-spacing="normal" fo:font-style="normal" fo:font-weight="normal" officeooo:rsid="0092d5b7" style:font-size-asian="9pt" style:font-style-asian="normal" style:font-size-complex="9pt" style:font-style-complex="normal"/>
    </style:style>
    <style:style style:name="T12" style:family="text">
      <style:text-properties fo:font-variant="normal" fo:text-transform="none" fo:color="#000000" loext:opacity="100%" style:font-name="Times New Roman" fo:font-size="9pt" fo:letter-spacing="normal" fo:font-style="normal" fo:font-weight="normal" officeooo:rsid="00985ca7" style:font-size-asian="9pt" style:font-style-asian="normal" style:font-size-complex="9pt" style:font-style-complex="normal"/>
    </style:style>
    <style:style style:name="T13" style:family="text">
      <style:text-properties fo:font-variant="normal" fo:text-transform="none" fo:color="#000000" loext:opacity="100%" style:font-name="Times New Roman" fo:font-size="9pt" fo:letter-spacing="normal" fo:font-style="normal" fo:font-weight="normal" officeooo:rsid="003d2443" style:font-size-asian="9pt" style:font-style-asian="normal" style:font-size-complex="9pt" style:font-style-complex="normal"/>
    </style:style>
    <style:style style:name="T14" style:family="text">
      <style:text-properties fo:font-variant="normal" fo:text-transform="none" fo:color="#000000" loext:opacity="100%" style:font-name="Times New Roman" fo:font-size="9pt" fo:letter-spacing="normal" fo:font-style="normal" fo:font-weight="normal" officeooo:rsid="003ec4cc" style:font-size-asian="9pt" style:font-style-asian="normal" style:font-size-complex="9pt" style:font-style-complex="normal"/>
    </style:style>
    <style:style style:name="T15" style:family="text">
      <style:text-properties fo:font-variant="normal" fo:text-transform="none" fo:color="#000000" loext:opacity="100%" style:font-name="Times New Roman" fo:font-size="9pt" fo:letter-spacing="normal" fo:font-style="normal" fo:font-weight="normal" officeooo:rsid="00964392" style:font-size-asian="9pt" style:font-style-asian="normal" style:font-size-complex="9pt" style:font-style-complex="normal"/>
    </style:style>
    <style:style style:name="T16" style:family="text">
      <style:text-properties fo:font-variant="normal" fo:text-transform="none" fo:color="#000000" loext:opacity="100%" style:font-name="Times New Roman" fo:font-size="9pt" fo:letter-spacing="normal" fo:font-style="normal" fo:font-weight="normal" officeooo:rsid="00978f83" style:font-size-asian="9pt" style:font-style-asian="normal" style:font-size-complex="9pt" style:font-style-complex="normal"/>
    </style:style>
    <style:style style:name="T17" style:family="text">
      <style:text-properties fo:font-variant="normal" fo:text-transform="none" fo:color="#000000" loext:opacity="100%" style:font-name="Times New Roman" fo:font-size="9pt" fo:letter-spacing="normal" fo:font-style="normal" fo:font-weight="normal" officeooo:rsid="0041ad82" style:font-size-asian="9pt" style:font-style-asian="normal" style:font-size-complex="9pt" style:font-style-complex="normal"/>
    </style:style>
    <style:style style:name="T18" style:family="text">
      <style:text-properties fo:font-variant="normal" fo:text-transform="none" fo:color="#000000" loext:opacity="100%" style:font-name="Times New Roman" fo:font-size="9pt" fo:letter-spacing="normal" fo:font-style="normal" fo:font-weight="normal" officeooo:rsid="003f93ca" style:font-size-asian="9pt" style:font-style-asian="normal" style:font-size-complex="9pt" style:font-style-complex="normal"/>
    </style:style>
    <style:style style:name="T19" style:family="text">
      <style:text-properties fo:font-variant="normal" fo:text-transform="none" fo:color="#000000" loext:opacity="100%" style:font-name="Times New Roman" fo:font-size="9pt" fo:letter-spacing="normal" fo:font-style="normal" fo:font-weight="normal" officeooo:rsid="0040da9b" style:font-size-asian="9pt" style:font-style-asian="normal" style:font-size-complex="9pt" style:font-style-complex="normal"/>
    </style:style>
    <style:style style:name="T20" style:family="text">
      <style:text-properties fo:font-variant="normal" fo:text-transform="none" fo:color="#000000" loext:opacity="100%" style:font-name="Times New Roman" fo:font-size="9pt" fo:letter-spacing="normal" fo:font-style="normal" fo:font-weight="normal" officeooo:rsid="0041e77c" style:font-size-asian="9pt" style:font-style-asian="normal" style:font-size-complex="9pt" style:font-style-complex="normal"/>
    </style:style>
    <style:style style:name="T21" style:family="text">
      <style:text-properties fo:font-variant="normal" fo:text-transform="none" fo:color="#000000" loext:opacity="100%" style:font-name="Times New Roman" fo:font-size="9pt" fo:letter-spacing="normal" fo:font-style="normal" fo:font-weight="normal" officeooo:rsid="0044e88d" style:font-size-asian="9pt" style:font-style-asian="normal" style:font-size-complex="9pt" style:font-style-complex="normal"/>
    </style:style>
    <style:style style:name="T22" style:family="text">
      <style:text-properties fo:font-variant="normal" fo:text-transform="none" fo:color="#000000" loext:opacity="100%" style:font-name="Times New Roman" fo:font-size="9pt" fo:letter-spacing="normal" fo:font-style="normal" fo:font-weight="normal" officeooo:rsid="00474863" style:font-size-asian="9pt" style:font-style-asian="normal" style:font-size-complex="9pt" style:font-style-complex="normal"/>
    </style:style>
    <style:style style:name="T23" style:family="text">
      <style:text-properties fo:font-variant="normal" fo:text-transform="none" fo:color="#000000" loext:opacity="100%" style:font-name="Times New Roman" fo:font-size="9pt" fo:letter-spacing="normal" fo:font-style="normal" fo:font-weight="normal" officeooo:rsid="0045e92c" style:font-size-asian="9pt" style:font-style-asian="normal" style:font-size-complex="9pt" style:font-style-complex="normal"/>
    </style:style>
    <style:style style:name="T24" style:family="text">
      <style:text-properties fo:font-variant="normal" fo:text-transform="none" fo:color="#000000" loext:opacity="100%" style:font-name="Times New Roman" fo:font-size="9pt" fo:letter-spacing="normal" fo:font-style="normal" fo:font-weight="normal" officeooo:rsid="0049cb78" style:font-size-asian="9pt" style:font-style-asian="normal" style:font-size-complex="9pt" style:font-style-complex="normal"/>
    </style:style>
    <style:style style:name="T25" style:family="text">
      <style:text-properties fo:font-variant="normal" fo:text-transform="none" fo:color="#000000" loext:opacity="100%" style:font-name="Times New Roman" fo:font-size="9pt" fo:letter-spacing="normal" fo:font-style="normal" fo:font-weight="normal" officeooo:rsid="005263d9" style:font-size-asian="9pt" style:font-style-asian="normal" style:font-size-complex="9pt" style:font-style-complex="normal"/>
    </style:style>
    <style:style style:name="T26" style:family="text">
      <style:text-properties fo:font-variant="normal" fo:text-transform="none" fo:color="#000000" loext:opacity="100%" style:font-name="Times New Roman" fo:font-size="9pt" fo:letter-spacing="normal" fo:font-style="normal" fo:font-weight="normal" officeooo:rsid="005610a2" style:font-size-asian="9pt" style:font-style-asian="normal" style:font-size-complex="9pt" style:font-style-complex="normal"/>
    </style:style>
    <style:style style:name="T27" style:family="text">
      <style:text-properties fo:font-variant="normal" fo:text-transform="none" fo:color="#000000" loext:opacity="100%" style:font-name="Times New Roman" fo:font-size="9pt" fo:letter-spacing="normal" fo:font-style="normal" fo:font-weight="normal" officeooo:rsid="0050bad6" style:font-size-asian="9pt" style:font-style-asian="normal" style:font-size-complex="9pt" style:font-style-complex="normal"/>
    </style:style>
    <style:style style:name="T28" style:family="text">
      <style:text-properties fo:font-variant="normal" fo:text-transform="none" fo:color="#000000" loext:opacity="100%" style:font-name="Times New Roman" fo:font-size="9pt" fo:letter-spacing="normal" fo:font-style="normal" fo:font-weight="normal" officeooo:rsid="004cecd8" style:font-size-asian="9pt" style:font-style-asian="normal" style:font-size-complex="9pt" style:font-style-complex="normal"/>
    </style:style>
    <style:style style:name="T29" style:family="text">
      <style:text-properties fo:font-variant="normal" fo:text-transform="none" fo:color="#000000" loext:opacity="100%" style:font-name="Times New Roman" fo:font-size="9pt" fo:letter-spacing="normal" fo:font-style="normal" fo:font-weight="normal" officeooo:rsid="004e3f66" style:font-size-asian="9pt" style:font-style-asian="normal" style:font-size-complex="9pt" style:font-style-complex="normal"/>
    </style:style>
    <style:style style:name="T30" style:family="text">
      <style:text-properties fo:font-variant="normal" fo:text-transform="none" fo:color="#000000" loext:opacity="100%" style:font-name="Times New Roman" fo:font-size="9pt" fo:letter-spacing="normal" fo:font-style="normal" fo:font-weight="normal" officeooo:rsid="0023e5c2" style:font-size-asian="9pt" style:font-style-asian="normal" style:font-size-complex="9pt" style:font-style-complex="normal"/>
    </style:style>
    <style:style style:name="T31" style:family="text">
      <style:text-properties fo:font-variant="normal" fo:text-transform="none" fo:color="#000000" loext:opacity="100%" style:font-name="Times New Roman" fo:font-size="9pt" fo:letter-spacing="normal" fo:font-style="normal" fo:font-weight="normal" officeooo:rsid="00538d15" style:font-size-asian="9pt" style:font-style-asian="normal" style:font-size-complex="9pt" style:font-style-complex="normal"/>
    </style:style>
    <style:style style:name="T32" style:family="text">
      <style:text-properties fo:font-variant="normal" fo:text-transform="none" fo:color="#000000" loext:opacity="100%" style:font-name="Times New Roman" fo:font-size="9pt" fo:letter-spacing="normal" fo:font-style="normal" fo:font-weight="normal" officeooo:rsid="0054d14c" style:font-size-asian="9pt" style:font-style-asian="normal" style:font-size-complex="9pt" style:font-style-complex="normal"/>
    </style:style>
    <style:style style:name="T33" style:family="text">
      <style:text-properties fo:font-variant="normal" fo:text-transform="none" fo:color="#000000" loext:opacity="100%" style:font-name="Times New Roman" fo:font-size="9pt" fo:letter-spacing="normal" fo:font-style="normal" fo:font-weight="normal" officeooo:rsid="00553c26" style:font-size-asian="9pt" style:font-style-asian="normal" style:font-size-complex="9pt" style:font-style-complex="normal"/>
    </style:style>
    <style:style style:name="T34" style:family="text">
      <style:text-properties fo:font-variant="normal" fo:text-transform="none" fo:color="#000000" loext:opacity="100%" style:font-name="Times New Roman" fo:font-size="9pt" fo:letter-spacing="normal" fo:font-style="normal" fo:font-weight="normal" officeooo:rsid="00b43fcd" style:font-size-asian="9pt" style:font-style-asian="normal" style:font-size-complex="9pt" style:font-style-complex="normal"/>
    </style:style>
    <style:style style:name="T35" style:family="text">
      <style:text-properties fo:font-variant="normal" fo:text-transform="none" fo:color="#000000" loext:opacity="100%" style:font-name="Times New Roman" fo:font-size="9pt" fo:letter-spacing="normal" fo:font-style="normal" fo:font-weight="normal" officeooo:rsid="0040b33e" style:font-size-asian="9pt" style:font-style-asian="normal" style:font-size-complex="9pt" style:font-style-complex="normal"/>
    </style:style>
    <style:style style:name="T36" style:family="text">
      <style:text-properties fo:font-variant="normal" fo:text-transform="none" fo:color="#000000" loext:opacity="100%" style:font-name="Times New Roman" fo:font-size="9pt" fo:letter-spacing="normal" fo:font-style="normal" fo:font-weight="normal" officeooo:rsid="003f5bdb" style:font-size-asian="9pt" style:font-style-asian="normal" style:font-size-complex="9pt" style:font-style-complex="normal"/>
    </style:style>
    <style:style style:name="T37" style:family="text">
      <style:text-properties fo:font-variant="normal" fo:text-transform="none" fo:color="#000000" loext:opacity="100%" style:font-name="Times New Roman" fo:font-size="9pt" fo:letter-spacing="normal" fo:font-style="normal" fo:font-weight="normal" officeooo:rsid="00b3dafd" style:font-size-asian="9pt" style:font-style-asian="normal" style:font-size-complex="9pt" style:font-style-complex="normal"/>
    </style:style>
    <style:style style:name="T38" style:family="text">
      <style:text-properties fo:font-variant="normal" fo:text-transform="none" fo:color="#000000" loext:opacity="100%" style:font-name="Times New Roman" fo:font-size="9pt" fo:letter-spacing="normal" fo:font-style="normal" fo:font-weight="normal" officeooo:rsid="0058a2b9" fo:background-color="#ffffff" loext:char-shading-value="0" style:font-size-asian="9pt" style:font-style-asian="normal" style:font-size-complex="9pt" style:font-style-complex="normal"/>
    </style:style>
    <style:style style:name="T39" style:family="text">
      <style:text-properties fo:font-variant="normal" fo:text-transform="none" fo:color="#000000" loext:opacity="100%" style:font-name="Times New Roman" fo:font-size="9pt" fo:letter-spacing="normal" fo:font-style="normal" fo:font-weight="normal" officeooo:rsid="005fad27" fo:background-color="#ffffff" loext:char-shading-value="0" style:font-size-asian="9pt" style:font-style-asian="normal" style:font-size-complex="9pt" style:font-style-complex="normal"/>
    </style:style>
    <style:style style:name="T40" style:family="text">
      <style:text-properties fo:font-variant="normal" fo:text-transform="none" fo:color="#000000" loext:opacity="100%" style:font-name="Times New Roman" fo:font-size="9pt" fo:letter-spacing="normal" fo:language="el" fo:country="GR" fo:font-style="normal" fo:font-weight="normal" officeooo:rsid="00985ca7" style:font-size-asian="9pt" style:font-style-asian="normal" style:font-size-complex="9pt" style:font-style-complex="normal"/>
    </style:style>
    <style:style style:name="T41" style:family="text">
      <style:text-properties fo:font-variant="normal" fo:text-transform="none" fo:color="#000000" loext:opacity="100%" style:font-name="Times New Roman" fo:font-size="9pt" fo:letter-spacing="normal" fo:language="el" fo:country="GR" fo:font-style="normal" fo:font-weight="normal" officeooo:rsid="0038877d" style:font-size-asian="9pt" style:font-style-asian="normal" style:font-size-complex="9pt" style:font-style-complex="normal"/>
    </style:style>
    <style:style style:name="T42" style:family="text">
      <style:text-properties fo:font-variant="normal" fo:text-transform="none" fo:color="#000000" loext:opacity="100%" style:font-name="Times New Roman" fo:font-size="9pt" fo:letter-spacing="normal" fo:language="el" fo:country="GR" fo:font-style="normal" fo:font-weight="normal" officeooo:rsid="0092d5b7" style:font-size-asian="9pt" style:font-style-asian="normal" style:font-size-complex="9pt" style:font-style-complex="normal"/>
    </style:style>
    <style:style style:name="T43" style:family="text">
      <style:text-properties fo:font-variant="normal" fo:text-transform="none" fo:color="#000000" loext:opacity="100%" style:font-name="Times New Roman" fo:font-size="9pt" fo:letter-spacing="normal" fo:language="el" fo:country="GR" fo:font-style="normal" fo:font-weight="normal" officeooo:rsid="003a072d" style:font-size-asian="9pt" style:font-style-asian="normal" style:font-size-complex="9pt" style:font-style-complex="normal"/>
    </style:style>
    <style:style style:name="T44" style:family="text">
      <style:text-properties fo:font-variant="normal" fo:text-transform="none" fo:color="#000000" loext:opacity="100%" style:font-name="Times New Roman" fo:font-size="9pt" fo:letter-spacing="normal" fo:language="el" fo:country="GR" fo:font-style="normal" fo:font-weight="normal" officeooo:rsid="00947820" style:font-size-asian="9pt" style:font-style-asian="normal" style:font-size-complex="9pt" style:font-style-complex="normal"/>
    </style:style>
    <style:style style:name="T45" style:family="text">
      <style:text-properties fo:font-variant="normal" fo:text-transform="none" fo:color="#000000" loext:opacity="100%" style:font-name="Times New Roman" fo:font-size="9pt" fo:letter-spacing="normal" fo:language="el" fo:country="GR" fo:font-style="normal" fo:font-weight="normal" officeooo:rsid="0098f905" style:font-size-asian="9pt" style:font-style-asian="normal" style:font-size-complex="9pt" style:font-style-complex="normal"/>
    </style:style>
    <style:style style:name="T46" style:family="text">
      <style:text-properties fo:font-variant="normal" fo:text-transform="none" fo:color="#000000" loext:opacity="100%" style:font-name="Times New Roman" fo:font-size="9pt" fo:letter-spacing="normal" fo:language="el" fo:country="GR" fo:font-style="normal" fo:font-weight="normal" officeooo:rsid="003d2443" style:font-size-asian="9pt" style:font-style-asian="normal" style:font-size-complex="9pt" style:font-style-complex="normal"/>
    </style:style>
    <style:style style:name="T47" style:family="text">
      <style:text-properties fo:font-variant="normal" fo:text-transform="none" fo:color="#000000" loext:opacity="100%" style:font-name="Times New Roman" fo:font-size="9pt" fo:letter-spacing="normal" fo:language="el" fo:country="GR" fo:font-style="normal" fo:font-weight="normal" officeooo:rsid="00964392" style:font-size-asian="9pt" style:font-style-asian="normal" style:font-size-complex="9pt" style:font-style-complex="normal"/>
    </style:style>
    <style:style style:name="T48" style:family="text">
      <style:text-properties fo:font-variant="normal" fo:text-transform="none" fo:color="#000000" loext:opacity="100%" style:font-name="Times New Roman" fo:font-size="9pt" fo:letter-spacing="normal" fo:language="el" fo:country="GR" fo:font-style="normal" fo:font-weight="normal" officeooo:rsid="00978f83" style:font-size-asian="9pt" style:font-style-asian="normal" style:font-size-complex="9pt" style:font-style-complex="normal"/>
    </style:style>
    <style:style style:name="T49" style:family="text">
      <style:text-properties fo:font-variant="normal" fo:text-transform="none" fo:color="#000000" loext:opacity="100%" style:font-name="Times New Roman" fo:font-size="9pt" fo:letter-spacing="normal" fo:language="el" fo:country="GR" fo:font-style="normal" fo:font-weight="normal" officeooo:rsid="003ec4cc" style:font-size-asian="9pt" style:font-style-asian="normal" style:font-size-complex="9pt" style:font-style-complex="normal"/>
    </style:style>
    <style:style style:name="T50" style:family="text">
      <style:text-properties fo:font-variant="normal" fo:text-transform="none" fo:color="#000000" loext:opacity="100%" style:font-name="Times New Roman" fo:font-size="9pt" fo:letter-spacing="normal" fo:language="el" fo:country="GR" fo:font-style="normal" fo:font-weight="normal" officeooo:rsid="00b43fcd" style:font-size-asian="9pt" style:font-style-asian="normal" style:font-size-complex="9pt" style:font-style-complex="normal"/>
    </style:style>
    <style:style style:name="T51" style:family="text">
      <style:text-properties fo:font-variant="normal" fo:text-transform="none" fo:color="#000000" loext:opacity="100%" style:font-name="Times New Roman" fo:font-size="9pt" fo:letter-spacing="normal" fo:language="el" fo:country="GR" fo:font-style="normal" fo:font-weight="normal" officeooo:rsid="00b3dafd" style:font-size-asian="9pt" style:font-style-asian="normal" style:font-size-complex="9pt" style:font-style-complex="normal"/>
    </style:style>
    <style:style style:name="T52" style:family="text">
      <style:text-properties fo:font-variant="normal" fo:text-transform="none" fo:color="#000000" loext:opacity="100%" style:font-name="Times New Roman" fo:font-size="9pt" fo:letter-spacing="normal" fo:language="el" fo:country="GR" fo:font-style="normal" fo:font-weight="normal" officeooo:rsid="00bde08f" style:font-size-asian="9pt" style:font-style-asian="normal" style:font-size-complex="9pt" style:font-style-complex="normal"/>
    </style:style>
    <style:style style:name="T53" style:family="text">
      <style:text-properties fo:font-variant="normal" fo:text-transform="none" fo:color="#000000" loext:opacity="100%" style:font-name="Times New Roman" fo:font-size="9pt" fo:letter-spacing="normal" fo:language="en" fo:country="US" fo:font-style="normal" fo:font-weight="normal" officeooo:rsid="0098f905" style:font-size-asian="9pt" style:font-style-asian="normal" style:font-size-complex="9pt" style:font-style-complex="normal"/>
    </style:style>
    <style:style style:name="T54" style:family="text">
      <style:text-properties fo:font-variant="normal" fo:text-transform="none" fo:color="#000000" loext:opacity="100%" style:font-name="Times New Roman" fo:font-size="9pt" fo:letter-spacing="normal" fo:language="en" fo:country="US" fo:font-style="normal" fo:font-weight="normal" officeooo:rsid="00978f83" style:font-size-asian="9pt" style:font-style-asian="normal" style:font-size-complex="9pt" style:font-style-complex="normal"/>
    </style:style>
    <style:style style:name="T55" style:family="text">
      <style:text-properties fo:font-variant="normal" fo:text-transform="none" fo:color="#000000" loext:opacity="100%" style:font-name="Times New Roman" fo:font-size="9pt" fo:letter-spacing="normal" fo:language="en" fo:country="US" fo:font-style="normal" fo:font-weight="normal" officeooo:rsid="009b3c12" style:font-size-asian="9pt" style:font-style-asian="normal" style:font-size-complex="9pt" style:font-style-complex="normal"/>
    </style:style>
    <style:style style:name="T56" style:family="text">
      <style:text-properties fo:font-variant="normal" fo:text-transform="none" fo:color="#000000" loext:opacity="100%" style:font-name="Times New Roman" fo:font-size="9pt" fo:letter-spacing="normal" fo:language="en" fo:country="US" fo:font-style="normal" fo:font-weight="normal" officeooo:rsid="0041ad82" style:font-size-asian="9pt" style:font-style-asian="normal" style:font-size-complex="9pt" style:font-style-complex="normal"/>
    </style:style>
    <style:style style:name="T57" style:family="text">
      <style:text-properties fo:font-variant="normal" fo:text-transform="none" fo:color="#000000" loext:opacity="100%" style:font-name="Times New Roman" fo:letter-spacing="normal" fo:font-style="normal" fo:font-weight="normal" officeooo:rsid="003f5bdb" style:font-style-asian="normal" style:font-style-complex="normal"/>
    </style:style>
    <style:style style:name="T58" style:family="text">
      <style:text-properties fo:font-variant="normal" fo:text-transform="none" fo:color="#000000" loext:opacity="100%" style:font-name="Times New Roman" fo:letter-spacing="normal" fo:font-style="normal" fo:font-weight="normal" officeooo:rsid="0040b33e" style:font-style-asian="normal" style:font-style-complex="normal"/>
    </style:style>
    <style:style style:name="T59" style:family="text">
      <style:text-properties fo:font-variant="normal" fo:text-transform="none" fo:color="#000000" loext:opacity="100%" style:font-name="Times New Roman" fo:letter-spacing="normal" fo:font-style="normal" fo:font-weight="normal" officeooo:rsid="003f93ca" style:font-style-asian="normal" style:font-style-complex="normal"/>
    </style:style>
    <style:style style:name="T60" style:family="text">
      <style:text-properties fo:font-variant="normal" fo:text-transform="none" fo:color="#000000" loext:opacity="100%" style:font-name="Times New Roman" fo:letter-spacing="normal" fo:font-style="normal" fo:font-weight="normal" officeooo:rsid="00ba9c4c" style:font-style-asian="normal" style:font-style-complex="normal"/>
    </style:style>
    <style:style style:name="T61" style:family="text">
      <style:text-properties fo:font-variant="normal" fo:text-transform="none" fo:color="#000000" loext:opacity="100%" style:font-name="Times New Roman" fo:letter-spacing="normal" fo:font-style="normal" fo:font-weight="normal" officeooo:rsid="005263d9" style:font-style-asian="normal" style:font-style-complex="normal"/>
    </style:style>
    <style:style style:name="T62" style:family="text">
      <style:text-properties fo:font-variant="normal" fo:text-transform="none" fo:color="#000000" loext:opacity="100%" style:font-name="Times New Roman" fo:letter-spacing="normal" fo:language="el" fo:country="GR" fo:font-style="normal" fo:font-weight="normal" officeooo:rsid="00b43fcd" style:font-style-asian="normal" style:font-style-complex="normal"/>
    </style:style>
    <style:style style:name="T63" style:family="text">
      <style:text-properties fo:font-variant="normal" fo:text-transform="none" fo:color="#000000" loext:opacity="100%" style:font-name="Times New Roman" fo:letter-spacing="normal" fo:language="el" fo:country="GR" fo:font-style="normal" fo:font-weight="normal" officeooo:rsid="00b595fc" style:font-style-asian="normal" style:font-style-complex="normal"/>
    </style:style>
    <style:style style:name="T64" style:family="text">
      <style:text-properties fo:font-variant="normal" fo:text-transform="none" fo:color="#000000" loext:opacity="100%" style:font-name="Times New Roman" fo:letter-spacing="normal" fo:language="el" fo:country="GR" fo:font-style="normal" fo:font-weight="normal" officeooo:rsid="00b62905" style:font-style-asian="normal" style:font-style-complex="normal"/>
    </style:style>
    <style:style style:name="T65" style:family="text">
      <style:text-properties fo:font-variant="normal" fo:text-transform="none" fo:color="#000000" loext:opacity="100%" style:font-name="Times New Roman" fo:letter-spacing="normal" fo:language="el" fo:country="GR" fo:font-style="normal" fo:font-weight="normal" officeooo:rsid="00ba9c4c" style:font-style-asian="normal" style:font-style-complex="normal"/>
    </style:style>
    <style:style style:name="T66" style:family="text">
      <style:text-properties fo:font-variant="normal" fo:text-transform="none" fo:color="#001320" loext:opacity="100%" style:font-name="Times New Roman" fo:font-size="9pt" fo:letter-spacing="normal" fo:font-style="normal" fo:font-weight="normal" fo:background-color="#ffffff" loext:char-shading-value="0" style:font-size-asian="9pt" style:font-size-complex="9pt"/>
    </style:style>
    <style:style style:name="T67" style:family="text">
      <style:text-properties fo:font-variant="normal" fo:text-transform="none" fo:color="#001320" loext:opacity="100%" style:font-name="Times New Roman" fo:font-size="9pt" fo:letter-spacing="normal" fo:font-style="normal" fo:font-weight="normal" officeooo:rsid="0049cb78" fo:background-color="#ffffff" loext:char-shading-value="0" style:font-size-asian="9pt" style:font-size-complex="9pt"/>
    </style:style>
    <style:style style:name="T68" style:family="text">
      <style:text-properties fo:font-variant="normal" fo:text-transform="none" fo:color="#001320" loext:opacity="100%" style:font-name="Times New Roman" fo:font-size="9pt" fo:letter-spacing="normal" fo:font-style="normal" fo:font-weight="normal" officeooo:rsid="004afcf7" fo:background-color="#ffffff" loext:char-shading-value="0" style:font-size-asian="9pt" style:font-size-complex="9pt"/>
    </style:style>
    <style:style style:name="T69" style:family="text">
      <style:text-properties fo:font-variant="normal" fo:text-transform="none" fo:color="#001320" loext:opacity="100%" style:font-name="Times New Roman" fo:font-size="9pt" fo:letter-spacing="normal" fo:font-style="normal" fo:font-weight="normal" officeooo:rsid="005b7071" fo:background-color="#ffffff" loext:char-shading-value="0" style:font-size-asian="9pt" style:font-size-complex="9pt"/>
    </style:style>
    <style:style style:name="T70" style:family="text">
      <style:text-properties fo:font-variant="normal" fo:text-transform="none" fo:color="#001320" loext:opacity="100%" style:font-name="Times New Roman" fo:font-size="9pt" fo:letter-spacing="normal" fo:font-style="normal" fo:font-weight="normal" officeooo:rsid="005610a2" fo:background-color="#ffffff" loext:char-shading-value="0" style:font-size-asian="9pt" style:font-size-complex="9pt"/>
    </style:style>
    <style:style style:name="T71" style:family="text">
      <style:text-properties fo:font-variant="normal" fo:text-transform="none" fo:color="#001320" loext:opacity="100%" style:font-name="Times New Roman" fo:font-size="9pt" fo:letter-spacing="normal" fo:font-style="normal" fo:font-weight="normal" officeooo:rsid="00565bde" fo:background-color="#ffffff" loext:char-shading-value="0" style:font-size-asian="9pt" style:font-size-complex="9pt"/>
    </style:style>
    <style:style style:name="T72" style:family="text">
      <style:text-properties fo:font-variant="normal" fo:text-transform="none" fo:color="#001320" loext:opacity="100%" style:font-name="Times New Roman" fo:font-size="9pt" fo:letter-spacing="normal" fo:font-style="normal" fo:font-weight="normal" officeooo:rsid="0058200e" fo:background-color="#ffffff" loext:char-shading-value="0" style:font-size-asian="9pt" style:font-size-complex="9pt"/>
    </style:style>
    <style:style style:name="T73" style:family="text">
      <style:text-properties fo:font-variant="normal" fo:text-transform="none" fo:color="#001320" loext:opacity="100%" style:font-name="Times New Roman" fo:font-size="9pt" fo:letter-spacing="normal" fo:font-style="normal" fo:font-weight="normal" style:font-size-asian="9pt" style:font-style-asian="normal" style:font-size-complex="9pt" style:font-style-complex="normal"/>
    </style:style>
    <style:style style:name="T74" style:family="text">
      <style:text-properties fo:font-variant="normal" fo:text-transform="none" fo:color="#001320" loext:opacity="100%" style:font-name="Times New Roman" fo:font-size="9pt" fo:letter-spacing="normal" fo:font-style="normal" fo:font-weight="normal" officeooo:rsid="00d29dc4" style:font-size-asian="9pt" style:font-style-asian="normal" style:font-size-complex="9pt" style:font-style-complex="normal"/>
    </style:style>
    <style:style style:name="T75" style:family="text">
      <style:text-properties fo:font-variant="normal" fo:text-transform="none" fo:color="#001320" loext:opacity="100%" style:font-name="Times New Roman" fo:font-size="9pt" fo:letter-spacing="normal" fo:font-style="normal" fo:font-weight="normal" officeooo:rsid="00d43b62" style:font-size-asian="9pt" style:font-style-asian="normal" style:font-size-complex="9pt" style:font-style-complex="normal"/>
    </style:style>
    <style:style style:name="T76" style:family="text">
      <style:text-properties fo:font-variant="normal" fo:text-transform="none" fo:color="#001320" loext:opacity="100%" style:font-name="Times New Roman" fo:font-size="9pt" fo:letter-spacing="normal" fo:language="el" fo:country="GR" fo:font-style="normal" fo:font-weight="normal" officeooo:rsid="00cd5b2e" style:font-size-asian="9pt" style:font-style-asian="normal" style:font-size-complex="9pt" style:font-style-complex="normal"/>
    </style:style>
    <style:style style:name="T77" style:family="text">
      <style:text-properties fo:font-variant="normal" fo:text-transform="none" fo:color="#001320" loext:opacity="100%" style:font-name="Times New Roman" fo:font-size="9pt" fo:letter-spacing="normal" fo:language="el" fo:country="GR" fo:font-style="normal" fo:font-weight="normal" officeooo:rsid="00d23a22" style:font-size-asian="9pt" style:font-style-asian="normal" style:font-size-complex="9pt" style:font-style-complex="normal"/>
    </style:style>
    <style:style style:name="T78" style:family="text">
      <style:text-properties fo:font-variant="normal" fo:text-transform="none" fo:color="#001320" loext:opacity="100%" style:font-name="Times New Roman" fo:font-size="9pt" fo:letter-spacing="normal" fo:language="el" fo:country="GR" fo:font-style="normal" fo:font-weight="normal" officeooo:rsid="00d29dc4" style:font-size-asian="9pt" style:font-style-asian="normal" style:font-size-complex="9pt" style:font-style-complex="normal"/>
    </style:style>
    <style:style style:name="T79" style:family="text">
      <style:text-properties fo:font-variant="normal" fo:text-transform="none" fo:color="#001320" loext:opacity="100%" style:font-name="Times New Roman" fo:font-size="9pt" fo:letter-spacing="normal" fo:language="el" fo:country="GR" fo:font-style="normal" fo:font-weight="normal" officeooo:rsid="00d447c3" style:font-size-asian="9pt" style:font-style-asian="normal" style:font-size-complex="9pt" style:font-style-complex="normal"/>
    </style:style>
    <style:style style:name="T80" style:family="text">
      <style:text-properties fo:font-variant="normal" fo:text-transform="none" fo:color="#001320" loext:opacity="100%" style:font-name="Times New Roman" fo:font-size="9pt" fo:letter-spacing="normal" fo:language="el" fo:country="GR" fo:font-style="normal" fo:font-weight="normal" officeooo:rsid="00d43b62" style:font-size-asian="9pt" style:font-style-asian="normal" style:font-size-complex="9pt" style:font-style-complex="normal"/>
    </style:style>
    <style:style style:name="T81" style:family="text">
      <style:text-properties fo:font-variant="normal" fo:text-transform="none" fo:color="#001320" loext:opacity="100%" style:font-name="Times New Roman" fo:font-size="9pt" fo:letter-spacing="normal" fo:language="el" fo:country="GR" fo:font-style="normal" fo:font-weight="normal" officeooo:rsid="00da22e0" style:font-size-asian="9pt" style:font-style-asian="normal" style:font-size-complex="9pt" style:font-style-complex="normal"/>
    </style:style>
    <style:style style:name="T82" style:family="text">
      <style:text-properties fo:font-variant="normal" fo:text-transform="none" fo:color="#001320" loext:opacity="100%" style:font-name="Times New Roman" fo:font-size="9pt" fo:letter-spacing="normal" fo:language="el" fo:country="GR" fo:font-style="normal" fo:font-weight="normal" officeooo:rsid="00db54ba" style:font-size-asian="9pt" style:font-style-asian="normal" style:font-size-complex="9pt" style:font-style-complex="normal"/>
    </style:style>
    <style:style style:name="T83" style:family="text">
      <style:text-properties fo:font-variant="normal" fo:text-transform="none" fo:color="#001320" loext:opacity="100%" style:font-name="Times New Roman" fo:font-size="9pt" fo:letter-spacing="normal" fo:language="el" fo:country="GR" fo:font-style="normal" fo:font-weight="normal" officeooo:rsid="00db8839" style:font-size-asian="9pt" style:font-style-asian="normal" style:font-size-complex="9pt" style:font-style-complex="normal"/>
    </style:style>
    <style:style style:name="T84" style:family="text">
      <style:text-properties fo:font-variant="normal" fo:text-transform="none" fo:color="#001320" loext:opacity="100%" style:font-name="Times New Roman" fo:font-size="9pt" fo:letter-spacing="normal" fo:language="el" fo:country="GR" fo:font-style="normal" fo:font-weight="normal" officeooo:rsid="00e15b85" style:font-size-asian="9pt" style:font-style-asian="normal" style:font-size-complex="9pt" style:font-style-complex="normal"/>
    </style:style>
    <style:style style:name="T85" style:family="text">
      <style:text-properties fo:font-variant="normal" fo:text-transform="none" fo:color="#001320" loext:opacity="100%" style:font-name="Times New Roman" fo:font-size="9pt" fo:letter-spacing="normal" fo:language="el" fo:country="GR" fo:font-style="normal" fo:font-weight="normal" officeooo:rsid="00e21b73" style:font-size-asian="9pt" style:font-style-asian="normal" style:font-size-complex="9pt" style:font-style-complex="normal"/>
    </style:style>
    <style:style style:name="T86" style:family="text">
      <style:text-properties fo:font-variant="normal" fo:text-transform="none" fo:color="#001320" loext:opacity="100%" style:font-name="Times New Roman" fo:font-size="9pt" fo:letter-spacing="normal" fo:language="el" fo:country="GR" fo:font-style="normal" fo:font-weight="normal" officeooo:rsid="00ebfdae" style:font-size-asian="9pt" style:font-style-asian="normal" style:font-size-complex="9pt" style:font-style-complex="normal"/>
    </style:style>
    <style:style style:name="T87" style:family="text">
      <style:text-properties fo:font-variant="normal" fo:text-transform="none" fo:color="#001320" loext:opacity="100%" style:font-name="Times New Roman" fo:font-size="9pt" fo:letter-spacing="normal" fo:language="el" fo:country="GR" fo:font-style="normal" fo:font-weight="normal" officeooo:rsid="00eddd70" style:font-size-asian="9pt" style:font-style-asian="normal" style:font-size-complex="9pt" style:font-style-complex="normal"/>
    </style:style>
    <style:style style:name="T88" style:family="text">
      <style:text-properties fo:font-variant="normal" fo:text-transform="none" fo:color="#001320" loext:opacity="100%" style:font-name="Times New Roman" fo:font-size="9pt" fo:letter-spacing="normal" fo:language="el" fo:country="GR" fo:font-style="normal" fo:font-weight="normal" officeooo:rsid="00db8839" style:font-size-asian="9pt" style:font-style-asian="normal" style:font-weight-asian="normal" style:font-size-complex="9pt" style:font-style-complex="normal" style:font-weight-complex="normal"/>
    </style:style>
    <style:style style:name="T89" style:family="text">
      <style:text-properties fo:font-variant="normal" fo:text-transform="none" fo:color="#001320" loext:opacity="100%" style:font-name="Times New Roman" fo:font-size="9pt" fo:letter-spacing="normal" fo:language="el" fo:country="GR" fo:font-style="normal" fo:font-weight="normal" officeooo:rsid="00db54ba" style:font-size-asian="9pt" style:font-style-asian="normal" style:font-weight-asian="normal" style:font-size-complex="9pt" style:font-style-complex="normal" style:font-weight-complex="normal"/>
    </style:style>
    <style:style style:name="T90" style:family="text">
      <style:text-properties fo:font-variant="normal" fo:text-transform="none" fo:color="#001320" loext:opacity="100%" style:font-name="Times New Roman" fo:font-size="9pt" fo:letter-spacing="normal" fo:language="el" fo:country="GR" fo:font-style="normal" fo:font-weight="normal" officeooo:rsid="00dfffee" style:font-size-asian="9pt" style:font-style-asian="normal" style:font-weight-asian="normal" style:font-size-complex="9pt" style:font-style-complex="normal" style:font-weight-complex="normal"/>
    </style:style>
    <style:style style:name="T91" style:family="text">
      <style:text-properties fo:font-variant="normal" fo:text-transform="none" fo:color="#001320" loext:opacity="100%" style:font-name="Times New Roman" fo:font-size="9pt" fo:letter-spacing="normal" fo:language="el" fo:country="GR" fo:font-style="normal" fo:font-weight="normal" officeooo:rsid="00fc68d0" fo:background-color="#ffffff" loext:char-shading-value="0" style:font-size-asian="9pt" style:font-size-complex="9pt"/>
    </style:style>
    <style:style style:name="T92" style:family="text">
      <style:text-properties fo:font-variant="normal" fo:text-transform="none" fo:color="#001320" loext:opacity="100%" style:font-name="Times New Roman" fo:font-size="9pt" fo:letter-spacing="normal" fo:language="en" fo:country="US" fo:font-style="normal" fo:font-weight="normal" officeooo:rsid="00db54ba" style:font-size-asian="9pt" style:font-style-asian="normal" style:font-size-complex="9pt" style:font-style-complex="normal"/>
    </style:style>
    <style:style style:name="T93" style:family="text">
      <style:text-properties fo:font-variant="normal" fo:text-transform="none" fo:color="#001320" loext:opacity="100%" style:font-name="Times New Roman" fo:font-size="13.5pt" fo:letter-spacing="normal" fo:font-style="normal" fo:font-weight="normal" officeooo:rsid="004afcf7" fo:background-color="#ffffff" loext:char-shading-value="0" style:font-size-asian="9pt" style:font-size-complex="9pt"/>
    </style:style>
    <style:style style:name="T94" style:family="text">
      <style:text-properties fo:font-variant="normal" fo:text-transform="none" fo:color="#001320" loext:opacity="100%" style:font-name="Times New Roman" officeooo:rsid="00649122" fo:background-color="#ffffff" loext:char-shading-value="0" style:font-style-asian="normal" style:font-style-complex="normal"/>
    </style:style>
    <style:style style:name="T95" style:family="text">
      <style:text-properties fo:font-variant="normal" fo:text-transform="none" fo:color="#001320" loext:opacity="100%" style:font-name="Times New Roman" fo:font-size="9.60000038146973pt" fo:letter-spacing="normal" fo:language="el" fo:country="GR" fo:font-style="normal" fo:font-weight="normal" officeooo:rsid="00b3dafd" style:font-size-asian="9pt" style:font-style-asian="normal" style:font-size-complex="9pt" style:font-style-complex="normal"/>
    </style:style>
    <style:style style:name="T96" style:family="text">
      <style:text-properties fo:font-variant="normal" fo:text-transform="none" fo:color="#001320" loext:opacity="100%" style:font-name="Times New Roman" fo:font-size="9.60000038146973pt" fo:letter-spacing="normal" fo:language="el" fo:country="GR" fo:font-style="normal" fo:font-weight="normal" officeooo:rsid="00cd5b2e" style:font-size-asian="9pt" style:font-style-asian="normal" style:font-size-complex="9pt" style:font-style-complex="normal"/>
    </style:style>
    <style:style style:name="T97" style:family="text">
      <style:text-properties fo:font-variant="normal" fo:text-transform="none" fo:color="#001320" loext:opacity="100%" style:font-name="Times New Roman" fo:font-size="9.60000038146973pt" fo:letter-spacing="normal" fo:language="el" fo:country="GR" fo:font-style="normal" fo:font-weight="normal" officeooo:rsid="00d43b62" style:font-size-asian="9pt" style:font-style-asian="normal" style:font-size-complex="9pt" style:font-style-complex="normal"/>
    </style:style>
    <style:style style:name="T98" style:family="text">
      <style:text-properties fo:font-variant="normal" fo:text-transform="none" fo:color="#001320" loext:opacity="100%" style:font-name="Times New Roman" fo:font-size="9.60000038146973pt" fo:letter-spacing="normal" fo:language="el" fo:country="GR" fo:font-style="normal" fo:font-weight="normal" officeooo:rsid="00da22e0" style:font-size-asian="9pt" style:font-style-asian="normal" style:font-weight-asian="normal" style:font-size-complex="9pt" style:font-style-complex="normal" style:font-weight-complex="normal"/>
    </style:style>
    <style:style style:name="T99" style:family="text">
      <style:text-properties fo:font-variant="normal" fo:text-transform="none" fo:color="#001320" loext:opacity="100%" style:font-name="Times New Roman" fo:font-size="9.60000038146973pt" fo:letter-spacing="normal" fo:language="el" fo:country="GR" fo:font-style="normal" fo:font-weight="normal" officeooo:rsid="00db8839" style:font-size-asian="9pt" style:font-style-asian="normal" style:font-weight-asian="normal" style:font-size-complex="9pt" style:font-style-complex="normal" style:font-weight-complex="normal"/>
    </style:style>
    <style:style style:name="T100" style:family="text">
      <style:text-properties fo:font-variant="normal" fo:text-transform="none" fo:color="#001320" loext:opacity="100%" style:font-name="Times New Roman" fo:font-size="9.60000038146973pt" fo:letter-spacing="normal" fo:language="el" fo:country="GR" fo:font-style="normal" fo:font-weight="normal" officeooo:rsid="00b3dafd" style:font-style-asian="normal" style:font-style-complex="normal"/>
    </style:style>
    <style:style style:name="T101" style:family="text">
      <style:text-properties fo:font-variant="normal" fo:text-transform="none" fo:color="#001320" loext:opacity="100%" style:font-name="Times New Roman" fo:font-size="9.60000038146973pt" fo:letter-spacing="normal" fo:language="el" fo:country="GR" fo:font-style="normal" fo:font-weight="normal" officeooo:rsid="00c799eb" style:font-style-asian="normal" style:font-style-complex="normal"/>
    </style:style>
    <style:style style:name="T102" style:family="text">
      <style:text-properties fo:font-variant="normal" fo:text-transform="none" fo:color="#001320" loext:opacity="100%" style:font-name="Times New Roman" fo:font-size="9.60000038146973pt" fo:letter-spacing="normal" fo:language="el" fo:country="GR" fo:font-style="normal" fo:font-weight="normal" officeooo:rsid="00c7f74a" style:font-style-asian="normal" style:font-style-complex="normal"/>
    </style:style>
    <style:style style:name="T103" style:family="text">
      <style:text-properties fo:font-variant="normal" fo:text-transform="none" fo:color="#001320" loext:opacity="100%" style:font-name="Times New Roman" fo:font-size="9.60000038146973pt" fo:letter-spacing="normal" fo:language="el" fo:country="GR" fo:font-style="normal" fo:font-weight="normal" officeooo:rsid="00c9d61c" style:font-style-asian="normal" style:font-style-complex="normal"/>
    </style:style>
    <style:style style:name="T104" style:family="text">
      <style:text-properties fo:font-variant="normal" fo:text-transform="none" fo:color="#001320" loext:opacity="100%" style:font-name="Times New Roman" fo:font-size="9.60000038146973pt" fo:letter-spacing="normal" fo:language="el" fo:country="GR" fo:font-style="normal" fo:font-weight="normal" officeooo:rsid="00cd5b2e" style:font-style-asian="normal" style:font-style-complex="normal"/>
    </style:style>
    <style:style style:name="T105" style:family="text">
      <style:text-properties fo:font-variant="normal" fo:text-transform="none" fo:color="#001320" loext:opacity="100%" style:font-name="Times New Roman" fo:font-size="9.60000038146973pt" fo:letter-spacing="normal" fo:language="el" fo:country="GR" fo:font-style="normal" fo:font-weight="normal" officeooo:rsid="00cdb13e" style:font-style-asian="normal" style:font-style-complex="normal"/>
    </style:style>
    <style:style style:name="T106" style:family="text">
      <style:text-properties fo:font-variant="normal" fo:text-transform="none" fo:color="#001320" loext:opacity="100%" style:font-name="Times New Roman" fo:font-size="9.60000038146973pt" fo:letter-spacing="normal" fo:language="el" fo:country="GR" fo:font-style="normal" fo:font-weight="normal" officeooo:rsid="00ce2d0e" style:font-style-asian="normal" style:font-style-complex="normal"/>
    </style:style>
    <style:style style:name="T107" style:family="text">
      <style:text-properties fo:font-variant="normal" fo:text-transform="none" fo:color="#001320" loext:opacity="100%" style:font-name="Times New Roman" fo:font-size="9.60000038146973pt" fo:letter-spacing="normal" fo:language="el" fo:country="GR" fo:font-style="normal" fo:font-weight="normal" officeooo:rsid="00cecfee" style:font-style-asian="normal" style:font-style-complex="normal"/>
    </style:style>
    <style:style style:name="T108" style:family="text">
      <style:text-properties fo:font-variant="normal" fo:text-transform="none" fo:color="#001320" loext:opacity="100%" style:font-name="Times New Roman" fo:font-size="9.60000038146973pt" fo:letter-spacing="normal" fo:language="el" fo:country="GR" fo:font-style="normal" fo:font-weight="normal" officeooo:rsid="00c7f74a" style:font-style-asian="normal" style:font-weight-asian="bold" style:font-style-complex="normal" style:font-weight-complex="bold"/>
    </style:style>
    <style:style style:name="T109" style:family="text">
      <style:text-properties fo:font-variant="normal" fo:text-transform="none" fo:color="#001320" loext:opacity="100%" style:font-name="Times New Roman" fo:font-size="9.60000038146973pt" fo:letter-spacing="normal" fo:language="el" fo:country="GR" fo:font-style="normal" fo:font-weight="normal" officeooo:rsid="00c9d61c" style:font-style-asian="normal" style:font-weight-asian="bold" style:font-style-complex="normal" style:font-weight-complex="bold"/>
    </style:style>
    <style:style style:name="T110" style:family="text">
      <style:text-properties fo:font-variant="normal" fo:text-transform="none" fo:color="#001320" loext:opacity="100%" style:font-name="Times New Roman" fo:font-size="9.60000038146973pt" fo:letter-spacing="normal" fo:language="el" fo:country="GR" fo:font-style="normal" fo:font-weight="normal" officeooo:rsid="00cd5b2e" style:font-style-asian="normal" style:font-weight-asian="normal" style:font-style-complex="normal" style:font-weight-complex="normal"/>
    </style:style>
    <style:style style:name="T111" style:family="text">
      <style:text-properties fo:font-variant="normal" fo:text-transform="none" fo:color="#001320" loext:opacity="100%" style:font-name="Times New Roman" fo:font-size="9.60000038146973pt" fo:letter-spacing="normal" fo:font-style="normal" fo:font-weight="normal" style:font-style-asian="normal" style:font-style-complex="normal"/>
    </style:style>
    <style:style style:name="T112" style:family="text">
      <style:text-properties fo:font-variant="normal" fo:text-transform="none" fo:color="#001320" loext:opacity="100%" style:font-name="Times New Roman" fo:font-size="9.60000038146973pt" fo:letter-spacing="normal" fo:font-style="normal" fo:font-weight="normal" officeooo:rsid="00c7f74a" style:font-style-asian="normal" style:font-style-complex="normal"/>
    </style:style>
    <style:style style:name="T113" style:family="text">
      <style:text-properties fo:font-variant="normal" fo:text-transform="none" fo:color="#001320" loext:opacity="100%" style:font-name="Times New Roman" fo:font-size="9.60000038146973pt" fo:letter-spacing="normal" fo:font-style="normal" fo:font-weight="normal" style:font-style-asian="normal" style:font-weight-asian="bold" style:font-style-complex="normal" style:font-weight-complex="bold"/>
    </style:style>
    <style:style style:name="T114" style:family="text">
      <style:text-properties fo:font-variant="normal" fo:text-transform="none" fo:color="#001320" loext:opacity="100%" style:font-name="Times New Roman" fo:font-size="9.60000038146973pt" fo:letter-spacing="normal" fo:font-style="normal" fo:font-weight="normal" style:font-size-asian="9pt" style:font-style-asian="normal" style:font-size-complex="9pt" style:font-style-complex="normal"/>
    </style:style>
    <style:style style:name="T115" style:family="text">
      <style:text-properties fo:font-variant="normal" fo:text-transform="none" fo:color="#001320" loext:opacity="100%" style:font-name="Times New Roman" fo:font-size="9.60000038146973pt" fo:letter-spacing="normal" fo:font-style="normal" fo:font-weight="normal" officeooo:rsid="00d43b62" style:font-size-asian="9pt" style:font-style-asian="normal" style:font-size-complex="9pt" style:font-style-complex="normal"/>
    </style:style>
    <style:style style:name="T116" style:family="text">
      <style:text-properties fo:font-variant="normal" fo:text-transform="none" fo:color="#001320" loext:opacity="100%" style:font-name="Times New Roman" fo:font-size="9.60000038146973pt" fo:letter-spacing="normal" fo:language="en" fo:country="US" fo:font-style="normal" fo:font-weight="normal" officeooo:rsid="00cdb13e" style:font-style-asian="normal" style:font-style-complex="normal"/>
    </style:style>
    <style:style style:name="T117" style:family="text">
      <style:text-properties fo:font-variant="normal" fo:text-transform="none" fo:color="#001320" loext:opacity="100%" style:font-name="Times New Roman" fo:font-size="9.60000038146973pt" fo:letter-spacing="normal" fo:language="en" fo:country="US" fo:font-style="normal" fo:font-weight="normal" officeooo:rsid="00db8839" style:font-size-asian="9pt" style:font-style-asian="normal" style:font-weight-asian="normal" style:font-size-complex="9pt" style:font-style-complex="normal" style:font-weight-complex="normal"/>
    </style:style>
    <style:style style:name="T118" style:family="text">
      <style:text-properties fo:font-variant="normal" fo:text-transform="none" fo:color="#001320" loext:opacity="100%" style:font-name="Times New Roman" fo:font-size="9.60000038146973pt" fo:letter-spacing="normal" fo:language="en" fo:country="US" fo:font-style="normal" fo:font-weight="normal" officeooo:rsid="00de8b0e" style:font-size-asian="9pt" style:font-style-asian="normal" style:font-weight-asian="normal" style:font-size-complex="9pt" style:font-style-complex="normal" style:font-weight-complex="normal"/>
    </style:style>
    <style:style style:name="T119" style:family="text">
      <style:text-properties fo:font-variant="normal" fo:text-transform="none" fo:color="#0092f2" loext:opacity="100%" style:text-line-through-style="none" style:text-line-through-type="none" style:font-name="Times New Roman" fo:font-size="9pt" fo:letter-spacing="normal" fo:font-style="normal" style:text-underline-style="none" fo:font-weight="bold" style:text-blinking="false" fo:background-color="#ffffff" loext:char-shading-value="0" style:font-size-asian="9pt" style:font-size-complex="9pt"/>
    </style:style>
    <style:style style:name="T120" style:family="text">
      <style:text-properties fo:font-variant="normal" fo:text-transform="none" fo:color="#c9211e" loext:opacity="100%" style:font-name="Times New Roman" fo:font-size="9pt" fo:letter-spacing="normal" fo:language="el" fo:country="GR" fo:font-style="normal" fo:font-weight="bold" officeooo:rsid="00985ca7" style:font-size-asian="9pt" style:font-style-asian="normal" style:font-weight-asian="bold" style:font-size-complex="9pt" style:font-style-complex="normal" style:font-weight-complex="bold"/>
    </style:style>
    <style:style style:name="T121" style:family="text">
      <style:text-properties fo:font-variant="normal" fo:text-transform="none" fo:color="#c9211e" loext:opacity="100%" style:font-name="Times New Roman" fo:font-size="9pt" fo:letter-spacing="normal" fo:language="el" fo:country="GR" fo:font-style="normal" fo:font-weight="bold" officeooo:rsid="009030c5" style:font-size-asian="9pt" style:font-style-asian="normal" style:font-weight-asian="bold" style:font-size-complex="9pt" style:font-style-complex="normal" style:font-weight-complex="bold"/>
    </style:style>
    <style:style style:name="T122" style:family="text">
      <style:text-properties fo:font-variant="normal" fo:text-transform="none" fo:color="#c9211e" loext:opacity="100%" style:font-name="Times New Roman" fo:font-size="9pt" fo:letter-spacing="normal" fo:language="el" fo:country="GR" fo:font-style="normal" fo:font-weight="bold" officeooo:rsid="00914a18" style:font-size-asian="9pt" style:font-style-asian="normal" style:font-weight-asian="bold" style:font-size-complex="9pt" style:font-style-complex="normal" style:font-weight-complex="bold"/>
    </style:style>
    <style:style style:name="T123" style:family="text">
      <style:text-properties fo:font-variant="normal" fo:text-transform="none" fo:color="#c9211e" loext:opacity="100%" style:font-name="Times New Roman" fo:font-size="9pt" fo:letter-spacing="normal" fo:language="el" fo:country="GR" fo:font-style="normal" fo:font-weight="bold" officeooo:rsid="009258b1" style:font-size-asian="9pt" style:font-style-asian="normal" style:font-weight-asian="bold" style:font-size-complex="9pt" style:font-style-complex="normal" style:font-weight-complex="bold"/>
    </style:style>
    <style:style style:name="T124" style:family="text">
      <style:text-properties fo:font-variant="normal" fo:text-transform="none" fo:color="#c9211e" loext:opacity="100%" style:font-name="Times New Roman" fo:font-size="9pt" fo:letter-spacing="normal" fo:language="el" fo:country="GR" fo:font-style="normal" fo:font-weight="bold" officeooo:rsid="00978f83" style:font-size-asian="9pt" style:font-style-asian="normal" style:font-weight-asian="bold" style:font-size-complex="9pt" style:font-style-complex="normal" style:font-weight-complex="bold"/>
    </style:style>
    <style:style style:name="T125" style:family="text">
      <style:text-properties fo:font-variant="normal" fo:text-transform="none" fo:color="#c9211e" loext:opacity="100%" style:font-name="Times New Roman" fo:font-size="9pt" fo:letter-spacing="normal" fo:language="el" fo:country="GR" fo:font-style="normal" fo:font-weight="bold" officeooo:rsid="0092d5b7" style:font-size-asian="9pt" style:font-style-asian="normal" style:font-weight-asian="bold" style:font-size-complex="9pt" style:font-style-complex="normal" style:font-weight-complex="bold"/>
    </style:style>
    <style:style style:name="T126" style:family="text">
      <style:text-properties fo:font-variant="normal" fo:text-transform="none" fo:color="#c9211e" loext:opacity="100%" style:font-name="Times New Roman" fo:font-size="9pt" fo:letter-spacing="normal" fo:language="el" fo:country="GR" fo:font-style="normal" fo:font-weight="bold" officeooo:rsid="009c810a" style:font-size-asian="9pt" style:font-style-asian="normal" style:font-weight-asian="bold" style:font-size-complex="9pt" style:font-style-complex="normal" style:font-weight-complex="bold"/>
    </style:style>
    <style:style style:name="T127" style:family="text">
      <style:text-properties fo:font-variant="normal" fo:text-transform="none" fo:color="#c9211e" loext:opacity="100%" style:font-name="Times New Roman" fo:font-size="9pt" fo:letter-spacing="normal" fo:language="el" fo:country="GR" fo:font-style="normal" fo:font-weight="bold" officeooo:rsid="009cdd22" style:font-size-asian="9pt" style:font-style-asian="normal" style:font-weight-asian="bold" style:font-size-complex="9pt" style:font-style-complex="normal" style:font-weight-complex="bold"/>
    </style:style>
    <style:style style:name="T128" style:family="text">
      <style:text-properties fo:font-variant="normal" fo:text-transform="none" fo:color="#c9211e" loext:opacity="100%" style:font-name="Times New Roman" fo:font-size="9pt" fo:letter-spacing="normal" fo:language="el" fo:country="GR" fo:font-style="normal" fo:font-weight="bold" officeooo:rsid="009d4395" style:font-size-asian="9pt" style:font-style-asian="normal" style:font-weight-asian="bold" style:font-size-complex="9pt" style:font-style-complex="normal" style:font-weight-complex="bold"/>
    </style:style>
    <style:style style:name="T129" style:family="text">
      <style:text-properties fo:font-variant="normal" fo:text-transform="none" fo:color="#c9211e" loext:opacity="100%" style:font-name="Times New Roman" fo:font-size="9pt" fo:letter-spacing="normal" fo:language="el" fo:country="GR" fo:font-style="normal" fo:font-weight="bold" officeooo:rsid="00a0ab11" style:font-size-asian="9pt" style:font-style-asian="normal" style:font-weight-asian="bold" style:font-size-complex="9pt" style:font-style-complex="normal" style:font-weight-complex="bold"/>
    </style:style>
    <style:style style:name="T130" style:family="text">
      <style:text-properties fo:font-variant="normal" fo:text-transform="none" fo:color="#c9211e" loext:opacity="100%" style:font-name="Times New Roman" fo:font-size="9pt" fo:letter-spacing="normal" fo:language="el" fo:country="GR" fo:font-style="normal" fo:font-weight="bold" officeooo:rsid="00a847ca" style:font-size-asian="9pt" style:font-style-asian="normal" style:font-weight-asian="bold" style:font-size-complex="9pt" style:font-style-complex="normal" style:font-weight-complex="bold"/>
    </style:style>
    <style:style style:name="T131" style:family="text">
      <style:text-properties fo:font-variant="normal" fo:text-transform="none" fo:color="#c9211e" loext:opacity="100%" style:font-name="Times New Roman" fo:font-weight="bold" officeooo:rsid="0040b33e" style:font-style-asian="normal" style:font-weight-asian="bold" style:font-style-complex="normal" style:font-weight-complex="bold"/>
    </style:style>
    <style:style style:name="T132" style:family="text">
      <style:text-properties fo:font-variant="normal" fo:text-transform="none" fo:color="#c9211e" loext:opacity="100%" style:font-name="Times New Roman" fo:font-weight="bold" officeooo:rsid="003f5bdb" style:font-style-asian="normal" style:font-weight-asian="bold" style:font-style-complex="normal" style:font-weight-complex="bold"/>
    </style:style>
    <style:style style:name="T133" style:family="text">
      <style:text-properties fo:font-variant="normal" fo:text-transform="none" fo:color="#c9211e" loext:opacity="100%" style:font-name="Times New Roman" fo:language="el" fo:country="GR" fo:font-weight="bold" officeooo:rsid="003f5bdb" style:font-style-asian="normal" style:font-weight-asian="bold" style:font-style-complex="normal" style:font-weight-complex="bold"/>
    </style:style>
    <style:style style:name="T134" style:family="text">
      <style:text-properties fo:font-variant="normal" fo:text-transform="none" fo:color="#c9211e" loext:opacity="100%" style:font-name="Times New Roman" fo:language="el" fo:country="GR" fo:font-weight="bold" officeooo:rsid="00b366aa" style:font-style-asian="normal" style:font-weight-asian="bold" style:font-style-complex="normal" style:font-weight-complex="bold"/>
    </style:style>
    <style:style style:name="T135" style:family="text">
      <style:text-properties fo:font-variant="normal" fo:text-transform="none" fo:color="#c9211e" loext:opacity="100%" style:font-name="Times New Roman" fo:letter-spacing="normal" fo:font-style="normal" fo:font-weight="bold" officeooo:rsid="003f5bdb" style:font-style-asian="normal" style:font-weight-asian="bold" style:font-style-complex="normal" style:font-weight-complex="bold"/>
    </style:style>
    <style:style style:name="T136" style:family="text">
      <style:text-properties fo:font-variant="normal" fo:text-transform="none" fo:color="#c9211e" loext:opacity="100%" style:font-name="Times New Roman" fo:letter-spacing="normal" fo:font-style="normal" fo:font-weight="bold" officeooo:rsid="003f93ca" style:font-style-asian="normal" style:font-weight-asian="bold" style:font-style-complex="normal" style:font-weight-complex="bold"/>
    </style:style>
    <style:style style:name="T137" style:family="text">
      <style:text-properties fo:font-variant="normal" fo:text-transform="none" fo:color="#c9211e" loext:opacity="100%" style:font-name="Times New Roman" fo:font-size="8pt" fo:letter-spacing="normal" fo:language="el" fo:country="GR" fo:font-style="normal" fo:font-weight="bold" officeooo:rsid="004287c0" style:font-size-asian="8pt" style:font-style-asian="normal" style:font-weight-asian="bold" style:font-size-complex="8pt" style:font-style-complex="normal" style:font-weight-complex="bold"/>
    </style:style>
    <style:style style:name="T138" style:family="text">
      <style:text-properties fo:font-variant="normal" fo:text-transform="none" fo:color="#c9211e" loext:opacity="100%" style:font-name="Old English Text MT" fo:font-size="9pt" fo:letter-spacing="normal" fo:language="el" fo:country="GR" fo:font-style="normal" fo:font-weight="bold" officeooo:rsid="00695dd7" style:font-size-asian="9pt" style:font-style-asian="normal" style:font-weight-asian="bold" style:font-size-complex="9pt" style:font-style-complex="normal" style:font-weight-complex="bold"/>
    </style:style>
    <style:style style:name="T139" style:family="text">
      <style:text-properties fo:font-variant="normal" fo:text-transform="none" fo:color="#c9211e" loext:opacity="100%" style:font-name="Old English Text MT" fo:font-size="9pt" fo:letter-spacing="normal" fo:language="el" fo:country="GR" fo:font-style="normal" fo:font-weight="bold" officeooo:rsid="00e8db42" style:font-size-asian="9pt" style:font-style-asian="normal" style:font-weight-asian="bold" style:font-size-complex="9pt" style:font-style-complex="normal" style:font-weight-complex="bold"/>
    </style:style>
    <style:style style:name="T140" style:family="text">
      <style:text-properties fo:font-variant="normal" fo:text-transform="none" fo:color="#c9211e" loext:opacity="100%" style:font-name="Old English Text MT" fo:font-size="9pt" fo:letter-spacing="normal" fo:language="el" fo:country="GR" fo:font-style="normal" fo:font-weight="bold" officeooo:rsid="006b1e34" style:font-size-asian="9pt" style:font-style-asian="normal" style:font-weight-asian="bold" style:font-size-complex="9pt" style:font-style-complex="normal" style:font-weight-complex="bold"/>
    </style:style>
    <style:style style:name="T141" style:family="text">
      <style:text-properties fo:font-variant="normal" fo:text-transform="none" fo:color="#c9211e" loext:opacity="100%" style:font-name="Old English Text MT" fo:font-size="9pt" fo:letter-spacing="normal" fo:language="el" fo:country="GR" fo:font-style="normal" fo:font-weight="bold" officeooo:rsid="00e8ed20" style:font-size-asian="9pt" style:font-style-asian="normal" style:font-weight-asian="bold" style:font-size-complex="9pt" style:font-style-complex="normal" style:font-weight-complex="bold"/>
    </style:style>
    <style:style style:name="T142" style:family="text">
      <style:text-properties fo:font-variant="normal" fo:text-transform="none" fo:color="#c9211e" loext:opacity="100%" style:font-name="Old English Text MT" fo:font-size="9pt" fo:letter-spacing="normal" fo:language="el" fo:country="GR" fo:font-style="normal" fo:font-weight="bold" officeooo:rsid="001ab3a4" style:font-size-asian="9pt" style:font-style-asian="normal" style:font-weight-asian="bold" style:font-size-complex="9pt" style:font-style-complex="normal" style:font-weight-complex="bold"/>
    </style:style>
    <style:style style:name="T143" style:family="text">
      <style:text-properties fo:font-variant="normal" fo:text-transform="none" fo:color="#c9211e" loext:opacity="100%" style:font-name="Old English Text MT" fo:font-size="9pt" fo:letter-spacing="normal" fo:language="el" fo:country="GR" fo:font-style="normal" fo:font-weight="bold" officeooo:rsid="006baa69" style:font-size-asian="9pt" style:font-style-asian="normal" style:font-weight-asian="bold" style:font-size-complex="9pt" style:font-style-complex="normal" style:font-weight-complex="bold"/>
    </style:style>
    <style:style style:name="T144" style:family="text">
      <style:text-properties fo:font-variant="normal" fo:text-transform="none" fo:color="#c9211e" loext:opacity="100%" style:font-name="Old English Text MT" fo:font-size="9pt" fo:letter-spacing="normal" fo:font-style="normal" fo:font-weight="bold" officeooo:rsid="001ab3a4" style:font-size-asian="9pt" style:font-style-asian="normal" style:font-weight-asian="bold" style:font-size-complex="9pt" style:font-style-complex="normal" style:font-weight-complex="bold"/>
    </style:style>
    <style:style style:name="T145" style:family="text">
      <style:text-properties fo:font-variant="normal" fo:text-transform="none" fo:color="#c9211e" loext:opacity="100%" style:font-name="Old English Text MT" fo:font-size="9pt" fo:letter-spacing="normal" fo:font-style="normal" fo:font-weight="bold" officeooo:rsid="00695dd7" style:font-size-asian="9pt" style:font-style-asian="normal" style:font-weight-asian="bold" style:font-size-complex="9pt" style:font-style-complex="normal" style:font-weight-complex="bold"/>
    </style:style>
    <style:style style:name="T146" style:family="text">
      <style:text-properties fo:font-variant="normal" fo:text-transform="none" fo:color="#c9211e" loext:opacity="100%" style:font-name="Old English Text MT" fo:font-size="9pt" fo:letter-spacing="normal" fo:font-style="normal" fo:font-weight="bold" officeooo:rsid="006b1e34" style:font-size-asian="9pt" style:font-style-asian="normal" style:font-weight-asian="bold" style:font-size-complex="9pt" style:font-style-complex="normal" style:font-weight-complex="bold"/>
    </style:style>
    <style:style style:name="T147" style:family="text">
      <style:text-properties fo:font-variant="normal" fo:text-transform="none" fo:color="#c9211e" loext:opacity="100%" style:font-name="Old English Text MT" fo:font-size="9pt" fo:letter-spacing="normal" fo:font-style="normal" fo:font-weight="bold" officeooo:rsid="006baa69" style:font-size-asian="9pt" style:font-style-asian="normal" style:font-weight-asian="bold" style:font-size-complex="9pt" style:font-style-complex="normal" style:font-weight-complex="bold"/>
    </style:style>
    <style:style style:name="T148" style:family="text">
      <style:text-properties fo:font-variant="normal" fo:text-transform="none" fo:color="#001133" loext:opacity="100%" style:font-name="Times New Roman" fo:font-size="9pt" fo:letter-spacing="normal" fo:language="el" fo:country="GR" fo:font-style="normal" fo:font-weight="normal" officeooo:rsid="00cb633d" style:font-size-asian="9pt" style:font-style-asian="normal" style:font-size-complex="9pt" style:font-style-complex="normal"/>
    </style:style>
    <style:style style:name="T149" style:family="text">
      <style:text-properties fo:font-variant="normal" fo:text-transform="none" fo:color="#001133" loext:opacity="100%" style:font-name="Times New Roman" fo:font-size="9pt" fo:letter-spacing="normal" fo:language="el" fo:country="GR" fo:font-style="normal" fo:font-weight="normal" officeooo:rsid="0116c85d" style:font-size-asian="9pt" style:font-style-asian="normal" style:font-size-complex="9pt" style:font-style-complex="normal"/>
    </style:style>
    <style:style style:name="T150" style:family="text">
      <style:text-properties fo:font-variant="normal" fo:text-transform="none" fo:color="#001133" loext:opacity="100%" style:font-name="Times New Roman" fo:font-size="9pt" fo:letter-spacing="normal" fo:language="el" fo:country="GR" fo:font-style="normal" fo:font-weight="normal" officeooo:rsid="00cb633d" style:font-style-asian="normal" style:font-style-complex="normal"/>
    </style:style>
    <style:style style:name="T151" style:family="text">
      <style:text-properties fo:font-variant="normal" fo:text-transform="none" fo:color="#001133" loext:opacity="100%" style:font-name="Times New Roman" fo:font-size="9pt" fo:letter-spacing="normal" fo:language="el" fo:country="GR" fo:font-style="normal" fo:font-weight="normal" officeooo:rsid="00cd5b2e" style:font-style-asian="normal" style:font-style-complex="normal"/>
    </style:style>
    <style:style style:name="T152" style:family="text">
      <style:text-properties fo:font-variant="normal" fo:text-transform="none" fo:color="#001133" loext:opacity="100%" style:font-name="Times New Roman" fo:font-size="9pt" fo:letter-spacing="normal" fo:language="el" fo:country="GR" fo:font-style="normal" fo:font-weight="normal" officeooo:rsid="00cdb13e" style:font-style-asian="normal" style:font-style-complex="normal"/>
    </style:style>
    <style:style style:name="T153" style:family="text">
      <style:text-properties fo:font-variant="normal" fo:text-transform="none" fo:color="#001133" loext:opacity="100%" style:font-name="Times New Roman" fo:font-size="9pt" fo:letter-spacing="normal" fo:language="el" fo:country="GR" fo:font-style="normal" fo:font-weight="normal" officeooo:rsid="00ce2d0e" style:font-style-asian="normal" style:font-style-complex="normal"/>
    </style:style>
    <style:style style:name="T154" style:family="text">
      <style:text-properties fo:font-variant="normal" fo:text-transform="none" fo:color="#001133" loext:opacity="100%" style:font-name="Times New Roman" fo:font-size="9pt" fo:letter-spacing="normal" fo:language="el" fo:country="GR" fo:font-style="normal" fo:font-weight="normal" officeooo:rsid="00cecfee" style:font-style-asian="normal" style:font-style-complex="normal"/>
    </style:style>
    <style:style style:name="T155" style:family="text">
      <style:text-properties fo:font-variant="normal" fo:text-transform="none" fo:color="#001133" loext:opacity="100%" style:font-name="Times New Roman" fo:font-size="9pt" fo:letter-spacing="normal" fo:language="el" fo:country="GR" fo:font-style="normal" fo:font-weight="normal" officeooo:rsid="00cd5b2e" style:font-style-asian="normal" style:font-weight-asian="normal" style:font-style-complex="normal" style:font-weight-complex="normal"/>
    </style:style>
    <style:style style:name="T156" style:family="text">
      <style:text-properties fo:font-variant="normal" fo:text-transform="none" style:font-name="Times New Roman" style:font-style-asian="normal" style:font-style-complex="normal"/>
    </style:style>
    <style:style style:name="T157" style:family="text">
      <style:text-properties fo:font-variant="normal" fo:text-transform="none" style:font-name="Times New Roman" officeooo:rsid="000b1570" style:font-style-asian="normal" style:font-style-complex="normal"/>
    </style:style>
    <style:style style:name="T158" style:family="text">
      <style:text-properties fo:font-variant="normal" fo:text-transform="none" style:font-name="Times New Roman" officeooo:rsid="0040b33e" style:font-style-asian="normal" style:font-style-complex="normal"/>
    </style:style>
    <style:style style:name="T159" style:family="text">
      <style:text-properties fo:font-variant="normal" fo:text-transform="none" style:font-name="Times New Roman" officeooo:rsid="00649122" style:font-style-asian="normal" style:font-style-complex="normal"/>
    </style:style>
    <style:style style:name="T160" style:family="text">
      <style:text-properties fo:font-variant="normal" fo:text-transform="none" style:font-name="Times New Roman" officeooo:rsid="00436967" style:font-style-asian="normal" style:font-style-complex="normal"/>
    </style:style>
    <style:style style:name="T161" style:family="text">
      <style:text-properties fo:font-variant="normal" fo:text-transform="none" style:font-name="Times New Roman" officeooo:rsid="0065f562" style:font-style-asian="normal" style:font-style-complex="normal"/>
    </style:style>
    <style:style style:name="T162" style:family="text">
      <style:text-properties fo:font-variant="normal" fo:text-transform="none" style:font-name="Times New Roman" officeooo:rsid="00671e17" style:font-style-asian="normal" style:font-style-complex="normal"/>
    </style:style>
    <style:style style:name="T163" style:family="text">
      <style:text-properties fo:font-variant="normal" fo:text-transform="none" style:font-name="Times New Roman" officeooo:rsid="00b19e75" style:font-style-asian="normal" style:font-style-complex="normal"/>
    </style:style>
    <style:style style:name="T164" style:family="text">
      <style:text-properties fo:font-variant="normal" fo:text-transform="none" style:font-name="Times New Roman" officeooo:rsid="00b1f631" style:font-style-asian="normal" style:font-style-complex="normal"/>
    </style:style>
    <style:style style:name="T165" style:family="text">
      <style:text-properties fo:font-variant="normal" fo:text-transform="none" style:font-name="Times New Roman" fo:language="el" fo:country="GR" style:font-style-asian="normal" style:font-style-complex="normal"/>
    </style:style>
    <style:style style:name="T166" style:family="text">
      <style:text-properties fo:font-variant="normal" fo:text-transform="none" style:font-name="Times New Roman" fo:language="el" fo:country="GR" officeooo:rsid="00b19e75" style:font-style-asian="normal" style:font-style-complex="normal"/>
    </style:style>
    <style:style style:name="T167" style:family="text">
      <style:text-properties fo:font-variant="normal" fo:text-transform="none" style:font-name="Times New Roman" fo:language="el" fo:country="GR" officeooo:rsid="0040b33e" style:font-style-asian="normal" style:font-style-complex="normal"/>
    </style:style>
    <style:style style:name="T168" style:family="text">
      <style:text-properties fo:font-variant="normal" fo:text-transform="none" style:font-name="Times New Roman" fo:language="el" fo:country="GR" officeooo:rsid="00b1f631" style:font-style-asian="normal" style:font-style-complex="normal"/>
    </style:style>
    <style:style style:name="T169" style:family="text">
      <style:text-properties fo:font-variant="normal" fo:text-transform="none" style:font-name="Times New Roman" fo:language="el" fo:country="GR" officeooo:rsid="00b1f631" style:font-style-asian="normal" style:font-weight-asian="normal" style:font-style-complex="normal" style:font-weight-complex="normal"/>
    </style:style>
    <style:style style:name="T170" style:family="text">
      <style:text-properties fo:font-variant="normal" fo:text-transform="none" style:font-name="Times New Roman" fo:language="el" fo:country="GR" officeooo:rsid="00b43fcd" style:font-style-asian="normal" style:font-weight-asian="normal" style:font-style-complex="normal" style:font-weight-complex="normal"/>
    </style:style>
    <style:style style:name="T171" style:family="text">
      <style:text-properties fo:font-variant="normal" fo:text-transform="none" style:font-name="Times New Roman" fo:language="el" fo:country="GR" officeooo:rsid="00b2ae53" style:font-style-asian="normal" style:font-weight-asian="normal" style:font-style-complex="normal" style:font-weight-complex="normal"/>
    </style:style>
    <style:style style:name="T172" style:family="text">
      <style:text-properties fo:font-variant="normal" fo:text-transform="none" style:font-name="Times New Roman" fo:language="el" fo:country="GR" officeooo:rsid="00b366aa" style:font-style-asian="normal" style:font-weight-asian="normal" style:font-style-complex="normal" style:font-weight-complex="normal"/>
    </style:style>
    <style:style style:name="T173" style:family="text">
      <style:text-properties fo:font-variant="normal" fo:text-transform="none" style:font-name="Times New Roman" fo:language="en" fo:country="US" officeooo:rsid="00b2ae53" style:font-style-asian="normal" style:font-weight-asian="normal" style:font-style-complex="normal" style:font-weight-complex="normal"/>
    </style:style>
    <style:style style:name="T174" style:family="text">
      <style:text-properties fo:font-variant="normal" fo:text-transform="none" style:font-name="Times New Roman" fo:language="en" fo:country="US" officeooo:rsid="00b366aa" style:font-style-asian="normal" style:font-weight-asian="normal" style:font-style-complex="normal" style:font-weight-complex="normal"/>
    </style:style>
    <style:style style:name="T175" style:family="text">
      <style:text-properties fo:font-variant="normal" fo:text-transform="none" fo:color="#808080" loext:opacity="100%" style:font-name="Times New Roman" fo:font-size="9pt" fo:letter-spacing="normal" fo:font-style="italic" fo:font-weight="bold" style:font-size-asian="9pt" style:font-style-asian="italic" style:font-weight-asian="bold" style:font-size-complex="9pt" style:font-style-complex="italic" style:font-weight-complex="bold"/>
    </style:style>
    <style:style style:name="T176" style:family="text">
      <style:text-properties fo:font-variant="normal" fo:text-transform="none" fo:color="#808080" loext:opacity="100%" style:font-name="Times New Roman" fo:font-size="9pt" fo:letter-spacing="normal" fo:font-style="italic" fo:font-weight="bold" officeooo:rsid="001ab3a4" style:font-size-asian="9pt" style:font-style-asian="italic" style:font-weight-asian="bold" style:font-size-complex="9pt" style:font-style-complex="italic" style:font-weight-complex="bold"/>
    </style:style>
    <style:style style:name="T177" style:family="text">
      <style:text-properties fo:font-variant="normal" fo:text-transform="none" fo:color="#808080" loext:opacity="100%" style:font-name="Times New Roman" fo:font-size="9pt" fo:letter-spacing="normal" fo:font-style="italic" fo:font-weight="bold" officeooo:rsid="001c9714" style:font-size-asian="9pt" style:font-style-asian="italic" style:font-weight-asian="bold" style:font-size-complex="9pt" style:font-style-complex="italic" style:font-weight-complex="bold"/>
    </style:style>
    <style:style style:name="T178" style:family="text">
      <style:text-properties fo:color="#001320" loext:opacity="100%" style:font-name="Times New Roman" fo:background-color="#ffffff" loext:char-shading-value="0"/>
    </style:style>
    <style:style style:name="T179" style:family="text">
      <style:text-properties fo:color="#001320" loext:opacity="100%" style:font-name="Times New Roman" officeooo:rsid="00632751" fo:background-color="#ffffff" loext:char-shading-value="0"/>
    </style:style>
    <style:style style:name="T180" style:family="text">
      <style:text-properties fo:color="#c9211e" loext:opacity="100%" fo:font-weight="bold" style:font-weight-asian="bold" style:font-weight-complex="bold"/>
    </style:style>
    <style:style style:name="T181" style:family="text">
      <style:text-properties fo:color="#c9211e" loext:opacity="100%" style:font-name="Times New Roman" fo:font-style="normal" style:font-style-asian="normal" style:font-style-complex="normal"/>
    </style:style>
    <style:style style:name="T182" style:family="text">
      <style:text-properties fo:color="#c9211e" loext:opacity="100%" style:font-name="Times New Roman" fo:font-style="normal" fo:font-weight="bold" style:font-style-asian="normal" style:font-weight-asian="bold" style:font-style-complex="normal" style:font-weight-complex="bold"/>
    </style:style>
    <style:style style:name="T183" style:family="text">
      <style:text-properties fo:color="#c9211e" loext:opacity="100%" style:font-name="Times New Roman" fo:font-style="normal" fo:font-weight="bold" officeooo:rsid="004287c0" style:font-style-asian="normal" style:font-weight-asian="bold" style:font-style-complex="normal" style:font-weight-complex="bold"/>
    </style:style>
    <style:style style:name="T184" style:family="text">
      <style:text-properties fo:color="#c9211e" loext:opacity="100%" style:font-name="Times New Roman" fo:font-style="normal" fo:font-weight="bold" officeooo:rsid="01037c73" style:font-style-asian="normal" style:font-weight-asian="bold" style:font-style-complex="normal" style:font-weight-complex="bold"/>
    </style:style>
    <style:style style:name="T185" style:family="text">
      <style:text-properties fo:color="#c9211e" loext:opacity="100%" style:font-name="Times New Roman" fo:font-weight="bold" style:font-style-asian="normal" style:font-weight-asian="bold" style:font-style-complex="normal" style:font-weight-complex="bold"/>
    </style:style>
    <style:style style:name="T186" style:family="text">
      <style:text-properties fo:color="#c9211e" loext:opacity="100%" style:font-name="Times New Roman" fo:font-weight="bold" officeooo:rsid="001f9b22" style:font-style-asian="normal" style:font-weight-asian="bold" style:font-style-complex="normal" style:font-weight-complex="bold"/>
    </style:style>
    <style:style style:name="T187" style:family="text">
      <style:text-properties fo:color="#c9211e" loext:opacity="100%" style:font-name="Times New Roman" fo:font-weight="bold" officeooo:rsid="0088a793" style:font-style-asian="normal" style:font-weight-asian="bold" style:font-style-complex="normal" style:font-weight-complex="bold"/>
    </style:style>
    <style:style style:name="T188" style:family="text">
      <style:text-properties fo:color="#c9211e" loext:opacity="100%" style:font-name="Times New Roman" fo:font-weight="bold" officeooo:rsid="009f330f" style:font-style-asian="normal" style:font-weight-asian="bold" style:font-style-complex="normal" style:font-weight-complex="bold"/>
    </style:style>
    <style:style style:name="T189" style:family="text">
      <style:text-properties fo:color="#c9211e" loext:opacity="100%" style:font-name="Times New Roman" fo:language="el" fo:country="GR" fo:font-weight="bold" style:font-style-asian="normal" style:font-weight-asian="bold" style:font-style-complex="normal" style:font-weight-complex="bold"/>
    </style:style>
    <style:style style:name="T190" style:family="text">
      <style:text-properties fo:color="#c9211e" loext:opacity="100%" style:font-name="Times New Roman" fo:language="el" fo:country="GR" fo:font-weight="bold" officeooo:rsid="007f969f" style:font-style-asian="normal" style:font-weight-asian="bold" style:font-style-complex="normal" style:font-weight-complex="bold"/>
    </style:style>
    <style:style style:name="T191" style:family="text">
      <style:text-properties fo:color="#c9211e" loext:opacity="100%" style:font-name="Times New Roman" fo:language="el" fo:country="GR" fo:font-weight="bold" officeooo:rsid="0088a793" style:font-style-asian="normal" style:font-weight-asian="bold" style:font-style-complex="normal" style:font-weight-complex="bold"/>
    </style:style>
    <style:style style:name="T192" style:family="text">
      <style:text-properties fo:color="#c9211e" loext:opacity="100%" style:font-name="Times New Roman" fo:language="el" fo:country="GR" fo:font-weight="bold" officeooo:rsid="008afb38" style:font-style-asian="normal" style:font-weight-asian="bold" style:font-style-complex="normal" style:font-weight-complex="bold"/>
    </style:style>
    <style:style style:name="T193" style:family="text">
      <style:text-properties fo:color="#c9211e" loext:opacity="100%" style:font-name="Times New Roman" fo:language="el" fo:country="GR" fo:font-weight="bold" officeooo:rsid="008b44d0" style:font-style-asian="normal" style:font-weight-asian="bold" style:font-style-complex="normal" style:font-weight-complex="bold"/>
    </style:style>
    <style:style style:name="T194" style:family="text">
      <style:text-properties fo:color="#c9211e" loext:opacity="100%" style:font-name="Times New Roman" fo:language="el" fo:country="GR" fo:font-weight="bold" officeooo:rsid="008f34d0" style:font-style-asian="normal" style:font-weight-asian="bold" style:font-style-complex="normal" style:font-weight-complex="bold"/>
    </style:style>
    <style:style style:name="T195" style:family="text">
      <style:text-properties fo:color="#c9211e" loext:opacity="100%" style:font-name="Times New Roman" fo:language="el" fo:country="GR" fo:font-weight="bold" officeooo:rsid="008c5889" style:font-style-asian="normal" style:font-weight-asian="bold" style:font-style-complex="normal" style:font-weight-complex="bold"/>
    </style:style>
    <style:style style:name="T196" style:family="text">
      <style:text-properties fo:color="#c9211e" loext:opacity="100%" style:font-name="Times New Roman" fo:language="el" fo:country="GR" fo:font-weight="bold" officeooo:rsid="009030c5" style:font-style-asian="normal" style:font-weight-asian="bold" style:font-style-complex="normal" style:font-weight-complex="bold"/>
    </style:style>
    <style:style style:name="T197" style:family="text">
      <style:text-properties fo:color="#c9211e" loext:opacity="100%" style:font-name="Times New Roman" fo:language="el" fo:country="GR" fo:font-weight="bold" officeooo:rsid="00916a87" style:font-style-asian="normal" style:font-weight-asian="bold" style:font-style-complex="normal" style:font-weight-complex="bold"/>
    </style:style>
    <style:style style:name="T198" style:family="text">
      <style:text-properties fo:color="#c9211e" loext:opacity="100%" style:font-name="Times New Roman" fo:language="el" fo:country="GR" fo:font-weight="bold" officeooo:rsid="00985ca7" style:font-style-asian="normal" style:font-weight-asian="bold" style:font-style-complex="normal" style:font-weight-complex="bold"/>
    </style:style>
    <style:style style:name="T199" style:family="text">
      <style:text-properties fo:color="#c9211e" loext:opacity="100%" style:font-name="Times New Roman" fo:language="el" fo:country="GR" fo:font-weight="bold" officeooo:rsid="009cdd22" style:font-style-asian="normal" style:font-weight-asian="bold" style:font-style-complex="normal" style:font-weight-complex="bold"/>
    </style:style>
    <style:style style:name="T200" style:family="text">
      <style:text-properties fo:color="#c9211e" loext:opacity="100%" style:font-name="Times New Roman" fo:language="el" fo:country="GR" fo:font-weight="bold" officeooo:rsid="009d4395" style:font-style-asian="normal" style:font-weight-asian="bold" style:font-style-complex="normal" style:font-weight-complex="bold"/>
    </style:style>
    <style:style style:name="T201" style:family="text">
      <style:text-properties fo:color="#c9211e" loext:opacity="100%" style:font-name="Times New Roman" fo:language="el" fo:country="GR" fo:font-weight="bold" officeooo:rsid="009de32a" style:font-style-asian="normal" style:font-weight-asian="bold" style:font-style-complex="normal" style:font-weight-complex="bold"/>
    </style:style>
    <style:style style:name="T202" style:family="text">
      <style:text-properties fo:color="#c9211e" loext:opacity="100%" style:font-name="Times New Roman" fo:language="el" fo:country="GR" fo:font-weight="bold" officeooo:rsid="009f330f" style:font-style-asian="normal" style:font-weight-asian="bold" style:font-style-complex="normal" style:font-weight-complex="bold"/>
    </style:style>
    <style:style style:name="T203" style:family="text">
      <style:text-properties fo:color="#c9211e" loext:opacity="100%" style:font-name="Times New Roman" fo:language="el" fo:country="GR" fo:font-weight="bold" officeooo:rsid="00b00d65" style:font-style-asian="normal" style:font-weight-asian="bold" style:font-style-complex="normal" style:font-weight-complex="bold"/>
    </style:style>
    <style:style style:name="T204" style:family="text">
      <style:text-properties fo:color="#c9211e" loext:opacity="100%" style:font-name="Times New Roman" fo:language="el" fo:country="GR" fo:font-style="normal" fo:font-weight="bold" style:font-style-asian="normal" style:font-weight-asian="bold" style:font-style-complex="normal" style:font-weight-complex="bold"/>
    </style:style>
    <style:style style:name="T205" style:family="text">
      <style:text-properties fo:color="#c9211e" loext:opacity="100%" style:font-name="Times New Roman" fo:language="el" fo:country="GR" fo:font-style="normal" fo:font-weight="bold" officeooo:rsid="00b8c4fb" style:font-style-asian="normal" style:font-weight-asian="bold" style:font-style-complex="normal" style:font-weight-complex="bold"/>
    </style:style>
    <style:style style:name="T206" style:family="text">
      <style:text-properties fo:color="#c9211e" loext:opacity="100%" style:font-name="Times New Roman" fo:language="el" fo:country="GR" fo:font-style="normal" fo:font-weight="bold" officeooo:rsid="00d43b62" style:font-style-asian="normal" style:font-weight-asian="bold" style:font-style-complex="normal" style:font-weight-complex="bold"/>
    </style:style>
    <style:style style:name="T207" style:family="text">
      <style:text-properties fo:color="#c9211e" loext:opacity="100%" style:font-name="Times New Roman" fo:language="el" fo:country="GR" fo:font-style="normal" fo:font-weight="bold" officeooo:rsid="00d967e7" style:font-style-asian="normal" style:font-weight-asian="bold" style:font-style-complex="normal" style:font-weight-complex="bold"/>
    </style:style>
    <style:style style:name="T208" style:family="text">
      <style:text-properties fo:color="#c9211e" loext:opacity="100%" style:font-name="Times New Roman" fo:language="el" fo:country="GR" fo:font-style="normal" fo:font-weight="bold" officeooo:rsid="004287c0" style:font-style-asian="normal" style:font-weight-asian="bold" style:font-style-complex="normal" style:font-weight-complex="bold"/>
    </style:style>
    <style:style style:name="T209" style:family="text">
      <style:text-properties fo:color="#c9211e" loext:opacity="100%" style:font-name="Times New Roman" fo:language="el" fo:country="GR" fo:font-style="normal" fo:font-weight="bold" officeooo:rsid="00124a72" style:font-style-asian="normal" style:font-weight-asian="bold" style:font-style-complex="normal" style:font-weight-complex="bold"/>
    </style:style>
    <style:style style:name="T210" style:family="text">
      <style:text-properties fo:color="#c9211e" loext:opacity="100%" style:font-name="Times New Roman" fo:language="el" fo:country="GR" fo:font-style="normal" fo:font-weight="bold" officeooo:rsid="001443f3" style:font-style-asian="normal" style:font-weight-asian="bold" style:font-style-complex="normal" style:font-weight-complex="bold"/>
    </style:style>
    <style:style style:name="T211" style:family="text">
      <style:text-properties fo:color="#c9211e" loext:opacity="100%" style:font-name="Times New Roman" fo:language="el" fo:country="GR" fo:font-style="normal" fo:font-weight="bold" officeooo:rsid="00153332" style:font-style-asian="normal" style:font-weight-asian="bold" style:font-style-complex="normal" style:font-weight-complex="bold"/>
    </style:style>
    <style:style style:name="T212" style:family="text">
      <style:text-properties fo:color="#c9211e" loext:opacity="100%" style:font-name="Times New Roman" fo:language="el" fo:country="GR" fo:font-style="normal" fo:font-weight="bold" officeooo:rsid="0015d527" style:font-style-asian="normal" style:font-weight-asian="bold" style:font-style-complex="normal" style:font-weight-complex="bold"/>
    </style:style>
    <style:style style:name="T213" style:family="text">
      <style:text-properties fo:color="#c9211e" loext:opacity="100%" style:font-name="Times New Roman" fo:language="el" fo:country="GR" fo:font-style="normal" fo:font-weight="bold" officeooo:rsid="00169553" style:font-style-asian="normal" style:font-weight-asian="bold" style:font-style-complex="normal" style:font-weight-complex="bold"/>
    </style:style>
    <style:style style:name="T214" style:family="text">
      <style:text-properties fo:color="#c9211e" loext:opacity="100%" style:font-name="Times New Roman" fo:language="el" fo:country="GR" fo:font-style="normal" fo:font-weight="bold" officeooo:rsid="00788c5f" style:font-style-asian="normal" style:font-weight-asian="bold" style:font-style-complex="normal" style:font-weight-complex="bold"/>
    </style:style>
    <style:style style:name="T215" style:family="text">
      <style:text-properties fo:color="#c9211e" loext:opacity="100%" style:font-name="Times New Roman" fo:language="el" fo:country="GR" fo:font-style="normal" fo:font-weight="bold" officeooo:rsid="00eddd70" style:font-style-asian="normal" style:font-weight-asian="bold" style:font-style-complex="normal" style:font-weight-complex="bold"/>
    </style:style>
    <style:style style:name="T216" style:family="text">
      <style:text-properties fo:color="#c9211e" loext:opacity="100%" style:font-name="Times New Roman" fo:language="el" fo:country="GR" fo:font-style="normal" fo:font-weight="bold" officeooo:rsid="00f40e7b" style:font-style-asian="normal" style:font-weight-asian="bold" style:font-style-complex="normal" style:font-weight-complex="bold"/>
    </style:style>
    <style:style style:name="T217" style:family="text">
      <style:text-properties fo:color="#c9211e" loext:opacity="100%" style:font-name="Times New Roman" fo:language="el" fo:country="GR" fo:font-style="normal" fo:font-weight="bold" officeooo:rsid="01037c73" style:font-style-asian="normal" style:font-weight-asian="bold" style:font-style-complex="normal" style:font-weight-complex="bold"/>
    </style:style>
    <style:style style:name="T218" style:family="text">
      <style:text-properties fo:color="#c9211e" loext:opacity="100%" style:font-name="Times New Roman" fo:language="el" fo:country="GR" fo:font-style="normal" fo:font-weight="bold" officeooo:rsid="0104a6d0" style:font-style-asian="normal" style:font-weight-asian="bold" style:font-style-complex="normal" style:font-weight-complex="bold"/>
    </style:style>
    <style:style style:name="T219" style:family="text">
      <style:text-properties fo:color="#c9211e" loext:opacity="100%" style:font-name="Times New Roman" fo:language="el" fo:country="GR" fo:font-style="normal" fo:font-weight="bold" officeooo:rsid="010c607e" style:font-style-asian="normal" style:font-weight-asian="bold" style:font-style-complex="normal" style:font-weight-complex="bold"/>
    </style:style>
    <style:style style:name="T220" style:family="text">
      <style:text-properties fo:color="#c9211e" loext:opacity="100%" style:font-name="Times New Roman" fo:language="el" fo:country="GR" fo:font-style="normal" fo:font-weight="bold" officeooo:rsid="0113f849" style:font-style-asian="normal" style:font-weight-asian="bold" style:font-style-complex="normal" style:font-weight-complex="bold"/>
    </style:style>
    <style:style style:name="T221" style:family="text">
      <style:text-properties fo:color="#c9211e" loext:opacity="100%" style:font-name="Times New Roman" fo:language="el" fo:country="GR" fo:font-style="normal" fo:font-weight="bold" officeooo:rsid="013d308d" style:font-style-asian="normal" style:font-weight-asian="bold" style:font-style-complex="normal" style:font-weight-complex="bold"/>
    </style:style>
    <style:style style:name="T222" style:family="text">
      <style:text-properties fo:color="#c9211e" loext:opacity="100%" style:font-name="Times New Roman" fo:language="el" fo:country="GR" fo:font-style="normal" fo:font-weight="bold" officeooo:rsid="015cf268" style:font-style-asian="normal" style:font-weight-asian="bold" style:font-style-complex="normal" style:font-weight-complex="bold"/>
    </style:style>
    <style:style style:name="T223" style:family="text">
      <style:text-properties fo:color="#c9211e" loext:opacity="100%" style:font-name="Times New Roman" fo:language="el" fo:country="GR" fo:font-style="normal" fo:font-weight="bold" officeooo:rsid="01651287" style:font-style-asian="normal" style:font-weight-asian="bold" style:font-style-complex="normal" style:font-weight-complex="bold"/>
    </style:style>
    <style:style style:name="T224" style:family="text">
      <style:text-properties fo:color="#c9211e" loext:opacity="100%" style:font-name="Times New Roman" fo:language="el" fo:country="GR" fo:font-style="normal" fo:font-weight="bold" officeooo:rsid="01661ff7" style:font-style-asian="normal" style:font-weight-asian="bold" style:font-style-complex="normal" style:font-weight-complex="bold"/>
    </style:style>
    <style:style style:name="T225" style:family="text">
      <style:text-properties fo:color="#c9211e" loext:opacity="100%" style:font-name="Times New Roman" fo:language="en" fo:country="US" fo:font-weight="bold" style:font-style-asian="normal" style:font-weight-asian="bold" style:font-style-complex="normal" style:font-weight-complex="bold"/>
    </style:style>
    <style:style style:name="T226" style:family="text">
      <style:text-properties fo:color="#c9211e" loext:opacity="100%" style:font-name="Times New Roman" fo:language="en" fo:country="US" fo:font-weight="bold" officeooo:rsid="00b00d65" style:font-style-asian="normal" style:font-weight-asian="bold" style:font-style-complex="normal" style:font-weight-complex="bold"/>
    </style:style>
    <style:style style:name="T227" style:family="text">
      <style:text-properties fo:color="#c9211e" loext:opacity="100%" style:font-name="Times New Roman" fo:font-size="9pt" fo:font-style="normal" fo:font-weight="bold" officeooo:rsid="004287c0" style:font-size-asian="9pt" style:font-style-asian="normal" style:font-weight-asian="bold" style:font-size-complex="9pt" style:font-style-complex="normal" style:font-weight-complex="bold"/>
    </style:style>
    <style:style style:name="T228" style:family="text">
      <style:text-properties fo:color="#c9211e" loext:opacity="100%" style:font-name="Times New Roman" fo:font-size="9pt" fo:language="el" fo:country="GR" fo:font-style="normal" fo:font-weight="bold" officeooo:rsid="004287c0" style:font-size-asian="9pt" style:font-style-asian="normal" style:font-weight-asian="bold" style:font-size-complex="9pt" style:font-style-complex="normal" style:font-weight-complex="bold"/>
    </style:style>
    <style:style style:name="T229" style:family="text">
      <style:text-properties fo:color="#c9211e" loext:opacity="100%" style:font-name="Times New Roman" fo:font-size="9pt" fo:language="el" fo:country="GR" fo:font-style="normal" fo:font-weight="bold" officeooo:rsid="00a847ca" style:font-size-asian="9pt" style:font-style-asian="normal" style:font-weight-asian="bold" style:font-size-complex="9pt" style:font-style-complex="normal" style:font-weight-complex="bold"/>
    </style:style>
    <style:style style:name="T230" style:family="text">
      <style:text-properties fo:color="#c9211e" loext:opacity="100%" style:font-name="Times New Roman" fo:font-size="9pt" fo:language="en" fo:country="US" fo:font-style="normal" fo:font-weight="bold" officeooo:rsid="00a847ca" style:font-size-asian="9pt" style:font-style-asian="normal" style:font-weight-asian="bold" style:font-size-complex="9pt" style:font-style-complex="normal" style:font-weight-complex="bold"/>
    </style:style>
    <style:style style:name="T231" style:family="text">
      <style:text-properties fo:color="#c9211e" loext:opacity="100%" style:font-name="Old English Text MT" fo:language="el" fo:country="GR" fo:font-weight="bold" style:font-style-asian="normal" style:font-weight-asian="bold" style:font-style-complex="normal" style:font-weight-complex="bold"/>
    </style:style>
    <style:style style:name="T232" style:family="text">
      <style:text-properties fo:color="#c9211e" loext:opacity="100%" style:font-name="Old English Text MT" fo:language="el" fo:country="GR" fo:font-weight="bold" officeooo:rsid="00879ec4" style:font-style-asian="normal" style:font-weight-asian="bold" style:font-style-complex="normal" style:font-weight-complex="bold"/>
    </style:style>
    <style:style style:name="T233" style:family="text">
      <style:text-properties fo:color="#c9211e" loext:opacity="100%" style:font-name="Old English Text MT" fo:language="el" fo:country="GR" fo:font-weight="bold" officeooo:rsid="007d31b8" style:font-style-asian="normal" style:font-weight-asian="bold" style:font-style-complex="normal" style:font-weight-complex="bold"/>
    </style:style>
    <style:style style:name="T234" style:family="text">
      <style:text-properties fo:color="#c9211e" loext:opacity="100%" style:font-name="Old English Text MT" fo:language="el" fo:country="GR" fo:font-weight="bold" officeooo:rsid="00e8db42" style:font-style-asian="normal" style:font-weight-asian="bold" style:font-style-complex="normal" style:font-weight-complex="bold"/>
    </style:style>
    <style:style style:name="T235" style:family="text">
      <style:text-properties fo:color="#c9211e" loext:opacity="100%" style:font-name="Old English Text MT" fo:language="el" fo:country="GR" fo:font-weight="bold" officeooo:rsid="00707fa6" style:font-style-asian="normal" style:font-weight-asian="bold" style:font-style-complex="normal" style:font-weight-complex="bold"/>
    </style:style>
    <style:style style:name="T236" style:family="text">
      <style:text-properties fo:color="#c9211e" loext:opacity="100%" style:font-name="Old English Text MT" fo:language="el" fo:country="GR" fo:font-weight="bold" officeooo:rsid="0073148b" style:font-style-asian="normal" style:font-weight-asian="bold" style:font-style-complex="normal" style:font-weight-complex="bold"/>
    </style:style>
    <style:style style:name="T237" style:family="text">
      <style:text-properties fo:color="#c9211e" loext:opacity="100%" style:font-name="Old English Text MT" fo:language="el" fo:country="GR" fo:font-weight="bold" officeooo:rsid="0082d898" style:font-style-asian="normal" style:font-weight-asian="bold" style:font-style-complex="normal" style:font-weight-complex="bold"/>
    </style:style>
    <style:style style:name="T238" style:family="text">
      <style:text-properties fo:color="#c9211e" loext:opacity="100%" style:font-name="Old English Text MT" fo:language="el" fo:country="GR" fo:font-weight="bold" officeooo:rsid="00e9441e" style:font-style-asian="normal" style:font-weight-asian="bold" style:font-style-complex="normal" style:font-weight-complex="bold"/>
    </style:style>
    <style:style style:name="T239" style:family="text">
      <style:text-properties fo:color="#c9211e" loext:opacity="100%" style:font-name="Old English Text MT" fo:language="el" fo:country="GR" fo:font-style="normal" fo:font-weight="bold" officeooo:rsid="004287c0" style:font-style-asian="normal" style:font-weight-asian="bold" style:font-style-complex="normal" style:font-weight-complex="bold"/>
    </style:style>
    <style:style style:name="T240" style:family="text">
      <style:text-properties fo:color="#c9211e" loext:opacity="100%" style:font-name="Old English Text MT" fo:language="el" fo:country="GR" fo:font-style="normal" fo:font-weight="bold" officeooo:rsid="01072850" style:font-style-asian="normal" style:font-weight-asian="bold" style:font-style-complex="normal" style:font-weight-complex="bold"/>
    </style:style>
    <style:style style:name="T241" style:family="text">
      <style:text-properties fo:color="#c9211e" loext:opacity="100%" style:font-name="Old English Text MT" fo:language="el" fo:country="GR" fo:font-style="normal" fo:font-weight="bold" officeooo:rsid="0107251e" style:font-style-asian="normal" style:font-weight-asian="bold" style:font-style-complex="normal" style:font-weight-complex="bold"/>
    </style:style>
    <style:style style:name="T242" style:family="text">
      <style:text-properties fo:color="#c9211e" loext:opacity="100%" style:font-name="Old English Text MT" fo:font-weight="bold" style:font-style-asian="normal" style:font-weight-asian="bold" style:font-style-complex="normal" style:font-weight-complex="bold"/>
    </style:style>
    <style:style style:name="T243" style:family="text">
      <style:text-properties fo:color="#c9211e" loext:opacity="100%" style:font-name="Old English Text MT" fo:font-weight="bold" officeooo:rsid="007d31b8" style:font-style-asian="normal" style:font-weight-asian="bold" style:font-style-complex="normal" style:font-weight-complex="bold"/>
    </style:style>
    <style:style style:name="T244" style:family="text">
      <style:text-properties fo:color="#c9211e" loext:opacity="100%" style:font-name="Old English Text MT" fo:font-weight="bold" officeooo:rsid="001f9b22" style:font-style-asian="normal" style:font-weight-asian="bold" style:font-style-complex="normal" style:font-weight-complex="bold"/>
    </style:style>
    <style:style style:name="T245" style:family="text">
      <style:text-properties fo:color="#c9211e" loext:opacity="100%" style:font-name="Old English Text MT" fo:language="en" fo:country="US" fo:font-weight="bold" style:font-style-asian="normal" style:font-weight-asian="bold" style:font-style-complex="normal" style:font-weight-complex="bold"/>
    </style:style>
    <style:style style:name="T246" style:family="text">
      <style:text-properties fo:color="#c9211e" loext:opacity="100%" style:font-name="Old English Text MT" fo:language="en" fo:country="US" fo:font-weight="bold" officeooo:rsid="007e96aa" style:font-style-asian="normal" style:font-weight-asian="bold" style:font-style-complex="normal" style:font-weight-complex="bold"/>
    </style:style>
    <style:style style:name="T247" style:family="text">
      <style:text-properties fo:color="#c9211e" loext:opacity="100%" style:font-name="Old English Text MT" fo:font-style="normal" fo:font-weight="bold" style:font-style-asian="normal" style:font-weight-asian="bold" style:font-style-complex="normal" style:font-weight-complex="bold"/>
    </style:style>
    <style:style style:name="T248" style:family="text">
      <style:text-properties fo:color="#c9211e" loext:opacity="100%" style:font-name="Old English Text MT" fo:font-style="normal" fo:font-weight="bold" officeooo:rsid="004287c0" style:font-style-asian="normal" style:font-weight-asian="bold" style:font-style-complex="normal" style:font-weight-complex="bold"/>
    </style:style>
    <style:style style:name="T249" style:family="text">
      <style:text-properties style:font-name="Times New Roman"/>
    </style:style>
    <style:style style:name="T250" style:family="text">
      <style:text-properties style:font-name="Times New Roman" style:font-style-asian="normal" style:font-style-complex="normal"/>
    </style:style>
    <style:style style:name="T251" style:family="text">
      <style:text-properties style:font-name="Times New Roman" officeooo:rsid="001c9714" style:font-style-asian="normal" style:font-style-complex="normal"/>
    </style:style>
    <style:style style:name="T252" style:family="text">
      <style:text-properties style:font-name="Times New Roman" officeooo:rsid="001f9b22" style:font-style-asian="normal" style:font-style-complex="normal"/>
    </style:style>
    <style:style style:name="T253" style:family="text">
      <style:text-properties style:font-name="Times New Roman" officeooo:rsid="0088a793" style:font-style-asian="normal" style:font-style-complex="normal"/>
    </style:style>
    <style:style style:name="T254" style:family="text">
      <style:text-properties style:font-name="Times New Roman" officeooo:rsid="0023e5c2" style:font-style-asian="normal" style:font-style-complex="normal"/>
    </style:style>
    <style:style style:name="T255" style:family="text">
      <style:text-properties style:font-name="Times New Roman" officeooo:rsid="008b303f" style:font-style-asian="normal" style:font-style-complex="normal"/>
    </style:style>
    <style:style style:name="T256" style:family="text">
      <style:text-properties style:font-name="Times New Roman" officeooo:rsid="008b44d0" style:font-style-asian="normal" style:font-style-complex="normal"/>
    </style:style>
    <style:style style:name="T257" style:family="text">
      <style:text-properties style:font-name="Times New Roman" officeooo:rsid="00270d67" style:font-style-asian="normal" style:font-style-complex="normal"/>
    </style:style>
    <style:style style:name="T258" style:family="text">
      <style:text-properties style:font-name="Times New Roman" officeooo:rsid="009030c5" style:font-style-asian="normal" style:font-style-complex="normal"/>
    </style:style>
    <style:style style:name="T259" style:family="text">
      <style:text-properties style:font-name="Times New Roman" officeooo:rsid="002d3d31" style:font-style-asian="normal" style:font-style-complex="normal"/>
    </style:style>
    <style:style style:name="T260" style:family="text">
      <style:text-properties style:font-name="Times New Roman" officeooo:rsid="00335604" style:font-style-asian="normal" style:font-style-complex="normal"/>
    </style:style>
    <style:style style:name="T261" style:family="text">
      <style:text-properties style:font-name="Times New Roman" officeooo:rsid="00914a18" style:font-style-asian="normal" style:font-style-complex="normal"/>
    </style:style>
    <style:style style:name="T262" style:family="text">
      <style:text-properties style:font-name="Times New Roman" officeooo:rsid="003521e6" style:font-style-asian="normal" style:font-style-complex="normal"/>
    </style:style>
    <style:style style:name="T263" style:family="text">
      <style:text-properties style:font-name="Times New Roman" officeooo:rsid="005263d9" style:font-style-asian="normal" style:font-style-complex="normal"/>
    </style:style>
    <style:style style:name="T264" style:family="text">
      <style:text-properties style:font-name="Times New Roman" officeooo:rsid="00916a87" style:font-style-asian="normal" style:font-style-complex="normal"/>
    </style:style>
    <style:style style:name="T265" style:family="text">
      <style:text-properties style:font-name="Times New Roman" officeooo:rsid="00474863" style:font-style-asian="normal" style:font-style-complex="normal"/>
    </style:style>
    <style:style style:name="T266" style:family="text">
      <style:text-properties style:font-name="Times New Roman" officeooo:rsid="0048f2cb" style:font-style-asian="normal" style:font-style-complex="normal"/>
    </style:style>
    <style:style style:name="T267" style:family="text">
      <style:text-properties style:font-name="Times New Roman" officeooo:rsid="004c29ea" style:font-style-asian="normal" style:font-style-complex="normal"/>
    </style:style>
    <style:style style:name="T268" style:family="text">
      <style:text-properties style:font-name="Times New Roman" officeooo:rsid="004afcf7" style:font-style-asian="normal" style:font-style-complex="normal"/>
    </style:style>
    <style:style style:name="T269" style:family="text">
      <style:text-properties style:font-name="Times New Roman" officeooo:rsid="004cecd8" style:font-style-asian="normal" style:font-style-complex="normal"/>
    </style:style>
    <style:style style:name="T270" style:family="text">
      <style:text-properties style:font-name="Times New Roman" officeooo:rsid="004e3f66" style:font-style-asian="normal" style:font-style-complex="normal"/>
    </style:style>
    <style:style style:name="T271" style:family="text">
      <style:text-properties style:font-name="Times New Roman" officeooo:rsid="0050bad6" style:font-style-asian="normal" style:font-style-complex="normal"/>
    </style:style>
    <style:style style:name="T272" style:family="text">
      <style:text-properties style:font-name="Times New Roman" officeooo:rsid="004d5acc" style:font-style-asian="normal" style:font-style-complex="normal"/>
    </style:style>
    <style:style style:name="T273" style:family="text">
      <style:text-properties style:font-name="Times New Roman" officeooo:rsid="004f3384" style:font-style-asian="normal" style:font-style-complex="normal"/>
    </style:style>
    <style:style style:name="T274" style:family="text">
      <style:text-properties style:font-name="Times New Roman" officeooo:rsid="004e4175" style:font-style-asian="normal" style:font-style-complex="normal"/>
    </style:style>
    <style:style style:name="T275" style:family="text">
      <style:text-properties style:font-name="Times New Roman" officeooo:rsid="004eeddc" style:font-style-asian="normal" style:font-style-complex="normal"/>
    </style:style>
    <style:style style:name="T276" style:family="text">
      <style:text-properties style:font-name="Times New Roman" officeooo:rsid="003761f2" style:font-style-asian="normal" style:font-style-complex="normal"/>
    </style:style>
    <style:style style:name="T277" style:family="text">
      <style:text-properties style:font-name="Times New Roman" officeooo:rsid="00521b45" style:font-style-asian="normal" style:font-style-complex="normal"/>
    </style:style>
    <style:style style:name="T278" style:family="text">
      <style:text-properties style:font-name="Times New Roman" officeooo:rsid="003f93ca" style:font-style-asian="normal" style:font-style-complex="normal"/>
    </style:style>
    <style:style style:name="T279" style:family="text">
      <style:text-properties style:font-name="Times New Roman" officeooo:rsid="00613489" style:font-style-asian="normal" style:font-style-complex="normal"/>
    </style:style>
    <style:style style:name="T280" style:family="text">
      <style:text-properties style:font-name="Times New Roman" officeooo:rsid="00b00d65" style:font-style-asian="normal" style:font-style-complex="normal"/>
    </style:style>
    <style:style style:name="T281" style:family="text">
      <style:text-properties style:font-name="Times New Roman" officeooo:rsid="00632751" style:font-style-asian="normal" style:font-style-complex="normal"/>
    </style:style>
    <style:style style:name="T282" style:family="text">
      <style:text-properties style:font-name="Times New Roman" officeooo:rsid="00649122" style:font-style-asian="normal" style:font-style-complex="normal"/>
    </style:style>
    <style:style style:name="T283" style:family="text">
      <style:text-properties style:font-name="Times New Roman" officeooo:rsid="00806ce9" style:font-style-asian="normal" style:font-style-complex="normal"/>
    </style:style>
    <style:style style:name="T284" style:family="text">
      <style:text-properties style:font-name="Times New Roman" style:font-size-asian="9pt" style:font-size-complex="9pt"/>
    </style:style>
    <style:style style:name="T285" style:family="text">
      <style:text-properties style:font-name="Times New Roman" officeooo:rsid="005b7071" style:font-size-asian="9pt" style:font-size-complex="9pt"/>
    </style:style>
    <style:style style:name="T286" style:family="text">
      <style:text-properties style:font-name="Times New Roman" officeooo:rsid="0080c43f" style:font-size-asian="9pt" style:font-size-complex="9pt"/>
    </style:style>
    <style:style style:name="T287" style:family="text">
      <style:text-properties style:font-name="Times New Roman" officeooo:rsid="005c8592" style:font-size-asian="9pt" style:font-size-complex="9pt"/>
    </style:style>
    <style:style style:name="T288" style:family="text">
      <style:text-properties style:font-name="Times New Roman" officeooo:rsid="005d0d18" style:font-size-asian="9pt" style:font-size-complex="9pt"/>
    </style:style>
    <style:style style:name="T289" style:family="text">
      <style:text-properties style:font-name="Times New Roman" officeooo:rsid="005eaa0d" style:font-size-asian="9pt" style:font-size-complex="9pt"/>
    </style:style>
    <style:style style:name="T290" style:family="text">
      <style:text-properties style:font-name="Times New Roman" officeooo:rsid="005fad27" style:font-size-asian="9pt" style:font-size-complex="9pt"/>
    </style:style>
    <style:style style:name="T291" style:family="text">
      <style:text-properties style:font-name="Times New Roman" fo:language="el" fo:country="GR" style:font-style-asian="normal" style:font-style-complex="normal"/>
    </style:style>
    <style:style style:name="T292" style:family="text">
      <style:text-properties style:font-name="Times New Roman" fo:language="el" fo:country="GR" officeooo:rsid="0088a793" style:font-style-asian="normal" style:font-style-complex="normal"/>
    </style:style>
    <style:style style:name="T293" style:family="text">
      <style:text-properties style:font-name="Times New Roman" fo:language="el" fo:country="GR" officeooo:rsid="008f34d0" style:font-style-asian="normal" style:font-style-complex="normal"/>
    </style:style>
    <style:style style:name="T294" style:family="text">
      <style:text-properties style:font-name="Times New Roman" fo:language="el" fo:country="GR" officeooo:rsid="008b303f" style:font-style-asian="normal" style:font-style-complex="normal"/>
    </style:style>
    <style:style style:name="T295" style:family="text">
      <style:text-properties style:font-name="Times New Roman" fo:language="el" fo:country="GR" officeooo:rsid="0023e5c2" style:font-style-asian="normal" style:font-style-complex="normal"/>
    </style:style>
    <style:style style:name="T296" style:family="text">
      <style:text-properties style:font-name="Times New Roman" fo:language="el" fo:country="GR" officeooo:rsid="008ab484" style:font-style-asian="normal" style:font-style-complex="normal"/>
    </style:style>
    <style:style style:name="T297" style:family="text">
      <style:text-properties style:font-name="Times New Roman" fo:language="el" fo:country="GR" officeooo:rsid="008b44d0" style:font-style-asian="normal" style:font-style-complex="normal"/>
    </style:style>
    <style:style style:name="T298" style:family="text">
      <style:text-properties style:font-name="Times New Roman" fo:language="el" fo:country="GR" officeooo:rsid="00270d67" style:font-style-asian="normal" style:font-style-complex="normal"/>
    </style:style>
    <style:style style:name="T299" style:family="text">
      <style:text-properties style:font-name="Times New Roman" fo:language="el" fo:country="GR" officeooo:rsid="009030c5" style:font-style-asian="normal" style:font-style-complex="normal"/>
    </style:style>
    <style:style style:name="T300" style:family="text">
      <style:text-properties style:font-name="Times New Roman" fo:language="el" fo:country="GR" officeooo:rsid="002d3d31" style:font-style-asian="normal" style:font-style-complex="normal"/>
    </style:style>
    <style:style style:name="T301" style:family="text">
      <style:text-properties style:font-name="Times New Roman" fo:language="el" fo:country="GR" officeooo:rsid="00914a18" style:font-style-asian="normal" style:font-style-complex="normal"/>
    </style:style>
    <style:style style:name="T302" style:family="text">
      <style:text-properties style:font-name="Times New Roman" fo:language="el" fo:country="GR" officeooo:rsid="00335604" style:font-style-asian="normal" style:font-style-complex="normal"/>
    </style:style>
    <style:style style:name="T303" style:family="text">
      <style:text-properties style:font-name="Times New Roman" fo:language="el" fo:country="GR" officeooo:rsid="003521e6" style:font-style-asian="normal" style:font-style-complex="normal"/>
    </style:style>
    <style:style style:name="T304" style:family="text">
      <style:text-properties style:font-name="Times New Roman" fo:language="el" fo:country="GR" officeooo:rsid="00613489" style:font-style-asian="normal" style:font-style-complex="normal"/>
    </style:style>
    <style:style style:name="T305" style:family="text">
      <style:text-properties style:font-name="Times New Roman" fo:language="el" fo:country="GR" officeooo:rsid="00b00d65" style:font-style-asian="normal" style:font-style-complex="normal"/>
    </style:style>
    <style:style style:name="T306" style:family="text">
      <style:text-properties style:font-name="Times New Roman" fo:language="el" fo:country="GR" officeooo:rsid="00806ce9" style:font-style-asian="normal" style:font-style-complex="normal"/>
    </style:style>
    <style:style style:name="T307" style:family="text">
      <style:text-properties style:font-name="Times New Roman" fo:language="el" fo:country="GR" fo:font-style="normal" style:font-style-asian="normal" style:font-style-complex="normal"/>
    </style:style>
    <style:style style:name="T308" style:family="text">
      <style:text-properties style:font-name="Times New Roman" fo:language="el" fo:country="GR" fo:font-style="normal" officeooo:rsid="00b6ee76" style:font-style-asian="normal" style:font-style-complex="normal"/>
    </style:style>
    <style:style style:name="T309" style:family="text">
      <style:text-properties style:font-name="Times New Roman" fo:language="el" fo:country="GR" fo:font-style="normal" officeooo:rsid="00b74fcb" style:font-style-asian="normal" style:font-style-complex="normal"/>
    </style:style>
    <style:style style:name="T310" style:family="text">
      <style:text-properties style:font-name="Times New Roman" fo:language="el" fo:country="GR" fo:font-style="normal" officeooo:rsid="0040da9b" style:font-style-asian="normal" style:font-style-complex="normal"/>
    </style:style>
    <style:style style:name="T311" style:family="text">
      <style:text-properties style:font-name="Times New Roman" fo:language="el" fo:country="GR" fo:font-style="normal" officeooo:rsid="00ba9c4c" style:font-style-asian="normal" style:font-style-complex="normal"/>
    </style:style>
    <style:style style:name="T312" style:family="text">
      <style:text-properties style:font-name="Times New Roman" fo:language="el" fo:country="GR" fo:font-style="normal" officeooo:rsid="00b8c4fb" style:font-style-asian="normal" style:font-style-complex="normal"/>
    </style:style>
    <style:style style:name="T313" style:family="text">
      <style:text-properties style:font-name="Times New Roman" fo:language="el" fo:country="GR" fo:font-style="normal" officeooo:rsid="00babfa5" style:font-style-asian="normal" style:font-style-complex="normal"/>
    </style:style>
    <style:style style:name="T314" style:family="text">
      <style:text-properties style:font-name="Times New Roman" fo:language="el" fo:country="GR" fo:font-style="normal" officeooo:rsid="00bc7110" style:font-style-asian="normal" style:font-style-complex="normal"/>
    </style:style>
    <style:style style:name="T315" style:family="text">
      <style:text-properties style:font-name="Times New Roman" fo:language="el" fo:country="GR" fo:font-style="normal" officeooo:rsid="00bde08f" style:font-style-asian="normal" style:font-style-complex="normal"/>
    </style:style>
    <style:style style:name="T316" style:family="text">
      <style:text-properties style:font-name="Times New Roman" fo:language="el" fo:country="GR" fo:font-style="normal" officeooo:rsid="00d605f5" style:font-style-asian="normal" style:font-style-complex="normal"/>
    </style:style>
    <style:style style:name="T317" style:family="text">
      <style:text-properties style:font-name="Times New Roman" fo:language="el" fo:country="GR" fo:font-style="normal" officeooo:rsid="00bed728" style:font-style-asian="normal" style:font-style-complex="normal"/>
    </style:style>
    <style:style style:name="T318" style:family="text">
      <style:text-properties style:font-name="Times New Roman" fo:language="el" fo:country="GR" fo:font-style="normal" officeooo:rsid="00c1a2b8" style:font-style-asian="normal" style:font-style-complex="normal"/>
    </style:style>
    <style:style style:name="T319" style:family="text">
      <style:text-properties style:font-name="Times New Roman" fo:language="el" fo:country="GR" fo:font-style="normal" officeooo:rsid="00c174cf" style:font-style-asian="normal" style:font-style-complex="normal"/>
    </style:style>
    <style:style style:name="T320" style:family="text">
      <style:text-properties style:font-name="Times New Roman" fo:language="el" fo:country="GR" fo:font-style="normal" officeooo:rsid="00c29740" style:font-style-asian="normal" style:font-style-complex="normal"/>
    </style:style>
    <style:style style:name="T321" style:family="text">
      <style:text-properties style:font-name="Times New Roman" fo:language="el" fo:country="GR" fo:font-style="normal" officeooo:rsid="00c45af5" style:font-style-asian="normal" style:font-style-complex="normal"/>
    </style:style>
    <style:style style:name="T322" style:family="text">
      <style:text-properties style:font-name="Times New Roman" fo:language="el" fo:country="GR" fo:font-style="normal" officeooo:rsid="00c53060" style:font-style-asian="normal" style:font-style-complex="normal"/>
    </style:style>
    <style:style style:name="T323" style:family="text">
      <style:text-properties style:font-name="Times New Roman" fo:language="el" fo:country="GR" fo:font-style="normal" officeooo:rsid="00c5e309" style:font-style-asian="normal" style:font-style-complex="normal"/>
    </style:style>
    <style:style style:name="T324" style:family="text">
      <style:text-properties style:font-name="Times New Roman" fo:language="el" fo:country="GR" fo:font-style="normal" officeooo:rsid="00c62088" style:font-style-asian="normal" style:font-style-complex="normal"/>
    </style:style>
    <style:style style:name="T325" style:family="text">
      <style:text-properties style:font-name="Times New Roman" fo:language="el" fo:country="GR" fo:font-style="normal" officeooo:rsid="00e386c7" style:font-style-asian="normal" style:font-style-complex="normal"/>
    </style:style>
    <style:style style:name="T326" style:family="text">
      <style:text-properties style:font-name="Times New Roman" fo:language="el" fo:country="GR" fo:font-style="normal" officeooo:rsid="00e55439" style:font-style-asian="normal" style:font-style-complex="normal"/>
    </style:style>
    <style:style style:name="T327" style:family="text">
      <style:text-properties style:font-name="Times New Roman" fo:language="el" fo:country="GR" fo:font-style="normal" officeooo:rsid="00e72418" style:font-style-asian="normal" style:font-style-complex="normal"/>
    </style:style>
    <style:style style:name="T328" style:family="text">
      <style:text-properties style:font-name="Times New Roman" fo:language="el" fo:country="GR" fo:font-style="normal" officeooo:rsid="0073148b" style:font-style-asian="normal" style:font-style-complex="normal"/>
    </style:style>
    <style:style style:name="T329" style:family="text">
      <style:text-properties style:font-name="Times New Roman" fo:language="el" fo:country="GR" fo:font-style="normal" officeooo:rsid="00742dde" style:font-style-asian="normal" style:font-style-complex="normal"/>
    </style:style>
    <style:style style:name="T330" style:family="text">
      <style:text-properties style:font-name="Times New Roman" fo:language="el" fo:country="GR" fo:font-style="normal" officeooo:rsid="0075c28b" style:font-style-asian="normal" style:font-style-complex="normal"/>
    </style:style>
    <style:style style:name="T331" style:family="text">
      <style:text-properties style:font-name="Times New Roman" fo:language="el" fo:country="GR" fo:font-style="normal" officeooo:rsid="00761bb1" style:font-style-asian="normal" style:font-style-complex="normal"/>
    </style:style>
    <style:style style:name="T332" style:family="text">
      <style:text-properties style:font-name="Times New Roman" fo:language="el" fo:country="GR" fo:font-style="normal" officeooo:rsid="00771e78" style:font-style-asian="normal" style:font-style-complex="normal"/>
    </style:style>
    <style:style style:name="T333" style:family="text">
      <style:text-properties style:font-name="Times New Roman" fo:language="el" fo:country="GR" fo:font-style="normal" officeooo:rsid="0077b98f" style:font-style-asian="normal" style:font-style-complex="normal"/>
    </style:style>
    <style:style style:name="T334" style:family="text">
      <style:text-properties style:font-name="Times New Roman" fo:language="el" fo:country="GR" fo:font-style="normal" officeooo:rsid="00788c5f" style:font-style-asian="normal" style:font-style-complex="normal"/>
    </style:style>
    <style:style style:name="T335" style:family="text">
      <style:text-properties style:font-name="Times New Roman" fo:language="el" fo:country="GR" fo:font-style="normal" officeooo:rsid="0085ea77" style:font-style-asian="normal" style:font-style-complex="normal"/>
    </style:style>
    <style:style style:name="T336" style:family="text">
      <style:text-properties style:font-name="Times New Roman" fo:language="el" fo:country="GR" fo:font-style="normal" officeooo:rsid="00eddd70" style:font-style-asian="normal" style:font-style-complex="normal"/>
    </style:style>
    <style:style style:name="T337" style:family="text">
      <style:text-properties style:font-name="Times New Roman" fo:language="el" fo:country="GR" fo:font-style="normal" officeooo:rsid="00ef4d9c" style:font-style-asian="normal" style:font-style-complex="normal"/>
    </style:style>
    <style:style style:name="T338" style:family="text">
      <style:text-properties style:font-name="Times New Roman" fo:language="el" fo:country="GR" fo:font-style="normal" officeooo:rsid="00f01b11" style:font-style-asian="normal" style:font-style-complex="normal"/>
    </style:style>
    <style:style style:name="T339" style:family="text">
      <style:text-properties style:font-name="Times New Roman" fo:language="el" fo:country="GR" fo:font-style="normal" officeooo:rsid="00f1e1cd" style:font-style-asian="normal" style:font-style-complex="normal"/>
    </style:style>
    <style:style style:name="T340" style:family="text">
      <style:text-properties style:font-name="Times New Roman" fo:language="el" fo:country="GR" fo:font-style="normal" officeooo:rsid="00f40e7b" style:font-style-asian="normal" style:font-style-complex="normal"/>
    </style:style>
    <style:style style:name="T341" style:family="text">
      <style:text-properties style:font-name="Times New Roman" fo:language="el" fo:country="GR" fo:font-style="normal" officeooo:rsid="00f458f5" style:font-style-asian="normal" style:font-style-complex="normal"/>
    </style:style>
    <style:style style:name="T342" style:family="text">
      <style:text-properties style:font-name="Times New Roman" fo:language="el" fo:country="GR" fo:font-style="normal" officeooo:rsid="00f5f1e9" style:font-style-asian="normal" style:font-style-complex="normal"/>
    </style:style>
    <style:style style:name="T343" style:family="text">
      <style:text-properties style:font-name="Times New Roman" fo:language="el" fo:country="GR" fo:font-style="normal" officeooo:rsid="00f7b9ce" style:font-style-asian="normal" style:font-style-complex="normal"/>
    </style:style>
    <style:style style:name="T344" style:family="text">
      <style:text-properties style:font-name="Times New Roman" fo:language="el" fo:country="GR" fo:font-style="normal" officeooo:rsid="00f94f0c" style:font-style-asian="normal" style:font-style-complex="normal"/>
    </style:style>
    <style:style style:name="T345" style:family="text">
      <style:text-properties style:font-name="Times New Roman" fo:language="el" fo:country="GR" fo:font-style="normal" officeooo:rsid="00fa1ebd" style:font-style-asian="normal" style:font-style-complex="normal"/>
    </style:style>
    <style:style style:name="T346" style:family="text">
      <style:text-properties style:font-name="Times New Roman" fo:language="el" fo:country="GR" fo:font-style="normal" officeooo:rsid="00fa52ad" style:font-style-asian="normal" style:font-style-complex="normal"/>
    </style:style>
    <style:style style:name="T347" style:family="text">
      <style:text-properties style:font-name="Times New Roman" fo:language="el" fo:country="GR" fo:font-style="normal" officeooo:rsid="00fd0d4c" style:font-style-asian="normal" style:font-style-complex="normal"/>
    </style:style>
    <style:style style:name="T348" style:family="text">
      <style:text-properties style:font-name="Times New Roman" fo:language="el" fo:country="GR" fo:font-style="normal" officeooo:rsid="00fe66c2" style:font-style-asian="normal" style:font-style-complex="normal"/>
    </style:style>
    <style:style style:name="T349" style:family="text">
      <style:text-properties style:font-name="Times New Roman" fo:language="el" fo:country="GR" fo:font-style="normal" officeooo:rsid="01004e12" style:font-style-asian="normal" style:font-style-complex="normal"/>
    </style:style>
    <style:style style:name="T350" style:family="text">
      <style:text-properties style:font-name="Times New Roman" fo:language="el" fo:country="GR" fo:font-style="normal" officeooo:rsid="01011c73" style:font-style-asian="normal" style:font-style-complex="normal"/>
    </style:style>
    <style:style style:name="T351" style:family="text">
      <style:text-properties style:font-name="Times New Roman" fo:language="el" fo:country="GR" fo:font-style="normal" officeooo:rsid="0101cf7c" style:font-style-asian="normal" style:font-style-complex="normal"/>
    </style:style>
    <style:style style:name="T352" style:family="text">
      <style:text-properties style:font-name="Times New Roman" fo:language="el" fo:country="GR" fo:font-style="normal" officeooo:rsid="0102a6e7" style:font-style-asian="normal" style:font-style-complex="normal"/>
    </style:style>
    <style:style style:name="T353" style:family="text">
      <style:text-properties style:font-name="Times New Roman" fo:language="el" fo:country="GR" fo:font-style="normal" officeooo:rsid="004287c0" style:font-style-asian="normal" style:font-style-complex="normal"/>
    </style:style>
    <style:style style:name="T354" style:family="text">
      <style:text-properties style:font-name="Times New Roman" fo:language="el" fo:country="GR" fo:font-style="normal" officeooo:rsid="01037c73" style:font-style-asian="normal" style:font-style-complex="normal"/>
    </style:style>
    <style:style style:name="T355" style:family="text">
      <style:text-properties style:font-name="Times New Roman" fo:language="el" fo:country="GR" fo:font-style="normal" officeooo:rsid="0104a6d0" style:font-style-asian="normal" style:font-style-complex="normal"/>
    </style:style>
    <style:style style:name="T356" style:family="text">
      <style:text-properties style:font-name="Times New Roman" fo:language="el" fo:country="GR" fo:font-style="normal" officeooo:rsid="0104a945" style:font-style-asian="normal" style:font-style-complex="normal"/>
    </style:style>
    <style:style style:name="T357" style:family="text">
      <style:text-properties style:font-name="Times New Roman" fo:language="el" fo:country="GR" fo:font-style="normal" officeooo:rsid="010574a7" style:font-style-asian="normal" style:font-style-complex="normal"/>
    </style:style>
    <style:style style:name="T358" style:family="text">
      <style:text-properties style:font-name="Times New Roman" fo:language="el" fo:country="GR" fo:font-style="normal" officeooo:rsid="0107251e" style:font-style-asian="normal" style:font-style-complex="normal"/>
    </style:style>
    <style:style style:name="T359" style:family="text">
      <style:text-properties style:font-name="Times New Roman" fo:language="el" fo:country="GR" fo:font-style="normal" officeooo:rsid="01072850" style:font-style-asian="normal" style:font-style-complex="normal"/>
    </style:style>
    <style:style style:name="T360" style:family="text">
      <style:text-properties style:font-name="Times New Roman" fo:language="el" fo:country="GR" fo:font-style="normal" officeooo:rsid="0107c99e" style:font-style-asian="normal" style:font-style-complex="normal"/>
    </style:style>
    <style:style style:name="T361" style:family="text">
      <style:text-properties style:font-name="Times New Roman" fo:language="el" fo:country="GR" fo:font-style="normal" officeooo:rsid="01083534" style:font-style-asian="normal" style:font-style-complex="normal"/>
    </style:style>
    <style:style style:name="T362" style:family="text">
      <style:text-properties style:font-name="Times New Roman" fo:language="el" fo:country="GR" fo:font-style="normal" officeooo:rsid="0109b140" style:font-style-asian="normal" style:font-style-complex="normal"/>
    </style:style>
    <style:style style:name="T363" style:family="text">
      <style:text-properties style:font-name="Times New Roman" fo:language="el" fo:country="GR" fo:font-style="normal" officeooo:rsid="010c607e" style:font-style-asian="normal" style:font-style-complex="normal"/>
    </style:style>
    <style:style style:name="T364" style:family="text">
      <style:text-properties style:font-name="Times New Roman" fo:language="el" fo:country="GR" fo:font-style="normal" officeooo:rsid="010d4f99" style:font-style-asian="normal" style:font-style-complex="normal"/>
    </style:style>
    <style:style style:name="T365" style:family="text">
      <style:text-properties style:font-name="Times New Roman" fo:language="el" fo:country="GR" fo:font-style="normal" officeooo:rsid="011a7c8f" style:font-style-asian="normal" style:font-style-complex="normal"/>
    </style:style>
    <style:style style:name="T366" style:family="text">
      <style:text-properties style:font-name="Times New Roman" fo:language="el" fo:country="GR" fo:font-style="normal" officeooo:rsid="011c30a3" style:font-style-asian="normal" style:font-style-complex="normal"/>
    </style:style>
    <style:style style:name="T367" style:family="text">
      <style:text-properties style:font-name="Times New Roman" fo:language="el" fo:country="GR" fo:font-style="normal" officeooo:rsid="011e2c8e" style:font-style-asian="normal" style:font-style-complex="normal"/>
    </style:style>
    <style:style style:name="T368" style:family="text">
      <style:text-properties style:font-name="Times New Roman" fo:language="el" fo:country="GR" fo:font-style="normal" officeooo:rsid="011ffa17" style:font-style-asian="normal" style:font-style-complex="normal"/>
    </style:style>
    <style:style style:name="T369" style:family="text">
      <style:text-properties style:font-name="Times New Roman" fo:language="el" fo:country="GR" fo:font-style="normal" officeooo:rsid="0120cd1d" style:font-style-asian="normal" style:font-style-complex="normal"/>
    </style:style>
    <style:style style:name="T370" style:family="text">
      <style:text-properties style:font-name="Times New Roman" fo:language="el" fo:country="GR" fo:font-style="normal" officeooo:rsid="0121a081" style:font-style-asian="normal" style:font-style-complex="normal"/>
    </style:style>
    <style:style style:name="T371" style:family="text">
      <style:text-properties style:font-name="Times New Roman" fo:language="el" fo:country="GR" fo:font-style="normal" officeooo:rsid="0123d1a3" style:font-style-asian="normal" style:font-style-complex="normal"/>
    </style:style>
    <style:style style:name="T372" style:family="text">
      <style:text-properties style:font-name="Times New Roman" fo:language="el" fo:country="GR" fo:font-style="normal" officeooo:rsid="01253108" style:font-style-asian="normal" style:font-style-complex="normal"/>
    </style:style>
    <style:style style:name="T373" style:family="text">
      <style:text-properties style:font-name="Times New Roman" fo:language="el" fo:country="GR" fo:font-style="normal" officeooo:rsid="01289c5d" style:font-style-asian="normal" style:font-style-complex="normal"/>
    </style:style>
    <style:style style:name="T374" style:family="text">
      <style:text-properties style:font-name="Times New Roman" fo:language="el" fo:country="GR" fo:font-style="normal" officeooo:rsid="0128c99f" style:font-style-asian="normal" style:font-style-complex="normal"/>
    </style:style>
    <style:style style:name="T375" style:family="text">
      <style:text-properties style:font-name="Times New Roman" fo:language="el" fo:country="GR" fo:font-style="normal" officeooo:rsid="0129c275" style:font-style-asian="normal" style:font-style-complex="normal"/>
    </style:style>
    <style:style style:name="T376" style:family="text">
      <style:text-properties style:font-name="Times New Roman" fo:language="el" fo:country="GR" fo:font-style="normal" officeooo:rsid="012ac9d1" style:font-style-asian="normal" style:font-style-complex="normal"/>
    </style:style>
    <style:style style:name="T377" style:family="text">
      <style:text-properties style:font-name="Times New Roman" fo:language="el" fo:country="GR" fo:font-style="normal" officeooo:rsid="012b0a87" style:font-style-asian="normal" style:font-style-complex="normal"/>
    </style:style>
    <style:style style:name="T378" style:family="text">
      <style:text-properties style:font-name="Times New Roman" fo:language="el" fo:country="GR" fo:font-style="normal" officeooo:rsid="012b6927" style:font-style-asian="normal" style:font-style-complex="normal"/>
    </style:style>
    <style:style style:name="T379" style:family="text">
      <style:text-properties style:font-name="Times New Roman" fo:language="el" fo:country="GR" fo:font-style="normal" officeooo:rsid="012b9874" style:font-style-asian="normal" style:font-style-complex="normal"/>
    </style:style>
    <style:style style:name="T380" style:family="text">
      <style:text-properties style:font-name="Times New Roman" fo:language="el" fo:country="GR" fo:font-style="normal" officeooo:rsid="012c2bd2" style:font-style-asian="normal" style:font-style-complex="normal"/>
    </style:style>
    <style:style style:name="T381" style:family="text">
      <style:text-properties style:font-name="Times New Roman" fo:language="el" fo:country="GR" fo:font-style="normal" officeooo:rsid="012c3ac0" style:font-style-asian="normal" style:font-style-complex="normal"/>
    </style:style>
    <style:style style:name="T382" style:family="text">
      <style:text-properties style:font-name="Times New Roman" fo:language="el" fo:country="GR" fo:font-style="normal" officeooo:rsid="012e8d71" style:font-style-asian="normal" style:font-style-complex="normal"/>
    </style:style>
    <style:style style:name="T383" style:family="text">
      <style:text-properties style:font-name="Times New Roman" fo:language="el" fo:country="GR" fo:font-style="normal" officeooo:rsid="012ecc78" style:font-style-asian="normal" style:font-style-complex="normal"/>
    </style:style>
    <style:style style:name="T384" style:family="text">
      <style:text-properties style:font-name="Times New Roman" fo:language="el" fo:country="GR" fo:font-style="normal" officeooo:rsid="01302562" style:font-style-asian="normal" style:font-style-complex="normal"/>
    </style:style>
    <style:style style:name="T385" style:family="text">
      <style:text-properties style:font-name="Times New Roman" fo:language="el" fo:country="GR" fo:font-style="normal" officeooo:rsid="013072e9" style:font-style-asian="normal" style:font-style-complex="normal"/>
    </style:style>
    <style:style style:name="T386" style:family="text">
      <style:text-properties style:font-name="Times New Roman" fo:language="el" fo:country="GR" fo:font-style="normal" officeooo:rsid="0131c6f6" style:font-style-asian="normal" style:font-style-complex="normal"/>
    </style:style>
    <style:style style:name="T387" style:family="text">
      <style:text-properties style:font-name="Times New Roman" fo:language="el" fo:country="GR" fo:font-style="normal" officeooo:rsid="013220b3" style:font-style-asian="normal" style:font-style-complex="normal"/>
    </style:style>
    <style:style style:name="T388" style:family="text">
      <style:text-properties style:font-name="Times New Roman" fo:language="el" fo:country="GR" fo:font-style="normal" officeooo:rsid="013306de" style:font-style-asian="normal" style:font-style-complex="normal"/>
    </style:style>
    <style:style style:name="T389" style:family="text">
      <style:text-properties style:font-name="Times New Roman" fo:language="el" fo:country="GR" fo:font-style="normal" officeooo:rsid="0134aa31" style:font-style-asian="normal" style:font-style-complex="normal"/>
    </style:style>
    <style:style style:name="T390" style:family="text">
      <style:text-properties style:font-name="Times New Roman" fo:language="el" fo:country="GR" fo:font-style="normal" officeooo:rsid="01355416" style:font-style-asian="normal" style:font-style-complex="normal"/>
    </style:style>
    <style:style style:name="T391" style:family="text">
      <style:text-properties style:font-name="Times New Roman" fo:language="el" fo:country="GR" fo:font-style="normal" officeooo:rsid="0137318a" style:font-style-asian="normal" style:font-style-complex="normal"/>
    </style:style>
    <style:style style:name="T392" style:family="text">
      <style:text-properties style:font-name="Times New Roman" fo:language="el" fo:country="GR" fo:font-style="normal" officeooo:rsid="0137a6d4" style:font-style-asian="normal" style:font-style-complex="normal"/>
    </style:style>
    <style:style style:name="T393" style:family="text">
      <style:text-properties style:font-name="Times New Roman" fo:language="el" fo:country="GR" fo:font-style="normal" officeooo:rsid="013898d5" style:font-style-asian="normal" style:font-style-complex="normal"/>
    </style:style>
    <style:style style:name="T394" style:family="text">
      <style:text-properties style:font-name="Times New Roman" fo:language="el" fo:country="GR" fo:font-style="normal" officeooo:rsid="013a7bbd" style:font-style-asian="normal" style:font-style-complex="normal"/>
    </style:style>
    <style:style style:name="T395" style:family="text">
      <style:text-properties style:font-name="Times New Roman" fo:language="el" fo:country="GR" fo:font-style="normal" officeooo:rsid="013d308d" style:font-style-asian="normal" style:font-style-complex="normal"/>
    </style:style>
    <style:style style:name="T396" style:family="text">
      <style:text-properties style:font-name="Times New Roman" fo:language="el" fo:country="GR" fo:font-style="normal" officeooo:rsid="013e1ba9" style:font-style-asian="normal" style:font-style-complex="normal"/>
    </style:style>
    <style:style style:name="T397" style:family="text">
      <style:text-properties style:font-name="Times New Roman" fo:language="el" fo:country="GR" fo:font-style="normal" officeooo:rsid="013fc542" style:font-style-asian="normal" style:font-style-complex="normal"/>
    </style:style>
    <style:style style:name="T398" style:family="text">
      <style:text-properties style:font-name="Times New Roman" fo:language="el" fo:country="GR" fo:font-style="normal" officeooo:rsid="01428c56" style:font-style-asian="normal" style:font-style-complex="normal"/>
    </style:style>
    <style:style style:name="T399" style:family="text">
      <style:text-properties style:font-name="Times New Roman" fo:language="el" fo:country="GR" fo:font-style="normal" officeooo:rsid="0142fb6f" style:font-style-asian="normal" style:font-style-complex="normal"/>
    </style:style>
    <style:style style:name="T400" style:family="text">
      <style:text-properties style:font-name="Times New Roman" fo:language="el" fo:country="GR" fo:font-style="normal" officeooo:rsid="01447463" style:font-style-asian="normal" style:font-style-complex="normal"/>
    </style:style>
    <style:style style:name="T401" style:family="text">
      <style:text-properties style:font-name="Times New Roman" fo:language="el" fo:country="GR" fo:font-style="normal" officeooo:rsid="01456afd" style:font-style-asian="normal" style:font-style-complex="normal"/>
    </style:style>
    <style:style style:name="T402" style:family="text">
      <style:text-properties style:font-name="Times New Roman" fo:language="el" fo:country="GR" fo:font-style="normal" officeooo:rsid="01459a2e" style:font-style-asian="normal" style:font-style-complex="normal"/>
    </style:style>
    <style:style style:name="T403" style:family="text">
      <style:text-properties style:font-name="Times New Roman" fo:language="el" fo:country="GR" fo:font-style="normal" officeooo:rsid="01469b65" style:font-style-asian="normal" style:font-style-complex="normal"/>
    </style:style>
    <style:style style:name="T404" style:family="text">
      <style:text-properties style:font-name="Times New Roman" fo:language="el" fo:country="GR" fo:font-style="normal" officeooo:rsid="01484fb2" style:font-style-asian="normal" style:font-style-complex="normal"/>
    </style:style>
    <style:style style:name="T405" style:family="text">
      <style:text-properties style:font-name="Times New Roman" fo:language="el" fo:country="GR" fo:font-style="normal" officeooo:rsid="014884ed" style:font-style-asian="normal" style:font-style-complex="normal"/>
    </style:style>
    <style:style style:name="T406" style:family="text">
      <style:text-properties style:font-name="Times New Roman" fo:language="el" fo:country="GR" fo:font-style="normal" officeooo:rsid="014a55ba" style:font-style-asian="normal" style:font-style-complex="normal"/>
    </style:style>
    <style:style style:name="T407" style:family="text">
      <style:text-properties style:font-name="Times New Roman" fo:language="el" fo:country="GR" fo:font-style="normal" officeooo:rsid="014c237e" style:font-style-asian="normal" style:font-style-complex="normal"/>
    </style:style>
    <style:style style:name="T408" style:family="text">
      <style:text-properties style:font-name="Times New Roman" fo:language="el" fo:country="GR" fo:font-style="normal" officeooo:rsid="014d0e8f" style:font-style-asian="normal" style:font-style-complex="normal"/>
    </style:style>
    <style:style style:name="T409" style:family="text">
      <style:text-properties style:font-name="Times New Roman" fo:language="el" fo:country="GR" fo:font-style="normal" officeooo:rsid="014d584a" style:font-style-asian="normal" style:font-style-complex="normal"/>
    </style:style>
    <style:style style:name="T410" style:family="text">
      <style:text-properties style:font-name="Times New Roman" fo:language="el" fo:country="GR" fo:font-style="normal" officeooo:rsid="014e43bd" style:font-style-asian="normal" style:font-style-complex="normal"/>
    </style:style>
    <style:style style:name="T411" style:family="text">
      <style:text-properties style:font-name="Times New Roman" fo:language="el" fo:country="GR" fo:font-style="normal" officeooo:rsid="014f45c2" style:font-style-asian="normal" style:font-style-complex="normal"/>
    </style:style>
    <style:style style:name="T412" style:family="text">
      <style:text-properties style:font-name="Times New Roman" fo:language="el" fo:country="GR" fo:font-style="normal" officeooo:rsid="014fa6a4" style:font-style-asian="normal" style:font-style-complex="normal"/>
    </style:style>
    <style:style style:name="T413" style:family="text">
      <style:text-properties style:font-name="Times New Roman" fo:language="el" fo:country="GR" fo:font-style="normal" officeooo:rsid="0151ec68" style:font-style-asian="normal" style:font-style-complex="normal"/>
    </style:style>
    <style:style style:name="T414" style:family="text">
      <style:text-properties style:font-name="Times New Roman" fo:language="el" fo:country="GR" fo:font-style="normal" officeooo:rsid="01534ea0" style:font-style-asian="normal" style:font-style-complex="normal"/>
    </style:style>
    <style:style style:name="T415" style:family="text">
      <style:text-properties style:font-name="Times New Roman" fo:language="el" fo:country="GR" fo:font-style="normal" officeooo:rsid="0153d3eb" style:font-style-asian="normal" style:font-style-complex="normal"/>
    </style:style>
    <style:style style:name="T416" style:family="text">
      <style:text-properties style:font-name="Times New Roman" fo:language="el" fo:country="GR" fo:font-style="normal" officeooo:rsid="0154c30d" style:font-style-asian="normal" style:font-style-complex="normal"/>
    </style:style>
    <style:style style:name="T417" style:family="text">
      <style:text-properties style:font-name="Times New Roman" fo:language="el" fo:country="GR" fo:font-style="normal" officeooo:rsid="0156bf34" style:font-style-asian="normal" style:font-style-complex="normal"/>
    </style:style>
    <style:style style:name="T418" style:family="text">
      <style:text-properties style:font-name="Times New Roman" fo:language="el" fo:country="GR" fo:font-style="normal" officeooo:rsid="01588b1f" style:font-style-asian="normal" style:font-style-complex="normal"/>
    </style:style>
    <style:style style:name="T419" style:family="text">
      <style:text-properties style:font-name="Times New Roman" fo:language="el" fo:country="GR" fo:font-style="normal" officeooo:rsid="01597ea3" style:font-style-asian="normal" style:font-style-complex="normal"/>
    </style:style>
    <style:style style:name="T420" style:family="text">
      <style:text-properties style:font-name="Times New Roman" fo:language="el" fo:country="GR" fo:font-style="normal" officeooo:rsid="015b2a9b" style:font-style-asian="normal" style:font-style-complex="normal"/>
    </style:style>
    <style:style style:name="T421" style:family="text">
      <style:text-properties style:font-name="Times New Roman" fo:language="el" fo:country="GR" fo:font-style="normal" officeooo:rsid="015cf268" style:font-style-asian="normal" style:font-style-complex="normal"/>
    </style:style>
    <style:style style:name="T422" style:family="text">
      <style:text-properties style:font-name="Times New Roman" fo:language="el" fo:country="GR" fo:font-style="normal" officeooo:rsid="015fdb33" style:font-style-asian="normal" style:font-style-complex="normal"/>
    </style:style>
    <style:style style:name="T423" style:family="text">
      <style:text-properties style:font-name="Times New Roman" fo:language="el" fo:country="GR" fo:font-style="normal" officeooo:rsid="01619788" style:font-style-asian="normal" style:font-style-complex="normal"/>
    </style:style>
    <style:style style:name="T424" style:family="text">
      <style:text-properties style:font-name="Times New Roman" fo:language="el" fo:country="GR" fo:font-style="normal" officeooo:rsid="0162e2ff" style:font-style-asian="normal" style:font-style-complex="normal"/>
    </style:style>
    <style:style style:name="T425" style:family="text">
      <style:text-properties style:font-name="Times New Roman" fo:language="el" fo:country="GR" fo:font-style="normal" officeooo:rsid="01633d07" style:font-style-asian="normal" style:font-style-complex="normal"/>
    </style:style>
    <style:style style:name="T426" style:family="text">
      <style:text-properties style:font-name="Times New Roman" fo:language="el" fo:country="GR" fo:font-style="normal" officeooo:rsid="0163454a" style:font-style-asian="normal" style:font-style-complex="normal"/>
    </style:style>
    <style:style style:name="T427" style:family="text">
      <style:text-properties style:font-name="Times New Roman" fo:language="el" fo:country="GR" fo:font-style="normal" officeooo:rsid="0163a393" style:font-style-asian="normal" style:font-style-complex="normal"/>
    </style:style>
    <style:style style:name="T428" style:family="text">
      <style:text-properties style:font-name="Times New Roman" fo:language="el" fo:country="GR" fo:font-style="normal" officeooo:rsid="0164bcae" style:font-style-asian="normal" style:font-style-complex="normal"/>
    </style:style>
    <style:style style:name="T429" style:family="text">
      <style:text-properties style:font-name="Times New Roman" fo:language="el" fo:country="GR" fo:font-style="normal" officeooo:rsid="01651287" style:font-style-asian="normal" style:font-style-complex="normal"/>
    </style:style>
    <style:style style:name="T430" style:family="text">
      <style:text-properties style:font-name="Times New Roman" fo:language="el" fo:country="GR" fo:font-style="normal" officeooo:rsid="016559c8" style:font-style-asian="normal" style:font-style-complex="normal"/>
    </style:style>
    <style:style style:name="T431" style:family="text">
      <style:text-properties style:font-name="Times New Roman" fo:language="el" fo:country="GR" fo:font-style="normal" officeooo:rsid="016bdd5c" style:font-style-asian="normal" style:font-style-complex="normal"/>
    </style:style>
    <style:style style:name="T432" style:family="text">
      <style:text-properties style:font-name="Times New Roman" officeooo:rsid="004cecd8"/>
    </style:style>
    <style:style style:name="T433" style:family="text">
      <style:text-properties style:font-name="Times New Roman" officeooo:rsid="0058a2b9" fo:background-color="#ffffff" loext:char-shading-value="0"/>
    </style:style>
    <style:style style:name="T434" style:family="text">
      <style:text-properties style:font-name="Times New Roman" officeooo:rsid="00630f11" fo:background-color="#ffffff" loext:char-shading-value="0"/>
    </style:style>
    <style:style style:name="T435" style:family="text">
      <style:text-properties style:font-name="Times New Roman" fo:background-color="#ffffff" loext:char-shading-value="0" style:font-style-asian="normal" style:font-style-complex="normal"/>
    </style:style>
    <style:style style:name="T436" style:family="text">
      <style:text-properties style:font-name="Times New Roman" officeooo:rsid="003f93ca" fo:background-color="#ffffff" loext:char-shading-value="0" style:font-style-asian="normal" style:font-style-complex="normal"/>
    </style:style>
    <style:style style:name="T437" style:family="text">
      <style:text-properties style:font-name="Times New Roman" fo:language="en" fo:country="US" officeooo:rsid="00a342b8" style:font-style-asian="normal" style:font-style-complex="normal"/>
    </style:style>
    <style:style style:name="T438" style:family="text">
      <style:text-properties style:font-name="Times New Roman" fo:language="en" fo:country="US" fo:font-style="normal" officeooo:rsid="00e386c7" style:font-style-asian="normal" style:font-style-complex="normal"/>
    </style:style>
    <style:style style:name="T439" style:family="text">
      <style:text-properties style:font-name="Times New Roman" fo:language="en" fo:country="US" fo:font-style="normal" officeooo:rsid="0107c99e" style:font-style-asian="normal" style:font-style-complex="normal"/>
    </style:style>
    <style:style style:name="T440" style:family="text">
      <style:text-properties style:font-name="Times New Roman" fo:language="en" fo:country="US" fo:font-style="normal" officeooo:rsid="01083534" style:font-style-asian="normal" style:font-style-complex="normal"/>
    </style:style>
    <style:style style:name="T441" style:family="text">
      <style:text-properties style:font-name="Times New Roman" fo:language="en" fo:country="US" fo:font-style="normal" officeooo:rsid="0120cd1d" style:font-style-asian="normal" style:font-style-complex="normal"/>
    </style:style>
    <style:style style:name="T442" style:family="text">
      <style:text-properties style:font-name="Times New Roman" fo:language="en" fo:country="US" fo:font-style="normal" officeooo:rsid="0121a081" style:font-style-asian="normal" style:font-style-complex="normal"/>
    </style:style>
    <style:style style:name="T443" style:family="text">
      <style:text-properties style:font-name="Times New Roman" fo:language="en" fo:country="US" fo:font-style="normal" officeooo:rsid="004287c0" style:font-style-asian="normal" style:font-style-complex="normal"/>
    </style:style>
    <style:style style:name="T444" style:family="text">
      <style:text-properties style:font-name="Times New Roman" fo:language="en" fo:country="US" fo:font-style="normal" officeooo:rsid="01289c5d" style:font-style-asian="normal" style:font-style-complex="normal"/>
    </style:style>
    <style:style style:name="T445" style:family="text">
      <style:text-properties style:font-name="Times New Roman" fo:language="en" fo:country="US" fo:font-style="normal" officeooo:rsid="013072e9" style:font-style-asian="normal" style:font-style-complex="normal"/>
    </style:style>
    <style:style style:name="T446" style:family="text">
      <style:text-properties style:font-name="Times New Roman" fo:language="en" fo:country="US" fo:font-style="normal" officeooo:rsid="0134aa31" style:font-style-asian="normal" style:font-style-complex="normal"/>
    </style:style>
    <style:style style:name="T447" style:family="text">
      <style:text-properties style:font-name="Times New Roman" fo:language="en" fo:country="US" fo:font-style="normal" officeooo:rsid="013d308d" style:font-style-asian="normal" style:font-style-complex="normal"/>
    </style:style>
    <style:style style:name="T448" style:family="text">
      <style:text-properties style:font-name="Times New Roman" fo:language="en" fo:country="US" fo:font-style="normal" officeooo:rsid="014a55ba" style:font-style-asian="normal" style:font-style-complex="normal"/>
    </style:style>
    <style:style style:name="T449" style:family="text">
      <style:text-properties style:font-name="Times New Roman" fo:language="en" fo:country="US" fo:font-style="normal" officeooo:rsid="015509f5" style:font-style-asian="normal" style:font-style-complex="normal"/>
    </style:style>
    <style:style style:name="T450" style:family="text">
      <style:text-properties style:font-name="Times New Roman" fo:language="en" fo:country="US" fo:font-style="normal" officeooo:rsid="015cf268" style:font-style-asian="normal" style:font-style-complex="normal"/>
    </style:style>
    <style:style style:name="T451" style:family="text">
      <style:text-properties style:font-name="Times New Roman" fo:language="en" fo:country="US" fo:font-style="normal" officeooo:rsid="0163454a" style:font-style-asian="normal" style:font-style-complex="normal"/>
    </style:style>
    <style:style style:name="T452" style:family="text">
      <style:text-properties style:font-name="Times New Roman" fo:language="en" fo:country="US" fo:font-style="normal" officeooo:rsid="0163a393" style:font-style-asian="normal" style:font-style-complex="normal"/>
    </style:style>
    <style:style style:name="T453" style:family="text">
      <style:text-properties style:font-name="Times New Roman" fo:font-style="normal" style:font-style-asian="normal" style:font-style-complex="normal"/>
    </style:style>
    <style:style style:name="T454" style:family="text">
      <style:text-properties style:font-name="Times New Roman" fo:font-style="normal" officeooo:rsid="00b6ee76" style:font-style-asian="normal" style:font-style-complex="normal"/>
    </style:style>
    <style:style style:name="T455" style:family="text">
      <style:text-properties style:font-name="Times New Roman" fo:font-style="normal" officeooo:rsid="0040da9b" style:font-style-asian="normal" style:font-style-complex="normal"/>
    </style:style>
    <style:style style:name="T456" style:family="text">
      <style:text-properties style:font-name="Times New Roman" fo:font-style="normal" officeooo:rsid="003f5bdb" style:font-style-asian="normal" style:font-style-complex="normal"/>
    </style:style>
    <style:style style:name="T457" style:family="text">
      <style:text-properties style:font-name="Times New Roman" fo:font-style="normal" officeooo:rsid="003f93ca" style:font-style-asian="normal" style:font-style-complex="normal"/>
    </style:style>
    <style:style style:name="T458" style:family="text">
      <style:text-properties style:font-name="Times New Roman" fo:font-style="normal" officeooo:rsid="004e3f66" style:font-style-asian="normal" style:font-style-complex="normal"/>
    </style:style>
    <style:style style:name="T459" style:family="text">
      <style:text-properties style:font-name="Times New Roman" fo:font-style="normal" officeooo:rsid="00babfa5" style:font-style-asian="normal" style:font-style-complex="normal"/>
    </style:style>
    <style:style style:name="T460" style:family="text">
      <style:text-properties style:font-name="Times New Roman" fo:font-style="normal" officeooo:rsid="00bc7110" style:font-style-asian="normal" style:font-style-complex="normal"/>
    </style:style>
    <style:style style:name="T461" style:family="text">
      <style:text-properties style:font-name="Times New Roman" fo:font-style="normal" officeooo:rsid="00c174cf" style:font-style-asian="normal" style:font-style-complex="normal"/>
    </style:style>
    <style:style style:name="T462" style:family="text">
      <style:text-properties style:font-name="Times New Roman" fo:font-style="normal" officeooo:rsid="00c45af5" style:font-style-asian="normal" style:font-style-complex="normal"/>
    </style:style>
    <style:style style:name="T463" style:family="text">
      <style:text-properties style:font-name="Times New Roman" fo:font-style="normal" officeooo:rsid="00e386c7" style:font-style-asian="normal" style:font-style-complex="normal"/>
    </style:style>
    <style:style style:name="T464" style:family="text">
      <style:text-properties style:font-name="Times New Roman" fo:font-style="normal" officeooo:rsid="004287c0" style:font-style-asian="normal" style:font-style-complex="normal"/>
    </style:style>
    <style:style style:name="T465" style:family="text">
      <style:text-properties style:font-name="Times New Roman" fo:font-style="normal" officeooo:rsid="0073148b" style:font-style-asian="normal" style:font-style-complex="normal"/>
    </style:style>
    <style:style style:name="T466" style:family="text">
      <style:text-properties style:font-name="Times New Roman" fo:font-size="9pt" fo:font-style="normal" style:font-size-asian="9pt" style:font-style-asian="normal" style:font-size-complex="9pt" style:font-style-complex="normal"/>
    </style:style>
    <style:style style:name="T467" style:family="text">
      <style:text-properties style:font-name="Times New Roman" fo:font-size="9pt" fo:font-style="normal" officeooo:rsid="00d967e7" style:font-size-asian="9pt" style:font-style-asian="normal" style:font-size-complex="9pt" style:font-style-complex="normal"/>
    </style:style>
    <style:style style:name="T468" style:family="text">
      <style:text-properties style:font-name="Times New Roman" fo:font-size="9pt" fo:font-style="normal" officeooo:rsid="004287c0" style:font-size-asian="9pt" style:font-style-asian="normal" style:font-size-complex="9pt" style:font-style-complex="normal"/>
    </style:style>
    <style:style style:name="T469" style:family="text">
      <style:text-properties style:font-name="Times New Roman" fo:font-size="9pt" fo:language="el" fo:country="GR" fo:font-style="normal" officeooo:rsid="00ce0adc" style:font-size-asian="9pt" style:font-style-asian="normal" style:font-size-complex="9pt" style:font-style-complex="normal"/>
    </style:style>
    <style:style style:name="T470" style:family="text">
      <style:text-properties style:font-name="Times New Roman" fo:font-size="9pt" fo:language="el" fo:country="GR" fo:font-style="normal" officeooo:rsid="00d967e7" style:font-size-asian="9pt" style:font-style-asian="normal" style:font-size-complex="9pt" style:font-style-complex="normal"/>
    </style:style>
    <style:style style:name="T471" style:family="text">
      <style:text-properties style:font-name="Times New Roman" fo:font-size="9pt" fo:language="el" fo:country="GR" fo:font-style="normal" officeooo:rsid="00da22e0" style:font-size-asian="9pt" style:font-style-asian="normal" style:font-size-complex="9pt" style:font-style-complex="normal"/>
    </style:style>
    <style:style style:name="T472" style:family="text">
      <style:text-properties style:font-name="Times New Roman" fo:font-size="9pt" fo:language="el" fo:country="GR" fo:font-style="normal" officeooo:rsid="00e15b85" style:font-size-asian="9pt" style:font-style-asian="normal" style:font-size-complex="9pt" style:font-style-complex="normal"/>
    </style:style>
    <style:style style:name="T473" style:family="text">
      <style:text-properties style:font-name="Times New Roman" fo:font-size="9pt" fo:language="el" fo:country="GR" fo:font-style="normal" officeooo:rsid="00e21b73" style:font-size-asian="9pt" style:font-style-asian="normal" style:font-size-complex="9pt" style:font-style-complex="normal"/>
    </style:style>
    <style:style style:name="T474" style:family="text">
      <style:text-properties style:font-name="Times New Roman" fo:font-size="9pt" fo:language="el" fo:country="GR" fo:font-style="normal" officeooo:rsid="00ea1c99" style:font-size-asian="9pt" style:font-style-asian="normal" style:font-size-complex="9pt" style:font-style-complex="normal"/>
    </style:style>
    <style:style style:name="T475" style:family="text">
      <style:text-properties style:font-name="Times New Roman" fo:font-size="9pt" fo:language="el" fo:country="GR" fo:font-style="normal" officeooo:rsid="00ebfdae" style:font-size-asian="9pt" style:font-style-asian="normal" style:font-size-complex="9pt" style:font-style-complex="normal"/>
    </style:style>
    <style:style style:name="T476" style:family="text">
      <style:text-properties style:font-name="Times New Roman" fo:font-size="9pt" fo:language="el" fo:country="GR" fo:font-style="normal" officeooo:rsid="010d4f99" style:font-size-asian="9pt" style:font-style-asian="normal" style:font-size-complex="9pt" style:font-style-complex="normal"/>
    </style:style>
    <style:style style:name="T477" style:family="text">
      <style:text-properties style:font-name="Times New Roman" fo:font-size="9pt" fo:language="el" fo:country="GR" fo:font-style="normal" officeooo:rsid="010e0292" style:font-size-asian="9pt" style:font-style-asian="normal" style:font-size-complex="9pt" style:font-style-complex="normal"/>
    </style:style>
    <style:style style:name="T478" style:family="text">
      <style:text-properties style:font-name="Times New Roman" fo:font-size="9pt" fo:language="el" fo:country="GR" fo:font-style="normal" officeooo:rsid="0116c85d" style:font-size-asian="9pt" style:font-style-asian="normal" style:font-size-complex="9pt" style:font-style-complex="normal"/>
    </style:style>
    <style:style style:name="T479" style:family="text">
      <style:text-properties style:font-name="Times New Roman" fo:font-size="9pt" fo:language="el" fo:country="GR" fo:font-style="normal" officeooo:rsid="0113f849" style:font-size-asian="9pt" style:font-style-asian="normal" style:font-size-complex="9pt" style:font-style-complex="normal"/>
    </style:style>
    <style:style style:name="T480" style:family="text">
      <style:text-properties style:font-name="Times New Roman" fo:font-size="9pt" fo:language="el" fo:country="GR" fo:font-style="normal" officeooo:rsid="01125f24" style:font-size-asian="9pt" style:font-style-asian="normal" style:font-size-complex="9pt" style:font-style-complex="normal"/>
    </style:style>
    <style:style style:name="T481" style:family="text">
      <style:text-properties style:font-name="Times New Roman" fo:font-size="9pt" fo:language="el" fo:country="GR" fo:font-style="normal" officeooo:rsid="011781fb" style:font-size-asian="9pt" style:font-style-asian="normal" style:font-size-complex="9pt" style:font-style-complex="normal"/>
    </style:style>
    <style:style style:name="T482" style:family="text">
      <style:text-properties style:font-name="Times New Roman" fo:font-size="9pt" fo:language="el" fo:country="GR" fo:font-style="normal" officeooo:rsid="0114f0d4" style:font-size-asian="9pt" style:font-style-asian="normal" style:font-size-complex="9pt" style:font-style-complex="normal"/>
    </style:style>
    <style:style style:name="T483" style:family="text">
      <style:text-properties style:font-name="Times New Roman" fo:font-size="9pt" fo:language="el" fo:country="GR" fo:font-style="normal" fo:font-weight="normal" officeooo:rsid="00da22e0" style:font-size-asian="9pt" style:font-style-asian="normal" style:font-weight-asian="normal" style:font-size-complex="9pt" style:font-style-complex="normal" style:font-weight-complex="normal"/>
    </style:style>
    <style:style style:name="T484" style:family="text">
      <style:text-properties style:font-name="Times New Roman" fo:font-size="9pt" fo:language="el" fo:country="GR" fo:font-style="normal" fo:font-weight="normal" officeooo:rsid="00db8839" style:font-size-asian="9pt" style:font-style-asian="normal" style:font-weight-asian="normal" style:font-size-complex="9pt" style:font-style-complex="normal" style:font-weight-complex="normal"/>
    </style:style>
    <style:style style:name="T485" style:family="text">
      <style:text-properties style:font-name="Times New Roman" fo:font-size="9pt" fo:language="en" fo:country="US" fo:font-style="normal" officeooo:rsid="00db54ba" style:font-size-asian="9pt" style:font-style-asian="normal" style:font-size-complex="9pt" style:font-style-complex="normal"/>
    </style:style>
    <style:style style:name="T486" style:family="text">
      <style:text-properties style:font-name="Times New Roman" fo:language="grc" fo:country="GR" fo:font-style="normal" officeooo:rsid="0151ec68" style:font-style-asian="normal" style:font-style-complex="normal"/>
    </style:style>
    <style:style style:name="T487" style:family="text">
      <style:text-properties style:font-name="Coptic" fo:language="el" fo:country="GR" officeooo:rsid="00879ec4" style:font-weight-asian="bold" style:font-weight-complex="bold"/>
    </style:style>
    <style:style style:name="T488" style:family="text">
      <style:text-properties style:font-name="Coptic" fo:language="el" fo:country="GR" officeooo:rsid="00e8ed20" style:font-weight-asian="bold" style:font-weight-complex="bold"/>
    </style:style>
    <style:style style:name="T489" style:family="text">
      <style:text-properties style:font-name="Coptic" fo:language="el" fo:country="GR" officeooo:rsid="0085ea77" style:font-weight-asian="bold" style:font-weight-complex="bold"/>
    </style:style>
    <style:style style:name="T490" style:family="text">
      <style:text-properties style:font-name="Coptic" style:font-weight-asian="bold" style:font-weight-complex="bold"/>
    </style:style>
    <style:style style:name="T491" style:family="text">
      <style:text-properties style:font-name="Coptic" officeooo:rsid="0085ea77" style:font-weight-asian="bold" style:font-weight-complex="bold"/>
    </style:style>
    <style:style style:name="T492" style:family="text">
      <style:text-properties style:font-name="Coptic" fo:font-size="10pt" style:font-size-asian="10pt" style:font-weight-asian="bold" style:font-size-complex="10pt" style:font-weight-complex="bold"/>
    </style:style>
    <style:style style:name="T493" style:family="text">
      <style:text-properties style:font-name="Coptic" fo:font-size="10pt" officeooo:rsid="0085ea77" style:font-size-asian="10pt" style:font-weight-asian="bold" style:font-size-complex="10pt" style:font-weight-complex="bold"/>
    </style:style>
    <style:style style:name="T494" style:family="text">
      <style:text-properties style:font-name="Coptic" fo:font-size="10pt" fo:language="el" fo:country="GR" officeooo:rsid="0085ea77" style:font-size-asian="10pt" style:font-weight-asian="bold" style:font-size-complex="10pt" style:font-weight-complex="bold"/>
    </style:style>
    <style:style style:name="T495" style:family="text">
      <style:text-properties style:font-name="Old English Text MT"/>
    </style:style>
    <style:style style:name="T496" style:family="text">
      <style:text-properties fo:color="#000000" loext:opacity="100%" style:font-name="Times New Roman" fo:font-weight="normal" style:font-style-asian="normal" style:font-style-complex="normal"/>
    </style:style>
    <style:style style:name="T497" style:family="text">
      <style:text-properties fo:color="#000000" loext:opacity="100%" style:font-name="Times New Roman" fo:font-weight="normal" officeooo:rsid="001f9b22" style:font-style-asian="normal" style:font-style-complex="normal"/>
    </style:style>
    <style:style style:name="T498" style:family="text">
      <style:text-properties fo:color="#000000" loext:opacity="100%" style:font-name="Times New Roman" fo:font-weight="normal" officeooo:rsid="0021037b" style:font-style-asian="normal" style:font-style-complex="normal"/>
    </style:style>
    <style:style style:name="T499" style:family="text">
      <style:text-properties fo:color="#000000" loext:opacity="100%" style:font-name="Times New Roman" fo:language="el" fo:country="GR" fo:font-weight="normal" officeooo:rsid="00e8ed20" style:font-style-asian="normal" style:font-style-complex="normal"/>
    </style:style>
    <style:style style:name="T500" style:family="text">
      <style:text-properties style:font-weight-asian="bold" style:font-weight-complex="bold"/>
    </style:style>
    <style:style style:name="T501" style:family="text">
      <style:text-properties fo:color="#808080" loext:opacity="100%" style:font-name="Times New Roman" fo:language="el" fo:country="GR" fo:font-style="italic" fo:font-weight="bold" style:font-style-asian="italic" style:font-weight-asian="bold" style:font-style-complex="italic" style:font-weight-complex="bold"/>
    </style:style>
    <style:style style:name="T502" style:family="text">
      <style:text-properties fo:color="#808080" loext:opacity="100%" style:font-name="Times New Roman" fo:language="el" fo:country="GR" fo:font-style="italic" fo:font-weight="bold" officeooo:rsid="001f14c8" style:font-style-asian="italic" style:font-weight-asian="bold" style:font-style-complex="italic" style:font-weight-complex="bold"/>
    </style:style>
    <style:style style:name="T503" style:family="text">
      <style:text-properties fo:color="#808080" loext:opacity="100%" style:font-name="Times New Roman" fo:language="el" fo:country="GR" fo:font-style="italic" fo:font-weight="bold" officeooo:rsid="00ea1c99" style:font-style-asian="italic" style:font-weight-asian="bold" style:font-style-complex="italic" style:font-weight-complex="bold"/>
    </style:style>
    <style:style style:name="T504" style:family="text">
      <style:text-properties fo:color="#808080" loext:opacity="100%" style:font-name="Times New Roman" fo:font-style="italic" fo:font-weight="bold" style:font-style-asian="italic" style:font-weight-asian="bold" style:font-style-complex="italic" style:font-weight-complex="bold"/>
    </style:style>
    <style:style style:name="T505" style:family="text">
      <style:text-properties fo:color="#808080" loext:opacity="100%" style:font-name="Times New Roman" fo:font-style="italic" fo:font-weight="bold" officeooo:rsid="001d55da" style:font-style-asian="italic" style:font-weight-asian="bold" style:font-style-complex="italic" style:font-weight-complex="bold"/>
    </style:style>
    <style:style style:name="T506" style:family="text">
      <style:text-properties fo:color="#808080" loext:opacity="100%" style:font-name="Times New Roman" fo:font-style="italic" fo:font-weight="bold" officeooo:rsid="00252d2c" style:font-style-asian="italic" style:font-weight-asian="bold" style:font-style-complex="italic" style:font-weight-complex="bold"/>
    </style:style>
    <style:style style:name="T507" style:family="text">
      <style:text-properties fo:color="#808080" loext:opacity="100%" style:font-name="Times New Roman" fo:font-style="italic" fo:font-weight="bold" officeooo:rsid="001f14c8" style:font-style-asian="italic" style:font-weight-asian="bold" style:font-style-complex="italic" style:font-weight-complex="bold"/>
    </style:style>
    <style:style style:name="T508" style:family="text">
      <style:text-properties fo:color="#808080" loext:opacity="100%" style:font-name="Times New Roman" fo:font-style="italic" fo:font-weight="bold" officeooo:rsid="001c9714" style:font-style-asian="italic" style:font-weight-asian="bold" style:font-style-complex="italic" style:font-weight-complex="bold"/>
    </style:style>
    <style:style style:name="T509" style:family="text">
      <style:text-properties fo:color="#808080" loext:opacity="100%" style:font-name="Times New Roman" fo:font-style="italic" fo:font-weight="bold" officeooo:rsid="001f9b22" style:font-style-asian="italic" style:font-weight-asian="bold" style:font-style-complex="italic" style:font-weight-complex="bold"/>
    </style:style>
    <style:style style:name="T510" style:family="text">
      <style:text-properties fo:color="#808080" loext:opacity="100%" style:font-name="Times New Roman" fo:font-style="italic" fo:font-weight="bold" officeooo:rsid="0030a207" style:font-style-asian="italic" style:font-weight-asian="bold" style:font-style-complex="italic" style:font-weight-complex="bold"/>
    </style:style>
    <style:style style:name="T511" style:family="text">
      <style:text-properties fo:color="#808080" loext:opacity="100%" style:font-name="Times New Roman" fo:font-style="italic" fo:font-weight="bold" officeooo:rsid="00323b29" style:font-style-asian="italic" style:font-weight-asian="bold" style:font-style-complex="italic" style:font-weight-complex="bold"/>
    </style:style>
    <style:style style:name="T512" style:family="text">
      <style:text-properties fo:color="#808080" loext:opacity="100%" style:font-name="Times New Roman" fo:font-style="italic" fo:font-weight="bold" style:font-size-asian="9pt" style:font-style-asian="italic" style:font-weight-asian="bold" style:font-size-complex="9pt" style:font-style-complex="italic" style:font-weight-complex="bold"/>
    </style:style>
    <style:style style:name="T513" style:family="text">
      <style:text-properties fo:color="#808080" loext:opacity="100%" style:font-name="Times New Roman" fo:font-style="italic" fo:font-weight="bold" officeooo:rsid="001f9b22" style:font-size-asian="9pt" style:font-style-asian="italic" style:font-weight-asian="bold" style:font-size-complex="9pt" style:font-style-complex="italic" style:font-weight-complex="bold"/>
    </style:style>
    <style:style style:name="T514" style:family="text">
      <style:text-properties fo:color="#808080" loext:opacity="100%" style:font-name="Times New Roman" fo:font-style="italic" fo:font-weight="bold" officeooo:rsid="00270d67" style:font-size-asian="9pt" style:font-style-asian="italic" style:font-weight-asian="bold" style:font-size-complex="9pt" style:font-style-complex="italic" style:font-weight-complex="bold"/>
    </style:style>
    <style:style style:name="T515" style:family="text">
      <style:text-properties fo:color="#808080" loext:opacity="100%" style:font-name="Times New Roman" fo:font-style="italic" style:font-style-asian="italic" style:font-style-complex="italic"/>
    </style:style>
    <style:style style:name="T516" style:family="text">
      <style:text-properties fo:language="el" fo:country="GR"/>
    </style:style>
    <style:style style:name="T517" style:family="text">
      <style:text-properties fo:language="el" fo:country="GR" fo:font-style="normal" officeooo:rsid="0163a393" style:font-style-asian="normal" style:font-style-complex="normal"/>
    </style:style>
    <style:style style:name="T518" style:family="text">
      <style:text-properties fo:language="el" fo:country="GR" officeooo:rsid="01661ff7"/>
    </style:style>
    <style:style style:name="T519" style:family="text">
      <style:text-properties fo:language="el" fo:country="GR" officeooo:rsid="0167378d"/>
    </style:style>
    <style:style style:name="T520" style:family="text">
      <style:text-properties fo:language="el" fo:country="GR" officeooo:rsid="01689d87"/>
    </style:style>
    <style:style style:name="T521" style:family="text">
      <style:text-properties fo:language="el" fo:country="GR" officeooo:rsid="016a3aa3"/>
    </style:style>
    <style:style style:name="T522" style:family="text">
      <style:text-properties fo:language="el" fo:country="GR" officeooo:rsid="016a4cb8"/>
    </style:style>
    <style:style style:name="T523" style:family="text">
      <style:text-properties fo:font-style="normal" officeooo:rsid="0121a081" style:font-style-asian="normal" style:font-style-complex="normal"/>
    </style:style>
    <style:style style:name="T524" style:family="text">
      <style:text-properties style:text-position="0% 100%" fo:language="el" fo:country="GR" officeooo:rsid="0167378d"/>
    </style:style>
    <text:list-style style:name="L1">
      <text:list-level-style-number text:level="1" text:style-name="Numbering_20_Symbols" style:num-suffix="." style:num-format="1">
        <style:list-level-properties text:space-before="0.8228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1"><text:span text:style-name="AncientGreek_3a__20_Ἀρχαία_20_ἑλληνικά"><text:span text:style-name="T181">ΕΥΑΝΓΕΛΙΟΝ ΘΩΜΑΣ</text:span></text:span></text:p>
      <text:list xml:id="list2481313523" text:style-name="L1">
        <text:list-header>
          <text:p text:style-name="P4"/>
        </text:list-header>
        <text:list-item>
          <text:p text:style-name="P5"><text:span text:style-name="AncientGreek_3a__20_Ἀρχαία_20_ἑλληνικά"><text:span text:style-name="T138"><text:s/>ⲛⲁⲉ</text:span></text:span><text:span text:style-name="AncientGreek_3a__20_Ἀρχαία_20_ἑλληνικά"><text:span text:style-name="T144"> </text:span></text:span><text:span text:style-name="AncientGreek_3a__20_Ἀρχαία_20_ἑλληνικά"><text:span text:style-name="T139">ⲛⲉ </text:span></text:span><text:span text:style-name="AncientGreek_3a__20_Ἀρχαία_20_ἑλληνικά"><text:span text:style-name="T145">ⲛ̅ϣⲁϫⲉ ⲉⲑⲏ</text:span></text:span><text:span text:style-name="AncientGreek_3a__20_Ἀρχαία_20_ἑλληνικά"><text:span text:style-name="T138">ⲡ ⲉⲛⲧⲁⲓ̅ⲥ̅ ⲉⲧⲟⲛ</text:span></text:span><text:span text:style-name="AncientGreek_3a__20_Ἀρχαία_20_ἑλληνικά"><text:span text:style-name="T145">ϩ ϫⲟ</text:span></text:span><text:span text:style-name="AncientGreek_3a__20_Ἀρχαία_20_ἑλληνικά"><text:span text:style-name="T138">ⲟ</text:span></text:span><text:span text:style-name="AncientGreek_3a__20_Ἀρχαία_20_ἑλληνικά"><text:span text:style-name="T140">ⲩ</text:span></text:span><text:span text:style-name="AncientGreek_3a__20_Ἀρχαία_20_ἑλληνικά"><text:span text:style-name="T145"> </text:span></text:span><text:span text:style-name="AncientGreek_3a__20_Ἀρχαία_20_ἑλληνικά"><text:span text:style-name="T146">ⲁⲩⲱ ⲁϥⲥϩαϊⲟⲩ ⲛ̅ϭⲓ ⲇⲓⲇⲩⲙⲟ</text:span></text:span><text:span text:style-name="AncientGreek_3a__20_Ἀρχαία_20_ἑλληνικά"><text:span text:style-name="T147">ⲥ ϊ</text:span></text:span><text:span text:style-name="AncientGreek_3a__20_Ἀρχαία_20_ἑλληνικά"><text:span text:style-name="T146">ⲟⲩⲇⲁⲥ ⲑⲱⲙⲁⲥ ⲁⲩⲱ ⲡⲉϫⲁϥ </text:span></text:span><text:span text:style-name="AncientGreek_3a__20_Ἀρχαία_20_ἑλληνικά"><text:span text:style-name="T147">ϫⲉ </text:span></text:span><text:span text:style-name="AncientGreek_3a__20_Ἀρχαία_20_ἑλληνικά"><text:span text:style-name="T144">ⲡⲉⲧⲁ</text:span></text:span><text:span text:style-name="AncientGreek_3a__20_Ἀρχαία_20_ἑλληνικά"><text:span text:style-name="T147">ϩⲉ </text:span></text:span><text:span text:style-name="AncientGreek_3a__20_Ἀρχαία_20_ἑλληνικά"><text:span text:style-name="T144">ⲉ</text:span></text:span><text:span text:style-name="AncientGreek_3a__20_Ἀρχαία_20_ἑλληνικά"><text:span text:style-name="T147">ⲑⲉⲣⲙⲏⲛⲉⲓⲁ </text:span></text:span><text:span text:style-name="AncientGreek_3a__20_Ἀρχαία_20_ἑλληνικά"><text:span text:style-name="T144">ⲛ̅ </text:span></text:span><text:span text:style-name="AncientGreek_3a__20_Ἀρχαία_20_ἑλληνικά"><text:span text:style-name="T147">ⲛⲉⲓ</text:span></text:span><text:span text:style-name="AncientGreek_3a__20_Ἀρχαία_20_ἑλληνικά"><text:span text:style-name="T144">ϣⲁϫ</text:span></text:span><text:span text:style-name="AncientGreek_3a__20_Ἀρχαία_20_ἑλληνικά"><text:span text:style-name="T141">ⲉ</text:span></text:span><text:span text:style-name="AncientGreek_3a__20_Ἀρχαία_20_ἑλληνικά"><text:span text:style-name="T144"> </text:span></text:span><text:span text:style-name="AncientGreek_3a__20_Ἀρχαία_20_ἑλληνικά"><text:span text:style-name="T142">ⲉ</text:span></text:span><text:span text:style-name="AncientGreek_3a__20_Ἀρχαία_20_ἑλληνικά"><text:span text:style-name="T143">ϥ</text:span></text:span><text:span text:style-name="AncientGreek_3a__20_Ἀρχαία_20_ἑλληνικά"><text:span text:style-name="T142">ⲛⲁ</text:span></text:span><text:span text:style-name="AncientGreek_3a__20_Ἀρχαία_20_ἑλληνικά"><text:span text:style-name="T143">ϫⲓϯⲡⲉ</text:span></text:span><text:span text:style-name="AncientGreek_3a__20_Ἀρχαία_20_ἑλληνικά"><text:span text:style-name="T147"> </text:span></text:span><text:span text:style-name="AncientGreek_3a__20_Ἀρχαία_20_ἑλληνικά"><text:span text:style-name="T144">ⲁⲛ </text:span></text:span><text:span text:style-name="AncientGreek_3a__20_Ἀρχαία_20_ἑλληνικά"><text:span text:style-name="T147">ⲙ</text:span></text:span><text:span text:style-name="AncientGreek_3a__20_Ἀρχαία_20_ἑλληνικά"><text:span text:style-name="T144">ⲡ</text:span></text:span><text:span text:style-name="AncientGreek_3a__20_Ἀρχαία_20_ἑλληνικά"><text:span text:style-name="T147">ⲙⲟⲩ</text:span></text:span></text:p>
          <text:p text:style-name="P5"><text:span text:style-name="AncientGreek_3a__20_Ἀρχαία_20_ἑλληνικά"><text:span text:style-name="T176">Οὗτοι</text:span></text:span><text:span text:style-name="AncientGreek_3a__20_Ἀρχαία_20_ἑλληνικά"><text:span text:style-name="T175"> </text:span></text:span><text:span text:style-name="AncientGreek_3a__20_Ἀρχαία_20_ἑλληνικά"><text:span text:style-name="T176">οἱ</text:span></text:span><text:span text:style-name="AncientGreek_3a__20_Ἀρχαία_20_ἑλληνικά"><text:span text:style-name="T175"> </text:span></text:span><text:span text:style-name="AncientGreek_3a__20_Ἀρχαία_20_ἑλληνικά"><text:span text:style-name="T176">λόγοι</text:span></text:span><text:span text:style-name="AncientGreek_3a__20_Ἀρχαία_20_ἑλληνικά"><text:span text:style-name="T175"> </text:span></text:span><text:span text:style-name="AncientGreek_3a__20_Ἀρχαία_20_ἑλληνικά"><text:span text:style-name="T176">οἱ</text:span></text:span><text:span text:style-name="AncientGreek_3a__20_Ἀρχαία_20_ἑλληνικά"><text:span text:style-name="T175"> </text:span></text:span><text:span text:style-name="AncientGreek_3a__20_Ἀρχαία_20_ἑλληνικά"><text:span text:style-name="T176">ἀπόκρυφοι</text:span></text:span><text:span text:style-name="AncientGreek_3a__20_Ἀρχαία_20_ἑλληνικά"><text:span text:style-name="T175"> </text:span></text:span><text:span text:style-name="AncientGreek_3a__20_Ἀρχαία_20_ἑλληνικά"><text:span text:style-name="T176">οὓς</text:span></text:span><text:span text:style-name="AncientGreek_3a__20_Ἀρχαία_20_ἑλληνικά"><text:span text:style-name="T175"> </text:span></text:span><text:span text:style-name="AncientGreek_3a__20_Ἀρχαία_20_ἑλληνικά"><text:span text:style-name="T176">ἐλάλησεν</text:span></text:span><text:span text:style-name="AncientGreek_3a__20_Ἀρχαία_20_ἑλληνικά"><text:span text:style-name="T175"> </text:span></text:span><text:span text:style-name="AncientGreek_3a__20_Ἀρχαία_20_ἑλληνικά"><text:span text:style-name="T176">Ἰησοῦς</text:span></text:span><text:span text:style-name="AncientGreek_3a__20_Ἀρχαία_20_ἑλληνικά"><text:span text:style-name="T175"> </text:span></text:span><text:span text:style-name="AncientGreek_3a__20_Ἀρχαία_20_ἑλληνικά"><text:span text:style-name="T176">ὁ</text:span></text:span><text:span text:style-name="AncientGreek_3a__20_Ἀρχαία_20_ἑλληνικά"><text:span text:style-name="T175"> ζ</text:span></text:span><text:span text:style-name="AncientGreek_3a__20_Ἀρχαία_20_ἑλληνικά"><text:span text:style-name="T177">ῶ</text:span></text:span><text:span text:style-name="AncientGreek_3a__20_Ἀρχαία_20_ἑλληνικά"><text:span text:style-name="T175">ν </text:span></text:span><text:span text:style-name="AncientGreek_3a__20_Ἀρχαία_20_ἑλληνικά"><text:span text:style-name="T176">καὶ</text:span></text:span><text:span text:style-name="AncientGreek_3a__20_Ἀρχαία_20_ἑλληνικά"><text:span text:style-name="T175"> </text:span></text:span><text:span text:style-name="AncientGreek_3a__20_Ἀρχαία_20_ἑλληνικά"><text:span text:style-name="T176">ἔγραψεν</text:span></text:span><text:span text:style-name="AncientGreek_3a__20_Ἀρχαία_20_ἑλληνικά"><text:span text:style-name="T175"> </text:span></text:span><text:span text:style-name="AncientGreek_3a__20_Ἀρχαία_20_ἑλληνικά"><text:span text:style-name="T176">Ἰούδας</text:span></text:span><text:span text:style-name="AncientGreek_3a__20_Ἀρχαία_20_ἑλληνικά"><text:span text:style-name="T175"> </text:span></text:span><text:span text:style-name="AncientGreek_3a__20_Ἀρχαία_20_ἑλληνικά"><text:span text:style-name="T177">ὁ</text:span></text:span><text:bookmark text:name="poxy654.3"/><text:span text:style-name="AncientGreek_3a__20_Ἀρχαία_20_ἑλληνικά"><text:span text:style-name="T177"> </text:span></text:span><text:span text:style-name="AncientGreek_3a__20_Ἀρχαία_20_ἑλληνικά"><text:span text:style-name="T175">κα</text:span></text:span><text:span text:style-name="AncientGreek_3a__20_Ἀρχαία_20_ἑλληνικά"><text:span text:style-name="T177">ὶ</text:span></text:span><text:span text:style-name="AncientGreek_3a__20_Ἀρχαία_20_ἑλληνικά"><text:span text:style-name="T175"> Θωμ</text:span></text:span><text:span text:style-name="AncientGreek_3a__20_Ἀρχαία_20_ἑλληνικά"><text:span text:style-name="T177">ᾶ</text:span></text:span><text:span text:style-name="AncientGreek_3a__20_Ἀρχαία_20_ἑλληνικά"><text:span text:style-name="T175">ς. Κα</text:span></text:span><text:span text:style-name="AncientGreek_3a__20_Ἀρχαία_20_ἑλληνικά"><text:span text:style-name="T177">ὶ</text:span></text:span><text:span text:style-name="AncientGreek_3a__20_Ἀρχαία_20_ἑλληνικά"><text:span text:style-name="T175"> </text:span></text:span><text:span text:style-name="AncientGreek_3a__20_Ἀρχαία_20_ἑλληνικά"><text:span text:style-name="T177">εἶπεν</text:span></text:span><text:span text:style-name="AncientGreek_3a__20_Ἀρχαία_20_ἑλληνικά"><text:span text:style-name="T175">· </text:span></text:span><text:span text:style-name="AncientGreek_3a__20_Ἀρχαία_20_ἑλληνικά"><text:span text:style-name="T177">ὃ</text:span></text:span><text:span text:style-name="AncientGreek_3a__20_Ἀρχαία_20_ἑλληνικά"><text:span text:style-name="T175">ς </text:span></text:span><text:span text:style-name="AncientGreek_3a__20_Ἀρχαία_20_ἑλληνικά"><text:span text:style-name="T177">ἄ</text:span></text:span><text:span text:style-name="AncientGreek_3a__20_Ἀρχαία_20_ἑλληνικά"><text:span text:style-name="T175">ν τ</text:span></text:span><text:span text:style-name="AncientGreek_3a__20_Ἀρχαία_20_ἑλληνικά"><text:span text:style-name="T177">ὴ</text:span></text:span><text:span text:style-name="AncientGreek_3a__20_Ἀρχαία_20_ἑλληνικά"><text:span text:style-name="T175">ν </text:span></text:span><text:span text:style-name="AncientGreek_3a__20_Ἀρχαία_20_ἑλληνικά"><text:span text:style-name="T177">ἑ</text:span></text:span><text:span text:style-name="AncientGreek_3a__20_Ἀρχαία_20_ἑλληνικά"><text:span text:style-name="T175">ρμηνε</text:span></text:span><text:span text:style-name="AncientGreek_3a__20_Ἀρχαία_20_ἑλληνικά"><text:span text:style-name="T177">ί</text:span></text:span><text:span text:style-name="AncientGreek_3a__20_Ἀρχαία_20_ἑλληνικά"><text:span text:style-name="T175">αν τ</text:span></text:span><text:span text:style-name="AncientGreek_3a__20_Ἀρχαία_20_ἑλληνικά"><text:span text:style-name="T177">ῶ</text:span></text:span><text:span text:style-name="AncientGreek_3a__20_Ἀρχαία_20_ἑλληνικά"><text:span text:style-name="T175">ν λ</text:span></text:span><text:span text:style-name="AncientGreek_3a__20_Ἀρχαία_20_ἑλληνικά"><text:span text:style-name="T177">ό</text:span></text:span><text:span text:style-name="AncientGreek_3a__20_Ἀρχαία_20_ἑλληνικά"><text:span text:style-name="T175">γων το</text:span></text:span><text:span text:style-name="AncientGreek_3a__20_Ἀρχαία_20_ἑλληνικά"><text:span text:style-name="T177">ύ</text:span></text:span><text:span text:style-name="AncientGreek_3a__20_Ἀρχαία_20_ἑλληνικά"><text:span text:style-name="T175">των ε</text:span></text:span><text:span text:style-name="AncientGreek_3a__20_Ἀρχαία_20_ἑλληνικά"><text:span text:style-name="T177">ὑ</text:span></text:span><text:span text:style-name="AncientGreek_3a__20_Ἀρχαία_20_ἑλληνικά"><text:span text:style-name="T175">ρ</text:span></text:span><text:span text:style-name="AncientGreek_3a__20_Ἀρχαία_20_ἑλληνικά"><text:span text:style-name="T177">ίσκῃ,</text:span></text:span><text:span text:style-name="AncientGreek_3a__20_Ἀρχαία_20_ἑλληνικά"><text:span text:style-name="T175"> θαν</text:span></text:span><text:span text:style-name="AncientGreek_3a__20_Ἀρχαία_20_ἑλληνικά"><text:span text:style-name="T177">ά</text:span></text:span><text:span text:style-name="AncientGreek_3a__20_Ἀρχαία_20_ἑλληνικά"><text:span text:style-name="T175">του</text:span></text:span><text:bookmark text:name="poxy654.5"/><text:span text:style-name="AncientGreek_3a__20_Ἀρχαία_20_ἑλληνικά"><text:span text:style-name="T175"> ο</text:span></text:span><text:span text:style-name="AncientGreek_3a__20_Ἀρχαία_20_ἑλληνικά"><text:span text:style-name="T177">ὐ</text:span></text:span><text:span text:style-name="AncientGreek_3a__20_Ἀρχαία_20_ἑλληνικά"><text:span text:style-name="T175"> μ</text:span></text:span><text:span text:style-name="AncientGreek_3a__20_Ἀρχαία_20_ἑλληνικά"><text:span text:style-name="T177">ὴ</text:span></text:span><text:span text:style-name="AncientGreek_3a__20_Ἀρχαία_20_ἑλληνικά"><text:span text:style-name="T175"> γε</text:span></text:span><text:span text:style-name="AncientGreek_3a__20_Ἀρχαία_20_ἑλληνικά"><text:span text:style-name="T177">ύ</text:span></text:span><text:span text:style-name="AncientGreek_3a__20_Ἀρχαία_20_ἑλληνικά"><text:span text:style-name="T175">σηται.</text:span></text:span></text:p>
        </text:list-item>
        <text:list-item>
          <text:p text:style-name="P21"><text:span text:style-name="AncientGreek_3a__20_Ἀρχαία_20_ἑλληνικά"><text:span text:style-name="T250"><text:s/></text:span></text:span><text:span text:style-name="AncientGreek_3a__20_Ἀρχαία_20_ἑλληνικά"><text:span text:style-name="T242">Ⲡⲉϫ</text:span></text:span><text:span text:style-name="AncientGreek_3a__20_Ἀρχαία_20_ἑλληνικά"><text:span text:style-name="T232">ⲉ </text:span></text:span><text:span text:style-name="AncientGreek_3a__20_Ἀρχαία_20_ἑλληνικά"><text:span text:style-name="T234">ⲙ̅</text:span></text:span><text:span text:style-name="AncientGreek_3a__20_Ἀρχαία_20_ἑλληνικά"><text:span text:style-name="T235">ⲡⲣ̅ⲧⲣⲉϥⲗⲟ</text:span></text:span><text:span text:style-name="AncientGreek_3a__20_Ἀρχαία_20_ἑλληνικά"><text:span text:style-name="T231"> </text:span></text:span><text:span text:style-name="AncientGreek_3a__20_Ἀρχαία_20_ἑλληνικά"><text:span text:style-name="T242">ⲛ̅ϭⲓ ⲡⲉⲧϣⲓⲛⲉ ⲉϥϣⲓⲛⲉ ϣⲁⲛⲧⲉϥϭⲓⲛⲉ ⲁⲩⲱ ϩⲟⲧⲁⲛ ⲉϥϣⲁⲛϭⲓⲛⲉ ϥⲛⲁϣⲧⲣ̅ⲧⲣ̅ ⲁⲩⲱ ⲉϥϣⲁⲛϣⲧⲟⲣⲧⲣ̅ ϥⲛⲁⲣ̅ϣⲡⲏⲣⲉ ⲁⲩⲱ ϥⲛⲁⲣ̅ </text:span></text:span><text:span text:style-name="AncientGreek_3a__20_Ἀρχαία_20_ἑλληνικά"><text:span text:style-name="T231">ⲣ</text:span></text:span><text:span text:style-name="AncientGreek_3a__20_Ἀρχαία_20_ἑλληνικά"><text:span text:style-name="T236">̅</text:span></text:span><text:span text:style-name="AncientGreek_3a__20_Ἀρχαία_20_ἑλληνικά"><text:span text:style-name="T231">ⲣⲟ </text:span></text:span><text:span text:style-name="AncientGreek_3a__20_Ἀρχαία_20_ἑλληνικά"><text:span text:style-name="T242">ⲉϫⲙ̅ </text:span></text:span><text:span text:style-name="AncientGreek_3a__20_Ἀρχαία_20_ἑλληνικά"><text:span text:style-name="T231">ⲡⲧⲏⲣ</text:span></text:span><text:span text:style-name="AncientGreek_3a__20_Ἀρχαία_20_ἑλληνικά"><text:span text:style-name="T234">ϥ̅</text:span></text:span></text:p>
          <text:p text:style-name="P22"><text:span text:style-name="AncientGreek_3a__20_Ἀρχαία_20_ἑλληνικά"><text:span text:style-name="T504">Λ</text:span></text:span><text:span text:style-name="AncientGreek_3a__20_Ἀρχαία_20_ἑλληνικά"><text:span text:style-name="T508">έ</text:span></text:span><text:span text:style-name="AncientGreek_3a__20_Ἀρχαία_20_ἑλληνικά"><text:span text:style-name="T504">γει </text:span></text:span><text:span text:style-name="AncientGreek_3a__20_Ἀρχαία_20_ἑλληνικά"><text:span text:style-name="T508">Ἰ</text:span></text:span><text:span text:style-name="AncientGreek_3a__20_Ἀρχαία_20_ἑλληνικά"><text:span text:style-name="T504">ησο</text:span></text:span><text:span text:style-name="AncientGreek_3a__20_Ἀρχαία_20_ἑλληνικά"><text:span text:style-name="T508">ῦ</text:span></text:span><text:span text:style-name="AncientGreek_3a__20_Ἀρχαία_20_ἑλληνικά"><text:span text:style-name="T504">ς· </text:span></text:span><text:bookmark text:name="poxy654.6"/><text:span text:style-name="AncientGreek_3a__20_Ἀρχαία_20_ἑλληνικά"><text:span text:style-name="T504">μ</text:span></text:span><text:span text:style-name="AncientGreek_3a__20_Ἀρχαία_20_ἑλληνικά"><text:span text:style-name="T508">ὴ</text:span></text:span><text:span text:style-name="AncientGreek_3a__20_Ἀρχαία_20_ἑλληνικά"><text:span text:style-name="T504"> παυσ</text:span></text:span><text:span text:style-name="AncientGreek_3a__20_Ἀρχαία_20_ἑλληνικά"><text:span text:style-name="T508">ά</text:span></text:span><text:span text:style-name="AncientGreek_3a__20_Ἀρχαία_20_ἑλληνικά"><text:span text:style-name="T504">σθω </text:span></text:span><text:span text:style-name="AncientGreek_3a__20_Ἀρχαία_20_ἑλληνικά"><text:span text:style-name="T508">ὁ</text:span></text:span><text:span text:style-name="AncientGreek_3a__20_Ἀρχαία_20_ἑλληνικά"><text:span text:style-name="T504"> ζητ</text:span></text:span><text:span text:style-name="AncientGreek_3a__20_Ἀρχαία_20_ἑλληνικά"><text:span text:style-name="T508">ῶ</text:span></text:span><text:span text:style-name="AncientGreek_3a__20_Ἀρχαία_20_ἑλληνικά"><text:span text:style-name="T504">ν το</text:span></text:span><text:span text:style-name="AncientGreek_3a__20_Ἀρχαία_20_ἑλληνικά"><text:span text:style-name="T508">ῦ</text:span></text:span><text:span text:style-name="AncientGreek_3a__20_Ἀρχαία_20_ἑλληνικά"><text:span text:style-name="T504"> ζητε</text:span></text:span><text:span text:style-name="AncientGreek_3a__20_Ἀρχαία_20_ἑλληνικά"><text:span text:style-name="T508">ῖ</text:span></text:span><text:span text:style-name="AncientGreek_3a__20_Ἀρχαία_20_ἑλληνικά"><text:span text:style-name="T504">ν </text:span></text:span><text:span text:style-name="AncientGreek_3a__20_Ἀρχαία_20_ἑλληνικά"><text:span text:style-name="T508">ἕ</text:span></text:span><text:span text:style-name="AncientGreek_3a__20_Ἀρχαία_20_ἑλληνικά"><text:span text:style-name="T504">ως </text:span></text:span><text:span text:style-name="AncientGreek_3a__20_Ἀρχαία_20_ἑλληνικά"><text:span text:style-name="T508">ἂ</text:span></text:span><text:span text:style-name="AncientGreek_3a__20_Ἀρχαία_20_ἑλληνικά"><text:span text:style-name="T504">ν</text:span></text:span><text:bookmark text:name="poxy654.7"/><text:span text:style-name="AncientGreek_3a__20_Ἀρχαία_20_ἑλληνικά"><text:span text:style-name="T504"> ε</text:span></text:span><text:span text:style-name="AncientGreek_3a__20_Ἀρχαία_20_ἑλληνικά"><text:span text:style-name="T508">ὕ</text:span></text:span><text:span text:style-name="AncientGreek_3a__20_Ἀρχαία_20_ἑλληνικά"><text:span text:style-name="T504">ρ</text:span></text:span><text:span text:style-name="AncientGreek_3a__20_Ἀρχαία_20_ἑλληνικά"><text:span text:style-name="T508">ῃ</text:span></text:span><text:span text:style-name="AncientGreek_3a__20_Ἀρχαία_20_ἑλληνικά"><text:span text:style-name="T504">, κα</text:span></text:span><text:span text:style-name="AncientGreek_3a__20_Ἀρχαία_20_ἑλληνικά"><text:span text:style-name="T508">ὶ</text:span></text:span><text:span text:style-name="AncientGreek_3a__20_Ἀρχαία_20_ἑλληνικά"><text:span text:style-name="T504"> </text:span></text:span><text:span text:style-name="AncientGreek_3a__20_Ἀρχαία_20_ἑλληνικά"><text:span text:style-name="T508">ὅταν</text:span></text:span><text:span text:style-name="AncientGreek_3a__20_Ἀρχαία_20_ἑλληνικά"><text:span text:style-name="T504"> ε</text:span></text:span><text:span text:style-name="AncientGreek_3a__20_Ἀρχαία_20_ἑλληνικά"><text:span text:style-name="T508">ὕ</text:span></text:span><text:span text:style-name="AncientGreek_3a__20_Ἀρχαία_20_ἑλληνικά"><text:span text:style-name="T504">ρ</text:span></text:span><text:span text:style-name="AncientGreek_3a__20_Ἀρχαία_20_ἑλληνικά"><text:span text:style-name="T508">ῃ</text:span></text:span><text:span text:style-name="AncientGreek_3a__20_Ἀρχαία_20_ἑλληνικά"><text:span text:style-name="T504"> θαμβ</text:span></text:span><text:span text:style-name="AncientGreek_3a__20_Ἀρχαία_20_ἑλληνικά"><text:span text:style-name="T508">η</text:span></text:span><text:span text:style-name="AncientGreek_3a__20_Ἀρχαία_20_ἑλληνικά"><text:span text:style-name="T504">θ</text:span></text:span><text:span text:style-name="AncientGreek_3a__20_Ἀρχαία_20_ἑλληνικά"><text:span text:style-name="T508">ή</text:span></text:span><text:span text:style-name="AncientGreek_3a__20_Ἀρχαία_20_ἑλληνικά"><text:span text:style-name="T504">σεται κα</text:span></text:span><text:span text:style-name="AncientGreek_3a__20_Ἀρχαία_20_ἑλληνικά"><text:span text:style-name="T508">ὶ</text:span></text:span><text:span text:style-name="AncientGreek_3a__20_Ἀρχαία_20_ἑλληνικά"><text:span text:style-name="T504"> θαμ</text:span></text:span><text:bookmark text:name="poxy654.8"/><text:span text:style-name="AncientGreek_3a__20_Ἀρχαία_20_ἑλληνικά"><text:span text:style-name="T504">βηθε</text:span></text:span><text:span text:style-name="AncientGreek_3a__20_Ἀρχαία_20_ἑλληνικά"><text:span text:style-name="T508">ὶ</text:span></text:span><text:span text:style-name="AncientGreek_3a__20_Ἀρχαία_20_ἑλληνικά"><text:span text:style-name="T504">ς βασιλε</text:span></text:span><text:span text:style-name="AncientGreek_3a__20_Ἀρχαία_20_ἑλληνικά"><text:span text:style-name="T508">ύ</text:span></text:span><text:span text:style-name="AncientGreek_3a__20_Ἀρχαία_20_ἑλληνικά"><text:span text:style-name="T504">σει κα</text:span></text:span><text:span text:style-name="AncientGreek_3a__20_Ἀρχαία_20_ἑλληνικά"><text:span text:style-name="T508">ὶ</text:span></text:span><text:span text:style-name="AncientGreek_3a__20_Ἀρχαία_20_ἑλληνικά"><text:span text:style-name="T504"> βασιλε</text:span></text:span><text:span text:style-name="AncientGreek_3a__20_Ἀρχαία_20_ἑλληνικά"><text:span text:style-name="T508">ύ</text:span></text:span><text:span text:style-name="AncientGreek_3a__20_Ἀρχαία_20_ἑλληνικά"><text:span text:style-name="T504">σας </text:span></text:span><text:span text:style-name="AncientGreek_3a__20_Ἀρχαία_20_ἑλληνικά"><text:span text:style-name="T508">ἀναπαύσεται.</text:span></text:span></text:p>
        </text:list-item>
        <text:list-item>
          <text:p text:style-name="P109"><text:span text:style-name="AncientGreek_3a__20_Ἀρχαία_20_ἑλληνικά"><text:span text:style-name="T232"><text:s/>ⲡⲉϫⲉ</text:span></text:span><text:span text:style-name="AncientGreek_3a__20_Ἀρχαία_20_ἑλληνικά"><text:span text:style-name="T242"> ⲓ̅ⲥ̅ ϫⲉ </text:span></text:span><text:span text:style-name="AncientGreek_3a__20_Ἀρχαία_20_ἑλληνικά"><text:span text:style-name="T231">ⲉⲩϣⲁ</text:span></text:span><text:span text:style-name="AncientGreek_3a__20_Ἀρχαία_20_ἑλληνικά"><text:span text:style-name="T246">ⲛ</text:span></text:span><text:span text:style-name="AncientGreek_3a__20_Ἀρχαία_20_ἑλληνικά"><text:span text:style-name="T245">ϫⲟⲟⲥ</text:span></text:span><text:span text:style-name="AncientGreek_3a__20_Ἀρχαία_20_ἑλληνικά"><text:span text:style-name="T242"> ⲛⲏⲧⲛ̅ <text:s/>ⲛ̅ϭⲓ ⲛⲉⲧⲥⲱⲕ ϩⲏⲧ ⲧⲏⲩⲧⲛ̅ ϫⲉ ⲉⲓⲥϩⲏⲏⲧⲉ ⲉⲧⲙⲛ̅ⲧⲉⲣⲟ ϩⲛ̅ ⲧⲡⲉ, ⲉⲉⲓⲉ ⲛ̅ϩⲁⲗⲏⲧ ⲛⲁⲣ̅ ϣⲟⲣⲡ ⲉⲣⲱⲧⲛ̅ ⲛ̅ⲧⲉ ⲧⲡⲉ. ⲉⲩϣⲁⲛϫⲟⲟⲥ ⲛⲏⲧⲛ̅ ϫⲉ ⲥϩⲛ̅ ⲑⲁⲗⲁⲥⲥⲁ, ⲉⲉⲓⲉ </text:span></text:span><text:span text:style-name="AncientGreek_3a__20_Ἀρχαία_20_ἑλληνικά"><text:span text:style-name="T231">ⲛ̅ⲧ</text:span></text:span><text:span text:style-name="AncientGreek_3a__20_Ἀρχαία_20_ἑλληνικά"><text:span text:style-name="T233">ⲃ̅ⲧ</text:span></text:span><text:span text:style-name="AncientGreek_3a__20_Ἀρχαία_20_ἑλληνικά"><text:span text:style-name="T242"> ⲛⲁⲣ̅ ϣⲟⲣⲡ ⲉⲣⲱⲧⲛ̅. ⲁⲗⲗⲁ ⲧⲙⲛ̅ⲧⲉⲣⲟ ⲥⲙ̅ⲡⲉⲧⲛ̅ϩⲟⲩⲛ ⲁⲩⲱ </text:span></text:span><text:span text:style-name="AncientGreek_3a__20_Ἀρχαία_20_ἑλληνικά"><text:span text:style-name="T231">ⲥⲙ̅ⲡⲉⲧⲛ̅</text:span></text:span><text:span text:style-name="AncientGreek_3a__20_Ἀρχαία_20_ἑλληνικά"><text:span text:style-name="T242">ⲃⲁⲗ. ϩⲟⲧⲁⲛ ⲉⲧⲉⲧⲛ̅ϣⲁⲛⲥⲟⲩⲱⲛ </text:span></text:span><text:span text:style-name="AncientGreek_3a__20_Ἀρχαία_20_ἑλληνικά"><text:span text:style-name="T231">ⲧⲏⲩⲧⲛ̅</text:span></text:span><text:span text:style-name="AncientGreek_3a__20_Ἀρχαία_20_ἑλληνικά"><text:span text:style-name="T233">, </text:span></text:span><text:span text:style-name="AncientGreek_3a__20_Ἀρχαία_20_ἑλληνικά"><text:span text:style-name="T231">ⲧⲟⲧⲉ</text:span></text:span><text:span text:style-name="AncientGreek_3a__20_Ἀρχαία_20_ἑλληνικά"><text:span text:style-name="T242"> ⲥⲉⲛⲁⲥⲟⲩⲱ</text:span></text:span><text:span text:style-name="AncientGreek_3a__20_Ἀρχαία_20_ἑλληνικά"><text:span text:style-name="T243">ⲛ</text:span></text:span><text:span text:style-name="AncientGreek_3a__20_Ἀρχαία_20_ἑλληνικά"><text:span text:style-name="T242"> ⲧⲏⲛⲉ ⲁⲩⲱ ⲧⲉⲧⲛⲁⲉⲓⲙⲉ ϫⲉ ⲛ̅ⲧⲱⲧⲛ̅ ⲡⲉ ⲛ̅ϣⲏⲣⲉ ⲙ̅ⲡⲉⲓⲱⲧ ⲉⲧ </text:span></text:span><text:span text:style-name="AncientGreek_3a__20_Ἀρχαία_20_ἑλληνικά"><text:span text:style-name="T233">ⲉⲧⲟⲛϩ. </text:span></text:span><text:span text:style-name="AncientGreek_3a__20_Ἀρχαία_20_ἑλληνικά"><text:span text:style-name="T242">ⲉϣⲱⲡⲉ ⲇⲉ ⲧⲉⲧⲛⲁⲥⲟⲩⲱⲛ ⲧⲏⲩⲧⲛ̅ ⲁⲛ, ⲉⲉⲓⲉ ⲧⲉⲧⲛ̅ϣⲟⲟⲡ ϩⲛ̅ ⲟⲩⲙⲛ̅ⲧϩⲏⲕⲉ, ⲁⲩⲱ ⲛ̅ⲧⲱⲧⲛ̅ ⲡⲉ ⲧⲙⲛ̅ⲧϩⲏⲕⲉ</text:span></text:span></text:p>
          <text:p text:style-name="P23"><text:span text:style-name="AncientGreek_3a__20_Ἀρχαία_20_ἑλληνικά"><text:span text:style-name="T504">Λ</text:span></text:span><text:span text:style-name="AncientGreek_3a__20_Ἀρχαία_20_ἑλληνικά"><text:span text:style-name="T505">έ</text:span></text:span><text:span text:style-name="AncientGreek_3a__20_Ἀρχαία_20_ἑλληνικά"><text:span text:style-name="T504">γει </text:span></text:span><text:span text:style-name="AncientGreek_3a__20_Ἀρχαία_20_ἑλληνικά"><text:span text:style-name="T506">Ἰησοῦς</text:span></text:span><text:span text:style-name="AncientGreek_3a__20_Ἀρχαία_20_ἑλληνικά"><text:span text:style-name="T504">· </text:span></text:span><text:span text:style-name="AncientGreek_3a__20_Ἀρχαία_20_ἑλληνικά"><text:span text:style-name="T505">ἐὰ</text:span></text:span><text:span text:style-name="AncientGreek_3a__20_Ἀρχαία_20_ἑλληνικά"><text:span text:style-name="T504">ν ο</text:span></text:span><text:span text:style-name="AncientGreek_3a__20_Ἀρχαία_20_ἑλληνικά"><text:span text:style-name="T505">ἱ</text:span></text:span><text:span text:style-name="AncientGreek_3a__20_Ἀρχαία_20_ἑλληνικά"><text:span text:style-name="T504"> </text:span></text:span><text:span text:style-name="AncientGreek_3a__20_Ἀρχαία_20_ἑλληνικά"><text:span text:style-name="T505">ἕλκοντες</text:span></text:span><text:span text:style-name="AncientGreek_3a__20_Ἀρχαία_20_ἑλληνικά"><text:span text:style-name="T504"> </text:span></text:span><text:span text:style-name="AncientGreek_3a__20_Ἀρχαία_20_ἑλληνικά"><text:span text:style-name="T505">ἡ</text:span></text:span><text:span text:style-name="AncientGreek_3a__20_Ἀρχαία_20_ἑλληνικά"><text:span text:style-name="T504">μ</text:span></text:span><text:span text:style-name="AncientGreek_3a__20_Ἀρχαία_20_ἑλληνικά"><text:span text:style-name="T505">ᾶ</text:span></text:span><text:span text:style-name="AncientGreek_3a__20_Ἀρχαία_20_ἑλληνικά"><text:span text:style-name="T504">ς </text:span></text:span><text:span text:style-name="AncientGreek_3a__20_Ἀρχαία_20_ἑλληνικά"><text:span text:style-name="T505">εἴπωσιν</text:span></text:span><text:span text:style-name="AncientGreek_3a__20_Ἀρχαία_20_ἑλληνικά"><text:span text:style-name="T504"> </text:span></text:span><text:span text:style-name="AncientGreek_3a__20_Ἀρχαία_20_ἑλληνικά"><text:span text:style-name="T505">ὑμῖν</text:span></text:span><text:span text:style-name="AncientGreek_3a__20_Ἀρχαία_20_ἑλληνικά"><text:span text:style-name="T504">· </text:span></text:span><text:span text:style-name="AncientGreek_3a__20_Ἀρχαία_20_ἑλληνικά"><text:span text:style-name="T505">ἰδού</text:span></text:span><text:span text:style-name="AncientGreek_3a__20_Ἀρχαία_20_ἑλληνικά"><text:span text:style-name="T504">, </text:span></text:span><text:span text:style-name="AncientGreek_3a__20_Ἀρχαία_20_ἑλληνικά"><text:span text:style-name="T507">ἡ</text:span></text:span><text:span text:style-name="AncientGreek_3a__20_Ἀρχαία_20_ἑλληνικά"><text:span text:style-name="T504"> βασιλε</text:span></text:span><text:span text:style-name="AncientGreek_3a__20_Ἀρχαία_20_ἑλληνικά"><text:span text:style-name="T507">ί</text:span></text:span><text:span text:style-name="AncientGreek_3a__20_Ἀρχαία_20_ἑλληνικά"><text:span text:style-name="T504">α </text:span></text:span><text:span text:style-name="AncientGreek_3a__20_Ἀρχαία_20_ἑλληνικά"><text:span text:style-name="T507">ἐ</text:span></text:span><text:span text:style-name="AncientGreek_3a__20_Ἀρχαία_20_ἑλληνικά"><text:span text:style-name="T504">ν ο</text:span></text:span><text:span text:style-name="AncientGreek_3a__20_Ἀρχαία_20_ἑλληνικά"><text:span text:style-name="T507">ὐ</text:span></text:span><text:span text:style-name="AncientGreek_3a__20_Ἀρχαία_20_ἑλληνικά"><text:span text:style-name="T504">ραν</text:span></text:span><text:span text:style-name="AncientGreek_3a__20_Ἀρχαία_20_ἑλληνικά"><text:span text:style-name="T507">ῷ</text:span></text:span><text:span text:style-name="AncientGreek_3a__20_Ἀρχαία_20_ἑλληνικά"><text:span text:style-name="T504">, </text:span></text:span><text:span text:style-name="AncientGreek_3a__20_Ἀρχαία_20_ἑλληνικά"><text:span text:style-name="T507">ὑ</text:span></text:span><text:span text:style-name="AncientGreek_3a__20_Ἀρχαία_20_ἑλληνικά"><text:span text:style-name="T504">μ</text:span></text:span><text:span text:style-name="AncientGreek_3a__20_Ἀρχαία_20_ἑλληνικά"><text:span text:style-name="T507">ᾶ</text:span></text:span><text:span text:style-name="AncientGreek_3a__20_Ἀρχαία_20_ἑλληνικά"><text:span text:style-name="T504">ς φθ</text:span></text:span><text:span text:style-name="AncientGreek_3a__20_Ἀρχαία_20_ἑλληνικά"><text:span text:style-name="T507">ή</text:span></text:span><text:span text:style-name="AncientGreek_3a__20_Ἀρχαία_20_ἑλληνικά"><text:span text:style-name="T504">σεται τ</text:span></text:span><text:span text:style-name="AncientGreek_3a__20_Ἀρχαία_20_ἑλληνικά"><text:span text:style-name="T507">ὰ</text:span></text:span><text:span text:style-name="AncientGreek_3a__20_Ἀρχαία_20_ἑλληνικά"><text:span text:style-name="T504"> πετειν</text:span></text:span><text:span text:style-name="AncientGreek_3a__20_Ἀρχαία_20_ἑλληνικά"><text:span text:style-name="T507">ὰ</text:span></text:span><text:span text:style-name="AncientGreek_3a__20_Ἀρχαία_20_ἑλληνικά"><text:span text:style-name="T504"> το</text:span></text:span><text:span text:style-name="AncientGreek_3a__20_Ἀρχαία_20_ἑλληνικά"><text:span text:style-name="T507">ῦ</text:span></text:span><text:span text:style-name="AncientGreek_3a__20_Ἀρχαία_20_ἑλληνικά"><text:span text:style-name="T504"> ο</text:span></text:span><text:span text:style-name="AncientGreek_3a__20_Ἀρχαία_20_ἑλληνικά"><text:span text:style-name="T507">ὐ</text:span></text:span><text:span text:style-name="AncientGreek_3a__20_Ἀρχαία_20_ἑλληνικά"><text:span text:style-name="T504">ρανο</text:span></text:span><text:span text:style-name="AncientGreek_3a__20_Ἀρχαία_20_ἑλληνικά"><text:span text:style-name="T507">ῦ</text:span></text:span><text:span text:style-name="AncientGreek_3a__20_Ἀρχαία_20_ἑλληνικά"><text:span text:style-name="T504">. </text:span></text:span><text:span text:style-name="AncientGreek_3a__20_Ἀρχαία_20_ἑλληνικά"><text:span text:style-name="T507">ἐὰ</text:span></text:span><text:span text:style-name="AncientGreek_3a__20_Ἀρχαία_20_ἑλληνικά"><text:span text:style-name="T504">ν δ </text:span></text:span><text:span text:style-name="AncientGreek_3a__20_Ἀρχαία_20_ἑλληνικά"><text:span text:style-name="T507">εἴπωσιν</text:span></text:span><text:span text:style-name="AncientGreek_3a__20_Ἀρχαία_20_ἑλληνικά"><text:span text:style-name="T504"> </text:span></text:span><text:span text:style-name="AncientGreek_3a__20_Ἀρχαία_20_ἑλληνικά"><text:span text:style-name="T507">ὅτι</text:span></text:span><text:span text:style-name="AncientGreek_3a__20_Ἀρχαία_20_ἑλληνικά"><text:span text:style-name="T504"> </text:span></text:span><text:span text:style-name="AncientGreek_3a__20_Ἀρχαία_20_ἑλληνικά"><text:span text:style-name="T507">ὑπὸ</text:span></text:span><text:span text:style-name="AncientGreek_3a__20_Ἀρχαία_20_ἑλληνικά"><text:span text:style-name="T504"> τ</text:span></text:span><text:span text:style-name="AncientGreek_3a__20_Ἀρχαία_20_ἑλληνικά"><text:span text:style-name="T507">ὴ</text:span></text:span><text:span text:style-name="AncientGreek_3a__20_Ἀρχαία_20_ἑλληνικά"><text:span text:style-name="T504">ν </text:span></text:span><text:span text:style-name="AncientGreek_3a__20_Ἀρχαία_20_ἑλληνικά"><text:span text:style-name="T507">γῆν</text:span></text:span><text:span text:style-name="AncientGreek_3a__20_Ἀρχαία_20_ἑλληνικά"><text:span text:style-name="T504"> </text:span></text:span><text:span text:style-name="AncientGreek_3a__20_Ἀρχαία_20_ἑλληνικά"><text:span text:style-name="T507">ἐ</text:span></text:span><text:span text:style-name="AncientGreek_3a__20_Ἀρχαία_20_ἑλληνικά"><text:span text:style-name="T504">στιν, ε</text:span></text:span><text:span text:style-name="AncientGreek_3a__20_Ἀρχαία_20_ἑλληνικά"><text:span text:style-name="T507">ἰ</text:span></text:span><text:span text:style-name="AncientGreek_3a__20_Ἀρχαία_20_ἑλληνικά"><text:span text:style-name="T504">σελε</text:span></text:span><text:span text:style-name="AncientGreek_3a__20_Ἀρχαία_20_ἑλληνικά"><text:span text:style-name="T507">ύ</text:span></text:span><text:span text:style-name="AncientGreek_3a__20_Ἀρχαία_20_ἑλληνικά"><text:span text:style-name="T504">σοντα</text:span></text:span><text:span text:style-name="AncientGreek_3a__20_Ἀρχαία_20_ἑλληνικά"><text:span text:style-name="T507">ι </text:span></text:span><text:span text:style-name="AncientGreek_3a__20_Ἀρχαία_20_ἑλληνικά"><text:span text:style-name="T504">ο</text:span></text:span><text:span text:style-name="AncientGreek_3a__20_Ἀρχαία_20_ἑλληνικά"><text:span text:style-name="T507">ἱ</text:span></text:span><text:span text:style-name="AncientGreek_3a__20_Ἀρχαία_20_ἑλληνικά"><text:span text:style-name="T504"> </text:span></text:span><text:span text:style-name="AncientGreek_3a__20_Ἀρχαία_20_ἑλληνικά"><text:span text:style-name="T507">ἰ</text:span></text:span><text:span text:style-name="AncientGreek_3a__20_Ἀρχαία_20_ἑλληνικά"><text:span text:style-name="T504">χθ</text:span></text:span><text:span text:style-name="AncientGreek_3a__20_Ἀρχαία_20_ἑλληνικά"><text:span text:style-name="T507">ύ</text:span></text:span><text:span text:style-name="AncientGreek_3a__20_Ἀρχαία_20_ἑλληνικά"><text:span text:style-name="T504">ες τ</text:span></text:span><text:span text:style-name="AncientGreek_3a__20_Ἀρχαία_20_ἑλληνικά"><text:span text:style-name="T507">ῆ</text:span></text:span><text:span text:style-name="AncientGreek_3a__20_Ἀρχαία_20_ἑλληνικά"><text:span text:style-name="T504">ς θαλ</text:span></text:span><text:span text:style-name="AncientGreek_3a__20_Ἀρχαία_20_ἑλληνικά"><text:span text:style-name="T507">ά</text:span></text:span><text:span text:style-name="AncientGreek_3a__20_Ἀρχαία_20_ἑλληνικά"><text:span text:style-name="T504">σσης </text:span></text:span><text:span text:style-name="AncientGreek_3a__20_Ἀρχαία_20_ἑλληνικά"><text:span text:style-name="T501">προφθ</text:span></text:span><text:span text:style-name="AncientGreek_3a__20_Ἀρχαία_20_ἑλληνικά"><text:span text:style-name="T502">ά</text:span></text:span><text:span text:style-name="AncientGreek_3a__20_Ἀρχαία_20_ἑλληνικά"><text:span text:style-name="T501">σα</text:span></text:span><text:span text:style-name="AncientGreek_3a__20_Ἀρχαία_20_ἑλληνικά"><text:span text:style-name="T503">ν</text:span></text:span><text:span text:style-name="AncientGreek_3a__20_Ἀρχαία_20_ἑλληνικά"><text:span text:style-name="T501">τες</text:span></text:span><text:span text:style-name="AncientGreek_3a__20_Ἀρχαία_20_ἑλληνικά"><text:span text:style-name="T504"> </text:span></text:span><text:span text:style-name="AncientGreek_3a__20_Ἀρχαία_20_ἑλληνικά"><text:span text:style-name="T507">ὑ</text:span></text:span><text:span text:style-name="AncientGreek_3a__20_Ἀρχαία_20_ἑλληνικά"><text:span text:style-name="T504">μ</text:span></text:span><text:span text:style-name="AncientGreek_3a__20_Ἀρχαία_20_ἑλληνικά"><text:span text:style-name="T507">ᾶ</text:span></text:span><text:span text:style-name="AncientGreek_3a__20_Ἀρχαία_20_ἑλληνικά"><text:span text:style-name="T504">ς· κα</text:span></text:span><text:span text:style-name="AncientGreek_3a__20_Ἀρχαία_20_ἑλληνικά"><text:span text:style-name="T507">ὶ</text:span></text:span><text:span text:style-name="AncientGreek_3a__20_Ἀρχαία_20_ἑλληνικά"><text:span text:style-name="T504"> </text:span></text:span><text:span text:style-name="AncientGreek_3a__20_Ἀρχαία_20_ἑλληνικά"><text:span text:style-name="T507">ἡ</text:span></text:span><text:span text:style-name="AncientGreek_3a__20_Ἀρχαία_20_ἑλληνικά"><text:span text:style-name="T504"> βασιλε</text:span></text:span><text:span text:style-name="AncientGreek_3a__20_Ἀρχαία_20_ἑλληνικά"><text:span text:style-name="T507">ί</text:span></text:span><text:span text:style-name="AncientGreek_3a__20_Ἀρχαία_20_ἑλληνικά"><text:span text:style-name="T504">α το</text:span></text:span><text:span text:style-name="AncientGreek_3a__20_Ἀρχαία_20_ἑλληνικά"><text:span text:style-name="T507">ῦ</text:span></text:span><text:span text:style-name="AncientGreek_3a__20_Ἀρχαία_20_ἑλληνικά"><text:span text:style-name="T504"> θεο</text:span></text:span><text:span text:style-name="AncientGreek_3a__20_Ἀρχαία_20_ἑλληνικά"><text:span text:style-name="T507">ῦ ἐ</text:span></text:span><text:span text:style-name="AncientGreek_3a__20_Ἀρχαία_20_ἑλληνικά"><text:span text:style-name="T504">ντ</text:span></text:span><text:span text:style-name="AncientGreek_3a__20_Ἀρχαία_20_ἑλληνικά"><text:span text:style-name="T507">ὸ</text:span></text:span><text:span text:style-name="AncientGreek_3a__20_Ἀρχαία_20_ἑλληνικά"><text:span text:style-name="T504">ς </text:span></text:span><text:span text:style-name="AncientGreek_3a__20_Ἀρχαία_20_ἑλληνικά"><text:span text:style-name="T507">ὑ</text:span></text:span><text:span text:style-name="AncientGreek_3a__20_Ἀρχαία_20_ἑλληνικά"><text:span text:style-name="T504">μ</text:span></text:span><text:span text:style-name="AncientGreek_3a__20_Ἀρχαία_20_ἑλληνικά"><text:span text:style-name="T507">ῶ</text:span></text:span><text:span text:style-name="AncientGreek_3a__20_Ἀρχαία_20_ἑλληνικά"><text:span text:style-name="T504">ν </text:span></text:span><text:span text:style-name="AncientGreek_3a__20_Ἀρχαία_20_ἑλληνικά"><text:span text:style-name="T507">ἐ</text:span></text:span><text:span text:style-name="AncientGreek_3a__20_Ἀρχαία_20_ἑλληνικά"><text:span text:style-name="T504">στι κ</text:span></text:span><text:span text:style-name="AncientGreek_3a__20_Ἀρχαία_20_ἑλληνικά"><text:span text:style-name="T507">´</text:span></text:span><text:span text:style-name="AncientGreek_3a__20_Ἀρχαία_20_ἑλληνικά"><text:span text:style-name="T504">ακτος· </text:span></text:span><text:span text:style-name="AncientGreek_3a__20_Ἀρχαία_20_ἑλληνικά"><text:span text:style-name="T507">ὅς</text:span></text:span><text:span text:style-name="AncientGreek_3a__20_Ἀρχαία_20_ἑλληνικά"><text:span text:style-name="T504"> </text:span></text:span><text:span text:style-name="AncientGreek_3a__20_Ἀρχαία_20_ἑλληνικά"><text:span text:style-name="T507">ἄν</text:span></text:span><text:span text:style-name="AncientGreek_3a__20_Ἀρχαία_20_ἑλληνικά"><text:span text:style-name="T504"> </text:span></text:span><text:span text:style-name="AncientGreek_3a__20_Ἀρχαία_20_ἑλληνικά"><text:span text:style-name="T507">ἑαυτὸν </text:span></text:span><text:span text:style-name="AncientGreek_3a__20_Ἀρχαία_20_ἑλληνικά"><text:span text:style-name="T504">γν</text:span></text:span><text:span text:style-name="AncientGreek_3a__20_Ἀρχαία_20_ἑλληνικά"><text:span text:style-name="T507">ῷ</text:span></text:span><text:span text:style-name="AncientGreek_3a__20_Ἀρχαία_20_ἑλληνικά"><text:span text:style-name="T504">, τα</text:span></text:span><text:span text:style-name="AncientGreek_3a__20_Ἀρχαία_20_ἑλληνικά"><text:span text:style-name="T507">ύ</text:span></text:span><text:span text:style-name="AncientGreek_3a__20_Ἀρχαία_20_ἑλληνικά"><text:span text:style-name="T504">την ε</text:span></text:span><text:span text:style-name="AncientGreek_3a__20_Ἀρχαία_20_ἑλληνικά"><text:span text:style-name="T507">ὑ</text:span></text:span><text:span text:style-name="AncientGreek_3a__20_Ἀρχαία_20_ἑλληνικά"><text:span text:style-name="T504">ρ</text:span></text:span><text:span text:style-name="AncientGreek_3a__20_Ἀρχαία_20_ἑλληνικά"><text:span text:style-name="T507">ή</text:span></text:span><text:span text:style-name="AncientGreek_3a__20_Ἀρχαία_20_ἑλληνικά"><text:span text:style-name="T504">σει, κα</text:span></text:span><text:span text:style-name="AncientGreek_3a__20_Ἀρχαία_20_ἑλληνικά"><text:span text:style-name="T507">ὶ</text:span></text:span><text:span text:style-name="AncientGreek_3a__20_Ἀρχαία_20_ἑλληνικά"><text:span text:style-name="T504"> </text:span></text:span><text:span text:style-name="AncientGreek_3a__20_Ἀρχαία_20_ἑλληνικά"><text:span text:style-name="T507">ὁτέ</text:span></text:span><text:span text:style-name="AncientGreek_3a__20_Ἀρχαία_20_ἑλληνικά"><text:span text:style-name="T504"> </text:span></text:span><text:span text:style-name="AncientGreek_3a__20_Ἀρχαία_20_ἑλληνικά"><text:span text:style-name="T507">ὑμεῖς ἑ</text:span></text:span><text:span text:style-name="AncientGreek_3a__20_Ἀρχαία_20_ἑλληνικά"><text:span text:style-name="T504">αυτο</text:span></text:span><text:span text:style-name="AncientGreek_3a__20_Ἀρχαία_20_ἑλληνικά"><text:span text:style-name="T507">ὺ</text:span></text:span><text:span text:style-name="AncientGreek_3a__20_Ἀρχαία_20_ἑλληνικά"><text:span text:style-name="T504">ς γν</text:span></text:span><text:span text:style-name="AncientGreek_3a__20_Ἀρχαία_20_ἑλληνικά"><text:span text:style-name="T507">ώ</text:span></text:span><text:span text:style-name="AncientGreek_3a__20_Ἀρχαία_20_ἑλληνικά"><text:span text:style-name="T504">σεσθ</text:span></text:span><text:span text:style-name="AncientGreek_3a__20_Ἀρχαία_20_ἑλληνικά"><text:span text:style-name="T507">ε</text:span></text:span><text:span text:style-name="AncientGreek_3a__20_Ἀρχαία_20_ἑλληνικά"><text:span text:style-name="T504"> ε</text:span></text:span><text:span text:style-name="AncientGreek_3a__20_Ἀρχαία_20_ἑλληνικά"><text:span text:style-name="T507">ἴ</text:span></text:span><text:span text:style-name="AncientGreek_3a__20_Ἀρχαία_20_ἑλληνικά"><text:span text:style-name="T504">σεσθε </text:span></text:span><text:span text:style-name="AncientGreek_3a__20_Ἀρχαία_20_ἑλληνικά"><text:span text:style-name="T507">ὅτι</text:span></text:span><text:span text:style-name="AncientGreek_3a__20_Ἀρχαία_20_ἑλληνικά"><text:span text:style-name="T504"> υ</text:span></text:span><text:span text:style-name="AncientGreek_3a__20_Ἀρχαία_20_ἑλληνικά"><text:span text:style-name="T507">ἱ</text:span></text:span><text:span text:style-name="AncientGreek_3a__20_Ἀρχαία_20_ἑλληνικά"><text:span text:style-name="T504">ο</text:span></text:span><text:span text:style-name="AncientGreek_3a__20_Ἀρχαία_20_ἑλληνικά"><text:span text:style-name="T507">ί ἐ</text:span></text:span><text:span text:style-name="AncientGreek_3a__20_Ἀρχαία_20_ἑλληνικά"><text:span text:style-name="T504">στε </text:span></text:span><text:span text:style-name="AncientGreek_3a__20_Ἀρχαία_20_ἑλληνικά"><text:span text:style-name="T507">ὑμεῖς</text:span></text:span><text:span text:style-name="AncientGreek_3a__20_Ἀρχαία_20_ἑλληνικά"><text:span text:style-name="T504"> το</text:span></text:span><text:span text:style-name="AncientGreek_3a__20_Ἀρχαία_20_ἑλληνικά"><text:span text:style-name="T507">ῦ</text:span></text:span><text:span text:style-name="AncientGreek_3a__20_Ἀρχαία_20_ἑλληνικά"><text:span text:style-name="T504"> πατρ</text:span></text:span><text:span text:style-name="AncientGreek_3a__20_Ἀρχαία_20_ἑλληνικά"><text:span text:style-name="T507">ὸ</text:span></text:span><text:span text:style-name="AncientGreek_3a__20_Ἀρχαία_20_ἑλληνικά"><text:span text:style-name="T504">ς το</text:span></text:span><text:span text:style-name="AncientGreek_3a__20_Ἀρχαία_20_ἑλληνικά"><text:span text:style-name="T507">ῦ</text:span></text:span><text:span text:style-name="AncientGreek_3a__20_Ἀρχαία_20_ἑλληνικά"><text:span text:style-name="T504"> ζ</text:span></text:span><text:span text:style-name="AncientGreek_3a__20_Ἀρχαία_20_ἑλληνικά"><text:span text:style-name="T507">ῶ</text:span></text:span><text:span text:style-name="AncientGreek_3a__20_Ἀρχαία_20_ἑλληνικά"><text:span text:style-name="T504">ντος· ε</text:span></text:span><text:span text:style-name="AncientGreek_3a__20_Ἀρχαία_20_ἑλληνικά"><text:span text:style-name="T507">ἰ</text:span></text:span><text:span text:style-name="AncientGreek_3a__20_Ἀρχαία_20_ἑλληνικά"><text:span text:style-name="T504"> δ</text:span></text:span><text:span text:style-name="AncientGreek_3a__20_Ἀρχαία_20_ἑλληνικά"><text:span text:style-name="T507">ὲ</text:span></text:span><text:span text:style-name="AncientGreek_3a__20_Ἀρχαία_20_ἑλληνικά"><text:span text:style-name="T504"> μ</text:span></text:span><text:span text:style-name="AncientGreek_3a__20_Ἀρχαία_20_ἑλληνικά"><text:span text:style-name="T507">ὴ </text:span></text:span><text:span text:style-name="AncientGreek_3a__20_Ἀρχαία_20_ἑλληνικά"><text:span text:style-name="T504">γν</text:span></text:span><text:span text:style-name="AncientGreek_3a__20_Ἀρχαία_20_ἑλληνικά"><text:span text:style-name="T507">ώ</text:span></text:span><text:span text:style-name="AncientGreek_3a__20_Ἀρχαία_20_ἑλληνικά"><text:span text:style-name="T504">σεσθε </text:span></text:span><text:span text:style-name="AncientGreek_3a__20_Ἀρχαία_20_ἑλληνικά"><text:span text:style-name="T507">ἑ</text:span></text:span><text:span text:style-name="AncientGreek_3a__20_Ἀρχαία_20_ἑλληνικά"><text:span text:style-name="T504">αυτο</text:span></text:span><text:span text:style-name="AncientGreek_3a__20_Ἀρχαία_20_ἑλληνικά"><text:span text:style-name="T507">ὺ</text:span></text:span><text:span text:style-name="AncientGreek_3a__20_Ἀρχαία_20_ἑλληνικά"><text:span text:style-name="T504">ς, </text:span></text:span><text:span text:style-name="AncientGreek_3a__20_Ἀρχαία_20_ἑλληνικά"><text:span text:style-name="T507">ἐ</text:span></text:span><text:span text:style-name="AncientGreek_3a__20_Ἀρχαία_20_ἑλληνικά"><text:span text:style-name="T504">ν τ</text:span></text:span><text:span text:style-name="AncientGreek_3a__20_Ἀρχαία_20_ἑλληνικά"><text:span text:style-name="T507">ῇ</text:span></text:span><text:span text:style-name="AncientGreek_3a__20_Ἀρχαία_20_ἑλληνικά"><text:span text:style-name="T504"> πτωχε</text:span></text:span><text:span text:style-name="AncientGreek_3a__20_Ἀρχαία_20_ἑλληνικά"><text:span text:style-name="T507">ίᾳ</text:span></text:span><text:span text:style-name="AncientGreek_3a__20_Ἀρχαία_20_ἑλληνικά"><text:span text:style-name="T504"> </text:span></text:span><text:span text:style-name="AncientGreek_3a__20_Ἀρχαία_20_ἑλληνικά"><text:span text:style-name="T507">ἐ</text:span></text:span><text:span text:style-name="AncientGreek_3a__20_Ἀρχαία_20_ἑλληνικά"><text:span text:style-name="T504">στ</text:span></text:span><text:span text:style-name="AncientGreek_3a__20_Ἀρχαία_20_ἑλληνικά"><text:span text:style-name="T507">ὲ </text:span></text:span><text:span text:style-name="AncientGreek_3a__20_Ἀρχαία_20_ἑλληνικά"><text:span text:style-name="T504">κα</text:span></text:span><text:span text:style-name="AncientGreek_3a__20_Ἀρχαία_20_ἑλληνικά"><text:span text:style-name="T507">ὶ</text:span></text:span><text:span text:style-name="AncientGreek_3a__20_Ἀρχαία_20_ἑλληνικά"><text:span text:style-name="T504"> </text:span></text:span><text:span text:style-name="AncientGreek_3a__20_Ἀρχαία_20_ἑλληνικά"><text:span text:style-name="T507">ὑ</text:span></text:span><text:span text:style-name="AncientGreek_3a__20_Ἀρχαία_20_ἑλληνικά"><text:span text:style-name="T504">με</text:span></text:span><text:span text:style-name="AncientGreek_3a__20_Ἀρχαία_20_ἑλληνικά"><text:span text:style-name="T507">ῖ</text:span></text:span><text:span text:style-name="AncientGreek_3a__20_Ἀρχαία_20_ἑλληνικά"><text:span text:style-name="T504">ς </text:span></text:span><text:span text:style-name="AncientGreek_3a__20_Ἀρχαία_20_ἑλληνικά"><text:span text:style-name="T507">ἐ</text:span></text:span><text:span text:style-name="AncientGreek_3a__20_Ἀρχαία_20_ἑλληνικά"><text:span text:style-name="T504">στε </text:span></text:span><text:span text:style-name="AncientGreek_3a__20_Ἀρχαία_20_ἑλληνικά"><text:span text:style-name="T507">ἡ</text:span></text:span><text:span text:style-name="AncientGreek_3a__20_Ἀρχαία_20_ἑλληνικά"><text:span text:style-name="T504"> πτωχε</text:span></text:span><text:span text:style-name="AncientGreek_3a__20_Ἀρχαία_20_ἑλληνικά"><text:span text:style-name="T507">ί</text:span></text:span><text:span text:style-name="AncientGreek_3a__20_Ἀρχαία_20_ἑλληνικά"><text:span text:style-name="T504">α. </text:span></text:span></text:p>
        </text:list-item>
        <text:list-item>
          <text:p text:style-name="P24"><text:span text:style-name="AncientGreek_3a__20_Ἀρχαία_20_ἑλληνικά"><text:span text:style-name="T185"><text:s/>ⲡⲉϫⲉ ⲓ̅ⲥ̅ ϥⲛⲁϫⲛⲁⲩ ⲁⲛ ⲛ̅ϭⲓ ⲡⲣⲱⲙⲉ </text:span></text:span><text:span text:style-name="AncientGreek_3a__20_Ἀρχαία_20_ἑλληνικά"><text:span text:style-name="T225">ⲛ̅ϩ</text:span></text:span><text:span text:style-name="AncientGreek_3a__20_Ἀρχαία_20_ἑλληνικά"><text:span text:style-name="T190">ⲗ̅ⲗ̅</text:span></text:span><text:span text:style-name="AncientGreek_3a__20_Ἀρχαία_20_ἑλληνικά"><text:span text:style-name="T225">ⲟ</text:span></text:span><text:span text:style-name="AncientGreek_3a__20_Ἀρχαία_20_ἑλληνικά"><text:span text:style-name="T185"> ϩⲛ̅ ⲛⲉϥϩⲟⲟⲩ ⲉϫⲛⲉ ⲟⲩⲕⲟⲩⲉⲓ ⲛ̅ϣⲏⲣⲉ ϣⲏⲙ ⲉϥϩⲛ̅ </text:span></text:span><text:span text:style-name="AncientGreek_3a__20_Ἀρχαία_20_ἑλληνικά"><text:span text:style-name="T189">ϣϥ</text:span></text:span><text:span text:style-name="AncientGreek_3a__20_Ἀρχαία_20_ἑλληνικά"><text:span text:style-name="T190">̅ </text:span></text:span><text:span text:style-name="AncientGreek_3a__20_Ἀρχαία_20_ἑλληνικά"><text:span text:style-name="T189">ⲛ̅ϩⲟⲟⲩ</text:span></text:span><text:span text:style-name="AncientGreek_3a__20_Ἀρχαία_20_ἑλληνικά"><text:span text:style-name="T185"> ⲉⲧⲃⲉ ⲡⲧⲟⲡⲟⲥ ⲙ̅ ⲡⲱⲛϩ ⲁⲩⲱ ϥⲛⲁⲱⲛϩ ϫⲉ ⲟⲩⲛ̅ ϩⲁϩ ⲛ̅ϣⲟⲣⲡ ⲛⲁⲣ̅ ϩⲁⲉ ⲁⲩⲱ ⲛ̅ⲥⲉϣⲱⲡⲉ ⲟⲩⲁⲟⲩⲱⲧ</text:span></text:span></text:p>
          <text:p text:style-name="P24"><text:span text:style-name="AncientGreek_3a__20_Ἀρχαία_20_ἑλληνικά"><text:span text:style-name="T504">Λ</text:span></text:span><text:span text:style-name="AncientGreek_3a__20_Ἀρχαία_20_ἑλληνικά"><text:span text:style-name="T507">έ</text:span></text:span><text:span text:style-name="AncientGreek_3a__20_Ἀρχαία_20_ἑλληνικά"><text:span text:style-name="T504">γει </text:span></text:span><text:span text:style-name="AncientGreek_3a__20_Ἀρχαία_20_ἑλληνικά"><text:span text:style-name="T507">Ἰησοῦς</text:span></text:span><text:span text:style-name="AncientGreek_3a__20_Ἀρχαία_20_ἑλληνικά"><text:span text:style-name="T504">· </text:span></text:span><text:span text:style-name="AncientGreek_3a__20_Ἀρχαία_20_ἑλληνικά"><text:span text:style-name="T507">οὐ</text:span></text:span><text:span text:style-name="AncientGreek_3a__20_Ἀρχαία_20_ἑλληνικά"><text:span text:style-name="T504">κ </text:span></text:span><text:span text:style-name="AncientGreek_3a__20_Ἀρχαία_20_ἑλληνικά"><text:span text:style-name="T507">ἀ</text:span></text:span><text:span text:style-name="AncientGreek_3a__20_Ἀρχαία_20_ἑλληνικά"><text:span text:style-name="T504">ποκν</text:span></text:span><text:span text:style-name="AncientGreek_3a__20_Ἀρχαία_20_ἑλληνικά"><text:span text:style-name="T507">ή</text:span></text:span><text:span text:style-name="AncientGreek_3a__20_Ἀρχαία_20_ἑλληνικά"><text:span text:style-name="T504">σει </text:span></text:span><text:span text:style-name="AncientGreek_3a__20_Ἀρχαία_20_ἑλληνικά"><text:span text:style-name="T507">ἄ</text:span></text:span><text:span text:style-name="AncientGreek_3a__20_Ἀρχαία_20_ἑλληνικά"><text:span text:style-name="T504">νθρωπος παλαι</text:span></text:span><text:span text:style-name="AncientGreek_3a__20_Ἀρχαία_20_ἑλληνικά"><text:span text:style-name="T507">ὸ</text:span></text:span><text:span text:style-name="AncientGreek_3a__20_Ἀρχαία_20_ἑλληνικά"><text:span text:style-name="T504">ς </text:span></text:span><text:span text:style-name="AncientGreek_3a__20_Ἀρχαία_20_ἑλληνικά"><text:span text:style-name="T507">ἡμ</text:span></text:span><text:span text:style-name="AncientGreek_3a__20_Ἀρχαία_20_ἑλληνικά"><text:span text:style-name="T504">ε</text:span></text:span><text:bookmark text:name="poxy654.23"/><text:span text:style-name="AncientGreek_3a__20_Ἀρχαία_20_ἑλληνικά"><text:span text:style-name="T504">ρ</text:span></text:span><text:span text:style-name="AncientGreek_3a__20_Ἀρχαία_20_ἑλληνικά"><text:span text:style-name="T507">ῶ</text:span></text:span><text:span text:style-name="AncientGreek_3a__20_Ἀρχαία_20_ἑλληνικά"><text:span text:style-name="T504">ν </text:span></text:span><text:span text:style-name="AncientGreek_3a__20_Ἀρχαία_20_ἑλληνικά"><text:span text:style-name="T507">ἐπερωτήσει</text:span></text:span><text:span text:style-name="AncientGreek_3a__20_Ἀρχαία_20_ἑλληνικά"><text:span text:style-name="T504"> παιδ</text:span></text:span><text:span text:style-name="AncientGreek_3a__20_Ἀρχαία_20_ἑλληνικά"><text:span text:style-name="T509">ί</text:span></text:span><text:span text:style-name="AncientGreek_3a__20_Ἀρχαία_20_ἑλληνικά"><text:span text:style-name="T504">ον </text:span></text:span><text:span text:style-name="AncientGreek_3a__20_Ἀρχαία_20_ἑλληνικά"><text:span text:style-name="T509">ἑ</text:span></text:span><text:span text:style-name="AncientGreek_3a__20_Ἀρχαία_20_ἑλληνικά"><text:span text:style-name="T504">πτ</text:span></text:span><text:span text:style-name="AncientGreek_3a__20_Ἀρχαία_20_ἑλληνικά"><text:span text:style-name="T509">ὰ</text:span></text:span><text:span text:style-name="AncientGreek_3a__20_Ἀρχαία_20_ἑλληνικά"><text:span text:style-name="T504"> </text:span></text:span><text:span text:style-name="AncientGreek_3a__20_Ἀρχαία_20_ἑλληνικά"><text:span text:style-name="T509">ἡ</text:span></text:span><text:span text:style-name="AncientGreek_3a__20_Ἀρχαία_20_ἑλληνικά"><text:span text:style-name="T504">με</text:span></text:span><text:bookmark text:name="poxy654.24"/><text:span text:style-name="AncientGreek_3a__20_Ἀρχαία_20_ἑλληνικά"><text:span text:style-name="T504">ρ</text:span></text:span><text:span text:style-name="AncientGreek_3a__20_Ἀρχαία_20_ἑλληνικά"><text:span text:style-name="T509">ῶ</text:span></text:span><text:span text:style-name="AncientGreek_3a__20_Ἀρχαία_20_ἑλληνικά"><text:span text:style-name="T504">ν περ</text:span></text:span><text:span text:style-name="AncientGreek_3a__20_Ἀρχαία_20_ἑλληνικά"><text:span text:style-name="T509">ὶ</text:span></text:span><text:span text:style-name="AncientGreek_3a__20_Ἀρχαία_20_ἑλληνικά"><text:span text:style-name="T504"> το</text:span></text:span><text:span text:style-name="AncientGreek_3a__20_Ἀρχαία_20_ἑλληνικά"><text:span text:style-name="T509">ῦ</text:span></text:span><text:span text:style-name="AncientGreek_3a__20_Ἀρχαία_20_ἑλληνικά"><text:span text:style-name="T504"> τ</text:span></text:span><text:span text:style-name="AncientGreek_3a__20_Ἀρχαία_20_ἑλληνικά"><text:span text:style-name="T509">ό</text:span></text:span><text:span text:style-name="AncientGreek_3a__20_Ἀρχαία_20_ἑλληνικά"><text:span text:style-name="T504">που τ</text:span></text:span><text:span text:style-name="AncientGreek_3a__20_Ἀρχαία_20_ἑλληνικά"><text:span text:style-name="T509">ῆ</text:span></text:span><text:span text:style-name="AncientGreek_3a__20_Ἀρχαία_20_ἑλληνικά"><text:span text:style-name="T504">ς ζω</text:span></text:span><text:span text:style-name="AncientGreek_3a__20_Ἀρχαία_20_ἑλληνικά"><text:span text:style-name="T509">ῆ</text:span></text:span><text:span text:style-name="AncientGreek_3a__20_Ἀρχαία_20_ἑλληνικά"><text:span text:style-name="T504">ς, κα</text:span></text:span><text:span text:style-name="AncientGreek_3a__20_Ἀρχαία_20_ἑλληνικά"><text:span text:style-name="T509">ὶ</text:span></text:span><text:span text:style-name="AncientGreek_3a__20_Ἀρχαία_20_ἑλληνικά"><text:span text:style-name="T504"> ζ</text:span></text:span><text:span text:style-name="AncientGreek_3a__20_Ἀρχαία_20_ἑλληνικά"><text:span text:style-name="T509">ή</text:span></text:span><text:bookmark text:name="poxy654.25"/><text:span text:style-name="AncientGreek_3a__20_Ἀρχαία_20_ἑλληνικά"><text:span text:style-name="T504">σεται· </text:span></text:span><text:span text:style-name="AncientGreek_3a__20_Ἀρχαία_20_ἑλληνικά"><text:span text:style-name="T509">ὅτι </text:span></text:span><text:span text:style-name="AncientGreek_3a__20_Ἀρχαία_20_ἑλληνικά"><text:span text:style-name="T504">πολλο</text:span></text:span><text:span text:style-name="AncientGreek_3a__20_Ἀρχαία_20_ἑλληνικά"><text:span text:style-name="T509">ὶ</text:span></text:span><text:span text:style-name="AncientGreek_3a__20_Ἀρχαία_20_ἑλληνικά"><text:span text:style-name="T504"> </text:span></text:span><text:span text:style-name="AncientGreek_3a__20_Ἀρχαία_20_ἑλληνικά"><text:span text:style-name="T509">ἔ</text:span></text:span><text:span text:style-name="AncientGreek_3a__20_Ἀρχαία_20_ἑλληνικά"><text:span text:style-name="T504">σονται πρ</text:span></text:span><text:span text:style-name="AncientGreek_3a__20_Ἀρχαία_20_ἑλληνικά"><text:span text:style-name="T509">ῶ</text:span></text:span><text:span text:style-name="AncientGreek_3a__20_Ἀρχαία_20_ἑλληνικά"><text:span text:style-name="T504">τοι </text:span></text:span><text:span text:style-name="AncientGreek_3a__20_Ἀρχαία_20_ἑλληνικά"><text:span text:style-name="T509">ἔ</text:span></text:span><text:span text:style-name="AncientGreek_3a__20_Ἀρχαία_20_ἑλληνικά"><text:span text:style-name="T504">σχατοι, κα</text:span></text:span><text:span text:style-name="AncientGreek_3a__20_Ἀρχαία_20_ἑλληνικά"><text:span text:style-name="T509">ὶ</text:span></text:span><text:bookmark text:name="poxy654.26"/><text:span text:style-name="AncientGreek_3a__20_Ἀρχαία_20_ἑλληνικά"><text:span text:style-name="T509"> </text:span></text:span><text:span text:style-name="AncientGreek_3a__20_Ἀρχαία_20_ἑλληνικά"><text:span text:style-name="T504">ο</text:span></text:span><text:span text:style-name="AncientGreek_3a__20_Ἀρχαία_20_ἑλληνικά"><text:span text:style-name="T509">ἱ</text:span></text:span><text:span text:style-name="AncientGreek_3a__20_Ἀρχαία_20_ἑλληνικά"><text:span text:style-name="T504"> </text:span></text:span><text:span text:style-name="AncientGreek_3a__20_Ἀρχαία_20_ἑλληνικά"><text:span text:style-name="T509">ἔ</text:span></text:span><text:span text:style-name="AncientGreek_3a__20_Ἀρχαία_20_ἑλληνικά"><text:span text:style-name="T504">σχατοι πρ</text:span></text:span><text:span text:style-name="AncientGreek_3a__20_Ἀρχαία_20_ἑλληνικά"><text:span text:style-name="T509">ῶ</text:span></text:span><text:span text:style-name="AncientGreek_3a__20_Ἀρχαία_20_ἑλληνικά"><text:span text:style-name="T504">τοι, κα</text:span></text:span><text:span text:style-name="AncientGreek_3a__20_Ἀρχαία_20_ἑλληνικά"><text:span text:style-name="T509">ὶ</text:span></text:span><text:span text:style-name="AncientGreek_3a__20_Ἀρχαία_20_ἑλληνικά"><text:span text:style-name="T504"> ε</text:span></text:span><text:span text:style-name="AncientGreek_3a__20_Ἀρχαία_20_ἑλληνικά"><text:span text:style-name="T509">ἰ</text:span></text:span><text:span text:style-name="AncientGreek_3a__20_Ἀρχαία_20_ἑλληνικά"><text:span text:style-name="T504">ς </text:span></text:span><text:span text:style-name="AncientGreek_3a__20_Ἀρχαία_20_ἑλληνικά"><text:span text:style-name="T509">ἓ</text:span></text:span><text:span text:style-name="AncientGreek_3a__20_Ἀρχαία_20_ἑλληνικά"><text:span text:style-name="T504">ν καταντ</text:span></text:span><text:span text:style-name="AncientGreek_3a__20_Ἀρχαία_20_ἑλληνικά"><text:span text:style-name="T509">ή</text:span></text:span><text:span text:style-name="AncientGreek_3a__20_Ἀρχαία_20_ἑλληνικά"><text:span text:style-name="T504">σου</text:span></text:span><text:bookmark text:name="poxy654.27"/><text:span text:style-name="AncientGreek_3a__20_Ἀρχαία_20_ἑλληνικά"><text:span text:style-name="T504">σιν.</text:span></text:span><text:span text:style-name="AncientGreek_3a__20_Ἀρχαία_20_ἑλληνικά"><text:span text:style-name="T515"> </text:span></text:span></text:p>
        </text:list-item>
        <text:list-item>
          <text:p text:style-name="P49"><text:s/><text:span text:style-name="T495">ⲡⲉϫⲉ ⲓ̅ⲥ̅ ⲥⲟⲩⲱⲛ ⲡⲉⲧⲙ̅ ⲡⲙ̅ⲧⲟ ⲙ̅ ⲡⲉⲕϩⲟ ⲉⲃⲟⲗ ⲁⲩⲱ ⲡⲉⲑⲏⲡ ⲉⲣⲟⲕ ϥⲛⲁϭⲱⲗⲡ ⲉⲃⲟⲗ ⲛⲁⲕ. ⲙⲛ̅ ⲗⲁⲁⲩ ⲅⲁⲣ ⲉϥϩⲏⲡ ϥⲛⲁⲟⲩⲱⲛϩ ⲉⲃⲟⲗ ⲁⲛ.</text:span></text:p>
          <text:p text:style-name="P25"><text:span text:style-name="AncientGreek_3a__20_Ἀρχαία_20_ἑλληνικά"><text:span text:style-name="T504">Λ</text:span></text:span><text:span text:style-name="AncientGreek_3a__20_Ἀρχαία_20_ἑλληνικά"><text:span text:style-name="T509">έ</text:span></text:span><text:span text:style-name="AncientGreek_3a__20_Ἀρχαία_20_ἑλληνικά"><text:span text:style-name="T504">γει </text:span></text:span><text:span text:style-name="AncientGreek_3a__20_Ἀρχαία_20_ἑλληνικά"><text:span text:style-name="T509">Ἰησοῦς</text:span></text:span><text:span text:style-name="AncientGreek_3a__20_Ἀρχαία_20_ἑλληνικά"><text:span text:style-name="T504">· </text:span></text:span><text:span text:style-name="AncientGreek_3a__20_Ἀρχαία_20_ἑλληνικά"><text:span text:style-name="T509">γνῶθι</text:span></text:span><text:span text:style-name="AncientGreek_3a__20_Ἀρχαία_20_ἑλληνικά"><text:span text:style-name="T504"> τ</text:span></text:span><text:span text:style-name="AncientGreek_3a__20_Ἀρχαία_20_ἑλληνικά"><text:span text:style-name="T509">ὸ</text:span></text:span><text:span text:style-name="AncientGreek_3a__20_Ἀρχαία_20_ἑλληνικά"><text:span text:style-name="T504"> </text:span></text:span><text:span text:style-name="AncientGreek_3a__20_Ἀρχαία_20_ἑλληνικά"><text:span text:style-name="T509">ὃ</text:span></text:span><text:span text:style-name="AncientGreek_3a__20_Ἀρχαία_20_ἑλληνικά"><text:span text:style-name="T504">ν </text:span></text:span><text:span text:style-name="AncientGreek_3a__20_Ἀρχαία_20_ἑλληνικά"><text:span text:style-name="T509">ἔ</text:span></text:span><text:span text:style-name="AncientGreek_3a__20_Ἀρχαία_20_ἑλληνικά"><text:span text:style-name="T504">μπροσ</text:span></text:span><text:bookmark text:name="poxy654.28"/><text:span text:style-name="AncientGreek_3a__20_Ἀρχαία_20_ἑλληνικά"><text:span text:style-name="T504">θεν τ</text:span></text:span><text:span text:style-name="AncientGreek_3a__20_Ἀρχαία_20_ἑλληνικά"><text:span text:style-name="T509">ῆ</text:span></text:span><text:span text:style-name="AncientGreek_3a__20_Ἀρχαία_20_ἑλληνικά"><text:span text:style-name="T504">ς </text:span></text:span><text:span text:style-name="AncientGreek_3a__20_Ἀρχαία_20_ἑλληνικά"><text:span text:style-name="T510">ὄψεως</text:span></text:span><text:span text:style-name="AncientGreek_3a__20_Ἀρχαία_20_ἑλληνικά"><text:span text:style-name="T504"> σου, κα</text:span></text:span><text:span text:style-name="AncientGreek_3a__20_Ἀρχαία_20_ἑλληνικά"><text:span text:style-name="T509">ὶ</text:span></text:span><text:span text:style-name="AncientGreek_3a__20_Ἀρχαία_20_ἑλληνικά"><text:span text:style-name="T504"> τ</text:span></text:span><text:span text:style-name="AncientGreek_3a__20_Ἀρχαία_20_ἑλληνικά"><text:span text:style-name="T509">ὸ</text:span></text:span><text:span text:style-name="AncientGreek_3a__20_Ἀρχαία_20_ἑλληνικά"><text:span text:style-name="T504"> κεκαλυμμ</text:span></text:span><text:span text:style-name="AncientGreek_3a__20_Ἀρχαία_20_ἑλληνικά"><text:span text:style-name="T509">έ</text:span></text:span><text:span text:style-name="AncientGreek_3a__20_Ἀρχαία_20_ἑλληνικά"><text:span text:style-name="T504">νον</text:span></text:span><text:bookmark text:name="poxy654.29"/><text:span text:style-name="AncientGreek_3a__20_Ἀρχαία_20_ἑλληνικά"><text:span text:style-name="T504"> </text:span></text:span><text:span text:style-name="AncientGreek_3a__20_Ἀρχαία_20_ἑλληνικά"><text:span text:style-name="T511">ἀ</text:span></text:span><text:span text:style-name="AncientGreek_3a__20_Ἀρχαία_20_ἑλληνικά"><text:span text:style-name="T504">π</text:span></text:span><text:span text:style-name="AncientGreek_3a__20_Ἀρχαία_20_ἑλληνικά"><text:span text:style-name="T511">ὸ</text:span></text:span><text:span text:style-name="AncientGreek_3a__20_Ἀρχαία_20_ἑλληνικά"><text:span text:style-name="T504"> σου </text:span></text:span><text:span text:style-name="AncientGreek_3a__20_Ἀρχαία_20_ἑλληνικά"><text:span text:style-name="T509">ἀ</text:span></text:span><text:span text:style-name="AncientGreek_3a__20_Ἀρχαία_20_ἑλληνικά"><text:span text:style-name="T504">ποκαλυφθ</text:span></text:span><text:span text:style-name="AncientGreek_3a__20_Ἀρχαία_20_ἑλληνικά"><text:span text:style-name="T509">ή</text:span></text:span><text:span text:style-name="AncientGreek_3a__20_Ἀρχαία_20_ἑλληνικά"><text:span text:style-name="T504">σετα</text:span></text:span><text:span text:style-name="AncientGreek_3a__20_Ἀρχαία_20_ἑλληνικά"><text:span text:style-name="T509">ί</text:span></text:span><text:span text:style-name="AncientGreek_3a__20_Ἀρχαία_20_ἑλληνικά"><text:span text:style-name="T504"> σοι· ο</text:span></text:span><text:span text:style-name="AncientGreek_3a__20_Ἀρχαία_20_ἑλληνικά"><text:span text:style-name="T509">ὐ</text:span></text:span><text:span text:style-name="AncientGreek_3a__20_Ἀρχαία_20_ἑλληνικά"><text:span text:style-name="T504"> γ</text:span></text:span><text:span text:style-name="AncientGreek_3a__20_Ἀρχαία_20_ἑλληνικά"><text:span text:style-name="T509">ά</text:span></text:span><text:span text:style-name="AncientGreek_3a__20_Ἀρχαία_20_ἑλληνικά"><text:span text:style-name="T504">ρ </text:span></text:span><text:span text:style-name="AncientGreek_3a__20_Ἀρχαία_20_ἑλληνικά"><text:span text:style-name="T509">ἐ</text:span></text:span><text:span text:style-name="AncientGreek_3a__20_Ἀρχαία_20_ἑλληνικά"><text:span text:style-name="T504">σ</text:span></text:span><text:bookmark text:name="poxy654.30"/><text:span text:style-name="AncientGreek_3a__20_Ἀρχαία_20_ἑλληνικά"><text:span text:style-name="T504">τιν κρυπτ</text:span></text:span><text:span text:style-name="AncientGreek_3a__20_Ἀρχαία_20_ἑλληνικά"><text:span text:style-name="T509">ὸ</text:span></text:span><text:span text:style-name="AncientGreek_3a__20_Ἀρχαία_20_ἑλληνικά"><text:span text:style-name="T504">ν </text:span></text:span><text:span text:style-name="AncientGreek_3a__20_Ἀρχαία_20_ἑλληνικά"><text:span text:style-name="T509">ὃ</text:span></text:span><text:span text:style-name="AncientGreek_3a__20_Ἀρχαία_20_ἑλληνικά"><text:span text:style-name="T504"> ο</text:span></text:span><text:span text:style-name="AncientGreek_3a__20_Ἀρχαία_20_ἑλληνικά"><text:span text:style-name="T509">ὐ</text:span></text:span><text:span text:style-name="AncientGreek_3a__20_Ἀρχαία_20_ἑλληνικά"><text:span text:style-name="T504"> φανερ</text:span></text:span><text:span text:style-name="AncientGreek_3a__20_Ἀρχαία_20_ἑλληνικά"><text:span text:style-name="T509">ὸ</text:span></text:span><text:span text:style-name="AncientGreek_3a__20_Ἀρχαία_20_ἑλληνικά"><text:span text:style-name="T504">ν γεν</text:span></text:span><text:span text:style-name="AncientGreek_3a__20_Ἀρχαία_20_ἑλληνικά"><text:span text:style-name="T509">ή</text:span></text:span><text:span text:style-name="AncientGreek_3a__20_Ἀρχαία_20_ἑλληνικά"><text:span text:style-name="T504">σεται,</text:span></text:span><text:bookmark text:name="poxy654.31"/><text:span text:style-name="AncientGreek_3a__20_Ἀρχαία_20_ἑλληνικά"><text:span text:style-name="T504"> κα</text:span></text:span><text:span text:style-name="AncientGreek_3a__20_Ἀρχαία_20_ἑλληνικά"><text:span text:style-name="T509">ὶ</text:span></text:span><text:span text:style-name="AncientGreek_3a__20_Ἀρχαία_20_ἑλληνικά"><text:span text:style-name="T504"> </text:span></text:span><text:span text:style-name="AncientGreek_3a__20_Ἀρχαία_20_ἑλληνικά"><text:span text:style-name="T509">τ</text:span></text:span><text:span text:style-name="AncientGreek_3a__20_Ἀρχαία_20_ἑλληνικά"><text:span text:style-name="T504">εθαμμ</text:span></text:span><text:span text:style-name="AncientGreek_3a__20_Ἀρχαία_20_ἑλληνικά"><text:span text:style-name="T509">έ</text:span></text:span><text:span text:style-name="AncientGreek_3a__20_Ἀρχαία_20_ἑλληνικά"><text:span text:style-name="T504">νον </text:span></text:span><text:span text:style-name="AncientGreek_3a__20_Ἀρχαία_20_ἑλληνικά"><text:span text:style-name="T509">ὁ</text:span></text:span><text:span text:style-name="AncientGreek_3a__20_Ἀρχαία_20_ἑλληνικά"><text:span text:style-name="T504"> ο</text:span></text:span><text:span text:style-name="AncientGreek_3a__20_Ἀρχαία_20_ἑλληνικά"><text:span text:style-name="T509">ὐ</text:span></text:span><text:span text:style-name="AncientGreek_3a__20_Ἀρχαία_20_ἑλληνικά"><text:span text:style-name="T504">κ </text:span></text:span><text:span text:style-name="AncientGreek_3a__20_Ἀρχαία_20_ἑλληνικά"><text:span text:style-name="T509">ἐ</text:span></text:span><text:span text:style-name="AncientGreek_3a__20_Ἀρχαία_20_ἑλληνικά"><text:span text:style-name="T504">γερθ</text:span></text:span><text:span text:style-name="AncientGreek_3a__20_Ἀρχαία_20_ἑλληνικά"><text:span text:style-name="T509">ή</text:span></text:span><text:span text:style-name="AncientGreek_3a__20_Ἀρχαία_20_ἑλληνικά"><text:span text:style-name="T504">σεται.</text:span></text:span></text:p>
        </text:list-item>
        <text:list-item>
          <text:p text:style-name="P26"><text:span text:style-name="AncientGreek_3a__20_Ἀρχαία_20_ἑλληνικά"><text:span text:style-name="T186"><text:s/></text:span></text:span><text:span text:style-name="AncientGreek_3a__20_Ἀρχαία_20_ἑλληνικά"><text:span text:style-name="T244">ⲁⲩϫⲛⲟⲩϥ ⲛ̅ϭⲓ ⲛⲉϥⲙⲁⲑⲏⲧⲏⲥ ⲡⲉϫⲁⲩ ⲛⲁϥ ϫⲉ ⲕⲟⲩⲱϣ ⲉⲧⲣⲛ̅ⲣ̅ ⲛⲏⲥⲧⲉⲩⲉ ⲁⲩⲱ </text:span></text:span><text:span text:style-name="AncientGreek_3a__20_Ἀρχαία_20_ἑλληνικά"><text:span text:style-name="T237">ⲁϣ</text:span></text:span><text:span text:style-name="AncientGreek_3a__20_Ἀρχαία_20_ἑλληνικά"><text:span text:style-name="T244"> ⲧⲉ ⲑⲉ </text:span></text:span><text:span text:style-name="AncientGreek_3a__20_Ἀρχαία_20_ἑλληνικά">ⲉ</text:span><text:span text:style-name="AncientGreek_3a__20_Ἀρχαία_20_ἑλληνικά"><text:span text:style-name="T238">ⲛⲛ</text:span></text:span><text:span text:style-name="AncientGreek_3a__20_Ἀρχαία_20_ἑλληνικά">ⲁϣⲗⲏⲗ</text:span><text:span text:style-name="AncientGreek_3a__20_Ἀρχαία_20_ἑλληνικά"><text:span text:style-name="T244"> ⲉⲛⲁϯ ⲉⲗⲉⲏⲙⲟⲥⲩⲛⲏ ⲁⲩⲱ ⲉⲛⲁⲣ̅ ⲡⲁⲣⲁⲧⲏⲣⲉⲓ ⲉ ⲟⲩ ⲛ̅ ϭⲓⲟⲩⲱⲙ. ⲡⲉϫⲉ ⲓ̅ⲥ̅ ϫⲉ ⲙ̅ⲡⲣ̅ϫⲉ ϭⲟⲗ ⲁⲩⲱ ⲡⲉⲧⲉⲧⲙ̅ⲙⲟⲥⲧⲉ ⲙ̅ⲙⲟϥ ⲙ̅ⲡⲣ̅ⲁⲁϥ ϫⲉ ⲥⲉϭⲟⲗⲡ ⲧⲏⲣⲟⲩ ⲉⲃⲟⲗ ⲙ̅ ⲡⲉⲙⲧⲟ ⲉⲃⲟⲗ ⲛ̅ ⲧⲡⲉ ⲙⲛ̅ ⲗⲁⲁⲩ ⲅⲁⲣ ⲉϥϩⲏⲡ ⲉϥⲛⲁⲟⲩⲱⲛϩ ⲉⲃⲟⲗ ⲁⲛ ⲁⲩⲱ ⲙⲛ̅ ⲗⲁⲁⲩ ⲉϥϩⲟⲃ̅ⲥ̅ ⲉⲩ ⲛⲁϭⲱ ⲟⲩⲉϣⲛ̅ ϭⲟⲗⲡϥ.</text:span></text:span></text:p>
          <text:p text:style-name="P44"><text:span text:style-name="AncientGreek_3a__20_Ἀρχαία_20_ἑλληνικά"><text:span text:style-name="T513">Ἐ</text:span></text:span><text:span text:style-name="AncientGreek_3a__20_Ἀρχαία_20_ἑλληνικά"><text:span text:style-name="T512">ξετ</text:span></text:span><text:span text:style-name="AncientGreek_3a__20_Ἀρχαία_20_ἑλληνικά"><text:span text:style-name="T513">ά</text:span></text:span><text:span text:style-name="AncientGreek_3a__20_Ἀρχαία_20_ἑλληνικά"><text:span text:style-name="T512">ζουσιν α</text:span></text:span><text:span text:style-name="AncientGreek_3a__20_Ἀρχαία_20_ἑλληνικά"><text:span text:style-name="T513">ὐ</text:span></text:span><text:span text:style-name="AncientGreek_3a__20_Ἀρχαία_20_ἑλληνικά"><text:span text:style-name="T512">τ</text:span></text:span><text:span text:style-name="AncientGreek_3a__20_Ἀρχαία_20_ἑλληνικά"><text:span text:style-name="T513">ὸ</text:span></text:span><text:span text:style-name="AncientGreek_3a__20_Ἀρχαία_20_ἑλληνικά"><text:span text:style-name="T512">ν ο</text:span></text:span><text:span text:style-name="AncientGreek_3a__20_Ἀρχαία_20_ἑλληνικά"><text:span text:style-name="T513">ἱ</text:span></text:span><text:span text:style-name="AncientGreek_3a__20_Ἀρχαία_20_ἑλληνικά"><text:span text:style-name="T512"> μαθητα</text:span></text:span><text:span text:style-name="AncientGreek_3a__20_Ἀρχαία_20_ἑλληνικά"><text:span text:style-name="T513">ὶ</text:span></text:span><text:span text:style-name="AncientGreek_3a__20_Ἀρχαία_20_ἑλληνικά"><text:span text:style-name="T512"> α</text:span></text:span><text:span text:style-name="AncientGreek_3a__20_Ἀρχαία_20_ἑλληνικά"><text:span text:style-name="T513">ὐ</text:span></text:span><text:span text:style-name="AncientGreek_3a__20_Ἀρχαία_20_ἑλληνικά"><text:span text:style-name="T512">το</text:span></text:span><text:span text:style-name="AncientGreek_3a__20_Ἀρχαία_20_ἑλληνικά"><text:span text:style-name="T513">ῦ</text:span></text:span><text:span text:style-name="AncientGreek_3a__20_Ἀρχαία_20_ἑλληνικά"><text:span text:style-name="T512"> κα</text:span></text:span><text:span text:style-name="AncientGreek_3a__20_Ἀρχαία_20_ἑλληνικά"><text:span text:style-name="T513">ὶ </text:span></text:span><text:span text:style-name="AncientGreek_3a__20_Ἀρχαία_20_ἑλληνικά"><text:span text:style-name="T512">λ</text:span></text:span><text:span text:style-name="AncientGreek_3a__20_Ἀρχαία_20_ἑλληνικά"><text:span text:style-name="T513">έ</text:span></text:span><text:span text:style-name="AncientGreek_3a__20_Ἀρχαία_20_ἑλληνικά"><text:span text:style-name="T512">γουσιν· Π</text:span></text:span><text:span text:style-name="AncientGreek_3a__20_Ἀρχαία_20_ἑλληνικά"><text:span text:style-name="T513">ῶ</text:span></text:span><text:span text:style-name="AncientGreek_3a__20_Ἀρχαία_20_ἑλληνικά"><text:span text:style-name="T512">ς νηστε</text:span></text:span><text:span text:style-name="AncientGreek_3a__20_Ἀρχαία_20_ἑλληνικά"><text:span text:style-name="T513">ύ</text:span></text:span><text:span text:style-name="AncientGreek_3a__20_Ἀρχαία_20_ἑλληνικά"><text:span text:style-name="T512">σομεν, κα</text:span></text:span><text:span text:style-name="AncientGreek_3a__20_Ἀρχαία_20_ἑλληνικά"><text:span text:style-name="T513">ὶ</text:span></text:span><text:span text:style-name="AncientGreek_3a__20_Ἀρχαία_20_ἑλληνικά"><text:span text:style-name="T512"> π</text:span></text:span><text:span text:style-name="AncientGreek_3a__20_Ἀρχαία_20_ἑλληνικά"><text:span text:style-name="T513">ῶ</text:span></text:span><text:span text:style-name="AncientGreek_3a__20_Ἀρχαία_20_ἑλληνικά"><text:span text:style-name="T512">ς προσευξ</text:span></text:span><text:span text:style-name="AncientGreek_3a__20_Ἀρχαία_20_ἑλληνικά"><text:span text:style-name="T513">ό</text:span></text:span><text:span text:style-name="AncientGreek_3a__20_Ἀρχαία_20_ἑλληνικά"><text:span text:style-name="T512">μεθα, κα</text:span></text:span><text:span text:style-name="AncientGreek_3a__20_Ἀρχαία_20_ἑλληνικά"><text:span text:style-name="T513">ὶ</text:span></text:span><text:span text:style-name="AncientGreek_3a__20_Ἀρχαία_20_ἑλληνικά"><text:span text:style-name="T512"> π</text:span></text:span><text:span text:style-name="AncientGreek_3a__20_Ἀρχαία_20_ἑλληνικά"><text:span text:style-name="T513">ῶ</text:span></text:span><text:span text:style-name="AncientGreek_3a__20_Ἀρχαία_20_ἑλληνικά"><text:span text:style-name="T512">ς </text:span></text:span><text:span text:style-name="AncientGreek_3a__20_Ἀρχαία_20_ἑλληνικά"><text:span text:style-name="T513">ἐ</text:span></text:span><text:span text:style-name="AncientGreek_3a__20_Ἀρχαία_20_ἑλληνικά"><text:span text:style-name="T512">λεημοσ</text:span></text:span><text:span text:style-name="AncientGreek_3a__20_Ἀρχαία_20_ἑλληνικά"><text:span text:style-name="T513">ύ</text:span></text:span><text:span text:style-name="AncientGreek_3a__20_Ἀρχαία_20_ἑλληνικά"><text:span text:style-name="T512">νην ποι</text:span></text:span><text:span text:style-name="AncientGreek_3a__20_Ἀρχαία_20_ἑλληνικά"><text:span text:style-name="T513">ή</text:span></text:span><text:span text:style-name="AncientGreek_3a__20_Ἀρχαία_20_ἑλληνικά"><text:span text:style-name="T512">σομεν κα</text:span></text:span><text:span text:style-name="AncientGreek_3a__20_Ἀρχαία_20_ἑλληνικά"><text:span text:style-name="T513">ὶ</text:span></text:span><text:span text:style-name="AncientGreek_3a__20_Ἀρχαία_20_ἑλληνικά"><text:span text:style-name="T512"> τ</text:span></text:span><text:span text:style-name="AncientGreek_3a__20_Ἀρχαία_20_ἑλληνικά"><text:span text:style-name="T513">ί</text:span></text:span><text:span text:style-name="AncientGreek_3a__20_Ἀρχαία_20_ἑλληνικά"><text:span text:style-name="T512"> παρατηρ</text:span></text:span><text:span text:style-name="AncientGreek_3a__20_Ἀρχαία_20_ἑλληνικά"><text:span text:style-name="T513">ή</text:span></text:span><text:span text:style-name="AncientGreek_3a__20_Ἀρχαία_20_ἑλληνικά"><text:span text:style-name="T512">σομεν περ</text:span></text:span><text:span text:style-name="AncientGreek_3a__20_Ἀρχαία_20_ἑλληνικά"><text:span text:style-name="T513">ὶ</text:span></text:span><text:span text:style-name="AncientGreek_3a__20_Ἀρχαία_20_ἑλληνικά"><text:span text:style-name="T512"> τ</text:span></text:span><text:span text:style-name="AncientGreek_3a__20_Ἀρχαία_20_ἑλληνικά"><text:span text:style-name="T513">ῶ</text:span></text:span><text:span text:style-name="AncientGreek_3a__20_Ἀρχαία_20_ἑλληνικά"><text:span text:style-name="T512">ν βρωμ</text:span></text:span><text:span text:style-name="AncientGreek_3a__20_Ἀρχαία_20_ἑλληνικά"><text:span text:style-name="T513">ά</text:span></text:span><text:span text:style-name="AncientGreek_3a__20_Ἀρχαία_20_ἑλληνικά"><text:span text:style-name="T512">των; </text:span></text:span><text:span text:style-name="AncientGreek_3a__20_Ἀρχαία_20_ἑλληνικά"><text:span text:style-name="T513">λέ</text:span></text:span><text:span text:style-name="AncientGreek_3a__20_Ἀρχαία_20_ἑλληνικά"><text:span text:style-name="T512">γει </text:span></text:span><text:span text:style-name="AncientGreek_3a__20_Ἀρχαία_20_ἑλληνικά"><text:span text:style-name="T513">Ἰησοῦς</text:span></text:span><text:span text:style-name="AncientGreek_3a__20_Ἀρχαία_20_ἑλληνικά"><text:span text:style-name="T512">· </text:span></text:span><text:span text:style-name="AncientGreek_3a__20_Ἀρχαία_20_ἑλληνικά"><text:span text:style-name="T513">μ</text:span></text:span><text:span text:style-name="AncientGreek_3a__20_Ἀρχαία_20_ἑλληνικά"><text:span text:style-name="T512">η ψε</text:span></text:span><text:span text:style-name="AncientGreek_3a__20_Ἀρχαία_20_ἑλληνικά"><text:span text:style-name="T513">ύ</text:span></text:span><text:span text:style-name="AncientGreek_3a__20_Ἀρχαία_20_ἑλληνικά"><text:span text:style-name="T512">δεσθε κα</text:span></text:span><text:span text:style-name="AncientGreek_3a__20_Ἀρχαία_20_ἑλληνικά"><text:span text:style-name="T513">ὶ</text:span></text:span><text:span text:style-name="AncientGreek_3a__20_Ἀρχαία_20_ἑλληνικά"><text:span text:style-name="T512"> </text:span></text:span><text:span text:style-name="AncientGreek_3a__20_Ἀρχαία_20_ἑλληνικά"><text:span text:style-name="T513">ὅ τι</text:span></text:span><text:span text:style-name="AncientGreek_3a__20_Ἀρχαία_20_ἑλληνικά"><text:span text:style-name="T512"> μισε</text:span></text:span><text:span text:style-name="AncientGreek_3a__20_Ἀρχαία_20_ἑλληνικά"><text:span text:style-name="T513">ῖ</text:span></text:span><text:span text:style-name="AncientGreek_3a__20_Ἀρχαία_20_ἑλληνικά"><text:span text:style-name="T512">ται, μ</text:span></text:span><text:span text:style-name="AncientGreek_3a__20_Ἀρχαία_20_ἑλληνικά"><text:span text:style-name="T513">ὴ</text:span></text:span><text:span text:style-name="AncientGreek_3a__20_Ἀρχαία_20_ἑλληνικά"><text:span text:style-name="T512"> ποιε</text:span></text:span><text:span text:style-name="AncientGreek_3a__20_Ἀρχαία_20_ἑλληνικά"><text:span text:style-name="T513">ῖτ</text:span></text:span><text:span text:style-name="AncientGreek_3a__20_Ἀρχαία_20_ἑλληνικά"><text:span text:style-name="T512">ε, </text:span></text:span><text:span text:style-name="AncientGreek_3a__20_Ἀρχαία_20_ἑλληνικά"><text:span text:style-name="T513">ὅ</text:span></text:span><text:span text:style-name="AncientGreek_3a__20_Ἀρχαία_20_ἑλληνικά"><text:span text:style-name="T512">τι π</text:span></text:span><text:span text:style-name="AncientGreek_3a__20_Ἀρχαία_20_ἑλληνικά"><text:span text:style-name="T513">ά</text:span></text:span><text:span text:style-name="AncientGreek_3a__20_Ἀρχαία_20_ἑλληνικά"><text:span text:style-name="T512">ντα </text:span></text:span><text:span text:style-name="AncientGreek_3a__20_Ἀρχαία_20_ἑλληνικά"><text:span text:style-name="T513">ἐ</text:span></text:span><text:span text:style-name="AncientGreek_3a__20_Ἀρχαία_20_ἑλληνικά"><text:span text:style-name="T512">ν</text:span></text:span><text:span text:style-name="AncientGreek_3a__20_Ἀρχαία_20_ἑλληνικά"><text:span text:style-name="T513">ώ</text:span></text:span><text:span text:style-name="AncientGreek_3a__20_Ἀρχαία_20_ἑλληνικά"><text:span text:style-name="T512">πιον τ</text:span></text:span><text:span text:style-name="AncientGreek_3a__20_Ἀρχαία_20_ἑλληνικά"><text:span text:style-name="T513">ῆ</text:span></text:span><text:span text:style-name="AncientGreek_3a__20_Ἀρχαία_20_ἑλληνικά"><text:span text:style-name="T512">ς </text:span></text:span><text:span text:style-name="AncientGreek_3a__20_Ἀρχαία_20_ἑλληνικά"><text:span text:style-name="T513">ἀ</text:span></text:span><text:span text:style-name="AncientGreek_3a__20_Ἀρχαία_20_ἑλληνικά"><text:span text:style-name="T512">ληθε</text:span></text:span><text:span text:style-name="AncientGreek_3a__20_Ἀρχαία_20_ἑλληνικά"><text:span text:style-name="T513">ί</text:span></text:span><text:span text:style-name="AncientGreek_3a__20_Ἀρχαία_20_ἑλληνικά"><text:span text:style-name="T512">ας </text:span></text:span><text:span text:style-name="AncientGreek_3a__20_Ἀρχαία_20_ἑλληνικά"><text:span text:style-name="T513">ἀ</text:span></text:span><text:span text:style-name="AncientGreek_3a__20_Ἀρχαία_20_ἑλληνικά"><text:span text:style-name="T512">ναφα</text:span></text:span><text:span text:style-name="AncientGreek_3a__20_Ἀρχαία_20_ἑλληνικά"><text:span text:style-name="T513">ί</text:span></text:span><text:span text:style-name="AncientGreek_3a__20_Ἀρχαία_20_ἑλληνικά"><text:span text:style-name="T512">νεται· ο</text:span></text:span><text:span text:style-name="AncientGreek_3a__20_Ἀρχαία_20_ἑλληνικά"><text:span text:style-name="T513">ὐ</text:span></text:span><text:span text:style-name="AncientGreek_3a__20_Ἀρχαία_20_ἑλληνικά"><text:span text:style-name="T512">δ</text:span></text:span><text:span text:style-name="AncientGreek_3a__20_Ἀρχαία_20_ἑλληνικά"><text:span text:style-name="T513">ὲ</text:span></text:span><text:span text:style-name="AncientGreek_3a__20_Ἀρχαία_20_ἑλληνικά"><text:span text:style-name="T512">ν γ</text:span></text:span><text:span text:style-name="AncientGreek_3a__20_Ἀρχαία_20_ἑλληνικά"><text:span text:style-name="T514">ὰ</text:span></text:span><text:span text:style-name="AncientGreek_3a__20_Ἀρχαία_20_ἑλληνικά"><text:span text:style-name="T512">ρ </text:span></text:span><text:span text:style-name="AncientGreek_3a__20_Ἀρχαία_20_ἑλληνικά"><text:span text:style-name="T513">ἐ</text:span></text:span><text:span text:style-name="AncientGreek_3a__20_Ἀρχαία_20_ἑλληνικά"><text:span text:style-name="T512">στιν </text:span></text:span><text:span text:style-name="AncientGreek_3a__20_Ἀρχαία_20_ἑλληνικά"><text:span text:style-name="T513">ἀ</text:span></text:span><text:span text:style-name="AncientGreek_3a__20_Ἀρχαία_20_ἑλληνικά"><text:span text:style-name="T512">ποκεκρυμμ</text:span></text:span><text:span text:style-name="AncientGreek_3a__20_Ἀρχαία_20_ἑλληνικά"><text:span text:style-name="T513">έ</text:span></text:span><text:span text:style-name="AncientGreek_3a__20_Ἀρχαία_20_ἑλληνικά"><text:span text:style-name="T512">νον </text:span></text:span><text:span text:style-name="AncientGreek_3a__20_Ἀρχαία_20_ἑλληνικά"><text:span text:style-name="T513">ὃ</text:span></text:span><text:span text:style-name="AncientGreek_3a__20_Ἀρχαία_20_ἑλληνικά"><text:span text:style-name="T512"> ο</text:span></text:span><text:span text:style-name="AncientGreek_3a__20_Ἀρχαία_20_ἑλληνικά"><text:span text:style-name="T513">ὐ</text:span></text:span><text:span text:style-name="AncientGreek_3a__20_Ἀρχαία_20_ἑλληνικά"><text:span text:style-name="T512"> φανερ</text:span></text:span><text:span text:style-name="AncientGreek_3a__20_Ἀρχαία_20_ἑλληνικά"><text:span text:style-name="T513">ὸ</text:span></text:span><text:span text:style-name="AncientGreek_3a__20_Ἀρχαία_20_ἑλληνικά"><text:span text:style-name="T512">ν </text:span></text:span><text:span text:style-name="AncientGreek_3a__20_Ἀρχαία_20_ἑλληνικά"><text:span text:style-name="T513">ἔ</text:span></text:span><text:span text:style-name="AncientGreek_3a__20_Ἀρχαία_20_ἑλληνικά"><text:span text:style-name="T512">σται. </text:span></text:span></text:p>
        </text:list-item>
        <text:list-item>
          <text:p text:style-name="P3"><text:span text:style-name="T500"><text:s/></text:span><text:span text:style-name="T490">Ⲡⲉϫ</text:span><text:span text:style-name="T487">ⲉ</text:span><text:span text:style-name="T488"> ⲓ̅ⲥ̅ </text:span><text:span text:style-name="T490">ⲟⲩⲙⲁⲕⲁⲣⲓⲟⲥ ⲡⲉ ⲡⲙⲟⲩⲉⲓ ⲡⲁⲉⲓ ⲉⲧⲉⲡⲣⲱⲙⲉ ⲛⲁⲟⲩⲟⲙϥ ⲁⲩⲱ ⲛ̅ⲧⲉⲡⲙⲟⲩⲉⲓ ϣⲱⲡⲉ ⲣ̅</text:span><text:span text:style-name="T491">[</text:span><text:span text:style-name="T489">ⲛ̅</text:span><text:span text:style-name="T491">]</text:span><text:span text:style-name="T490">ⲣⲱⲙⲉ. ⲁⲩⲱ ϥⲃⲏⲧ ⲛ̅ϭⲓ ⲡⲣⲱⲙⲉ ⲡⲁⲉⲓ ⲉⲧⲉⲡⲙⲟⲩⲉⲓ ⲛⲁⲟⲩⲟⲙϥ ⲁⲩⲱ ⲡⲙⲟⲩⲉⲓ ⲛⲁ ϣⲱⲡⲉ ⲣ̅</text:span><text:span text:style-name="T493">[</text:span><text:span text:style-name="T494">ⲛ̅</text:span><text:span text:style-name="T493">]</text:span><text:span text:style-name="T492">ⲣⲱⲙⲉ</text:span><text:span text:style-name="T500">.</text:span></text:p>
          <text:p text:style-name="P3"><text:span text:style-name="AncientGreek_3a__20_Ἀρχαία_20_ἑλληνικά"><text:span text:style-name="T496">Λ</text:span></text:span><text:span text:style-name="AncientGreek_3a__20_Ἀρχαία_20_ἑλληνικά"><text:span text:style-name="T497">έ</text:span></text:span><text:span text:style-name="AncientGreek_3a__20_Ἀρχαία_20_ἑλληνικά"><text:span text:style-name="T496">γει </text:span></text:span><text:span text:style-name="AncientGreek_3a__20_Ἀρχαία_20_ἑλληνικά"><text:span text:style-name="T497">Ἰησοῦς</text:span></text:span><text:span text:style-name="AncientGreek_3a__20_Ἀρχαία_20_ἑλληνικά"><text:span text:style-name="T496">· </text:span></text:span><text:span text:style-name="AncientGreek_3a__20_Ἀρχαία_20_ἑλληνικά"><text:span text:style-name="T498">Μακάριος</text:span></text:span><text:span text:style-name="AncientGreek_3a__20_Ἀρχαία_20_ἑλληνικά"><text:span text:style-name="T496"> </text:span></text:span><text:span text:style-name="AncientGreek_3a__20_Ἀρχαία_20_ἑλληνικά"><text:span text:style-name="T498">ἐ</text:span></text:span><text:span text:style-name="AncientGreek_3a__20_Ἀρχαία_20_ἑλληνικά"><text:span text:style-name="T496">στιν </text:span></text:span><text:span text:style-name="AncientGreek_3a__20_Ἀρχαία_20_ἑλληνικά"><text:span text:style-name="T498">τὸν λέοντα κατεδηδοκότα ὑπὸ το</text:span></text:span><text:span text:style-name="AncientGreek_3a__20_Ἀρχαία_20_ἑλληνικά"><text:span text:style-name="T499">ῦ</text:span></text:span><text:span text:style-name="AncientGreek_3a__20_Ἀρχαία_20_ἑλληνικά"><text:span text:style-name="T498"> ἀνθρώπου καί γέγονα ἄνθρωπος καὶ κατάρατον ἐστιν τὸν ἄνθρωπον κατεδηδοκότα ὑπὸ λέοντος</text:span></text:span></text:p>
        </text:list-item>
        <text:list-item>
          <text:p text:style-name="P27"><text:span text:style-name="AncientGreek_3a__20_Ἀρχαία_20_ἑλληνικά"><text:span text:style-name="T253"><text:s/></text:span></text:span><text:span text:style-name="AncientGreek_3a__20_Ἀρχαία_20_ἑλληνικά"><text:span text:style-name="T187">ⲁⲩⲱ ⲡⲉϫⲁϥ ϫⲉ ⲉⲡⲣⲱⲙⲉ </text:span></text:span><text:span text:style-name="AncientGreek_3a__20_Ἀρχαία_20_ἑλληνικά"><text:span text:style-name="T191">ⲧⲛ̅ⲧⲱⲛ</text:span></text:span><text:span text:style-name="AncientGreek_3a__20_Ἀρχαία_20_ἑλληνικά"><text:span text:style-name="T187"> ⲁⲩⲟⲩⲱϩⲉ ⲣ̅ⲣⲙ ⲛ̅ ϩⲏⲧ ⲡⲁⲉⲓ ⲛ̅ⲧⲁϩⲛⲟⲩϫⲉ ⲛ̅ ⲧⲉϥⲁⲃⲱ ⲉ ⲑⲁⲗⲁⲥⲥⲁ ⲁϥⲥⲱⲕ ⲙⲙ̅ⲟⲥ ⲉϩⲣⲁⲓ̈ ϩⲛ̅ ⲑⲁⲗⲁⲥⲥⲁ </text:span></text:span><text:span text:style-name="AncientGreek_3a__20_Ἀρχαία_20_ἑλληνικά"><text:span text:style-name="T192">ⲉ</text:span></text:span><text:span text:style-name="AncientGreek_3a__20_Ἀρχαία_20_ἑλληνικά"><text:span text:style-name="T187">ⲥⲙⲉϩ ⲛ̅ ⲧⲃⲧ ⲛ̅ ⲕⲟⲩⲉⲓ ⲛ̅</text:span></text:span><text:span text:style-name="AncientGreek_3a__20_Ἀρχαία_20_ἑλληνικά"><text:span text:style-name="T191">ϩⲣⲁ</text:span></text:span><text:span text:style-name="AncientGreek_3a__20_Ἀρχαία_20_ἑλληνικά"><text:span text:style-name="T192">ⲓ </text:span></text:span><text:span text:style-name="AncientGreek_3a__20_Ἀρχαία_20_ἑλληνικά"><text:span text:style-name="T191">ⲛ̅</text:span></text:span><text:span text:style-name="AncientGreek_3a__20_Ἀρχαία_20_ἑλληνικά"><text:span text:style-name="T187">ϩⲏⲧⲟⲩ ⲁϥϩⲉ ⲁⲩⲛⲟϭ ⲛ̅ ⲧⲃ̅ⲧ̅ ⲉⲛⲁⲛⲟⲩϥ ⲛ̅ϭⲓ ⲡⲟⲩⲱϩⲉ ⲣ̅ⲣⲙ ⲛ̅ ϩⲏⲧ <text:s/></text:span></text:span><text:span text:style-name="AncientGreek_3a__20_Ἀρχαία_20_ἑλληνικά"><text:span text:style-name="T192">ⲁϥⲛⲟⲩϫⲉ ⲛ̅ⲛ̅ⲕⲟⲩⲉⲓ ⲧⲙⲣⲟⲩ ⲛ̅ⲧⲃⲧ ⲉⲃⲟⲗ ⲉⲡⲉⲥⲏⲧ ⲉⲑⲁⲗⲁⲥⲥⲁ ⲁϥⲥⲱⲧⲡ̅ ⲙ̅ⲡⲛⲟϭ ⲛ̅ ⲧⲃ̅ⲧ ⲭⲱⲣⲓⲥ ϩⲓⲥⲉ ⲡⲉⲧⲉ ⲟⲩⲛ̅ ⲙⲁⲁϫⲉ ⲙ̅ⲙⲟϥ ⲉⲥⲱⲧⲙ̅ ⲙⲁⲣⲉϥ ⲥⲱⲧⲙ̅ </text:span></text:span></text:p>
          <text:p text:style-name="P27"><text:span text:style-name="AncientGreek_3a__20_Ἀρχαία_20_ἑλληνικά"><text:span text:style-name="T253">Κ</text:span></text:span><text:span text:style-name="AncientGreek_3a__20_Ἀρχαία_20_ἑλληνικά"><text:span text:style-name="T292">αὶ </text:span></text:span><text:span text:style-name="AncientGreek_3a__20_Ἀρχαία_20_ἑλληνικά"><text:span text:style-name="T293">λ</text:span></text:span><text:span text:style-name="AncientGreek_3a__20_Ἀρχαία_20_ἑλληνικά"><text:span text:style-name="T252">έ</text:span></text:span><text:span text:style-name="AncientGreek_3a__20_Ἀρχαία_20_ἑλληνικά"><text:span text:style-name="T250">γει</text:span></text:span><text:span text:style-name="AncientGreek_3a__20_Ἀρχαία_20_ἑλληνικά"><text:span text:style-name="T254">· ὁμοί</text:span></text:span><text:span text:style-name="AncientGreek_3a__20_Ἀρχαία_20_ἑλληνικά"><text:span text:style-name="T255">ο</text:span></text:span><text:span text:style-name="AncientGreek_3a__20_Ἀρχαία_20_ἑλληνικά"><text:span text:style-name="T294">ς</text:span></text:span><text:span text:style-name="AncientGreek_3a__20_Ἀρχαία_20_ἑλληνικά"><text:span text:style-name="T254"> ἐστιν</text:span></text:span><text:span text:style-name="AncientGreek_3a__20_Ἀρχαία_20_ἑλληνικά"><text:span text:style-name="T295"> </text:span></text:span><text:span text:style-name="AncientGreek_3a__20_Ἀρχαία_20_ἑλληνικά"><text:span text:style-name="T296">ὁ ἄνθρωπος </text:span></text:span><text:span text:style-name="AncientGreek_3a__20_Ἀρχαία_20_ἑλληνικά"><text:span text:style-name="T254">σοφ</text:span></text:span><text:span text:style-name="AncientGreek_3a__20_Ἀρχαία_20_ἑλληνικά"><text:span text:style-name="T294">ῷ</text:span></text:span><text:span text:style-name="AncientGreek_3a__20_Ἀρχαία_20_ἑλληνικά"><text:span text:style-name="T254"> ἁλιεῖ, ὅς </text:span></text:span><text:span text:style-name="AncientGreek_3a__20_Ἀρχαία_20_ἑλληνικά"><text:span text:style-name="T294">προσ</text:span></text:span><text:span text:style-name="AncientGreek_3a__20_Ἀρχαία_20_ἑλληνικά"><text:span text:style-name="T254">βάλλει</text:span></text:span><text:span text:style-name="AncientGreek_3a__20_Ἀρχαία_20_ἑλληνικά"><text:span text:style-name="T295"> </text:span></text:span><text:span text:style-name="AncientGreek_3a__20_Ἀρχαία_20_ἑλληνικά"><text:span text:style-name="T294">τ</text:span></text:span><text:span text:style-name="AncientGreek_3a__20_Ἀρχαία_20_ἑλληνικά"><text:span text:style-name="T254">ὸ</text:span></text:span><text:span text:style-name="AncientGreek_3a__20_Ἀρχαία_20_ἑλληνικά"><text:span text:style-name="T294"> δίκτυον</text:span></text:span><text:span text:style-name="AncientGreek_3a__20_Ἀρχαία_20_ἑλληνικά"><text:span text:style-name="T295"> </text:span></text:span><text:span text:style-name="AncientGreek_3a__20_Ἀρχαία_20_ἑλληνικά"><text:span text:style-name="T254">αὐτοῦ εἰς θαλάσσᾳ. </text:span></text:span><text:span text:style-name="AncientGreek_3a__20_Ἀρχαία_20_ἑλληνικά"><text:span text:style-name="T294">ἀποφέλκων</text:span></text:span><text:span text:style-name="AncientGreek_3a__20_Ἀρχαία_20_ἑλληνικά"><text:span text:style-name="T254"> μὲν ἀπὸ θαλάσσου μεστὸς ἰχθυδίων, μεγάλα δὲ καὶ κάλα ηὕρισκε ἐν μέσῳ. Οὕτος σοφός ἁλιεύς πάντα ἰχθύδια χωρίς </text:span></text:span><text:span text:style-name="AncientGreek_3a__20_Ἀρχαία_20_ἑλληνικά"><text:span text:style-name="T294">μεγάλ</text:span></text:span><text:span text:style-name="AncientGreek_3a__20_Ἀρχαία_20_ἑλληνικά"><text:span text:style-name="T254">ου </text:span></text:span><text:span text:style-name="AncientGreek_3a__20_Ἀρχαία_20_ἑλληνικά"><text:span text:style-name="T295">ἰχθ</text:span></text:span><text:span text:style-name="AncientGreek_3a__20_Ἀρχαία_20_ἑλληνικά"><text:span text:style-name="T294">ύ</text:span></text:span><text:span text:style-name="AncientGreek_3a__20_Ἀρχαία_20_ἑλληνικά"><text:span text:style-name="T295">ος</text:span></text:span><text:span text:style-name="AncientGreek_3a__20_Ἀρχαία_20_ἑλληνικά"><text:span text:style-name="T254"> </text:span></text:span><text:span text:style-name="AncientGreek_3a__20_Ἀρχαία_20_ἑλληνικά"><text:span text:style-name="T295">ἐ</text:span></text:span><text:span text:style-name="AncientGreek_3a__20_Ἀρχαία_20_ἑλληνικά"><text:span text:style-name="T297">ξέβ</text:span></text:span><text:span text:style-name="AncientGreek_3a__20_Ἀρχαία_20_ἑλληνικά"><text:span text:style-name="T295">άλε</text:span></text:span><text:span text:style-name="AncientGreek_3a__20_Ἀρχαία_20_ἑλληνικά"><text:span text:style-name="T254"> εἰς θαλάσσᾳ. Ὁ ἔχων ὦτα </text:span></text:span><text:span text:style-name="AncientGreek_3a__20_Ἀρχαία_20_ἑλληνικά"><text:span text:style-name="T256">ἵ</text:span></text:span><text:span text:style-name="AncientGreek_3a__20_Ἀρχαία_20_ἑλληνικά"><text:span text:style-name="T297">να ακούσῃ</text:span></text:span><text:span text:style-name="AncientGreek_3a__20_Ἀρχαία_20_ἑλληνικά"><text:span text:style-name="T254">, ἀκουέτω.</text:span></text:span></text:p>
        </text:list-item>
        <text:list-item>
          <text:p text:style-name="P28"><text:span text:style-name="AncientGreek_3a__20_Ἀρχαία_20_ἑλληνικά"><text:span text:style-name="T193">ⲡⲉϫⲉ ⲓ̅ⲥ̅ ϫⲉ ⲉⲓⲥϩⲏⲏⲧⲉ ⲁϥⲉⲓ ⲉⲃⲟⲗ ⲛ̅ϫⲓ ⲡⲉⲧⲥⲓⲧⲉ </text:span></text:span><text:span text:style-name="AncientGreek_3a__20_Ἀρχαία_20_ἑλληνικά"><text:span text:style-name="T194">ⲁ</text:span></text:span><text:span text:style-name="AncientGreek_3a__20_Ἀρχαία_20_ἑλληνικά"><text:span text:style-name="T193">ϥⲙⲉϩ ⲧⲟⲟⲧϥ̅ ⲁϥⲛⲟⲩϫⲉ ⲁ ϩⲟⲉⲓⲛⲉ ⲙⲉⲛ ϩⲉ ⲉϫⲛ̅ ⲧⲉϩⲓⲏ ⲁⲩⲉⲓ ⲛ̅ϫⲓ ⲛ̅ϩⲁⲗⲁⲧⲉ ⲁⲩⲕⲁⲧϥⲟⲩ ϩⲛ̅ⲕⲟⲟⲩⲉ ⲁⲩϩⲉ ⲉϫⲛ̅ ⲧⲡⲉⲧⲣⲁ ⲁⲩⲱ ⲙ̅ⲡⲟⲩϫⲉ ⲛⲟⲩⲛⲉ ⲉⲡⲉⲥⲏⲧ ⲉ ⲡⲕⲁϩ ⲁⲩⲱ ⲙ̅ⲡⲟⲩⲧⲉⲩⲉ ϩⲙ̅ⲥ̅ ⲉϩⲣⲁⲓ ⲉ ⲧⲡⲉ ⲁⲩⲱ ϩⲛ̅ⲕⲟⲟⲩⲉ ⲁⲩϩⲉ ⲉϫⲛ̅ ϣⲟⲧⲉ </text:span></text:span><text:span text:style-name="AncientGreek_3a__20_Ἀρχαία_20_ἑλληνικά"><text:span text:style-name="T195">ⲁⲩⲱϫⲧ ⲙ̅ ⲡⲉϭⲣⲟϭ ⲁⲩⲱ ⲁ ⲡϥⲛ̅ⲧ ⲟⲩⲟⲙⲟⲩ ⲁⲩⲱ ⲁ ϩⲛ̅ⲕⲟⲟⲩⲉ ϩⲉ ⲉϫⲛ̅ ⲡⲕⲁϩ ⲉⲧⲛⲛⲟⲩϥ ⲁⲩⲱ ⲁϥϯ ⲕⲁⲣⲡⲟⲥ ⲉϩⲣⲁⲓ ⲉⲧⲡⲉ ⲉⲛⲁⲛⲟⲩϥ ⲁϥⲉⲓ ⲛ̅ⲥⲉ ⲉ ⲥⲟⲧⲉ ⲁⲩⲱ ϣⲉϫⲟⲩⲱⲧ ⲉ ⲥⲟⲧⲉ</text:span></text:span></text:p>
          <text:p text:style-name="P29"><text:span text:style-name="AncientGreek_3a__20_Ἀρχαία_20_ἑλληνικά"><text:span text:style-name="T250">Λ</text:span></text:span><text:span text:style-name="AncientGreek_3a__20_Ἀρχαία_20_ἑλληνικά"><text:span text:style-name="T252">έ</text:span></text:span><text:span text:style-name="AncientGreek_3a__20_Ἀρχαία_20_ἑλληνικά"><text:span text:style-name="T250">γει </text:span></text:span><text:span text:style-name="AncientGreek_3a__20_Ἀρχαία_20_ἑλληνικά"><text:span text:style-name="T252">Ἰησοῦς</text:span></text:span><text:span text:style-name="AncientGreek_3a__20_Ἀρχαία_20_ἑλληνικά"><text:span text:style-name="T250">· </text:span></text:span><text:span text:style-name="AncientGreek_3a__20_Ἀρχαία_20_ἑλληνικά"><text:span text:style-name="T257">ἰδοὺ, ἐξῆλθεν ὁ σπείρων, πληρώσας χεῖρας αὐτοῦ, ἐκβάλλει. ἃ μὲν ἔπεσεν</text:span></text:span><text:span text:style-name="AncientGreek_3a__20_Ἀρχαία_20_ἑλληνικά"><text:span text:style-name="T298"> </text:span></text:span><text:span text:style-name="AncientGreek_3a__20_Ἀρχαία_20_ἑλληνικά"><text:span text:style-name="T293">ἐπὶ</text:span></text:span><text:span text:style-name="AncientGreek_3a__20_Ἀρχαία_20_ἑλληνικά"><text:span text:style-name="T298"> </text:span></text:span><text:span text:style-name="AncientGreek_3a__20_Ἀρχαία_20_ἑλληνικά"><text:span text:style-name="T257">τὴν </text:span></text:span><text:span text:style-name="AncientGreek_3a__20_Ἀρχαία_20_ἑλληνικά"><text:span text:style-name="T293">ὁ</text:span></text:span><text:span text:style-name="AncientGreek_3a__20_Ἀρχαία_20_ἑλληνικά"><text:span text:style-name="T257">δὸν καὶ ἐλθόντα τὰ πετεινὰ κατέφαγεν αὐτὰ. </text:span></text:span><text:span text:style-name="AncientGreek_3a__20_Ἀρχαία_20_ἑλληνικά"><text:span text:style-name="T293">Τὰ δὲ</text:span></text:span><text:span text:style-name="AncientGreek_3a__20_Ἀρχαία_20_ἑλληνικά"><text:span text:style-name="T257"> ἔπεσεν ἐπὶ τὰ πετρώδη καὶ οὐ </text:span></text:span><text:span text:style-name="AncientGreek_3a__20_Ἀρχαία_20_ἑλληνικά"><text:span text:style-name="T299">ἔ</text:span></text:span><text:span text:style-name="AncientGreek_3a__20_Ἀρχαία_20_ἑλληνικά"><text:span text:style-name="T298">ρ</text:span></text:span><text:span text:style-name="AncientGreek_3a__20_Ἀρχαία_20_ἑλληνικά"><text:span text:style-name="T299">ι</text:span></text:span><text:span text:style-name="AncientGreek_3a__20_Ἀρχαία_20_ἑλληνικά"><text:span text:style-name="T298">ζον</text:span></text:span><text:span text:style-name="AncientGreek_3a__20_Ἀρχαία_20_ἑλληνικά"><text:span text:style-name="T257"> κατὰ τὴν γῆν καὶ οὐ ἐξανέτειλεν</text:span></text:span><text:span text:style-name="AncientGreek_3a__20_Ἀρχαία_20_ἑλληνικά"><text:span text:style-name="T298"> </text:span></text:span><text:span text:style-name="AncientGreek_3a__20_Ἀρχαία_20_ἑλληνικά"><text:span text:style-name="T299">μέχρι</text:span></text:span><text:span text:style-name="AncientGreek_3a__20_Ἀρχαία_20_ἑλληνικά"><text:span text:style-name="T298"> </text:span></text:span><text:span text:style-name="AncientGreek_3a__20_Ἀρχαία_20_ἑλληνικά"><text:span text:style-name="T299">τῶν </text:span></text:span><text:span text:style-name="AncientGreek_3a__20_Ἀρχαία_20_ἑλληνικά"><text:span text:style-name="T257">οὐράν</text:span></text:span><text:span text:style-name="AncientGreek_3a__20_Ἀρχαία_20_ἑλληνικά"><text:span text:style-name="T299">ῶν</text:span></text:span><text:span text:style-name="AncientGreek_3a__20_Ἀρχαία_20_ἑλληνικά"><text:span text:style-name="T257">.</text:span></text:span><text:span text:style-name="AncientGreek_3a__20_Ἀρχαία_20_ἑλληνικά"><text:span text:style-name="T298"> </text:span></text:span><text:span text:style-name="AncientGreek_3a__20_Ἀρχαία_20_ἑλληνικά"><text:span text:style-name="T293">Τὰ </text:span></text:span><text:soft-page-break/><text:span text:style-name="AncientGreek_3a__20_Ἀρχαία_20_ἑλληνικά"><text:span text:style-name="T293">δὲ</text:span></text:span><text:span text:style-name="AncientGreek_3a__20_Ἀρχαία_20_ἑλληνικά"><text:span text:style-name="T298"> </text:span></text:span><text:span text:style-name="AncientGreek_3a__20_Ἀρχαία_20_ἑλληνικά"><text:span text:style-name="T257">μὲν ἔπεσεν ἐν μέσῳ ἀκάνθας καὶ ἔπνιξαν τὰς σπείρας καὶ σκώληκες κατέφαγον. <text:s/></text:span></text:span><text:span text:style-name="AncientGreek_3a__20_Ἀρχαία_20_ἑλληνικά"><text:span text:style-name="T293">Τὰ δὲ</text:span></text:span><text:span text:style-name="AncientGreek_3a__20_Ἀρχαία_20_ἑλληνικά"><text:span text:style-name="T257"> ἔπεσεν ἐπὶ τὴν γῆν τὴν καλὴν καὶ ἤνεγκε καλὸν καρπὸν </text:span></text:span><text:span text:style-name="AncientGreek_3a__20_Ἀρχαία_20_ἑλληνικά"><text:span text:style-name="T299">μέχρι</text:span></text:span><text:span text:style-name="AncientGreek_3a__20_Ἀρχαία_20_ἑλληνικά"><text:span text:style-name="T257"> </text:span></text:span><text:span text:style-name="AncientGreek_3a__20_Ἀρχαία_20_ἑλληνικά"><text:span text:style-name="T299">τῶν </text:span></text:span><text:span text:style-name="AncientGreek_3a__20_Ἀρχαία_20_ἑλληνικά"><text:span text:style-name="T257">οὐραν</text:span></text:span><text:span text:style-name="AncientGreek_3a__20_Ἀρχαία_20_ἑλληνικά"><text:span text:style-name="T258">ῶν</text:span></text:span><text:span text:style-name="AncientGreek_3a__20_Ἀρχαία_20_ἑλληνικά"><text:span text:style-name="T257">, ἀπεδίδου δὲ ἑκατονταπλασίως καὶ ἑκατόν καὶ εικοσιπλασίως <text:s/></text:span></text:span></text:p>
        </text:list-item>
        <text:list-item>
          <text:p text:style-name="P30"><text:span text:style-name="AncientGreek_3a__20_Ἀρχαία_20_ἑλληνικά"><text:span text:style-name="T194">ⲡⲉϫⲉ ⲓ̅ⲥ ϫⲉ ⲁⲉⲓⲛⲟⲩϫⲉ ⲛ̅ⲟⲩⲕⲱϩ</text:span></text:span><text:span text:style-name="AncientGreek_3a__20_Ἀρχαία_20_ἑλληνικά"><text:span text:style-name="T196">̅</text:span></text:span><text:span text:style-name="AncientGreek_3a__20_Ἀρχαία_20_ἑλληνικά"><text:span text:style-name="T194">ⲧ </text:span></text:span><text:span text:style-name="AncientGreek_3a__20_Ἀρχαία_20_ἑλληνικά"><text:span text:style-name="T196">ⲉϫⲛ̅ ⲡⲕⲟⲥⲙⲟⲥ ⲁⲩⲱ ⲉⲓⲥϩⲏⲏⲧⲉ ϯⲁⲣⲉϩ ⲉⲣⲟϥ ϣⲁⲛⲧⲉϥϫⲉⲣⲟ.</text:span></text:span></text:p>
          <text:p text:style-name="P31"><text:span text:style-name="AncientGreek_3a__20_Ἀρχαία_20_ἑλληνικά"><text:span text:style-name="T250">Λ</text:span></text:span><text:span text:style-name="AncientGreek_3a__20_Ἀρχαία_20_ἑλληνικά"><text:span text:style-name="T252">έ</text:span></text:span><text:span text:style-name="AncientGreek_3a__20_Ἀρχαία_20_ἑλληνικά"><text:span text:style-name="T250">γει </text:span></text:span><text:span text:style-name="AncientGreek_3a__20_Ἀρχαία_20_ἑλληνικά"><text:span text:style-name="T252">Ἰησοῦς</text:span></text:span><text:span text:style-name="AncientGreek_3a__20_Ἀρχαία_20_ἑλληνικά"><text:span text:style-name="T250">· </text:span></text:span><text:span text:style-name="AncientGreek_3a__20_Ἀρχαία_20_ἑλληνικά"><text:span text:style-name="T259">ἐπιβάλλω </text:span></text:span><text:span text:style-name="AncientGreek_3a__20_Ἀρχαία_20_ἑλληνικά"><text:span text:style-name="T300">π</text:span></text:span><text:span text:style-name="AncientGreek_3a__20_Ἀρχαία_20_ἑλληνικά"><text:span text:style-name="T299">ύ</text:span></text:span><text:span text:style-name="AncientGreek_3a__20_Ἀρχαία_20_ἑλληνικά"><text:span text:style-name="T300">ρ</text:span></text:span><text:span text:style-name="AncientGreek_3a__20_Ἀρχαία_20_ἑλληνικά"><text:span text:style-name="T299">α</text:span></text:span><text:span text:style-name="AncientGreek_3a__20_Ἀρχαία_20_ἑλληνικά"><text:span text:style-name="T259"> ἐπὶ κόσμῳ καὶ ἰδοὺ, φυλάσσω </text:span></text:span><text:span text:style-name="AncientGreek_3a__20_Ἀρχαία_20_ἑλληνικά"><text:span text:style-name="T299">ἕω</text:span></text:span><text:span text:style-name="AncientGreek_3a__20_Ἀρχαία_20_ἑλληνικά"><text:span text:style-name="T259">ς καυματίζεται.</text:span></text:span></text:p>
        </text:list-item>
        <text:list-item>
          <text:p text:style-name="P6"><text:span text:style-name="AncientGreek_3a__20_Ἀρχαία_20_ἑλληνικά"><text:span text:style-name="T120">ⲡ</text:span></text:span><text:span text:style-name="AncientGreek_3a__20_Ἀρχαία_20_ἑλληνικά"><text:span text:style-name="T121">ⲉϫⲉ ⲓ̅ⲥ̅ ϫⲉ ⲧⲉⲉⲓ ⲛⲉ ⲛⲁⲣ̅ⲡⲁⲣⲁⲅⲉ ⲁⲩⲱ ⲧⲉⲧⲛ̅ </text:span></text:span><text:span text:style-name="AncientGreek_3a__20_Ἀρχαία_20_ἑλληνικά"><text:span text:style-name="T122">ⲧⲡⲉ ̅ⲙⲙⲟⲥ ⲛⲁⲣ̅ⲡⲁⲣⲁⲅⲉ ⲁⲩⲱ ⲛⲉⲧⲙⲟⲟⲩⲧ ⲥⲉⲟⲛϩ ⲁⲛ ⲁⲩⲱ ⲛⲉⲧⲟⲛϩ ⲥⲉⲛⲁⲙⲟⲩ ⲁⲛ ⲛ̅ϩⲟⲟⲩ ⲛⲉⲧⲉⲧⲛ̅ⲟⲩⲱⲙ ⲙ̅ⲡⲉⲧⲙⲟⲟⲩⲧ ⲛⲉⲧⲉⲧⲛ̅ⲉⲓⲣⲉ ⲙ̅ⲙⲟϥ ⲙ̅ⲡⲉⲧⲟⲛϩ ϩⲟⲧⲁⲛ ⲉⲧⲉⲧⲛ̅ϣⲁⲛϣⲱⲡⲉ ϩⲙ̅ ⲡⲟⲩⲟⲉⲓⲛ ⲟⲩ ⲡⲉ ⲧⲉⲧⲛⲁⲁϥ ϩⲙ̅ⲫⲟⲟⲩ ⲉⲧⲉⲧⲛ̅ⲟ ⲛ̅ⲟⲩⲁ ⲁⲧⲉⲧⲛ̅ⲉⲓⲣⲉ ⲙ̅ⲡⲥⲛⲁⲩ ϩⲟⲧⲁⲛ ⲇⲉ ⲉⲧⲉⲧⲛ̅ϣⲁϣⲱⲡⲉ ⲛ̅ⲥⲛⲁⲩ ⲟⲩ ⲡⲉ ⲉⲧⲉⲧⲛ̅ⲛⲁⲁϥ.</text:span></text:span></text:p>
          <text:p text:style-name="P7"><text:span text:style-name="AncientGreek_3a__20_Ἀρχαία_20_ἑλληνικά"><text:span text:style-name="T1">Λ</text:span></text:span><text:span text:style-name="AncientGreek_3a__20_Ἀρχαία_20_ἑλληνικά"><text:span text:style-name="T2">έ</text:span></text:span><text:span text:style-name="AncientGreek_3a__20_Ἀρχαία_20_ἑλληνικά"><text:span text:style-name="T1">γει </text:span></text:span><text:span text:style-name="AncientGreek_3a__20_Ἀρχαία_20_ἑλληνικά"><text:span text:style-name="T2">Ἰησοῦς</text:span></text:span><text:span text:style-name="AncientGreek_3a__20_Ἀρχαία_20_ἑλληνικά"><text:span text:style-name="T1">· </text:span></text:span><text:span text:style-name="AncientGreek_3a__20_Ἀρχαία_20_ἑλληνικά"><text:span text:style-name="T3">οὕτος οὐρανός τε </text:span></text:span><text:span text:style-name="AncientGreek_3a__20_Ἀρχαία_20_ἑλληνικά"><text:span text:style-name="T4">ἀπελεύσεται</text:span></text:span><text:span text:style-name="AncientGreek_3a__20_Ἀρχαία_20_ἑλληνικά"><text:span text:style-name="T3">, καὶ το ὑπέρ αὐτοῦ </text:span></text:span><text:span text:style-name="AncientGreek_3a__20_Ἀρχαία_20_ἑλληνικά"><text:span text:style-name="T4">ἀ</text:span></text:span><text:span text:style-name="AncientGreek_3a__20_Ἀρχαία_20_ἑλληνικά"><text:span text:style-name="T3">πελε</text:span></text:span><text:span text:style-name="AncientGreek_3a__20_Ἀρχαία_20_ἑλληνικά"><text:span text:style-name="T4">ύ</text:span></text:span><text:span text:style-name="AncientGreek_3a__20_Ἀρχαία_20_ἑλληνικά"><text:span text:style-name="T3">σεται. Οἱ δὲ νεκροὶ οὑ ζητοῦσιν καὶ <text:s/>οἱ ζώοντες οὐ ἀποθανόνται. ἐν ἐκείναις ἡμέραις μὲν πότε τὰ ἀποθανόντα κατεφάγετε, δὲ αὐτὰ ἐζωοποιήσατε. ἐπειδὴ ἐισελεύσετε φωτὸς τί ποιήσετε; ἔν ἐκείνῃ ἡμέρᾳ συν</text:span></text:span><text:span text:style-name="AncientGreek_3a__20_Ἀρχαία_20_ἑλληνικά"><text:span text:style-name="T5">ηρμ</text:span></text:span><text:span text:style-name="AncientGreek_3a__20_Ἀρχαία_20_ἑλληνικά"><text:span text:style-name="T6">ό</text:span></text:span><text:span text:style-name="AncientGreek_3a__20_Ἀρχαία_20_ἑλληνικά"><text:span text:style-name="T5">σ</text:span></text:span><text:span text:style-name="AncientGreek_3a__20_Ἀρχαία_20_ἑλληνικά"><text:span text:style-name="T6">ε</text:span></text:span><text:span text:style-name="AncientGreek_3a__20_Ἀρχαία_20_ἑλληνικά"><text:span text:style-name="T5">σθε, </text:span></text:span><text:span text:style-name="AncientGreek_3a__20_Ἀρχαία_20_ἑλληνικά"><text:span text:style-name="T6">τοτὲ διείλεσθε. ὁπότε διαιρεῖτε, τὶ ποιήσετε</text:span></text:span></text:p>
        </text:list-item>
        <text:list-item>
          <text:p text:style-name="P32"><text:span text:style-name="AncientGreek_3a__20_Ἀρχαία_20_ἑλληνικά"><text:span text:style-name="T197"><text:s/></text:span></text:span><text:span text:style-name="AncientGreek_3a__20_Ἀρχαία_20_ἑλληνικά"><text:span text:style-name="T198">ⲡⲉϫⲉ</text:span></text:span><text:span text:style-name="AncientGreek_3a__20_Ἀρχαία_20_ἑλληνικά"><text:span text:style-name="T197"> ⲙ̅ ⲙⲁⲑⲏⲧⲏⲥ ⲛ̅ ⲓ̅ⲥ̅ ϫⲉ ⲧⲛ̅ⲥⲟⲟⲩⲛ ϫⲉ ⲕⲛⲁⲃⲱⲕ ⲛ̅ ⲧⲟⲟⲧⲛ̅ ⲛⲓⲙ ⲡⲉⲉⲧⲛⲁⲣ̅̅ ⲛⲟϭ ⲉϩⲣⲁⲓ ⲉϫⲱⲛ. ⲡⲉϫⲉⲓ̅ⲥ̅ ⲛⲁⲩ ϫⲉ ⲡⲙⲁ ⲛ̅ⲧⲁⲧⲉⲧⲛ̅ⲉⲓ ⲙ̅ⲙⲁⲩ ⲉⲧⲉⲧⲛⲁⲃⲱⲕ ϣⲁ ⲓⲁⲕⲱⲃⲟⲥ ⲡⲇⲓⲕⲁⲓⲟⲥ ⲡⲁⲉⲓ ⲛ̅ⲧⲁⲧⲡⲉ ⲙⲛ̅ ⲡⲕⲁϩ ϣⲱⲡⲉ ⲉⲧⲃⲏⲧϥ̅.</text:span></text:span></text:p>
          <text:p text:style-name="P33"><text:span text:style-name="AncientGreek_3a__20_Ἀρχαία_20_ἑλληνικά"><text:span text:style-name="T260">οἱ μαθηταὶ </text:span></text:span><text:span text:style-name="AncientGreek_3a__20_Ἀρχαία_20_ἑλληνικά"><text:span text:style-name="T301">ε</text:span></text:span><text:span text:style-name="AncientGreek_3a__20_Ἀρχαία_20_ἑλληνικά"><text:span text:style-name="T261">ἶ</text:span></text:span><text:span text:style-name="AncientGreek_3a__20_Ἀρχαία_20_ἑλληνικά"><text:span text:style-name="T302">πον</text:span></text:span><text:span text:style-name="AncientGreek_3a__20_Ἀρχαία_20_ἑλληνικά"><text:span text:style-name="T260"> τῳ Ἰησοῦς</text:span></text:span><text:span text:style-name="AncientGreek_3a__20_Ἀρχαία_20_ἑλληνικά"><text:span text:style-name="T250">· </text:span></text:span><text:span text:style-name="AncientGreek_3a__20_Ἀρχαία_20_ἑλληνικά"><text:span text:style-name="T303">συν</text:span></text:span><text:span text:style-name="AncientGreek_3a__20_Ἀρχαία_20_ἑλληνικά"><text:span text:style-name="T301">ίε</text:span></text:span><text:span text:style-name="AncientGreek_3a__20_Ἀρχαία_20_ἑλληνικά"><text:span text:style-name="T303">μεν</text:span></text:span><text:span text:style-name="AncientGreek_3a__20_Ἀρχαία_20_ἑλληνικά"><text:span text:style-name="T262"> ὅτι ἀναχωρήσεις. τις ἔσται ἐν </text:span></text:span><text:span text:style-name="AncientGreek_3a__20_Ἀρχαία_20_ἑλληνικά"><text:span text:style-name="T303">ἡμ</text:span></text:span><text:span text:style-name="AncientGreek_3a__20_Ἀρχαία_20_ἑλληνικά"><text:span text:style-name="T301">ῖ</text:span></text:span><text:span text:style-name="AncientGreek_3a__20_Ἀρχαία_20_ἑλληνικά"><text:span text:style-name="T303">ν</text:span></text:span><text:span text:style-name="AncientGreek_3a__20_Ἀρχαία_20_ἑλληνικά"><text:span text:style-name="T262"> ὁ προστάτης· ἀποκριθεὶς Ἰησοῦς </text:span></text:span><text:span text:style-name="AncientGreek_3a__20_Ἀρχαία_20_ἑλληνικά"><text:span text:style-name="T263">λέγει αὐτοῖς</text:span></text:span><text:span text:style-name="AncientGreek_3a__20_Ἀρχαία_20_ἑλληνικά"><text:span text:style-name="T262">, </text:span></text:span><text:span text:style-name="AncientGreek_3a__20_Ἀρχαία_20_ἑλληνικά"><text:span text:style-name="T264">ὄ</text:span></text:span><text:span text:style-name="AncientGreek_3a__20_Ἀρχαία_20_ἑλληνικά"><text:span text:style-name="T262">που ἵκεσθε, ἀνέρχεσθε πρὸς Ἰακὼβ τῳ δικαίῳ, αὐτοῦ ἕνεκα ὁ οὐρανὸς τε καὶ ἡ γῆ ἐγένετο. </text:span></text:span></text:p>
        </text:list-item>
        <text:list-item>
          <text:p text:style-name="P8"><text:span text:style-name="AncientGreek_3a__20_Ἀρχαία_20_ἑλληνικά"><text:span text:style-name="T120">ⲡⲉϫⲉ </text:span></text:span><text:span text:style-name="AncientGreek_3a__20_Ἀρχαία_20_ἑλληνικά"><text:span text:style-name="T123">ⲛ̅ⲛⲉϥ ⲙⲁⲑⲏⲧⲏⲥ ϫⲉ ⲧⲛ̅ⲧⲱⲛⲧ ⲛ̅ⲧⲉⲧⲛ̅ϫⲟⲟⲥ ⲛⲁⲉⲓ ϫⲉ ⲉⲉⲓⲛⲉ ⲛ̅ ⲛⲓⲙ. ⲡⲉϫⲁϥ ⲛⲁϥ ⲛ̅ϭⲓ ⲥⲓⲙⲱⲛ ⲡⲉⲧⲣⲟⲥ ϫⲉ ⲉⲕⲉⲓⲛⲉ ⲛ̅ ⲟⲩⲁⲅⲅⲉⲗⲟⲥ ⲛ̅ ⲇⲓⲕⲁⲓⲟⲥ ⲡⲉϫⲉϥ ⲛⲁϥ ⲛ̅ϭⲓ ⲙⲁⲑⲑⲁⲓⲟⲥ ϫⲉ ⲉⲕⲉⲓⲛⲉ ⲛ̅ ⲟⲩⲣⲱⲙⲉ ⲙ̅ ⲫⲓⲗⲟⲥⲟⲫⲟⲥ ⲛ̅ ⲣⲙ̅ⲛ̅ϩⲏⲧ. ⲡⲉϫⲁϥ ⲛⲁϥ ⲛ̅ϭⲓ ⲑⲱⲙⲁⲥ ϫⲉ ⲡⲥⲁϩ ϩⲟⲗⲱⲥ ⲧⲁⲧⲁⲡⲣⲟ ⲛⲁϣⲁⲡϥ ⲁⲛ ⲉⲧⲣⲁϫⲟⲟⲥ ϫⲉ ⲉⲕⲉⲓⲛⲉ ⲛ̅ⲛⲓⲙ ⲡⲉϫⲉ ⲓ̅ⲏ̅ⲥ̅ ϫⲉ ⲁⲛⲟⲕ ⲡⲉⲕⲥⲁϩ ⲁⲛ ⲉⲡⲉⲓ ⲁⲕⲥⲱ ⲁⲕϯϩⲉ ⲉⲃⲟⲗ ϩⲛ̅ⲧⲡⲏⲅⲏ ⲉⲧⲃⲣ̅ⲃⲣⲉ ⲧⲁⲉⲓ ⲁⲛⲟⲕ ⲛ̅ⲧⲁⲉⲓϣⲓⲧⲥ̅ ⲁⲩⲱ ⲁϥϫⲓⲧϥ̅ ⲁϥⲁⲛⲁⲭⲱⲣⲉⲓ ⲁϥϫⲱ ⲛⲁϥ ⲛ̅ϣⲟⲙⲧ ⲛ̅ϣⲁϫⲉ ⲛ̅ⲧⲁⲣⲉⲑⲱⲙⲁⲥ ⲇⲉ ⲉⲓ ϣⲁ ⲛⲉϥ</text:span></text:span><text:span text:style-name="AncientGreek_3a__20_Ἀρχαία_20_ἑλληνικά"><text:span text:style-name="T124">ϣ</text:span></text:span><text:span text:style-name="AncientGreek_3a__20_Ἀρχαία_20_ἑλληνικά"><text:span text:style-name="T123">ⲃⲉⲉⲣ ⲁⲩϫⲛⲟⲩϥ ϫⲉ ⲛ̅ⲧⲁ ⲓ̅ⲥ̅ ϫⲟⲟϥ ϫⲉ ⲟⲩ ⲛⲁⲕ ⲡⲉϫⲁϥ ⲛⲁⲩ ⲛ̅ϫⲓ ⲑⲱⲙⲁⲥ ϫⲉ ⲉⲓϣⲁⲛϫⲱ ⲛⲏⲧⲛ̅ ⲟⲩⲁ ϩⲛ̅ ⲛ̅ϣⲁϫⲉ ⲛ̅ⲧⲁϥϫⲟⲟⲩ ⲛⲁⲉⲓ ⲧⲉⲧⲛⲁϥⲓⲱⲛⲉ </text:span></text:span><text:span text:style-name="AncientGreek_3a__20_Ἀρχαία_20_ἑλληνικά"><text:span text:style-name="T125">ⲛ̅ⲧⲉⲧⲛ̅ⲛⲟⲩϫⲉ ⲉⲣⲟⲉⲓ ⲁⲩⲫ ⲛ̅ⲧⲉⲟⲩⲕⲱϩⲧ ⲉⲓ ⲉⲃⲟⲗ ϩⲛ̅ ⲛ̅ ⲱⲛⲉ ⲛ̅ⲥⲣⲱⲕϩ ⲙ̅ⲙⲱⲧⲛ̅.</text:span></text:span></text:p>
          <text:p text:style-name="P9"><text:span text:style-name="AncientGreek_3a__20_Ἀρχαία_20_ἑλληνικά"><text:span text:style-name="T1">Λ</text:span></text:span><text:span text:style-name="AncientGreek_3a__20_Ἀρχαία_20_ἑλληνικά"><text:span text:style-name="T2">έ</text:span></text:span><text:span text:style-name="AncientGreek_3a__20_Ἀρχαία_20_ἑλληνικά"><text:span text:style-name="T1">γει </text:span></text:span><text:span text:style-name="AncientGreek_3a__20_Ἀρχαία_20_ἑλληνικά"><text:span text:style-name="T2">Ἰησοῦς πρὸς τοῖς μαθηταῖς αὐτοῦ</text:span></text:span><text:span text:style-name="AncientGreek_3a__20_Ἀρχαία_20_ἑλληνικά"><text:span text:style-name="T1">· </text:span></text:span><text:span text:style-name="AncientGreek_3a__20_Ἀρχαία_20_ἑλληνικά"><text:span text:style-name="T7">κηρύξετε μοι τίνι ὁμοιωθήσομαι. </text:span></text:span><text:span text:style-name="AncientGreek_3a__20_Ἀρχαία_20_ἑλληνικά"><text:span text:style-name="T8">ὁ Σίμων Πέτρος </text:span></text:span><text:span text:style-name="AncientGreek_3a__20_Ἀρχαία_20_ἑλληνικά"><text:span text:style-name="T9">λέγει</text:span></text:span><text:span text:style-name="AncientGreek_3a__20_Ἀρχαία_20_ἑλληνικά"><text:span text:style-name="T8">· </text:span></text:span><text:span text:style-name="AncientGreek_3a__20_Ἀρχαία_20_ἑλληνικά"><text:span text:style-name="T9">σὺ</text:span></text:span><text:span text:style-name="AncientGreek_3a__20_Ἀρχαία_20_ἑλληνικά"><text:span text:style-name="T8"> </text:span></text:span><text:span text:style-name="AncientGreek_3a__20_Ἀρχαία_20_ἑλληνικά"><text:span text:style-name="T9">εῖ</text:span></text:span><text:span text:style-name="AncientGreek_3a__20_Ἀρχαία_20_ἑλληνικά"><text:span text:style-name="T8"> </text:span></text:span><text:span text:style-name="AncientGreek_3a__20_Ἀρχαία_20_ἑλληνικά"><text:span text:style-name="T40">ὁμοῖ</text:span></text:span><text:span text:style-name="AncientGreek_3a__20_Ἀρχαία_20_ἑλληνικά"><text:span text:style-name="T9">ος</text:span></text:span><text:span text:style-name="AncientGreek_3a__20_Ἀρχαία_20_ἑλληνικά"><text:span text:style-name="T8"> </text:span></text:span><text:span text:style-name="AncientGreek_3a__20_Ἀρχαία_20_ἑλληνικά"><text:span text:style-name="T9">ἀγγέλῳ</text:span></text:span><text:span text:style-name="AncientGreek_3a__20_Ἀρχαία_20_ἑλληνικά"><text:span text:style-name="T8"> </text:span></text:span><text:span text:style-name="AncientGreek_3a__20_Ἀρχαία_20_ἑλληνικά"><text:span text:style-name="T9">δικαίῳ.</text:span></text:span><text:span text:style-name="AncientGreek_3a__20_Ἀρχαία_20_ἑλληνικά"><text:span text:style-name="T8"> Ματθα</text:span></text:span><text:span text:style-name="AncientGreek_3a__20_Ἀρχαία_20_ἑλληνικά"><text:span text:style-name="T10">ί</text:span></text:span><text:span text:style-name="AncientGreek_3a__20_Ἀρχαία_20_ἑλληνικά"><text:span text:style-name="T8">ο</text:span></text:span><text:span text:style-name="AncientGreek_3a__20_Ἀρχαία_20_ἑλληνικά"><text:span text:style-name="T10">ς</text:span></text:span><text:span text:style-name="AncientGreek_3a__20_Ἀρχαία_20_ἑλληνικά"><text:span text:style-name="T8"> </text:span></text:span><text:span text:style-name="AncientGreek_3a__20_Ἀρχαία_20_ἑλληνικά"><text:span text:style-name="T10">λέγει</text:span></text:span><text:span text:style-name="AncientGreek_3a__20_Ἀρχαία_20_ἑλληνικά"><text:span text:style-name="T8">· σὺ εῖ</text:span></text:span><text:span text:style-name="AncientGreek_3a__20_Ἀρχαία_20_ἑλληνικά"><text:span text:style-name="T41"> </text:span></text:span><text:span text:style-name="AncientGreek_3a__20_Ἀρχαία_20_ἑλληνικά"><text:span text:style-name="T40">ὁ</text:span></text:span><text:span text:style-name="AncientGreek_3a__20_Ἀρχαία_20_ἑλληνικά"><text:span text:style-name="T42">μο</text:span></text:span><text:span text:style-name="AncientGreek_3a__20_Ἀρχαία_20_ἑλληνικά"><text:span text:style-name="T40">ῖο</text:span></text:span><text:span text:style-name="AncientGreek_3a__20_Ἀρχαία_20_ἑλληνικά"><text:span text:style-name="T42">ς</text:span></text:span><text:span text:style-name="AncientGreek_3a__20_Ἀρχαία_20_ἑλληνικά"><text:span text:style-name="T41"> </text:span></text:span><text:span text:style-name="AncientGreek_3a__20_Ἀρχαία_20_ἑλληνικά"><text:span text:style-name="T8">τ</text:span></text:span><text:span text:style-name="AncientGreek_3a__20_Ἀρχαία_20_ἑλληνικά"><text:span text:style-name="T11">ῷ</text:span></text:span><text:span text:style-name="AncientGreek_3a__20_Ἀρχαία_20_ἑλληνικά"><text:span text:style-name="T8"> </text:span></text:span><text:span text:style-name="AncientGreek_3a__20_Ἀρχαία_20_ἑλληνικά"><text:span text:style-name="T11">σ</text:span></text:span><text:span text:style-name="AncientGreek_3a__20_Ἀρχαία_20_ἑλληνικά"><text:span text:style-name="T42">οφῷ </text:span></text:span><text:span text:style-name="AncientGreek_3a__20_Ἀρχαία_20_ἑλληνικά"><text:span text:style-name="T8">φιλοσ</text:span></text:span><text:span text:style-name="AncientGreek_3a__20_Ἀρχαία_20_ἑλληνικά"><text:span text:style-name="T42">όφῳ</text:span></text:span><text:span text:style-name="AncientGreek_3a__20_Ἀρχαία_20_ἑλληνικά"><text:span text:style-name="T8">. </text:span></text:span><text:span text:style-name="AncientGreek_3a__20_Ἀρχαία_20_ἑλληνικά"><text:span text:style-name="T9">Θωμᾶς</text:span></text:span><text:span text:style-name="AncientGreek_3a__20_Ἀρχαία_20_ἑλληνικά"><text:span text:style-name="T8"> </text:span></text:span><text:span text:style-name="AncientGreek_3a__20_Ἀρχαία_20_ἑλληνικά"><text:span text:style-name="T9">λέγει</text:span></text:span><text:span text:style-name="AncientGreek_3a__20_Ἀρχαία_20_ἑλληνικά"><text:span text:style-name="T8">· </text:span></text:span><text:span text:style-name="AncientGreek_3a__20_Ἀρχαία_20_ἑλληνικά"><text:span text:style-name="T9">ὦ</text:span></text:span><text:span text:style-name="AncientGreek_3a__20_Ἀρχαία_20_ἑλληνικά"><text:span text:style-name="T8"> </text:span></text:span><text:span text:style-name="AncientGreek_3a__20_Ἀρχαία_20_ἑλληνικά"><text:span text:style-name="T9">διδάσκαλος</text:span></text:span><text:span text:style-name="AncientGreek_3a__20_Ἀρχαία_20_ἑλληνικά"><text:span text:style-name="T8">, το </text:span></text:span><text:span text:style-name="AncientGreek_3a__20_Ἀρχαία_20_ἑλληνικά"><text:span text:style-name="T9">στόμα</text:span></text:span><text:span text:style-name="AncientGreek_3a__20_Ἀρχαία_20_ἑλληνικά"><text:span text:style-name="T8"> </text:span></text:span><text:span text:style-name="AncientGreek_3a__20_Ἀρχαία_20_ἑλληνικά"><text:span text:style-name="T9">ἐμοῦ</text:span></text:span><text:span text:style-name="AncientGreek_3a__20_Ἀρχαία_20_ἑλληνικά"><text:span text:style-name="T43"> </text:span></text:span><text:span text:style-name="AncientGreek_3a__20_Ἀρχαία_20_ἑλληνικά"><text:span text:style-name="T44">ὁλῶς οὐ μὴ</text:span></text:span><text:span text:style-name="AncientGreek_3a__20_Ἀρχαία_20_ἑλληνικά"><text:span text:style-name="T41"> </text:span></text:span><text:span text:style-name="AncientGreek_3a__20_Ἀρχαία_20_ἑλληνικά"><text:span text:style-name="T43">δ</text:span></text:span><text:span text:style-name="AncientGreek_3a__20_Ἀρχαία_20_ἑλληνικά"><text:span text:style-name="T44">ύ</text:span></text:span><text:span text:style-name="AncientGreek_3a__20_Ἀρχαία_20_ἑλληνικά"><text:span text:style-name="T43">νατα</text:span></text:span><text:span text:style-name="AncientGreek_3a__20_Ἀρχαία_20_ἑλληνικά"><text:span text:style-name="T44">ι</text:span></text:span><text:span text:style-name="AncientGreek_3a__20_Ἀρχαία_20_ἑλληνικά"><text:span text:style-name="T9"> </text:span></text:span><text:span text:style-name="AncientGreek_3a__20_Ἀρχαία_20_ἑλληνικά"><text:span text:style-name="T42">περι</text:span></text:span><text:span text:style-name="AncientGreek_3a__20_Ἀρχαία_20_ἑλληνικά"><text:span text:style-name="T43">φ</text:span></text:span><text:span text:style-name="AncientGreek_3a__20_Ἀρχαία_20_ἑλληνικά"><text:span text:style-name="T42">ε</text:span></text:span><text:span text:style-name="AncientGreek_3a__20_Ἀρχαία_20_ἑλληνικά"><text:span text:style-name="T43">ρε</text:span></text:span><text:span text:style-name="AncientGreek_3a__20_Ἀρχαία_20_ἑλληνικά"><text:span text:style-name="T42">ῖ</text:span></text:span><text:span text:style-name="AncientGreek_3a__20_Ἀρχαία_20_ἑλληνικά"><text:span text:style-name="T43">ν</text:span></text:span><text:span text:style-name="AncientGreek_3a__20_Ἀρχαία_20_ἑλληνικά"><text:span text:style-name="T9"> το ἀφομοίωμα σου</text:span></text:span><text:span text:style-name="AncientGreek_3a__20_Ἀρχαία_20_ἑλληνικά"><text:span text:style-name="T8">· </text:span></text:span><text:span text:style-name="AncientGreek_3a__20_Ἀρχαία_20_ἑλληνικά"><text:span text:style-name="T12">ὁ</text:span></text:span><text:span text:style-name="AncientGreek_3a__20_Ἀρχαία_20_ἑλληνικά"><text:span text:style-name="T40"> Ἰησοῦς εἶπεν ὁτι </text:span></text:span><text:span text:style-name="AncientGreek_3a__20_Ἀρχαία_20_ἑλληνικά"><text:span text:style-name="T13">οὐκέτι</text:span></text:span><text:span text:style-name="AncientGreek_3a__20_Ἀρχαία_20_ἑλληνικά"><text:span text:style-name="T9"> σου </text:span></text:span><text:span text:style-name="AncientGreek_3a__20_Ἀρχαία_20_ἑλληνικά"><text:span text:style-name="T10">εἰμι</text:span></text:span><text:span text:style-name="AncientGreek_3a__20_Ἀρχαία_20_ἑλληνικά"><text:span text:style-name="T9"> </text:span></text:span><text:span text:style-name="AncientGreek_3a__20_Ἀρχαία_20_ἑλληνικά"><text:span text:style-name="T10">ὁ</text:span></text:span><text:span text:style-name="AncientGreek_3a__20_Ἀρχαία_20_ἑλληνικά"><text:span text:style-name="T9"> </text:span></text:span><text:span text:style-name="AncientGreek_3a__20_Ἀρχαία_20_ἑλληνικά"><text:span text:style-name="T10">διδάσκαλος. </text:span></text:span><text:span text:style-name="AncientGreek_3a__20_Ἀρχαία_20_ἑλληνικά"><text:span text:style-name="T45">ἐ</text:span></text:span><text:span text:style-name="AncientGreek_3a__20_Ἀρχαία_20_ἑλληνικά"><text:span text:style-name="T13">π</text:span></text:span><text:span text:style-name="AncientGreek_3a__20_Ἀρχαία_20_ἑλληνικά"><text:span text:style-name="T44">ε</text:span></text:span><text:span text:style-name="AncientGreek_3a__20_Ἀρχαία_20_ἑλληνικά"><text:span text:style-name="T45">ίδη</text:span></text:span><text:span text:style-name="AncientGreek_3a__20_Ἀρχαία_20_ἑλληνικά"><text:span text:style-name="T46"> </text:span></text:span><text:span text:style-name="AncientGreek_3a__20_Ἀρχαία_20_ἑλληνικά"><text:span text:style-name="T45">ἔπιον</text:span></text:span><text:span text:style-name="AncientGreek_3a__20_Ἀρχαία_20_ἑλληνικά"><text:span text:style-name="T9"> </text:span></text:span><text:span text:style-name="AncientGreek_3a__20_Ἀρχαία_20_ἑλληνικά"><text:span text:style-name="T10">καὶ</text:span></text:span><text:span text:style-name="AncientGreek_3a__20_Ἀρχαία_20_ἑλληνικά"><text:span text:style-name="T9"> ἐμέθυσθες</text:span></text:span><text:span text:style-name="AncientGreek_3a__20_Ἀρχαία_20_ἑλληνικά"><text:span text:style-name="T10"> </text:span></text:span><text:span text:style-name="AncientGreek_3a__20_Ἀρχαία_20_ἑλληνικά"><text:span text:style-name="T13">ὑπὸ</text:span></text:span><text:span text:style-name="AncientGreek_3a__20_Ἀρχαία_20_ἑλληνικά"><text:span text:style-name="T10"> του </text:span></text:span><text:span text:style-name="AncientGreek_3a__20_Ἀρχαία_20_ἑλληνικά"><text:span text:style-name="T13">πηγῆς</text:span></text:span><text:span text:style-name="AncientGreek_3a__20_Ἀρχαία_20_ἑλληνικά"><text:span text:style-name="T10"> </text:span></text:span><text:span text:style-name="AncientGreek_3a__20_Ἀρχαία_20_ἑλληνικά"><text:span text:style-name="T13">ἣν</text:span></text:span><text:span text:style-name="AncientGreek_3a__20_Ἀρχαία_20_ἑλληνικά"><text:span text:style-name="T10"> </text:span></text:span><text:span text:style-name="AncientGreek_3a__20_Ἀρχαία_20_ἑλληνικά"><text:span text:style-name="T46">ἐκκέχ</text:span></text:span><text:span text:style-name="AncientGreek_3a__20_Ἀρχαία_20_ἑλληνικά"><text:span text:style-name="T47">υ</text:span></text:span><text:span text:style-name="AncientGreek_3a__20_Ἀρχαία_20_ἑλληνικά"><text:span text:style-name="T46">κα</text:span></text:span><text:span text:style-name="AncientGreek_3a__20_Ἀρχαία_20_ἑλληνικά"><text:span text:style-name="T9">,. </text:span></text:span><text:span text:style-name="AncientGreek_3a__20_Ἀρχαία_20_ἑλληνικά"><text:span text:style-name="T46">Παραλ</text:span></text:span><text:span text:style-name="AncientGreek_3a__20_Ἀρχαία_20_ἑλληνικά"><text:span text:style-name="T47">ά</text:span></text:span><text:span text:style-name="AncientGreek_3a__20_Ἀρχαία_20_ἑλληνικά"><text:span text:style-name="T46">βων</text:span></text:span><text:span text:style-name="AncientGreek_3a__20_Ἀρχαία_20_ἑλληνικά"><text:span text:style-name="T13"> δε καὶ αὐτὸν Ἰησοῦς, </text:span></text:span><text:span text:style-name="AncientGreek_3a__20_Ἀρχαία_20_ἑλληνικά"><text:span text:style-name="T14">καὶ</text:span></text:span><text:span text:style-name="AncientGreek_3a__20_Ἀρχαία_20_ἑλληνικά"><text:span text:style-name="T13"> </text:span></text:span><text:span text:style-name="AncientGreek_3a__20_Ἀρχαία_20_ἑλληνικά"><text:span text:style-name="T14">ἀναχωρ</text:span></text:span><text:span text:style-name="AncientGreek_3a__20_Ἀρχαία_20_ἑλληνικά"><text:span text:style-name="T15">ή</text:span></text:span><text:span text:style-name="AncientGreek_3a__20_Ἀρχαία_20_ἑλληνικά"><text:span text:style-name="T47">σαντες</text:span></text:span><text:span text:style-name="AncientGreek_3a__20_Ἀρχαία_20_ἑλληνικά"><text:span text:style-name="T13">,</text:span></text:span><text:span text:style-name="AncientGreek_3a__20_Ἀρχαία_20_ἑλληνικά"><text:span text:style-name="T46"> </text:span></text:span><text:span text:style-name="AncientGreek_3a__20_Ἀρχαία_20_ἑλληνικά"><text:span text:style-name="T48">ε</text:span></text:span><text:span text:style-name="AncientGreek_3a__20_Ἀρχαία_20_ἑλληνικά"><text:span text:style-name="T53">ἶ</text:span></text:span><text:span text:style-name="AncientGreek_3a__20_Ἀρχαία_20_ἑλληνικά"><text:span text:style-name="T54">π</text:span></text:span><text:span text:style-name="AncientGreek_3a__20_Ἀρχαία_20_ἑλληνικά"><text:span text:style-name="T48">ε</text:span></text:span><text:span text:style-name="AncientGreek_3a__20_Ἀρχαία_20_ἑλληνικά"><text:span text:style-name="T46"> </text:span></text:span><text:span text:style-name="AncientGreek_3a__20_Ἀρχαία_20_ἑλληνικά"><text:span text:style-name="T14">τρ</text:span></text:span><text:span text:style-name="AncientGreek_3a__20_Ἀρχαία_20_ἑλληνικά"><text:span text:style-name="T48">είς</text:span></text:span><text:span text:style-name="AncientGreek_3a__20_Ἀρχαία_20_ἑλληνικά"><text:span text:style-name="T13"> </text:span></text:span><text:span text:style-name="AncientGreek_3a__20_Ἀρχαία_20_ἑλληνικά"><text:span text:style-name="T14">λ</text:span></text:span><text:span text:style-name="AncientGreek_3a__20_Ἀρχαία_20_ἑλληνικά"><text:span text:style-name="T48">έξεις</text:span></text:span><text:span text:style-name="AncientGreek_3a__20_Ἀρχαία_20_ἑλληνικά"><text:span text:style-name="T13"> </text:span></text:span><text:span text:style-name="AncientGreek_3a__20_Ἀρχαία_20_ἑλληνικά"><text:span text:style-name="T14">αὐτῷ</text:span></text:span><text:span text:style-name="AncientGreek_3a__20_Ἀρχαία_20_ἑλληνικά"><text:span text:style-name="T13">· ἔπειτα </text:span></text:span><text:span text:style-name="AncientGreek_3a__20_Ἀρχαία_20_ἑλληνικά"><text:span text:style-name="T16">ἐ</text:span></text:span><text:span text:style-name="AncientGreek_3a__20_Ἀρχαία_20_ἑλληνικά"><text:span text:style-name="T48">παν</text:span></text:span><text:span text:style-name="AncientGreek_3a__20_Ἀρχαία_20_ἑλληνικά"><text:span text:style-name="T13">ἐλθών πρὸς </text:span></text:span><text:span text:style-name="AncientGreek_3a__20_Ἀρχαία_20_ἑλληνικά"><text:span text:style-name="T16">ἑ</text:span></text:span><text:span text:style-name="AncientGreek_3a__20_Ἀρχαία_20_ἑλληνικά"><text:span text:style-name="T48">ταῖροις </text:span></text:span><text:span text:style-name="AncientGreek_3a__20_Ἀρχαία_20_ἑλληνικά"><text:span text:style-name="T13">Θωμᾶς, ἐρ</text:span></text:span><text:span text:style-name="AncientGreek_3a__20_Ἀρχαία_20_ἑλληνικά"><text:span text:style-name="T4">ω</text:span></text:span><text:span text:style-name="AncientGreek_3a__20_Ἀρχαία_20_ἑλληνικά"><text:span text:style-name="T13">το</text:span></text:span><text:span text:style-name="AncientGreek_3a__20_Ἀρχαία_20_ἑλληνικά"><text:span text:style-name="T4">ῦ</text:span></text:span><text:span text:style-name="AncientGreek_3a__20_Ἀρχαία_20_ἑλληνικά"><text:span text:style-name="T13">σιν </text:span></text:span><text:span text:style-name="AncientGreek_3a__20_Ἀρχαία_20_ἑλληνικά"><text:span text:style-name="T14">αὑτόν· Τι </text:span></text:span><text:span text:style-name="AncientGreek_3a__20_Ἀρχαία_20_ἑλληνικά"><text:span text:style-name="T4">σοὶ </text:span></text:span><text:span text:style-name="AncientGreek_3a__20_Ἀρχαία_20_ἑλληνικά"><text:span text:style-name="T17">λέγει</text:span></text:span><text:span text:style-name="AncientGreek_3a__20_Ἀρχαία_20_ἑλληνικά"><text:span text:style-name="T14"> </text:span></text:span><text:span text:style-name="AncientGreek_3a__20_Ἀρχαία_20_ἑλληνικά"><text:span text:style-name="T18">Ἰησοῦς</text:span></text:span><text:span text:style-name="AncientGreek_3a__20_Ἀρχαία_20_ἑλληνικά"><text:span text:style-name="T14">· </text:span></text:span><text:span text:style-name="AncientGreek_3a__20_Ἀρχαία_20_ἑλληνικά"><text:span text:style-name="T16">κ</text:span></text:span><text:span text:style-name="AncientGreek_3a__20_Ἀρχαία_20_ἑλληνικά"><text:span text:style-name="T48">αὶ </text:span></text:span><text:span text:style-name="AncientGreek_3a__20_Ἀρχαία_20_ἑλληνικά"><text:span text:style-name="T14">Θωμᾶς</text:span></text:span><text:span text:style-name="AncientGreek_3a__20_Ἀρχαία_20_ἑλληνικά"><text:span text:style-name="T49"> </text:span></text:span><text:span text:style-name="AncientGreek_3a__20_Ἀρχαία_20_ἑλληνικά"><text:span text:style-name="T48">εἶπε</text:span></text:span><text:span text:style-name="AncientGreek_3a__20_Ἀρχαία_20_ἑλληνικά"><text:span text:style-name="T49"> </text:span></text:span><text:span text:style-name="AncientGreek_3a__20_Ἀρχαία_20_ἑλληνικά"><text:span text:style-name="T14">αὐτόν· εἰ λέγω μία τῶν λ</text:span></text:span><text:span text:style-name="AncientGreek_3a__20_Ἀρχαία_20_ἑλληνικά"><text:span text:style-name="T16">έ</text:span></text:span><text:span text:style-name="AncientGreek_3a__20_Ἀρχαία_20_ἑλληνικά"><text:span text:style-name="T48">ξεων</text:span></text:span><text:span text:style-name="AncientGreek_3a__20_Ἀρχαία_20_ἑλληνικά"><text:span text:style-name="T14"> </text:span></text:span><text:span text:style-name="AncientGreek_3a__20_Ἀρχαία_20_ἑλληνικά"><text:span text:style-name="T16">ἣ</text:span></text:span><text:span text:style-name="AncientGreek_3a__20_Ἀρχαία_20_ἑλληνικά"><text:span text:style-name="T14">ν </text:span></text:span><text:span text:style-name="AncientGreek_3a__20_Ἀρχαία_20_ἑλληνικά"><text:span text:style-name="T16">ε</text:span></text:span><text:span text:style-name="AncientGreek_3a__20_Ἀρχαία_20_ἑλληνικά"><text:span text:style-name="T48">ἶ</text:span></text:span><text:span text:style-name="AncientGreek_3a__20_Ἀρχαία_20_ἑλληνικά"><text:span text:style-name="T49">πε</text:span></text:span><text:span text:style-name="AncientGreek_3a__20_Ἀρχαία_20_ἑλληνικά"><text:span text:style-name="T14"> μοι, </text:span></text:span><text:span text:style-name="AncientGreek_3a__20_Ἀρχαία_20_ἑλληνικά"><text:span text:style-name="T19">αἱρήσετε</text:span></text:span><text:span text:style-name="AncientGreek_3a__20_Ἀρχαία_20_ἑλληνικά"><text:span text:style-name="T14"> λίθο</text:span></text:span><text:span text:style-name="AncientGreek_3a__20_Ἀρχαία_20_ἑλληνικά"><text:span text:style-name="T48">υς</text:span></text:span><text:span text:style-name="AncientGreek_3a__20_Ἀρχαία_20_ἑλληνικά"><text:span text:style-name="T14"> </text:span></text:span><text:span text:style-name="AncientGreek_3a__20_Ἀρχαία_20_ἑλληνικά"><text:span text:style-name="T19">ἴνα </text:span></text:span><text:span text:style-name="AncientGreek_3a__20_Ἀρχαία_20_ἑλληνικά"><text:span text:style-name="T14">μ</text:span></text:span><text:span text:style-name="AncientGreek_3a__20_Ἀρχαία_20_ἑλληνικά"><text:span text:style-name="T17">ε</text:span></text:span><text:span text:style-name="AncientGreek_3a__20_Ἀρχαία_20_ἑλληνικά"><text:span text:style-name="T14"> </text:span></text:span><text:span text:style-name="AncientGreek_3a__20_Ἀρχαία_20_ἑλληνικά"><text:span text:style-name="T17">ἐπιβάλλησθε. ἔτι </text:span></text:span><text:span text:style-name="AncientGreek_3a__20_Ἀρχαία_20_ἑλληνικά"><text:span text:style-name="T16">ἡ</text:span></text:span><text:span text:style-name="AncientGreek_3a__20_Ἀρχαία_20_ἑλληνικά"><text:span text:style-name="T48"> </text:span></text:span><text:span text:style-name="AncientGreek_3a__20_Ἀρχαία_20_ἑλληνικά"><text:span text:style-name="T17">πυρ προσελαύνων </text:span></text:span><text:span text:style-name="AncientGreek_3a__20_Ἀρχαία_20_ἑλληνικά"><text:span text:style-name="T249">καυμ</text:span></text:span><text:span text:style-name="AncientGreek_3a__20_Ἀρχαία_20_ἑλληνικά"><text:span text:style-name="T55">ά</text:span></text:span><text:span text:style-name="AncientGreek_3a__20_Ἀρχαία_20_ἑλληνικά"><text:span text:style-name="T249">τ</text:span></text:span><text:span text:style-name="AncientGreek_3a__20_Ἀρχαία_20_ἑλληνικά"><text:span text:style-name="T56">ι</text:span></text:span><text:span text:style-name="AncientGreek_3a__20_Ἀρχαία_20_ἑλληνικά"><text:span text:style-name="T55">σ</text:span></text:span><text:span text:style-name="AncientGreek_3a__20_Ἀρχαία_20_ἑλληνικά"><text:span text:style-name="T56">ει</text:span></text:span><text:span text:style-name="AncientGreek_3a__20_Ἀρχαία_20_ἑλληνικά"><text:span text:style-name="T17"> ὑμάς.</text:span></text:span></text:p>
        </text:list-item>
        <text:list-item>
          <text:p text:style-name="P10"><text:span text:style-name="AncientGreek_3a__20_Ἀρχαία_20_ἑλληνικά"><text:span text:style-name="T126">ⲡⲉϫⲉ ⲓ̅ⲥ̅ ⲛⲁⲩ ϫⲉ ⲉⲧⲉⲧⲛ̅ϣⲁⲛⲣ̅ⲛⲏⲥⲧⲉⲩⲉ ⲧⲉⲧⲛⲁϫⲡⲟ ⲛⲏⲧⲛ̅ ⲛ̅ⲛ̅ⲟⲩⲛⲟⲃⲉ ⲁⲩⲱ ⲉⲧⲉⲧⲛ̅ϣⲁϣⲗⲏⲗ ⲥⲉⲛⲁⲣ̅ⲕⲁⲧⲁⲕⲣⲓⲛⲉ ⲙ̅ⲙⲱⲧⲛ̅ ⲁⲩⲱ ⲉⲧⲉⲧⲛ̅ϣⲁⲛϯⲉⲗⲉⲏⲙⲟⲥⲩⲛⲏ ⲉⲧⲉⲧⲛⲁⲉⲓⲣⲉ ⲛ̅ⲟⲩⲕⲁⲕⲟⲛ ⲛ̅ⲛⲉⲧⲙ̅ⲡ̅ⲛ̅ⲁ̅ ⲁⲩⲱ ⲉⲧⲉⲧⲛ̅ϣⲁⲛⲃⲱⲕ ⲉϩⲟⲩⲛ ⲉⲕⲁϩ ⲛⲓⲙ ⲁⲩⲱ ⲛ̅ⲧⲉⲧⲙ̅ⲙⲟⲟϣⲉ ϩⲛ̅ ⲛ̅ ⲭⲱⲣⲁ ⲉⲩϣⲁⲣ̅ⲡⲁⲣⲁⲇⲉⲭⲉ ⲙ̅ⲙⲱⲧⲛ̅ ⲡⲉⲧⲟⲩⲛⲁⲕⲁⲁϥ ϩⲁⲣⲱⲧⲛ̅ ⲟⲩⲟⲙϥ̅ ⲛⲉⲧϣⲫⲛⲉ ⲛ̅ϩⲏⲧⲟⲩ ⲉⲣⲓⲑⲉⲣⲁⲡⲉⲩⲉ ⲙ̅ⲙⲟⲟⲩ ⲡⲉⲧⲛⲁⲃⲱⲕ ⲅⲁⲣ ⲉϩⲟⲩⲛ ϩⲛ̅ⲧⲉⲧⲛ̅ⲧⲁⲡⲣⲟ ϥⲛⲁϫⲱϩⲙ̅</text:span></text:span><text:span text:style-name="AncientGreek_3a__20_Ἀρχαία_20_ἑλληνικά"><text:span text:style-name="T127">ⲧⲏⲩⲧⲛ̅ ⲁⲛ ⲁⲗⲗⲁ ⲡⲉⲧⲛ̅ⲛⲏⲩ ⲉⲃⲟⲗ ϩⲛ̅ⲧⲉⲧⲛ̅ⲧⲁⲡⲣⲟ ⲛ̅ⲧⲟϥ ⲡⲉⲧⲛⲁϫⲁϩⲙ̅ⲧⲏⲩⲧⲛ̅.</text:span></text:span></text:p>
          <text:p text:style-name="P11"><text:span text:style-name="AncientGreek_3a__20_Ἀρχαία_20_ἑλληνικά"><text:span text:style-name="T1">Λ</text:span></text:span><text:span text:style-name="AncientGreek_3a__20_Ἀρχαία_20_ἑλληνικά"><text:span text:style-name="T2">έ</text:span></text:span><text:span text:style-name="AncientGreek_3a__20_Ἀρχαία_20_ἑλληνικά"><text:span text:style-name="T1">γει </text:span></text:span><text:span text:style-name="AncientGreek_3a__20_Ἀρχαία_20_ἑλληνικά"><text:span text:style-name="T2">Ἰησοῦς πρὸς αὐτούς</text:span></text:span><text:span text:style-name="AncientGreek_3a__20_Ἀρχαία_20_ἑλληνικά"><text:span text:style-name="T1">· </text:span></text:span><text:span text:style-name="AncientGreek_3a__20_Ἀρχαία_20_ἑλληνικά"><text:span text:style-name="T20">εῖ νηστεύσετε ποιήσετε παραπτώματα, ε</text:span></text:span><text:span text:style-name="AncientGreek_3a__20_Ἀρχαία_20_ἑλληνικά"><text:span text:style-name="T4">ῖ</text:span></text:span><text:span text:style-name="AncientGreek_3a__20_Ἀρχαία_20_ἑλληνικά"><text:span text:style-name="T20"> προσεύχεσθε κατακρίνεσθε, εῖ ἐλεήσετε δυσθύμειτε. π</text:span></text:span><text:span text:style-name="AncientGreek_3a__20_Ἀρχαία_20_ἑλληνικά"><text:span text:style-name="T4">ό</text:span></text:span><text:span text:style-name="AncientGreek_3a__20_Ἀρχαία_20_ἑλληνικά"><text:span text:style-name="T20">τε δε πορεύεσθε κάτα </text:span></text:span><text:span text:style-name="AncientGreek_3a__20_Ἀρχαία_20_ἑλληνικά"><text:span text:style-name="T4">χώρους</text:span></text:span><text:span text:style-name="AncientGreek_3a__20_Ἀρχαία_20_ἑλληνικά"><text:span text:style-name="T20">, εῖ ὑμάς </text:span></text:span><text:span text:style-name="AncientGreek_3a__20_Ἀρχαία_20_ἑλληνικά"><text:span text:style-name="T21">ἀπολαμβάνουσιν</text:span></text:span><text:span text:style-name="AncientGreek_3a__20_Ἀρχαία_20_ἑλληνικά"><text:span text:style-name="T20">, φάγετε ὅτι ἄν ἐνώπιον </text:span></text:span><text:span text:style-name="AncientGreek_3a__20_Ἀρχαία_20_ἑλληνικά"><text:span text:style-name="T21">τιθέασι</text:span></text:span><text:span text:style-name="AncientGreek_3a__20_Ἀρχαία_20_ἑλληνικά"><text:span text:style-name="T20"> καὶ θεραπεύσετε τοὺς ἔχοντας κακὼς έν αὐτοῖς. <text:s/></text:span></text:span><text:span text:style-name="AncientGreek_3a__20_Ἀρχαία_20_ἑλληνικά"><text:span text:style-name="T22">οὐ</text:span></text:span><text:span text:style-name="AncientGreek_3a__20_Ἀρχαία_20_ἑλληνικά"><text:span text:style-name="T23"> </text:span></text:span><text:span text:style-name="AncientGreek_3a__20_Ἀρχαία_20_ἑλληνικά"><text:span text:style-name="T22">γὰρ</text:span></text:span><text:span text:style-name="AncientGreek_3a__20_Ἀρχαία_20_ἑλληνικά"><text:span text:style-name="T23"> το ε</text:span></text:span><text:span text:style-name="AncientGreek_3a__20_Ἀρχαία_20_ἑλληνικά"><text:span text:style-name="T22">ἰ</text:span></text:span><text:span text:style-name="AncientGreek_3a__20_Ἀρχαία_20_ἑλληνικά"><text:span text:style-name="T23">σερχ</text:span></text:span><text:span text:style-name="AncientGreek_3a__20_Ἀρχαία_20_ἑλληνικά"><text:span text:style-name="T22">ό</text:span></text:span><text:span text:style-name="AncientGreek_3a__20_Ἀρχαία_20_ἑλληνικά"><text:span text:style-name="T23">μενον </text:span></text:span><text:span text:style-name="AncientGreek_3a__20_Ἀρχαία_20_ἑλληνικά"><text:span text:style-name="T22">εἰς</text:span></text:span><text:span text:style-name="AncientGreek_3a__20_Ἀρχαία_20_ἑλληνικά"><text:span text:style-name="T23"> το </text:span></text:span><text:span text:style-name="AncientGreek_3a__20_Ἀρχαία_20_ἑλληνικά"><text:span text:style-name="T22">στόμα</text:span></text:span><text:span text:style-name="AncientGreek_3a__20_Ἀρχαία_20_ἑλληνικά"><text:span text:style-name="T23"> </text:span></text:span><text:span text:style-name="AncientGreek_3a__20_Ἀρχαία_20_ἑλληνικά"><text:span text:style-name="T22">κοινοῖ</text:span></text:span><text:span text:style-name="AncientGreek_3a__20_Ἀρχαία_20_ἑλληνικά"><text:span text:style-name="T23"> τον </text:span></text:span><text:span text:style-name="AncientGreek_3a__20_Ἀρχαία_20_ἑλληνικά"><text:span text:style-name="T22">ἄνθρωπον, ἀλλά το ἐκπορευόμενον ἐκ του στόματος τοῦτο κοινοῖ τον ἄνθρωπον.</text:span></text:span></text:p>
        </text:list-item>
        <text:list-item>
          <text:p text:style-name="P34"><text:span text:style-name="AncientGreek_3a__20_Ἀρχαία_20_ἑλληνικά"><text:span text:style-name="T199">ⲡⲉϫⲉ ⲓ̅ⲥ̅ ϫⲉ ϩⲟⲧⲁⲛ ⲉⲧⲉⲧⲛ̅ϣⲁⲛⲛⲁⲩ ⲉⲡⲉⲧⲉⲙ̅ⲡⲟⲩϫⲡⲟϥ ⲉⲃⲟⲗ ϩⲛ̅ⲧⲥϩⲓⲙⲉ ⲡⲉϩⲧ ⲧⲏⲩⲧⲛ̅ ⲉϫⲙ̅ ⲡⲉⲧⲛ̅ϩⲟ ⲛ̅ⲧⲉⲧⲛ̅ ⲟⲩⲱϣⲧ ⲛⲁϥ ⲡⲉⲧⲙ̅ ⲙⲁⲩ ⲡⲉ ⲡⲉⲧⲛ̅ⲉⲓⲱⲧ.</text:span></text:span></text:p>
          <text:p text:style-name="P34"><text:span text:style-name="AncientGreek_3a__20_Ἀρχαία_20_ἑλληνικά"><text:span text:style-name="T252">Λέγει Ἰησοῦς·</text:span></text:span><text:span text:style-name="AncientGreek_3a__20_Ἀρχαία_20_ἑλληνικά"><text:span text:style-name="T250"> </text:span></text:span><text:span text:style-name="AncientGreek_3a__20_Ἀρχαία_20_ἑλληνικά"><text:span text:style-name="T265">πότε βλέψεις τον </text:span></text:span><text:span text:style-name="AncientGreek_3a__20_Ἀρχαία_20_ἑλληνικά"><text:span text:style-name="T266">μη </text:span></text:span><text:span text:style-name="AncientGreek_3a__20_Ἀρχαία_20_ἑλληνικά"><text:span text:style-name="T265">γεννητόν γυναικὼν, </text:span></text:span><text:span text:style-name="AncientGreek_3a__20_Ἀρχαία_20_ἑλληνικά"><text:span text:style-name="T266">πεσὼν ἐπὶ τον πρόσωπον ὑμῶν τοὐτόν προσκυνεῖ</text:span></text:span><text:span text:style-name="AncientGreek_3a__20_Ἀρχαία_20_ἑλληνικά"><text:span text:style-name="T252">· </text:span></text:span><text:span text:style-name="AncientGreek_3a__20_Ἀρχαία_20_ἑλληνικά"><text:span text:style-name="T266">Οὕτος ὁ πατὴρ ὑμῶν εστιν. <text:s/></text:span></text:span></text:p>
        </text:list-item>
        <text:list-item>
          <text:p text:style-name="P51"><text:span text:style-name="AncientGreek_3a__20_Ἀρχαία_20_ἑλληνικά"><text:span text:style-name="T127">ⲡⲉϫⲉ ⲓ̅ⲥ̅ ϫⲉ ⲧⲁⲭⲁ ⲉⲩⲙⲉⲉⲩⲉ ⲛ̅ϭⲓ ⲣ̅ⲣⲱⲙⲉ ϫⲉ ⲛ̅ⲧⲁⲉⲓ ⲉⲓ ⲉⲛⲟⲩϫⲉ ⲛ̅ⲟⲩⲉⲓⲣⲏⲛⲏ ⲉϫⲙ̅ ⲡⲕⲟⲥⲙⲟⲥ ⲁⲩⲱ ⲥⲉⲥⲟⲟⲩⲛ ⲁⲛ ϫⲉ ⲛ̅ⲧⲁⲉⲓϭⲓ ⲁⲛⲟⲩϫⲉ ⲛ̅ϩⲛ̅ ⲡⲱⲣϫ ⲉϫⲛ̅ ⲡⲕⲁϩ ⲟⲩⲕⲱϩⲧ ⲟⲩⲥⲏϥⲉ ⲟⲩⲡⲟⲗⲉⲙⲟⲥ ⲟⲩⲛ̅ϯⲟⲩ ⲅⲁⲣ ⲛⲁϣⲱⲡⲉ ϩⲛ̅ ⲟⲩⲏⲉⲓ ⲟⲩⲛ̅ϣⲟⲙⲧ </text:span></text:span><text:span text:style-name="AncientGreek_3a__20_Ἀρχαία_20_ἑλληνικά"><text:span text:style-name="T128">ⲛ</text:span></text:span><text:span text:style-name="AncientGreek_3a__20_Ἀρχαία_20_ἑλληνικά"><text:span text:style-name="T127">ⲁϣⲱⲡⲉ </text:span></text:span><text:span text:style-name="AncientGreek_3a__20_Ἀρχαία_20_ἑλληνικά"><text:span text:style-name="T128">ⲉϫⲛ̅ ⲥⲛⲁⲩ ⲁⲩⲱ ⲥⲛⲁⲩ ⲉϫⲛ̅ ϣⲟⲙⲧ ⲡⲉⲓⲱⲧ ⲉϫⲙ̅ ⲡϣⲏⲣⲉ ⲁⲩⲱ ⲡϣⲏⲣⲉ ⲉϫⲙ̅ ⲡⲉⲓⲱⲧ ⲁⲩⲱ ⲥⲉⲛⲁⲱϩⲉ ⲉⲣⲁⲧⲟⲩ ⲉⲩⲟ ⲙ̅ⲙⲟⲛⲁⲭⲟⲥ.</text:span></text:span></text:p>
          <text:p text:style-name="P51"><text:span text:style-name="AncientGreek_3a__20_Ἀρχαία_20_ἑλληνικά"><text:span text:style-name="T2">Λέγει Ἰησοῦς· </text:span></text:span><text:span text:style-name="AncientGreek_3a__20_Ἀρχαία_20_ἑλληνικά"><text:span text:style-name="T24">οἱ πολλοὶ ἴσως </text:span></text:span><text:span text:style-name="AncientGreek_3a__20_Ἀρχαία_20_ἑλληνικά"><text:span text:style-name="T66">νομί</text:span></text:span><text:span text:style-name="AncientGreek_3a__20_Ἀρχαία_20_ἑλληνικά"><text:span text:style-name="T67">ζουσιν</text:span></text:span><text:span text:style-name="AncientGreek_3a__20_Ἀρχαία_20_ἑλληνικά"><text:span text:style-name="T66"> ὅτι </text:span></text:span><text:span text:style-name="AncientGreek_3a__20_Ἀρχαία_20_ἑλληνικά"><text:span text:style-name="T67">ἐλήλυθα</text:span></text:span><text:span text:style-name="AncientGreek_3a__20_Ἀρχαία_20_ἑλληνικά"><text:span text:style-name="T66"> </text:span></text:span><text:span text:style-name="AncientGreek_3a__20_Ἀρχαία_20_ἑλληνικά"><text:span text:style-name="T91">κατα</text:span></text:span><text:span text:style-name="AncientGreek_3a__20_Ἀρχαία_20_ἑλληνικά"><text:span text:style-name="T66">βαλεῖν εἰρήνην ἐπὶ τὴν γῆν· </text:span></text:span><text:span text:style-name="AncientGreek_3a__20_Ἀρχαία_20_ἑλληνικά"><text:span text:style-name="T67">Καὶ </text:span></text:span><text:span text:style-name="AncientGreek_3a__20_Ἀρχαία_20_ἑλληνικά"><text:span text:style-name="T66">οὐκ </text:span></text:span><text:span text:style-name="AncientGreek_3a__20_Ἀρχαία_20_ἑλληνικά"><text:span text:style-name="T67">οἴδασιν</text:span></text:span><text:span text:style-name="AncientGreek_3a__20_Ἀρχαία_20_ἑλληνικά"><text:span text:style-name="T66"> </text:span></text:span><text:span text:style-name="AncientGreek_3a__20_Ἀρχαία_20_ἑλληνικά"><text:span text:style-name="T67">ἐλήλυθα </text:span></text:span><text:span text:style-name="AncientGreek_3a__20_Ἀρχαία_20_ἑλληνικά"><text:span text:style-name="T66">βαλεῖν </text:span></text:span><text:span text:style-name="AncientGreek_3a__20_Ἀρχαία_20_ἑλληνικά"><text:span text:style-name="T67">ἐπὶ τῆν γῆν ἐχθρίαν.</text:span></text:span><text:span text:style-name="AncientGreek_3a__20_Ἀρχαία_20_ἑλληνικά"><text:span text:style-name="T119"> </text:span></text:span><text:span text:style-name="AncientGreek_3a__20_Ἀρχαία_20_ἑλληνικά"><text:span text:style-name="T66">Ἔσονται γὰρ πέντε ἐν οἴκῳ, τρεῖς ἐπὶ δυσίν, καὶ δύο ἐπὶ τρισίν. πατὴρ ἐπὶ υἱῷ, καὶ υἱὸς ἐπὶ πατρί· μήτηρ ἐπὶ θυγατρί </text:span></text:span><text:span text:style-name="AncientGreek_3a__20_Ἀρχαία_20_ἑλληνικά"><text:span text:style-name="T68">καὶ κατ' ἰδίαν στήσονται</text:span></text:span><text:span text:style-name="AncientGreek_3a__20_Ἀρχαία_20_ἑλληνικά"><text:span text:style-name="T93">.</text:span></text:span></text:p>
        </text:list-item>
        <text:list-item>
          <text:p text:style-name="P35"><text:span text:style-name="AncientGreek_3a__20_Ἀρχαία_20_ἑλληνικά"><text:span text:style-name="T200">ⲡⲉϫⲉ ⲓ̅ⲥ̅ ϫⲉ ϯⲛⲁϯ ⲛⲏⲧⲛ̅ ⲙ̅ⲡⲉⲧⲉ ⲙ̅ⲡⲉⲃⲁⲗ ⲛⲁⲩ ⲉⲣⲟϥ ⲁⲩⲱ ⲡⲉⲧⲉⲙ̅ⲡⲉⲙⲁ ⲁϫⲉ ⲥⲟⲧⲙⲉϥ ⲁⲩⲱ ⲡⲉⲧⲉⲙ̅ⲡⲉϭⲓϫ ϭⲙ̅ϭⲱⲙϥ̅ ⲁⲩⲱ ⲙ̅ⲡⲉϥⲉⲓ ⲉϩⲣⲁⲓ ϩⲓⲫⲏⲭ ⲣ̅ⲣⲱⲙⲉ.</text:span></text:span></text:p>
          <text:p text:style-name="P35"><text:span text:style-name="AncientGreek_3a__20_Ἀρχαία_20_ἑλληνικά"><text:span text:style-name="T252">Λέγει Ἰησοῦς· </text:span></text:span><text:span text:style-name="AncientGreek_3a__20_Ἀρχαία_20_ἑλληνικά"><text:span text:style-name="T267">ἁ</text:span></text:span><text:span text:style-name="AncientGreek_3a__20_Ἀρχαία_20_ἑλληνικά"><text:span text:style-name="T252"> </text:span></text:span><text:span text:style-name="AncientGreek_3a__20_Ἀρχαία_20_ἑλληνικά"><text:span text:style-name="T267">μὲν</text:span></text:span><text:span text:style-name="AncientGreek_3a__20_Ἀρχαία_20_ἑλληνικά"><text:span text:style-name="T268"> </text:span></text:span><text:span text:style-name="AncientGreek_3a__20_Ἀρχαία_20_ἑλληνικά"><text:span text:style-name="T267">ὀφθαλμὸς</text:span></text:span><text:span text:style-name="AncientGreek_3a__20_Ἀρχαία_20_ἑλληνικά"><text:span text:style-name="T268"> </text:span></text:span><text:span text:style-name="AncientGreek_3a__20_Ἀρχαία_20_ἑλληνικά"><text:span text:style-name="T267">οὔτε</text:span></text:span><text:span text:style-name="AncientGreek_3a__20_Ἀρχαία_20_ἑλληνικά"><text:span text:style-name="T268"> </text:span></text:span><text:span text:style-name="AncientGreek_3a__20_Ἀρχαία_20_ἑλληνικά"><text:span text:style-name="T267">ἑώρακε, οὔτε οὖς </text:span></text:span><text:span text:style-name="AncientGreek_3a__20_Ἀρχαία_20_ἑλληνικά"><text:span text:style-name="T269">ἤκουσεν</text:span></text:span><text:span text:style-name="AncientGreek_3a__20_Ἀρχαία_20_ἑλληνικά"><text:span text:style-name="T267"> </text:span></text:span><text:span text:style-name="AncientGreek_3a__20_Ἀρχαία_20_ἑλληνικά"><text:span text:style-name="T269">οὔτε ἐπὶ καρδίαν ἀνθρώπου οὐκ ἀνέβη,</text:span></text:span><text:span text:style-name="AncientGreek_3a__20_Ἀρχαία_20_ἑλληνικά"><text:span text:style-name="T267"> ταῦτα δε ὑμὰς δώσω.</text:span></text:span><text:span text:style-name="AncientGreek_3a__20_Ἀρχαία_20_ἑλληνικά"><text:span text:style-name="T268"> </text:span></text:span></text:p>
        </text:list-item>
        <text:list-item>
          <text:p text:style-name="P35"><text:span text:style-name="AncientGreek_3a__20_Ἀρχαία_20_ἑλληνικά"><text:span text:style-name="T200">ⲡⲉϫⲉ ⲙ̅ ⲙⲁⲑⲏⲧⲏⲥ ⲛ̅ ⲓ̅ⲥ̅ ϫⲉ ϫⲟⲟⲥ ⲉⲣⲟⲛ ϫⲉ ⲧⲛ̅ ϩⲁⲙ ⲉⲥⲛⲁϣⲱⲡⲉ ⲛ̅ ⲁϣ ⲛ̅ϩⲉ ⲡⲉϫⲉ ⲓ̅ⲥ̅ ϫⲉ ⲁⲧⲉⲧⲛ̅ ϫⲱⲗⲡ ⲅⲁⲣ ⲉⲃⲟⲗ ⲛ̅ⲧⲁⲣⲭⲏ ϫⲉⲕⲁⲁⲥ ⲉⲧⲉⲧⲛⲁϣⲓⲛⲉ ⲛ̅ⲥⲁ ⲧϩⲁⲙ ϫⲉ ϩⲙ̅ ⲡⲙⲁ ⲉⲧⲉ ⲧⲁⲣⲭⲏ ⲙ̅ⲙⲁⲩ ⲉⲧϩⲁϩⲙ ⲛⲁϣⲱⲡⲉ ⲙ̅ⲙⲁⲩ ⲟⲩⲙⲁⲕⲁⲣⲓⲟⲥ ⲡⲉⲧⲛⲁⲱϩⲉ ⲉⲣⲁⲧϥ̅ ϩⲛ̅ⲧⲁⲣⲭⲏ ⲁⲩⲱ ϥⲛⲁⲥⲟⲩⲱⲛⲧϩⲁⲙ ⲁⲩⲱ ϥⲛⲁϫⲓϯⲡⲉ ⲁⲛ ⲙ̅ⲙⲟ</text:span></text:span><text:span text:style-name="AncientGreek_3a__20_Ἀρχαία_20_ἑλληνικά"><text:span text:style-name="T201">ⲩ.</text:span></text:span></text:p>
          <text:p text:style-name="P36"><text:soft-page-break/><text:span text:style-name="AncientGreek_3a__20_Ἀρχαία_20_ἑλληνικά"><text:span text:style-name="T269">Ο</text:span></text:span><text:span text:style-name="AncientGreek_3a__20_Ἀρχαία_20_ἑλληνικά"><text:span text:style-name="T252">ἱ μαθηταὶ </text:span></text:span><text:span text:style-name="AncientGreek_3a__20_Ἀρχαία_20_ἑλληνικά"><text:span text:style-name="T270">εἶπ</text:span></text:span><text:span text:style-name="AncientGreek_3a__20_Ἀρχαία_20_ἑλληνικά"><text:span text:style-name="T271">ο</text:span></text:span><text:span text:style-name="AncientGreek_3a__20_Ἀρχαία_20_ἑλληνικά"><text:span text:style-name="T270">ν</text:span></text:span><text:span text:style-name="AncientGreek_3a__20_Ἀρχαία_20_ἑλληνικά"><text:span text:style-name="T269"> </text:span></text:span><text:span text:style-name="AncientGreek_3a__20_Ἀρχαία_20_ἑλληνικά"><text:span text:style-name="T271">τῳ</text:span></text:span><text:span text:style-name="AncientGreek_3a__20_Ἀρχαία_20_ἑλληνικά"><text:span text:style-name="T269"> </text:span></text:span><text:span text:style-name="AncientGreek_3a__20_Ἀρχαία_20_ἑλληνικά"><text:span text:style-name="T270">Ἰησοῦ</text:span></text:span><text:span text:style-name="AncientGreek_3a__20_Ἀρχαία_20_ἑλληνικά"><text:span text:style-name="T271">ς</text:span></text:span><text:span text:style-name="AncientGreek_3a__20_Ἀρχαία_20_ἑλληνικά"><text:span text:style-name="T252">· </text:span></text:span><text:span text:style-name="AncientGreek_3a__20_Ἀρχαία_20_ἑλληνικά"><text:span text:style-name="T269">λέγε πως ἑξεῖ το τελεῖον ὑμῶν. </text:span></text:span><text:span text:style-name="AncientGreek_3a__20_Ἀρχαία_20_ἑλληνικά"><text:span text:style-name="T252">Λέγει Ἰησοῦς· </text:span></text:span><text:span text:style-name="AncientGreek_3a__20_Ἀρχαία_20_ἑλληνικά"><text:span text:style-name="T272">Ἀρά ἀρχὴν εὕρηκετε ἴνα ἐρώτητε περὶ τελειοῦ; ποι </text:span></text:span><text:span text:style-name="AncientGreek_3a__20_Ἀρχαία_20_ἑλληνικά"><text:span text:style-name="T270">γὰρ</text:span></text:span><text:span text:style-name="AncientGreek_3a__20_Ἀρχαία_20_ἑλληνικά"><text:span text:style-name="T272"> </text:span></text:span><text:span text:style-name="AncientGreek_3a__20_Ἀρχαία_20_ἑλληνικά"><text:span text:style-name="T270">ἀρχὴ</text:span></text:span><text:span text:style-name="AncientGreek_3a__20_Ἀρχαία_20_ἑλληνικά"><text:span text:style-name="T272"> εστιν, ἐκεῖ </text:span></text:span><text:span text:style-name="AncientGreek_3a__20_Ἀρχαία_20_ἑλληνικά"><text:span text:style-name="T270">ἔσται</text:span></text:span><text:span text:style-name="AncientGreek_3a__20_Ἀρχαία_20_ἑλληνικά"><text:span text:style-name="T272"> το τελεῖον. </text:span></text:span><text:span text:style-name="AncientGreek_3a__20_Ἀρχαία_20_ἑλληνικά"><text:span text:style-name="T270">Μακάριος</text:span></text:span><text:span text:style-name="AncientGreek_3a__20_Ἀρχαία_20_ἑλληνικά"><text:span text:style-name="T272"> </text:span></text:span><text:span text:style-name="AncientGreek_3a__20_Ἀρχαία_20_ἑλληνικά"><text:span text:style-name="T270">ὅς</text:span></text:span><text:span text:style-name="AncientGreek_3a__20_Ἀρχαία_20_ἑλληνικά"><text:span text:style-name="T272"> </text:span></text:span><text:span text:style-name="AncientGreek_3a__20_Ἀρχαία_20_ἑλληνικά"><text:span text:style-name="T270">στήσεται</text:span></text:span><text:span text:style-name="AncientGreek_3a__20_Ἀρχαία_20_ἑλληνικά"><text:span text:style-name="T272"> </text:span></text:span><text:span text:style-name="AncientGreek_3a__20_Ἀρχαία_20_ἑλληνικά"><text:span text:style-name="T270">ἐπὶ</text:span></text:span><text:span text:style-name="AncientGreek_3a__20_Ἀρχαία_20_ἑλληνικά"><text:span text:style-name="T272"> </text:span></text:span><text:span text:style-name="AncientGreek_3a__20_Ἀρχαία_20_ἑλληνικά"><text:span text:style-name="T270">ἀρχὴν.</text:span></text:span><text:span text:style-name="AncientGreek_3a__20_Ἀρχαία_20_ἑλληνικά"><text:span text:style-name="T272"> </text:span></text:span><text:span text:style-name="AncientGreek_3a__20_Ἀρχαία_20_ἑλληνικά"><text:span text:style-name="T270">γνώσεται</text:span></text:span><text:span text:style-name="AncientGreek_3a__20_Ἀρχαία_20_ἑλληνικά"><text:span text:style-name="T272"> </text:span></text:span><text:span text:style-name="AncientGreek_3a__20_Ἀρχαία_20_ἑλληνικά"><text:span text:style-name="T270">καὶ</text:span></text:span><text:span text:style-name="AncientGreek_3a__20_Ἀρχαία_20_ἑλληνικά"><text:span text:style-name="T272"> το τελεῖον καὶ </text:span></text:span><text:span text:style-name="AncientGreek_3a__20_Ἀρχαία_20_ἑλληνικά"><text:span text:style-name="T270">θάνατο</text:span></text:span><text:span text:style-name="AncientGreek_3a__20_Ἀρχαία_20_ἑλληνικά"><text:span text:style-name="T273">ν</text:span></text:span><text:span text:style-name="AncientGreek_3a__20_Ἀρχαία_20_ἑλληνικά"><text:span text:style-name="T270"> οὐ </text:span></text:span><text:span text:style-name="AncientGreek_3a__20_Ἀρχαία_20_ἑλληνικά"><text:span text:style-name="T272">γε</text:span></text:span><text:span text:style-name="AncientGreek_3a__20_Ἀρχαία_20_ἑλληνικά"><text:span text:style-name="T251">ύ</text:span></text:span><text:span text:style-name="AncientGreek_3a__20_Ἀρχαία_20_ἑλληνικά"><text:span text:style-name="T272">σηται.</text:span></text:span></text:p>
        </text:list-item>
        <text:list-item>
          <text:p text:style-name="P37"><text:span text:style-name="AncientGreek_3a__20_Ἀρχαία_20_ἑλληνικά"><text:span text:style-name="T201">ⲡⲉϫⲉ ϫⲉ ⲟⲩⲙⲁⲕⲁⲣⲓⲟⲥ ⲡⲉ ⲛ̅ⲧⲁϩⲱⲡⲉ ϩⲁⲧⲉϩⲏ ⲉⲙⲡⲁⲧⲉϥϣⲱⲡⲉ ⲉⲧⲉⲧⲛ̅ϣⲁⲛϣⲱⲡⲉ ⲛⲁⲉⲓ ⲙ̅ⲙⲁⲑⲏⲧⲏⲥ ⲛ̅ⲧⲉⲧⲛ̅ ⲥⲱⲧⲙ̅ ⲁⲛⲁϣⲁϫⲉ ⲛⲉⲉⲓⲱⲛⲉ ⲛⲁ ⲣ̅ⲇⲓⲁⲕⲟⲛⲉⲓ ⲛⲏⲧⲛ̅ ⲟⲩⲛ̅ ⲧⲏⲧⲛ̅ ⲅⲁⲣ ⲙ̅ⲙⲁⲩ ⲛ̅ϯⲟⲩ ⲛ̅ϣⲏⲛ ϩⲙ̅ⲡⲁⲣⲁⲇⲓⲥⲟⲥ ⲉⲥⲉⲕⲓⲙ ⲁⲛ ⲛ̅ϣⲱⲙ ⲙ̅ⲡⲣⲱ ⲁⲩⲱ ⲙⲁⲣⲉⲛⲟⲩϭⲱⲃⲉ ϩⲉ ⲉⲃⲟⲗ ⲡⲉⲧⲛⲁⲥⲟⲩⲱⲛⲟⲩ ϥⲛⲁϫⲓϯⲡⲉ ⲁⲛ ⲙ̅ⲙⲟⲩ.</text:span></text:span></text:p>
          <text:p text:style-name="P38"><text:span text:style-name="AncientGreek_3a__20_Ἀρχαία_20_ἑλληνικά"><text:span text:style-name="T252">Λέγει Ἰησοῦς· </text:span></text:span><text:span text:style-name="AncientGreek_3a__20_Ἀρχαία_20_ἑλληνικά"><text:span text:style-name="T274">Μακάριος ὃς ὑπῆρχε πρὸ το αὐτὸν γεννᾶσθαι. Ἂν μαθηταὶ </text:span></text:span><text:span text:style-name="AncientGreek_3a__20_Ἀρχαία_20_ἑλληνικά"><text:span text:style-name="T275">παρὰ μοι γενήσεσθε καὶ τὰ λογία μου τηρήσετε </text:span></text:span><text:span text:style-name="AncientGreek_3a__20_Ἀρχαία_20_ἑλληνικά"><text:span text:style-name="T274">, διακον</text:span></text:span><text:span text:style-name="AncientGreek_3a__20_Ἀρχαία_20_ἑλληνικά"><text:span text:style-name="T275">ή</text:span></text:span><text:span text:style-name="AncientGreek_3a__20_Ἀρχαία_20_ἑλληνικά"><text:span text:style-name="T274">σουσιν </text:span></text:span><text:span text:style-name="AncientGreek_3a__20_Ἀρχαία_20_ἑλληνικά"><text:span text:style-name="T275">ὑμὰς</text:span></text:span><text:span text:style-name="AncientGreek_3a__20_Ἀρχαία_20_ἑλληνικά"><text:span text:style-name="T274"> </text:span></text:span><text:span text:style-name="AncientGreek_3a__20_Ἀρχαία_20_ἑλληνικά"><text:span text:style-name="T275">οὗτοι</text:span></text:span><text:span text:style-name="AncientGreek_3a__20_Ἀρχαία_20_ἑλληνικά"><text:span text:style-name="T274"> </text:span></text:span><text:span text:style-name="AncientGreek_3a__20_Ἀρχαία_20_ἑλληνικά"><text:span text:style-name="T275">λίθοι.</text:span></text:span><text:span text:style-name="AncientGreek_3a__20_Ἀρχαία_20_ἑλληνικά"><text:span text:style-name="T274"> </text:span></text:span><text:span text:style-name="AncientGreek_3a__20_Ἀρχαία_20_ἑλληνικά"><text:span text:style-name="T275">Πέντε γὰρ τὰ δένδρα ἐν τοῖς οὐρανοῖς ἔσχετε, ἀ </text:span></text:span><text:span text:style-name="AncientGreek_3a__20_Ἀρχαία_20_ἑλληνικά"><text:span text:style-name="T273">κατὰ</text:span></text:span><text:span text:style-name="AncientGreek_3a__20_Ἀρχαία_20_ἑλληνικά"><text:span text:style-name="T275"> τ</text:span></text:span><text:span text:style-name="AncientGreek_3a__20_Ἀρχαία_20_ἑλληνικά"><text:span text:style-name="T273">ο</text:span></text:span><text:span text:style-name="AncientGreek_3a__20_Ἀρχαία_20_ἑλληνικά"><text:span text:style-name="T275"> </text:span></text:span><text:span text:style-name="AncientGreek_3a__20_Ἀρχαία_20_ἑλληνικά"><text:span text:style-name="T273">θέρον</text:span></text:span><text:span text:style-name="AncientGreek_3a__20_Ἀρχαία_20_ἑλληνικά"><text:span text:style-name="T275"> </text:span></text:span><text:span text:style-name="AncientGreek_3a__20_Ἀρχαία_20_ἑλληνικά"><text:span text:style-name="T273">μένει ἀσάλευτος</text:span></text:span><text:span text:style-name="AncientGreek_3a__20_Ἀρχαία_20_ἑλληνικά"><text:span text:style-name="T275"> </text:span></text:span><text:span text:style-name="AncientGreek_3a__20_Ἀρχαία_20_ἑλληνικά"><text:span text:style-name="T273">καὶ</text:span></text:span><text:span text:style-name="AncientGreek_3a__20_Ἀρχαία_20_ἑλληνικά"><text:span text:style-name="T275"> </text:span></text:span><text:span text:style-name="AncientGreek_3a__20_Ἀρχαία_20_ἑλληνικά"><text:span text:style-name="T273">κατὰ</text:span></text:span><text:span text:style-name="AncientGreek_3a__20_Ἀρχαία_20_ἑλληνικά"><text:span text:style-name="T275"> </text:span></text:span><text:span text:style-name="AncientGreek_3a__20_Ἀρχαία_20_ἑλληνικά"><text:span text:style-name="T273">χειμῶνα τὰ φύλλα οὐ πείσουσιν. Οἵτινες </text:span></text:span><text:span text:style-name="AncientGreek_3a__20_Ἀρχαία_20_ἑλληνικά"><text:span text:style-name="T271">ταύτα</text:span></text:span><text:span text:style-name="AncientGreek_3a__20_Ἀρχαία_20_ἑλληνικά"><text:span text:style-name="T273"> </text:span></text:span><text:span text:style-name="AncientGreek_3a__20_Ἀρχαία_20_ἑλληνικά"><text:span text:style-name="T271">γνώσεται</text:span></text:span><text:span text:style-name="AncientGreek_3a__20_Ἀρχαία_20_ἑλληνικά"><text:span text:style-name="T273">, </text:span></text:span><text:span text:style-name="AncientGreek_3a__20_Ἀρχαία_20_ἑλληνικά"><text:span text:style-name="T271">θάνατον</text:span></text:span><text:span text:style-name="AncientGreek_3a__20_Ἀρχαία_20_ἑλληνικά"><text:span text:style-name="T273"> </text:span></text:span><text:span text:style-name="AncientGreek_3a__20_Ἀρχαία_20_ἑλληνικά"><text:span text:style-name="T271">οὐ</text:span></text:span><text:span text:style-name="AncientGreek_3a__20_Ἀρχαία_20_ἑλληνικά"><text:span text:style-name="T273"> </text:span></text:span><text:span text:style-name="AncientGreek_3a__20_Ἀρχαία_20_ἑλληνικά"><text:span text:style-name="T271">γεύσηται.</text:span></text:span><text:span text:style-name="AncientGreek_3a__20_Ἀρχαία_20_ἑλληνικά"><text:span text:style-name="T273"> </text:span></text:span></text:p>
        </text:list-item>
        <text:list-item>
          <text:p text:style-name="P39"><text:span text:style-name="AncientGreek_3a__20_Ἀρχαία_20_ἑλληνικά"><text:span text:style-name="T188">ⲡ</text:span></text:span><text:span text:style-name="AncientGreek_3a__20_Ἀρχαία_20_ἑλληνικά"><text:span text:style-name="T202">ⲉϫⲉ ⲙ̅ ⲙⲁⲑⲏⲧⲏⲥ ⲛ̅ⲓ̅ⲥ̅ ϫⲉ ϫⲟⲟⲥ ⲉⲣⲟⲛ ϫⲉ ⲧⲙⲛ̅ⲧⲉⲣⲟ ⲛ ⲙ̅ⲡⲏⲩⲉ ⲉⲥ ⲧⲛ̅ⲧⲱⲛ ⲉⲛⲓⲙ ⲡⲉϫⲁϥ ⲛⲁⲩ ϫⲉ ⲉⲥⲧⲛ̅ⲧⲱⲛ ⲁⲩⲃⲗ̅ⲃⲓⲗⲉ ⲛ̅ ϣⲗ̅ⲧⲁⲙ ⲥⲟⲃ̅ⲕ̅ ⲡⲁⲣⲁ ⲛ̅ϭⲣⲟϭ ⲧⲏⲣⲟⲩ ϩⲟⲧⲁⲛ ⲇⲉ ⲉⲥϣⲁϩⲉ ⲉϫⲙ̅ ⲡⲕⲁϩ ⲉⲧⲟⲩⲣ̅ϩⲱⲃ ⲉⲣⲟϥ ϣⲁϥⲧⲉⲩⲟ ⲉⲃⲟⲗ ⲛ̅ⲛ̅ⲟⲩⲛⲟϭ ⲛ̅ⲧⲁⲣ ⲛ̅ϥϣⲱⲡⲉ ⲛ̅ⲥⲕⲉⲡⲙ ⲛ̅ϩⲁⲗⲁⲧⲉ ⲛ̅ⲧⲡⲉ.</text:span></text:span></text:p>
          <text:p text:style-name="P39"><text:span text:style-name="AncientGreek_3a__20_Ἀρχαία_20_ἑλληνικά"><text:span text:style-name="T269">Ο</text:span></text:span><text:span text:style-name="AncientGreek_3a__20_Ἀρχαία_20_ἑλληνικά"><text:span text:style-name="T252">ἱ μαθηταὶ </text:span></text:span><text:span text:style-name="AncientGreek_3a__20_Ἀρχαία_20_ἑλληνικά"><text:span text:style-name="T270">εἶπ</text:span></text:span><text:span text:style-name="AncientGreek_3a__20_Ἀρχαία_20_ἑλληνικά"><text:span text:style-name="T271">ο</text:span></text:span><text:span text:style-name="AncientGreek_3a__20_Ἀρχαία_20_ἑλληνικά"><text:span text:style-name="T270">ν</text:span></text:span><text:span text:style-name="AncientGreek_3a__20_Ἀρχαία_20_ἑλληνικά"><text:span text:style-name="T269"> </text:span></text:span><text:span text:style-name="AncientGreek_3a__20_Ἀρχαία_20_ἑλληνικά"><text:span text:style-name="T271">τῳ</text:span></text:span><text:span text:style-name="AncientGreek_3a__20_Ἀρχαία_20_ἑλληνικά"><text:span text:style-name="T269"> </text:span></text:span><text:span text:style-name="AncientGreek_3a__20_Ἀρχαία_20_ἑλληνικά"><text:span text:style-name="T270">Ἰησοῦ</text:span></text:span><text:span text:style-name="AncientGreek_3a__20_Ἀρχαία_20_ἑλληνικά"><text:span text:style-name="T271">ς</text:span></text:span><text:span text:style-name="AncientGreek_3a__20_Ἀρχαία_20_ἑλληνικά"><text:span text:style-name="T252">· </text:span></text:span><text:span text:style-name="AncientGreek_3a__20_Ἀρχαία_20_ἑλληνικά"><text:span text:style-name="T269">λέγε </text:span></text:span><text:span text:style-name="AncientGreek_3a__20_Ἀρχαία_20_ἑλληνικά"><text:span text:style-name="T271">τίνι </text:span></text:span><text:span text:style-name="AncientGreek_3a__20_Ἀρχαία_20_ἑλληνικά"><text:span text:style-name="T254">ὁμοία ἐστιν ἡ βασιλεία τῶν οὐρανῶν</text:span></text:span><text:span text:style-name="AncientGreek_3a__20_Ἀρχαία_20_ἑλληνικά"><text:span text:style-name="T272">. </text:span></text:span><text:span text:style-name="AncientGreek_3a__20_Ἀρχαία_20_ἑλληνικά"><text:span text:style-name="T271">Ἀποκριθεὶς </text:span></text:span><text:span text:style-name="AncientGreek_3a__20_Ἀρχαία_20_ἑλληνικά"><text:span text:style-name="T270">Ἰησοῦ</text:span></text:span><text:span text:style-name="AncientGreek_3a__20_Ἀρχαία_20_ἑλληνικά"><text:span text:style-name="T271">ς </text:span></text:span><text:span text:style-name="AncientGreek_3a__20_Ἀρχαία_20_ἑλληνικά"><text:span text:style-name="T263">λέγει</text:span></text:span><text:span text:style-name="AncientGreek_3a__20_Ἀρχαία_20_ἑλληνικά"><text:span text:style-name="T271"> </text:span></text:span><text:span text:style-name="AncientGreek_3a__20_Ἀρχαία_20_ἑλληνικά"><text:span text:style-name="T276">ὁμοιωθήσ</text:span></text:span><text:span text:style-name="AncientGreek_3a__20_Ἀρχαία_20_ἑλληνικά"><text:span text:style-name="T271">εται κόκκῳ σινάπεως. Ὁ </text:span></text:span><text:span text:style-name="AncientGreek_3a__20_Ἀρχαία_20_ἑλληνικά"><text:span text:style-name="T277">μικρότερον</text:span></text:span><text:span text:style-name="AncientGreek_3a__20_Ἀρχαία_20_ἑλληνικά"><text:span text:style-name="T271"> </text:span></text:span><text:span text:style-name="AncientGreek_3a__20_Ἀρχαία_20_ἑλληνικά"><text:span text:style-name="T277">μὲν</text:span></text:span><text:span text:style-name="AncientGreek_3a__20_Ἀρχαία_20_ἑλληνικά"><text:span text:style-name="T271"> εστιν </text:span></text:span><text:span text:style-name="AncientGreek_3a__20_Ἀρχαία_20_ἑλληνικά"><text:span text:style-name="T277">πάντων</text:span></text:span><text:span text:style-name="AncientGreek_3a__20_Ἀρχαία_20_ἑλληνικά"><text:span text:style-name="T271"> των </text:span></text:span><text:span text:style-name="AncientGreek_3a__20_Ἀρχαία_20_ἑλληνικά"><text:span text:style-name="T277">σπερμάτων</text:span></text:span><text:span text:style-name="AncientGreek_3a__20_Ἀρχαία_20_ἑλληνικά"><text:span text:style-name="T271">, </text:span></text:span><text:span text:style-name="AncientGreek_3a__20_Ἀρχαία_20_ἑλληνικά"><text:span text:style-name="T277">ὅταν</text:span></text:span><text:span text:style-name="AncientGreek_3a__20_Ἀρχαία_20_ἑλληνικά"><text:span text:style-name="T271"> δε </text:span></text:span><text:span text:style-name="AncientGreek_3a__20_Ἀρχαία_20_ἑλληνικά"><text:span text:style-name="T277">πείσῃ</text:span></text:span><text:span text:style-name="AncientGreek_3a__20_Ἀρχαία_20_ἑλληνικά"><text:span text:style-name="T271"> </text:span></text:span><text:span text:style-name="AncientGreek_3a__20_Ἀρχαία_20_ἑλληνικά"><text:span text:style-name="T277">ἐπὶ</text:span></text:span><text:span text:style-name="AncientGreek_3a__20_Ἀρχαία_20_ἑλληνικά"><text:span text:style-name="T271"> </text:span></text:span><text:span text:style-name="AncientGreek_3a__20_Ἀρχαία_20_ἑλληνικά"><text:span text:style-name="T277">γῆν</text:span></text:span><text:span text:style-name="AncientGreek_3a__20_Ἀρχαία_20_ἑλληνικά"><text:span text:style-name="T271"> </text:span></text:span><text:span text:style-name="AncientGreek_3a__20_Ἀρχαία_20_ἑλληνικά"><text:span text:style-name="T277">ἀροτριώμενον, αὐξηθῇ τε μείζον φυτόν καὶ γίνεται σκέπη τοῖς πετεινοῖς.</text:span></text:span></text:p>
        </text:list-item>
        <text:list-item>
          <text:p text:style-name="P12"><text:span text:style-name="AncientGreek_3a__20_Ἀρχαία_20_ἑλληνικά"><text:span text:style-name="T129">ⲡⲉϫⲉ ϫⲉ ⲙⲁⲣⲓϩⲁⲙ ⲛ̅ⲓ̅ⲥ̅ ϫⲉ ⲉⲛⲉⲕⲙⲁⲑⲏⲧⲏⲥ ⲉⲓⲛⲉ ⲛ̅ⲛⲓⲙ ⲡⲉϫⲁϥ ϫⲉ ⲉⲩⲉⲓⲛⲉ ⲛ̅ϩⲛ̅ϣⲏⲣⲉ ϣⲏⲙ ⲉⲩϭⲉⲗⲓⲧ ⲁⲩⲥⲱϣⲉ ⲉⲧⲱⲟⲩ ⲁⲛ ⲧⲉ ϩⲟⲧⲁⲛ ⲉⲩϣⲁⲉⲓ ⲛ̅ϭⲓ ⲛ̅ϫⲟⲉⲓⲥ ⲛ̅ⲧⲥⲱϣⲉ ⲥⲉⲛⲁϫⲟⲟⲥ ϫⲉ ⲕⲉⲧⲛ̅ ⲉⲃⲟⲗ ⲛⲁⲛ ⲛ̅ⲧⲟⲟⲩ ⲥⲉⲕⲁⲕ ⲁϩⲏⲩ ⲙ̅ⲡⲟⲩⲙ̅ⲧⲟ ⲉⲃⲟⲗ ⲉⲧⲣⲟⲩⲕⲁⲁⲥ ⲉⲃⲟⲗ ⲛⲁⲩ ⲛ̅ⲥⲉϯⲧⲟⲩ ⲥⲱϣⲉ ⲛⲁⲩ ⲇⲓⲁⲧⲟⲩⲧⲟ ϯϫⲱ ⲙ̅ⲙⲟⲥ ϫⲉ ⲉϥϣⲁ ⲉⲓⲙⲉ ⲛ̅ϭⲓ ⲡϫⲉⲥϩⲛ̅ ⲏⲉⲓ ⲇⲉ ϥⲛⲏⲩ ⲛ̅ϭⲓ ⲡⲣⲉϥϫⲓⲟⲩⲉ ϥⲛⲁⲣⲟⲉⲓⲥ ⲉⲙⲡⲁⲧⲉϥ ⲉⲓ ⲛ̅ϥⲧ̅ⲙ ⲕⲁⲁϥ ⲉϣⲟϫⲧ ⲉϩⲟⲏⲛ ⲉⲡⲉϥⲏⲉⲓ ⲛ̅ⲧⲉⲧⲉϥ ⲙⲛ̅ⲧⲉⲣⲟ ⲉⲧⲣⲉϥϥⲓ ⲛ̅ⲛⲉϥ ⲥⲕⲉⲩⲟⲥ ̅ⲛⲧⲱⲧⲛ̅ ⲇⲉ ⲣⲟⲉⲓⲥ ϩⲁⲧⲉϩⲏ ⲙ̅ⲡⲕⲟⲥⲙⲟⲥ ⲙⲟⲩⲣ ⲙ̅ ⲙⲱⲧⲛ̅ ⲉϫⲛ̅ ⲛⲉⲧⲛ̅ϯⲡⲉ ϩⲛ̅ ⲛ̅ ⲟⲩ ⲛⲟϭ ⲛ̅ⲇⲩⲛⲁⲙⲓⲥ ϣⲛⲁ ϫⲉ ⲛⲉⲛⲗⲏⲥⲧⲏⲥ ϩⲉ ⲉϩⲓⲙ ⲉⲉⲓ ϣⲁⲣⲱⲧⲛ̅ ⲡⲉⲉⲓ ⲧⲉⲭⲣⲉⲓⲁ ⲉⲧⲉⲧⲛ̅ϭⲱϣⲧ ⲉⲃⲟⲗ ϩⲏⲧⲥ̅ ⲥⲉⲛⲁϩⲉ ⲉⲣⲟⲥ ⲙⲁⲣⲉϥϣⲱⲡⲉ ϩⲛ̅ ⲧⲉⲧⲛ̅ⲙⲏⲧⲉ ⲛ̅ϭⲓ ⲟⲩⲣⲱⲙⲉ ⲛ̅ ⲉⲡⲓⲥⲧⲏⲙⲱⲛ ⲛ̅ⲧⲁⲣⲉⲡⲕⲁⲣⲡⲟⲥ ⲡⲱϩ ⲁϥⲉⲓ ϩⲛ̅ ⲛ̅ ⲟⲩ ϭⲉⲡⲏ ⲉⲡⲉϥⲁⲥϩ ϩⲛ̅ ⲧⲉϥϭⲓϫ ⲁϥϩⲁⲥϥ ⲡⲉⲧⲉ ⲟⲩⲛ̅ ⲙⲁⲁϫⲉ ⲙ̅ⲙⲟϥ ⲉⲥⲱⲧⲙ̅ ⲙⲁⲣⲉϥⲥⲱⲧⲙ̅.</text:span></text:span></text:p>
          <text:p text:style-name="P13"><text:span text:style-name="AncientGreek_3a__20_Ἀρχαία_20_ἑλληνικά"><text:span text:style-name="T25">Καὶ εἶπεν </text:span></text:span><text:span text:style-name="AncientGreek_3a__20_Ἀρχαία_20_ἑλληνικά"><text:span text:style-name="T26">Μαριὰμ</text:span></text:span><text:span text:style-name="AncientGreek_3a__20_Ἀρχαία_20_ἑλληνικά"><text:span text:style-name="T25"> </text:span></text:span><text:span text:style-name="AncientGreek_3a__20_Ἀρχαία_20_ἑλληνικά"><text:span text:style-name="T27">τῳ</text:span></text:span><text:span text:style-name="AncientGreek_3a__20_Ἀρχαία_20_ἑλληνικά"><text:span text:style-name="T28"> </text:span></text:span><text:span text:style-name="AncientGreek_3a__20_Ἀρχαία_20_ἑλληνικά"><text:span text:style-name="T29">Ἰησοῦ</text:span></text:span><text:span text:style-name="AncientGreek_3a__20_Ἀρχαία_20_ἑλληνικά"><text:span text:style-name="T27">ς</text:span></text:span><text:span text:style-name="AncientGreek_3a__20_Ἀρχαία_20_ἑλληνικά"><text:span text:style-name="T2">·</text:span></text:span><text:span text:style-name="AncientGreek_3a__20_Ἀρχαία_20_ἑλληνικά"><text:span text:style-name="T1"> <text:s/></text:span></text:span><text:span text:style-name="AncientGreek_3a__20_Ἀρχαία_20_ἑλληνικά"><text:span text:style-name="T27">τίνι </text:span></text:span><text:span text:style-name="AncientGreek_3a__20_Ἀρχαία_20_ἑλληνικά"><text:span text:style-name="T30">ὁμοία </text:span></text:span><text:span text:style-name="AncientGreek_3a__20_Ἀρχαία_20_ἑλληνικά"><text:span text:style-name="T31">εἰσὶν </text:span></text:span><text:span text:style-name="AncientGreek_3a__20_Ἀρχαία_20_ἑλληνικά"><text:span text:style-name="T26">οἱ</text:span></text:span><text:span text:style-name="AncientGreek_3a__20_Ἀρχαία_20_ἑλληνικά"><text:span text:style-name="T31"> </text:span></text:span><text:span text:style-name="AncientGreek_3a__20_Ἀρχαία_20_ἑλληνικά"><text:span text:style-name="T26">μαθηταὶ</text:span></text:span><text:span text:style-name="AncientGreek_3a__20_Ἀρχαία_20_ἑλληνικά"><text:span text:style-name="T31"> σου; Λέγει αὐτοὶ </text:span></text:span><text:span text:style-name="AncientGreek_3a__20_Ἀρχαία_20_ἑλληνικά"><text:span text:style-name="T7">ὁμοιωθήσ</text:span></text:span><text:span text:style-name="AncientGreek_3a__20_Ἀρχαία_20_ἑλληνικά"><text:span text:style-name="T31">ονται ὡς τὰ παιδία μικρὰ πορευθέντες κατ´ ἀγορὰν ἡν αὐτῶν οὑκ εστιν. Ὅταν κυρίοι ἐπανέρχ</text:span></text:span><text:span text:style-name="AncientGreek_3a__20_Ἀρχαία_20_ἑλληνικά"><text:span text:style-name="T32">η</text:span></text:span><text:span text:style-name="AncientGreek_3a__20_Ἀρχαία_20_ἑλληνικά"><text:span text:style-name="T31">ται </text:span></text:span><text:span text:style-name="AncientGreek_3a__20_Ἀρχαία_20_ἑλληνικά"><text:span text:style-name="T32">ἐροῦσιν ἀπόδοτε ὑμὰς τὴν ἀγορὰν. </text:span></text:span><text:span text:style-name="AncientGreek_3a__20_Ἀρχαία_20_ἑλληνικά"><text:span text:style-name="T33">Ἀποδυθήσονται ἴνα συγχωρῶσιν καὶ τὴν ἀγορὰν ἀποδίδωσιν. </text:span></text:span><text:span text:style-name="AncientGreek_3a__20_Ἀρχαία_20_ἑλληνικά"><text:span text:style-name="T26">Φημι οὖν</text:span></text:span><text:span text:style-name="AncientGreek_3a__20_Ἀρχαία_20_ἑλληνικά"><text:span text:style-name="T66">, εἰ ᾒδει ὁ οἰκοδεσπότης ὅτι ὁ κλέπτης ἔρχεται, </text:span></text:span><text:span text:style-name="AncientGreek_3a__20_Ἀρχαία_20_ἑλληνικά"><text:span text:style-name="T69">γρηγορήσει</text:span></text:span><text:span text:style-name="AncientGreek_3a__20_Ἀρχαία_20_ἑλληνικά"><text:span text:style-name="T66"> ἄν </text:span></text:span><text:span text:style-name="AncientGreek_3a__20_Ἀρχαία_20_ἑλληνικά"><text:span text:style-name="T70">πρό ἵκῃ</text:span></text:span><text:span text:style-name="AncientGreek_3a__20_Ἀρχαία_20_ἑλληνικά"><text:span text:style-name="T66">, καὶ οὐκ ἂν εἴασεν διορυγῆναι τὴν οἰκίαν αὐτοῦ </text:span></text:span><text:span text:style-name="AncientGreek_3a__20_Ἀρχαία_20_ἑλληνικά"><text:span text:style-name="T70">ἴνα </text:span></text:span><text:span text:style-name="AncientGreek_3a__20_Ἀρχαία_20_ἑλληνικά"><text:span text:style-name="T69">ἀποφέρῃ</text:span></text:span><text:span text:style-name="AncientGreek_3a__20_Ἀρχαία_20_ἑλληνικά"><text:span text:style-name="T70"> τὰ </text:span></text:span><text:span text:style-name="AncientGreek_3a__20_Ἀρχαία_20_ἑλληνικά"><text:span text:style-name="T69">ὑπάρχοντα.</text:span></text:span><text:span text:style-name="AncientGreek_3a__20_Ἀρχαία_20_ἑλληνικά"><text:span text:style-name="T119"> </text:span></text:span><text:span text:style-name="AncientGreek_3a__20_Ἀρχαία_20_ἑλληνικά"><text:span text:style-name="T70">κ</text:span></text:span><text:span text:style-name="AncientGreek_3a__20_Ἀρχαία_20_ἑλληνικά"><text:span text:style-name="T66">αὶ ὑμεῖς </text:span></text:span><text:span text:style-name="AncientGreek_3a__20_Ἀρχαία_20_ἑλληνικά"><text:span text:style-name="T70">παρέχετε το νοῦν πρὸς τον κόσμον</text:span></text:span><text:span text:style-name="AncientGreek_3a__20_Ἀρχαία_20_ἑλληνικά"><text:span text:style-name="T66">· </text:span></text:span><text:span text:style-name="AncientGreek_3a__20_Ἀρχαία_20_ἑλληνικά"><text:span text:style-name="T71">ζώννυτε τὰς</text:span></text:span><text:span text:style-name="AncientGreek_3a__20_Ἀρχαία_20_ἑλληνικά"><text:span text:style-name="T70"> </text:span></text:span><text:span text:style-name="AncientGreek_3a__20_Ἀρχαία_20_ἑλληνικά"><text:span text:style-name="T71">ὀσφύας δυν</text:span></text:span><text:span text:style-name="AncientGreek_3a__20_Ἀρχαία_20_ἑλληνικά"><text:span text:style-name="T72">ά</text:span></text:span><text:span text:style-name="AncientGreek_3a__20_Ἀρχαία_20_ἑλληνικά"><text:span text:style-name="T71">μι </text:span></text:span><text:span text:style-name="AncientGreek_3a__20_Ἀρχαία_20_ἑλληνικά"><text:span text:style-name="T72">μεγάλῃ</text:span></text:span><text:span text:style-name="AncientGreek_3a__20_Ἀρχαία_20_ἑλληνικά"><text:span text:style-name="T66"> </text:span></text:span><text:span text:style-name="AncientGreek_3a__20_Ἀρχαία_20_ἑλληνικά"><text:span text:style-name="T72">μη λῃσταί πρόσοδον σοι εὑρίσκωσιν. Ἀφορμὴν εὑρήσουσιν ἢν προσδοκήσατε ἄν. Γενηθήτω ἐν ἡμὶν σωφρονιστὴς·</text:span></text:span><text:span text:style-name="AncientGreek_3a__20_Ἀρχαία_20_ἑλληνικά"><text:span text:style-name="T38"> Ὅταν δὲ παραδῷ ὁ καρπός, εὐθέως ἔρχεται </text:span></text:span><text:span text:style-name="AncientGreek_3a__20_Ἀρχαία_20_ἑλληνικά"><text:span text:style-name="T39">μετὰ</text:span></text:span><text:span text:style-name="AncientGreek_3a__20_Ἀρχαία_20_ἑλληνικά"><text:span text:style-name="T38"> του </text:span></text:span><text:span text:style-name="AncientGreek_3a__20_Ἀρχαία_20_ἑλληνικά"><text:span text:style-name="T39">δρεπάνου</text:span></text:span><text:span text:style-name="AncientGreek_3a__20_Ἀρχαία_20_ἑλληνικά"><text:span text:style-name="T38"> </text:span></text:span><text:span text:style-name="AncientGreek_3a__20_Ἀρχαία_20_ἑλληνικά"><text:span text:style-name="T39">ἐν</text:span></text:span><text:span text:style-name="AncientGreek_3a__20_Ἀρχαία_20_ἑλληνικά"><text:span text:style-name="T38"> </text:span></text:span><text:span text:style-name="AncientGreek_3a__20_Ἀρχαία_20_ἑλληνικά"><text:span text:style-name="T39">χειρὶ</text:span></text:span><text:span text:style-name="AncientGreek_3a__20_Ἀρχαία_20_ἑλληνικά"><text:span text:style-name="T38"> καὶ τοῦτον θερίσει. Ὁ ἔχων ὦτα ἀκουέτω.</text:span></text:span></text:p>
        </text:list-item>
        <text:list-item>
          <text:p text:style-name="P46"><text:s/><text:span text:style-name="T180">ⲁⲓ̅ⲥ̅ ⲛⲁⲩ ⲁϩⲛ̅ⲕoⲩⲉⲓ ⲉⲩϫⲓ ⲉⲣⲱⲧⲉ ⲡⲉϫⲁϥ ⲛ̅ ⲛⲉϥⲙⲁⲑⲏⲧⲏⲥ ϫⲉ ⲛⲉⲉⲓⲕoⲩⲉⲓ ⲉⲧϫⲓ ⲉⲣⲱ ⲧⲉ ⲉⲩⲧⲛ̅ⲧⲱⲛ ⲁⲛⲉⲧⲃⲏⲕ ⲉϩoⲩⲛ ⲁⲧⲙⲛ̅ ⲧⲉⲣo ⲡⲉϫⲁⲩ ⲛⲁϥ ϫⲉ ⲉⲉⲓⲉⲛo ⲛ̅ⲕoⲩⲉⲓ ⲧⲛ̅ ⲛⲁⲃⲱⲕ ⲉϩoⲩⲛ ⲉⲧⲙⲛ̅ⲧⲉⲣo ⲡⲉϫⲉ ⲓHⲥ̅ ⲛⲁⲩ ϫⲉ ϩoⲧⲁⲛ ⲉⲧⲉⲧⲛ̅ϣⲁⲣ̅ ⲡⲥⲛⲁⲩ oⲩⲁ ⲁⲩⲱ ⲉ ⲧⲉⲧⲛ̅ϣⲁⲣ̅ ⲡⲥⲁ ⲛϩoⲩⲛ ⲛ̅ⲑⲉ ⲙ̅ⲡⲥⲁ ⲛⲃoⲗ ⲁⲩⲱ ⲡⲥⲁ ⲛⲃoⲗ ⲛ̅ⲑⲉ ⲙ̅ⲡⲥⲁ ⲛϩoⲩⲛ ⲁⲩⲱ ⲡⲥⲁ ⲛ ⲧⲡⲉ ⲛ̅ⲑⲉ ⲙ̅ⲡⲥⲁ ⲙⲡⲓⲧⲛ̅ ⲁⲩⲱ ϣⲓⲛⲁ ⲉⲧⲉ ⲧⲛⲁⲉⲓⲣⲉ ⲙ̅ⲫooⲩⲧ ⲙⲛ̅ ⲧⲥϩⲓⲙⲉ ⲙ̅ⲡⲓoⲩⲁ oⲩⲱⲧ ϫⲉⲕⲁⲁⲥ ⲛⲉ ⲫooⲩⲧ ⲣ̅ ϩooⲩⲧ ⲛ̅ⲧⲉ ⲧⲥϩⲓⲙⲉ ⲣ̅ ⲥϩⲓⲙⲉ ϩoⲧⲁⲛ ⲉⲧⲉⲧⲛ̅ϣⲁⲉⲓⲣⲉ ⲛ̅ϩⲛ̅ⲃⲁⲗ ⲉⲡⲙⲁ ⲛ̅oⲩⲃⲁⲗ ⲁⲩⲱ oⲩϭⲓϫ ⲉⲡⲙⲁ ⲛ̅ⲛoⲩϭⲓϫ ⲁⲩⲱ oⲩⲉⲣⲏⲧⲉ ⲉⲡⲙⲁ ⲛ̅oⲩⲉⲣⲏⲧⲉ oⲩϩⲓⲕⲱⲛ ⲉⲡⲙⲁ ⲛ̅oⲩϩⲓⲕⲱⲛ ⲧoⲧⲉ ⲧⲉⲧⲛⲁⲃⲱⲕ ⲉϩoⲩⲛ ⲉ[ⲧ]ⲙⲛ̅[ⲧⲉⲣ]o</text:span></text:p>
          <text:p text:style-name="P45"><text:span text:style-name="AncientGreek_3a__20_Ἀρχαία_20_ἑλληνικά"><text:span text:style-name="T284">ἰδὼν δὲ Ἰησοῦς </text:span></text:span><text:span text:style-name="AncientGreek_3a__20_Ἀρχαία_20_ἑλληνικά"><text:span text:style-name="T285">τὰ</text:span></text:span><text:span text:style-name="AncientGreek_3a__20_Ἀρχαία_20_ἑλληνικά"><text:span text:style-name="T284"> </text:span></text:span><text:span text:style-name="AncientGreek_3a__20_Ἀρχαία_20_ἑλληνικά"><text:span text:style-name="T285">παιδία</text:span></text:span><text:span text:style-name="AncientGreek_3a__20_Ἀρχαία_20_ἑλληνικά"><text:span text:style-name="T284"> θηλ</text:span></text:span><text:span text:style-name="AncientGreek_3a__20_Ἀρχαία_20_ἑλληνικά"><text:span text:style-name="T285">αζό</text:span></text:span><text:span text:style-name="AncientGreek_3a__20_Ἀρχαία_20_ἑλληνικά"><text:span text:style-name="T284">μενα, λέγει τοῖς μαθηταῖς τάδε τὰ παιδία θηλα</text:span></text:span><text:span text:style-name="AncientGreek_3a__20_Ἀρχαία_20_ἑλληνικά"><text:span text:style-name="T285">ζό</text:span></text:span><text:span text:style-name="AncientGreek_3a__20_Ἀρχαία_20_ἑλληνικά"><text:span text:style-name="T284">μενα </text:span></text:span><text:span text:style-name="AncientGreek_3a__20_Ἀρχαία_20_ἑλληνικά"><text:span text:style-name="T286">ἔ</text:span></text:span><text:span text:style-name="AncientGreek_3a__20_Ἀρχαία_20_ἑλληνικά"><text:span text:style-name="T284">στιν </text:span></text:span><text:span text:style-name="AncientGreek_3a__20_Ἀρχαία_20_ἑλληνικά"><text:span text:style-name="T285">ὁμοία</text:span></text:span><text:span text:style-name="AncientGreek_3a__20_Ἀρχαία_20_ἑλληνικά"><text:span text:style-name="T284"> τοῖς </text:span></text:span><text:span text:style-name="AncientGreek_3a__20_Ἀρχαία_20_ἑλληνικά"><text:span text:style-name="T285">εἰσερχόμενοις</text:span></text:span><text:span text:style-name="AncientGreek_3a__20_Ἀρχαία_20_ἑλληνικά"><text:span text:style-name="T284"> </text:span></text:span><text:span text:style-name="AncientGreek_3a__20_Ἀρχαία_20_ἑλληνικά"><text:span text:style-name="T285">τῇ</text:span></text:span><text:span text:style-name="AncientGreek_3a__20_Ἀρχαία_20_ἑλληνικά"><text:span text:style-name="T284"> </text:span></text:span><text:span text:style-name="AncientGreek_3a__20_Ἀρχαία_20_ἑλληνικά"><text:span text:style-name="T285">βασιλεία</text:span></text:span><text:span text:style-name="AncientGreek_3a__20_Ἀρχαία_20_ἑλληνικά"><text:span text:style-name="T284"> τῶν οὐρανῶν. λέγουσιν </text:span></text:span><text:span text:style-name="AncientGreek_3a__20_Ἀρχαία_20_ἑλληνικά"><text:span text:style-name="T285">αὐτῷ</text:span></text:span><text:span text:style-name="T284">•</text:span><text:span text:style-name="AncientGreek_3a__20_Ἀρχαία_20_ἑλληνικά"><text:span text:style-name="T284"> γινόμενοι ἄρα </text:span></text:span><text:span text:style-name="AncientGreek_3a__20_Ἀρχαία_20_ἑλληνικά"><text:span text:style-name="T285">ὡς</text:span></text:span><text:span text:style-name="AncientGreek_3a__20_Ἀρχαία_20_ἑλληνικά"><text:span text:style-name="T284"> παιδία, ἐλευσόμεθα τῇ βασιλεία τῶν οὐρανῶν; </text:span></text:span><text:span text:style-name="AncientGreek_3a__20_Ἀρχαία_20_ἑλληνικά"><text:span text:style-name="T285">ἀποκριθείς</text:span></text:span><text:span text:style-name="AncientGreek_3a__20_Ἀρχαία_20_ἑλληνικά"><text:span text:style-name="T284">, λέγει </text:span></text:span><text:span text:style-name="AncientGreek_3a__20_Ἀρχαία_20_ἑλληνικά"><text:span text:style-name="T285">Ἰησοῦς</text:span></text:span><text:span text:style-name="AncientGreek_3a__20_Ἀρχαία_20_ἑλληνικά"><text:span text:style-name="T284"> </text:span></text:span><text:span text:style-name="AncientGreek_3a__20_Ἀρχαία_20_ἑλληνικά"><text:span text:style-name="T285">αὐτοῖς</text:span></text:span><text:span text:style-name="AncientGreek_3a__20_Ἀρχαία_20_ἑλληνικά"><text:span text:style-name="T284">, ὅταν </text:span></text:span><text:span text:style-name="AncientGreek_3a__20_Ἀρχαία_20_ἑλληνικά"><text:span text:style-name="T285">ποιῆσθε</text:span></text:span><text:span text:style-name="AncientGreek_3a__20_Ἀρχαία_20_ἑλληνικά"><text:span text:style-name="T284"> δύο </text:span></text:span><text:span text:style-name="AncientGreek_3a__20_Ἀρχαία_20_ἑλληνικά"><text:span text:style-name="T285">ὡς</text:span></text:span><text:span text:style-name="AncientGreek_3a__20_Ἀρχαία_20_ἑλληνικά"><text:span text:style-name="T287"> </text:span></text:span><text:span text:style-name="AncientGreek_3a__20_Ἀρχαία_20_ἑλληνικά"><text:span text:style-name="T284">ἔνα καὶ </text:span></text:span><text:span text:style-name="AncientGreek_3a__20_Ἀρχαία_20_ἑλληνικά"><text:span text:style-name="T285">ἐκτὸς</text:span></text:span><text:span text:style-name="AncientGreek_3a__20_Ἀρχαία_20_ἑλληνικά"><text:span text:style-name="T284"> </text:span></text:span><text:span text:style-name="AncientGreek_3a__20_Ἀρχαία_20_ἑλληνικά"><text:span text:style-name="T285">ὡς</text:span></text:span><text:span text:style-name="AncientGreek_3a__20_Ἀρχαία_20_ἑλληνικά"><text:span text:style-name="T284"> το </text:span></text:span><text:span text:style-name="AncientGreek_3a__20_Ἀρχαία_20_ἑλληνικά"><text:span text:style-name="T285">ἐντὸς </text:span></text:span><text:span text:style-name="AncientGreek_3a__20_Ἀρχαία_20_ἑλληνικά"><text:span text:style-name="T287">καὶ το ἐντὸς </text:span></text:span><text:span text:style-name="AncientGreek_3a__20_Ἀρχαία_20_ἑλληνικά"><text:span text:style-name="T285">ὡς </text:span></text:span><text:span text:style-name="AncientGreek_3a__20_Ἀρχαία_20_ἑλληνικά"><text:span text:style-name="T287">το ἐκτὸς καὶ το ἄνω </text:span></text:span><text:span text:style-name="AncientGreek_3a__20_Ἀρχαία_20_ἑλληνικά"><text:span text:style-name="T285">ὡς </text:span></text:span><text:span text:style-name="AncientGreek_3a__20_Ἀρχαία_20_ἑλληνικά"><text:span text:style-name="T287">το κάτω</text:span></text:span><text:span text:style-name="AncientGreek_3a__20_Ἀρχαία_20_ἑλληνικά"><text:span text:style-name="T285">, </text:span></text:span><text:span text:style-name="AncientGreek_3a__20_Ἀρχαία_20_ἑλληνικά"><text:span text:style-name="T288">καὶ</text:span></text:span><text:span text:style-name="AncientGreek_3a__20_Ἀρχαία_20_ἑλληνικά"><text:span text:style-name="T287"> </text:span></text:span><text:span text:style-name="AncientGreek_3a__20_Ἀρχαία_20_ἑλληνικά"><text:span text:style-name="T288">ἀν</text:span></text:span><text:span text:style-name="AncientGreek_3a__20_Ἀρχαία_20_ἑλληνικά"><text:span text:style-name="T287"> </text:span></text:span><text:span text:style-name="AncientGreek_3a__20_Ἀρχαία_20_ἑλληνικά"><text:span text:style-name="T288">τίθητι</text:span></text:span><text:span text:style-name="AncientGreek_3a__20_Ἀρχαία_20_ἑλληνικά"><text:span text:style-name="T287"> </text:span></text:span><text:span text:style-name="AncientGreek_3a__20_Ἀρχαία_20_ἑλληνικά"><text:span text:style-name="T288">το </text:span></text:span><text:span text:style-name="AncientGreek_3a__20_Ἀρχαία_20_ἑλληνικά"><text:span text:style-name="T289">ἄρσην</text:span></text:span><text:span text:style-name="AncientGreek_3a__20_Ἀρχαία_20_ἑλληνικά"><text:span text:style-name="T288"> </text:span></text:span><text:span text:style-name="AncientGreek_3a__20_Ἀρχαία_20_ἑλληνικά"><text:span text:style-name="T289">μετὰ</text:span></text:span><text:span text:style-name="AncientGreek_3a__20_Ἀρχαία_20_ἑλληνικά"><text:span text:style-name="T288"> τῆ</text:span></text:span><text:span text:style-name="AncientGreek_3a__20_Ἀρχαία_20_ἑλληνικά"><text:span text:style-name="T289">ς</text:span></text:span><text:span text:style-name="AncientGreek_3a__20_Ἀρχαία_20_ἑλληνικά"><text:span text:style-name="T288"> </text:span></text:span><text:span text:style-name="AncientGreek_3a__20_Ἀρχαία_20_ἑλληνικά"><text:span text:style-name="T289">θηλῆς</text:span></text:span><text:span text:style-name="AncientGreek_3a__20_Ἀρχαία_20_ἑλληνικά"><text:span text:style-name="T288"> </text:span></text:span><text:span text:style-name="AncientGreek_3a__20_Ἀρχαία_20_ἑλληνικά"><text:span text:style-name="T289">ὡς</text:span></text:span><text:span text:style-name="AncientGreek_3a__20_Ἀρχαία_20_ἑλληνικά"><text:span text:style-name="T288"> </text:span></text:span><text:span text:style-name="AncientGreek_3a__20_Ἀρχαία_20_ἑλληνικά"><text:span text:style-name="T289">ἑνότης τελειότης, ὥστε ὁ ἀνὴρ οὑ ποιήσει τὰ ἄρσενα καὶ η γυνὴ οὐ ποιήσει τὰ θηλεία. </text:span></text:span><text:span text:style-name="AncientGreek_3a__20_Ἀρχαία_20_ἑλληνικά"><text:span text:style-name="T290">Ὅταν</text:span></text:span><text:span text:style-name="AncientGreek_3a__20_Ἀρχαία_20_ἑλληνικά"><text:span text:style-name="T289"> </text:span></text:span><text:span text:style-name="AncientGreek_3a__20_Ἀρχαία_20_ἑλληνικά"><text:span text:style-name="T290">τίθητι</text:span></text:span><text:span text:style-name="AncientGreek_3a__20_Ἀρχαία_20_ἑλληνικά"><text:span text:style-name="T289"> </text:span></text:span><text:span text:style-name="AncientGreek_3a__20_Ἀρχαία_20_ἑλληνικά"><text:span text:style-name="T290">ὀφθαλμὸν</text:span></text:span><text:span text:style-name="AncientGreek_3a__20_Ἀρχαία_20_ἑλληνικά"><text:span text:style-name="T289"> </text:span></text:span><text:span text:style-name="AncientGreek_3a__20_Ἀρχαία_20_ἑλληνικά"><text:span text:style-name="T290">ἀντὶ</text:span></text:span><text:span text:style-name="AncientGreek_3a__20_Ἀρχαία_20_ἑλληνικά"><text:span text:style-name="T289"> </text:span></text:span><text:span text:style-name="AncientGreek_3a__20_Ἀρχαία_20_ἑλληνικά"><text:span text:style-name="T290">ὀφθαλμοῦ</text:span></text:span><text:span text:style-name="AncientGreek_3a__20_Ἀρχαία_20_ἑλληνικά"><text:span text:style-name="T289"> </text:span></text:span><text:span text:style-name="AncientGreek_3a__20_Ἀρχαία_20_ἑλληνικά"><text:span text:style-name="T290">καὶ</text:span></text:span><text:span text:style-name="AncientGreek_3a__20_Ἀρχαία_20_ἑλληνικά"><text:span text:style-name="T289"> ἡ</text:span></text:span><text:span text:style-name="AncientGreek_3a__20_Ἀρχαία_20_ἑλληνικά"><text:span text:style-name="T290"> χεὶρ ἀντὶ τῆς χειρὸς καὶ πόδα ἀντὶ ποδὸς, καὶ εἰκὼν ἀντὶ εἰκόνος, ἔπειτα ἐλευσέτε τῇ βασιλεία τῶν οὐρανῶν</text:span></text:span></text:p>
        </text:list-item>
        <text:list-item>
          <text:p text:style-name="P40"><text:span text:style-name="AncientGreek_3a__20_Ἀρχαία_20_ἑλληνικά"><text:span text:style-name="T250"><text:s/></text:span></text:span><text:span text:style-name="AncientGreek_3a__20_Ἀρχαία_20_ἑλληνικά"><text:span text:style-name="T185">ⲡⲉϫⲉ ⲓ̅ⲥ̅ ϫⲉ ϯⲛⲁⲥⲉⲧⲡ ⲧⲏⲛⲉ oⲩⲁ ⲉⲃoⲗ ϩⲛ̅ ϣo ⲁⲩⲱ ⲥⲛⲁⲩ ⲉⲃoⲗ ϩⲛ̅ ⲧⲃⲁ ⲁⲩⲱ ⲥⲉⲛⲁⲱϩⲉ ⲉⲣⲁⲧoⲩ ⲉⲩo oⲩⲁ oⲩⲱⲧ</text:span></text:span></text:p>
          <text:p text:style-name="P40"><text:span text:style-name="AncientGreek_3a__20_Ἀρχαία_20_ἑλληνικά"><text:span text:style-name="T250">Λέγει </text:span></text:span><text:span text:style-name="AncientGreek_3a__20_Ἀρχαία_20_ἑλληνικά"><text:span text:style-name="T278">Ἰησοῦς</text:span></text:span><text:span text:style-name="AncientGreek_3a__20_Ἀρχαία_20_ἑλληνικά"><text:span text:style-name="T250">· </text:span></text:span><text:span text:style-name="AncientGreek_3a__20_Ἀρχαία_20_ἑλληνικά"><text:span text:style-name="T279">ὑμὰς ἐκλέξω, ἑνὰ</text:span></text:span><text:span text:style-name="AncientGreek_3a__20_Ἀρχαία_20_ἑλληνικά"><text:span text:style-name="T304"> </text:span></text:span><text:span text:style-name="AncientGreek_3a__20_Ἀρχαία_20_ἑλληνικά"><text:span text:style-name="T280">ἐ</text:span></text:span><text:span text:style-name="AncientGreek_3a__20_Ἀρχαία_20_ἑλληνικά"><text:span text:style-name="T305">κ </text:span></text:span><text:span text:style-name="AncientGreek_3a__20_Ἀρχαία_20_ἑλληνικά"><text:span text:style-name="T279">χιλιάδος καὶ δύο</text:span></text:span><text:span text:style-name="AncientGreek_3a__20_Ἀρχαία_20_ἑλληνικά"><text:span text:style-name="T304"> </text:span></text:span><text:span text:style-name="AncientGreek_3a__20_Ἀρχαία_20_ἑλληνικά"><text:span text:style-name="T280">ἐ</text:span></text:span><text:span text:style-name="AncientGreek_3a__20_Ἀρχαία_20_ἑλληνικά"><text:span text:style-name="T305">κ </text:span></text:span><text:span text:style-name="AncientGreek_3a__20_Ἀρχαία_20_ἑλληνικά"><text:span text:style-name="T279">μυριάδος καὶ συναναστήσονται ὁμοῦ.</text:span></text:span></text:p>
        </text:list-item>
        <text:list-item>
          <text:p text:style-name="P47"><text:span text:style-name="T180">ⲡⲉϫⲉ ⲛⲉϥⲙⲁⲑⲏⲧⲏⲥ ϫⲉ ⲙⲁⲧⲥⲉⲃoⲛ ⲉⲡⲧo ⲡoⲥ ⲉⲧⲕⲙ̅ⲙⲁⲩ ⲉⲡⲉⲓ ⲧⲁⲛⲁⲅⲕⲏ ⲉⲣoⲛ ⲧⲉ ⲉⲧⲣⲛ̅ϣⲓⲛⲉ ⲛ̅ⲥⲱϥ ⲡⲉϫⲁϥ</text:span> <text:span text:style-name="T180">ⲛⲁⲩ ϫⲉ ⲡⲉⲧⲉⲩ ⲛ̅ ⲙⲁⲁϫⲉ ⲙ̅ⲙoϥ ⲙⲁⲣⲉϥⲥⲱⲧⲙ̅ oⲩⲛ̅ oⲩ oⲉⲓⲛ ϣooⲡ ⲙ̅ⲫoⲩⲛ ⲛ̅ⲛoⲩⲣⲙ̅oⲩoⲉⲓⲛ ⲁⲩⲱ ϥⲣ̅ oⲩoⲉⲓⲛ ⲉⲡⲕoⲥⲙoⲥ ⲧⲏⲣϥ ⲉϥⲧⲙ̅ ⲣ̅ oⲩoⲉⲓⲛ oⲩⲕⲁⲕⲉ ⲡⲉ</text:span></text:p>
          <text:p text:style-name="P43"><text:span text:style-name="AncientGreek_3a__20_Ἀρχαία_20_ἑλληνικά"><text:span text:style-name="T432">Οἱ μαθηταὶ εἶπον· ἀποκαλύψει ἡμίν τὸ τόπος αὐτοῦ. Ἀνάγκη γὰρ ἡμὰς αὐτὸν ζητεῖν. Λέγει αὐτοῖς· </text:span></text:span><text:span text:style-name="AncientGreek_3a__20_Ἀρχαία_20_ἑλληνικά"><text:span text:style-name="T433">Ὁ ἔχων ὦτα ἀκουέτω. </text:span></text:span><text:span text:style-name="AncientGreek_3a__20_Ἀρχαία_20_ἑλληνικά"><text:span text:style-name="T434">Έν τοῦ ἔχοντος τὸ φῶς ὑπάρχει τὸ φῶς καὶ ἐκλάμπει πᾶς ὁ κόσμος. Ὅταν ἐκλάμπει εστιν σκοτία.</text:span></text:span><text:span text:style-name="AncientGreek_3a__20_Ἀρχαία_20_ἑλληνικά"><text:span text:style-name="T432"> </text:span></text:span></text:p>
        </text:list-item>
        <text:list-item>
          <text:p text:style-name="P40"><text:span text:style-name="AncientGreek_3a__20_Ἀρχαία_20_ἑλληνικά"><text:span text:style-name="T185">ⲡⲉϫⲉ ⲓ̅ⲥ̅ ϫⲉ ⲙⲉⲣⲉ ⲡⲉⲕⲥoⲛ ⲛ̅ ⲑ</text:span></text:span><text:span text:style-name="AncientGreek_3a__20_Ἀρχαία_20_ἑλληνικά"><text:span text:style-name="T203">ⲉ</text:span></text:span><text:span text:style-name="AncientGreek_3a__20_Ἀρχαία_20_ἑλληνικά"><text:span text:style-name="T189"> </text:span></text:span><text:span text:style-name="AncientGreek_3a__20_Ἀρχαία_20_ἑλληνικά"><text:span text:style-name="T203">ⲛ̅ ⲧⲉⲕⲯ</text:span></text:span><text:span text:style-name="AncientGreek_3a__20_Ἀρχαία_20_ἑλληνικά"><text:span text:style-name="T189">ⲩⲭⲏ</text:span></text:span><text:span text:style-name="AncientGreek_3a__20_Ἀρχαία_20_ἑλληνικά"><text:span text:style-name="T185"> ⲉⲣⲓⲧⲏⲣⲉⲓ ⲙ̅ⲙoϥ ⲛ̅ ⲑⲉ ⲛ̅ ⲧⲉⲗoⲩ</text:span></text:span><text:span text:style-name="AncientGreek_3a__20_Ἀρχαία_20_ἑλληνικά"><text:span text:style-name="T226">[</text:span></text:span><text:span text:style-name="AncientGreek_3a__20_Ἀρχαία_20_ἑλληνικά"><text:span text:style-name="T203">ⲧⲁⲗⲟⲩ</text:span></text:span><text:span text:style-name="AncientGreek_3a__20_Ἀρχαία_20_ἑλληνικά"><text:span text:style-name="T226">] </text:span></text:span><text:span text:style-name="AncientGreek_3a__20_Ἀρχαία_20_ἑλληνικά"><text:span text:style-name="T185">ⲙ̅ ⲡⲉⲕⲃⲁⲗ</text:span></text:span></text:p>
          <text:p text:style-name="P40"><text:span text:style-name="AncientGreek_3a__20_Ἀρχαία_20_ἑλληνικά"><text:span text:style-name="T281">Ἀγαπᾶτε τὸν ἀδελφὸν ὡς τὴν ψυχὴν</text:span></text:span><text:span text:style-name="AncientGreek_3a__20_Ἀρχαία_20_ἑλληνικά"><text:span text:style-name="T250"> </text:span></text:span><text:span text:style-name="AncientGreek_3a__20_Ἀρχαία_20_ἑλληνικά"><text:span text:style-name="T281">ὑμῶν· Φύλαξον αὐτὸν ὡς κόρην ὀφθαλμοῦ σου.</text:span></text:span></text:p>
        </text:list-item>
        <text:list-item>
          <text:p text:style-name="P48"><text:soft-page-break/><text:s/><text:span text:style-name="T180">ⲡⲉϫⲉ ⲓ̅ⲥ̅ ϫⲉ ⲡϫⲏ ⲉⲧϩⲙ̅ ⲡⲃⲁⲗ ⲙ̅ⲡⲉⲕⲥoⲛ ⲕⲛⲁⲩ ⲉⲣoϥ ⲡⲥoⲉⲓ ⲇⲉ ⲉⲧϩⲙ̅ ⲡⲉⲕⲃⲁⲗ ⲕⲛⲁⲩ ⲁⲛ ⲉⲣoϥ ϩoⲧⲁⲛ ⲉⲕϣⲁⲛⲛoⲩϫⲉ ⲙ̅ⲡⲥoⲉⲓ ⲉⲃoⲗ ϩⲙ̅ ⲡⲉⲕ ⲃⲁⲗ ⲧoⲧⲉ ⲕⲛⲁⲛⲁⲩ ⲉⲃoⲗ ⲉⲛoⲩϫⲉ ⲙ̅ⲡϫⲏ ⲉⲃoⲗ ϩⲙ̅ ⲡⲃⲁⲗ ⲙ̅ⲡⲉⲕⲥoⲛ</text:span></text:p>
          <text:p text:style-name="P41"><text:span text:style-name="AncientGreek_3a__20_Ἀρχαία_20_ἑλληνικά"><text:span text:style-name="T435">Λέγει </text:span></text:span><text:span text:style-name="AncientGreek_3a__20_Ἀρχαία_20_ἑλληνικά"><text:span text:style-name="T436">Ἰησοῦς</text:span></text:span><text:span text:style-name="AncientGreek_3a__20_Ἀρχαία_20_ἑλληνικά"><text:span text:style-name="T435">· </text:span></text:span><text:span text:style-name="AncientGreek_3a__20_Ἀρχαία_20_ἑλληνικά"><text:span text:style-name="T178">βλέπεις τὸ κάρφος τὸ ἐν τῷ ὀφθαλμῷ τοῦ ἀδελφοῦ σου, τὴν δὲ ἐν τῷ σῷ ὀφθαλμῷ δοκὸν οὐ κατανοεῖς. </text:span></text:span><text:span text:style-name="AncientGreek_3a__20_Ἀρχαία_20_ἑλληνικά"><text:span text:style-name="T179">Ὅτε </text:span></text:span><text:span text:style-name="AncientGreek_3a__20_Ἀρχαία_20_ἑλληνικά"><text:span text:style-name="T178">ἔκβαλε πρῶτον τὴν δοκὸν ἐκ τοῦ ὀφθαλμοῦ σου, </text:span></text:span><text:span text:style-name="AncientGreek_3a__20_Ἀρχαία_20_ἑλληνικά"><text:span text:style-name="T278">καὶ</text:span></text:span><text:span text:style-name="AncientGreek_3a__20_Ἀρχαία_20_ἑλληνικά"><text:span text:style-name="T250"> </text:span></text:span><text:span text:style-name="AncientGreek_3a__20_Ἀρχαία_20_ἑλληνικά"><text:span text:style-name="T278">τοτὲ</text:span></text:span><text:span text:style-name="AncientGreek_3a__20_Ἀρχαία_20_ἑλληνικά"><text:span text:style-name="T250"> </text:span></text:span><text:span text:style-name="AncientGreek_3a__20_Ἀρχαία_20_ἑλληνικά"><text:span text:style-name="T278">διαβλέψεις</text:span></text:span><text:span text:style-name="AncientGreek_3a__20_Ἀρχαία_20_ἑλληνικά"><text:span text:style-name="T250"> </text:span></text:span><text:span text:style-name="AncientGreek_3a__20_Ἀρχαία_20_ἑλληνικά"><text:span text:style-name="T278">ἐκβαλεῖν</text:span></text:span><text:span text:style-name="AncientGreek_3a__20_Ἀρχαία_20_ἑλληνικά"><text:span text:style-name="T250"> τ</text:span></text:span><text:span text:style-name="AncientGreek_3a__20_Ἀρχαία_20_ἑλληνικά"><text:span text:style-name="T278">ὸ</text:span></text:span><text:span text:style-name="AncientGreek_3a__20_Ἀρχαία_20_ἑλληνικά"><text:span text:style-name="T250"> </text:span></text:span><text:span text:style-name="AncientGreek_3a__20_Ἀρχαία_20_ἑλληνικά"><text:span text:style-name="T281">κάρφος</text:span></text:span><text:span text:style-name="AncientGreek_3a__20_Ἀρχαία_20_ἑλληνικά"><text:span text:style-name="T250"> το </text:span></text:span><text:span text:style-name="AncientGreek_3a__20_Ἀρχαία_20_ἑλληνικά"><text:span text:style-name="T278">ἐν</text:span></text:span><text:span text:style-name="AncientGreek_3a__20_Ἀρχαία_20_ἑλληνικά"><text:span text:style-name="T250"> </text:span></text:span><text:span text:style-name="AncientGreek_3a__20_Ἀρχαία_20_ἑλληνικά"><text:span text:style-name="T278">τῷ</text:span></text:span><text:span text:style-name="AncientGreek_3a__20_Ἀρχαία_20_ἑλληνικά"><text:span text:style-name="T250"> </text:span></text:span><text:span text:style-name="AncientGreek_3a__20_Ἀρχαία_20_ἑλληνικά"><text:span text:style-name="T278">ὀφθαλμῷ</text:span></text:span><text:span text:style-name="AncientGreek_3a__20_Ἀρχαία_20_ἑλληνικά"><text:span text:style-name="T250"> το</text:span></text:span><text:span text:style-name="AncientGreek_3a__20_Ἀρχαία_20_ἑλληνικά"><text:span text:style-name="T278">ὺ</text:span></text:span><text:span text:style-name="AncientGreek_3a__20_Ἀρχαία_20_ἑλληνικά"><text:span text:style-name="T250"> </text:span></text:span><text:span text:style-name="AncientGreek_3a__20_Ἀρχαία_20_ἑλληνικά"><text:span text:style-name="T278">ἀδελφοῦ</text:span></text:span><text:span text:style-name="AncientGreek_3a__20_Ἀρχαία_20_ἑλληνικά"><text:span text:style-name="T250"> σο</text:span></text:span><text:span text:style-name="AncientGreek_3a__20_Ἀρχαία_20_ἑλληνικά"><text:span text:style-name="T278">ῦ</text:span></text:span></text:p>
        </text:list-item>
        <text:list-item>
          <text:p text:style-name="P50">ⲉⲧⲉ&lt;ⲧⲛ̅&gt;ⲧⲙ̅ⲣ̅ⲛⲏ ⲥⲧⲉⲩⲉ ⲉⲡⲕoⲥⲙoⲥ ⲧⲉⲧⲛⲁϩⲉ ⲁⲛ ⲉⲧⲙⲛ̅ⲧⲉ ⲣo ⲉⲧⲉⲧⲛ̅ⲧⲙ̅ⲉⲓⲣⲉ ⲙ̅ⲡⲥⲁⲙⲃⲁⲧoⲛ ⲛ̅ⲥⲁⲃ ⲃⲁⲧoⲛ ⲛ̅ⲧⲉⲧⲛⲁⲛⲁⲩ ⲁⲛ ⲉⲡⲉⲓⲱⲧ </text:p>
          <text:p text:style-name="P42"><text:span text:style-name="AncientGreek_3a__20_Ἀρχαία_20_ἑλληνικά"><text:span text:style-name="T437">[</text:span></text:span><text:span text:style-name="AncientGreek_3a__20_Ἀρχαία_20_ἑλληνικά"><text:span text:style-name="T250">Λέγει </text:span></text:span><text:span text:style-name="AncientGreek_3a__20_Ἀρχαία_20_ἑλληνικά"><text:span text:style-name="T278">Ἰησοῦς</text:span></text:span><text:span text:style-name="AncientGreek_3a__20_Ἀρχαία_20_ἑλληνικά"><text:span text:style-name="T437">]</text:span></text:span><text:span text:style-name="AncientGreek_3a__20_Ἀρχαία_20_ἑλληνικά"><text:span text:style-name="T250">· </text:span></text:span><text:span text:style-name="AncientGreek_3a__20_Ἀρχαία_20_ἑλληνικά"><text:span text:style-name="T278">Ἔαν</text:span></text:span><text:span text:style-name="AncientGreek_3a__20_Ἀρχαία_20_ἑλληνικά"><text:span text:style-name="T250"> μη νηστε</text:span></text:span><text:span text:style-name="AncientGreek_3a__20_Ἀρχαία_20_ἑλληνικά"><text:span text:style-name="T278">ύ</text:span></text:span><text:span text:style-name="AncientGreek_3a__20_Ἀρχαία_20_ἑλληνικά"><text:span text:style-name="T250">σητ</text:span></text:span><text:span text:style-name="AncientGreek_3a__20_Ἀρχαία_20_ἑλληνικά"><text:span text:style-name="T282">ε</text:span></text:span><text:span text:style-name="AncientGreek_3a__20_Ἀρχαία_20_ἑλληνικά"><text:span text:style-name="T250"> </text:span></text:span><text:span text:style-name="AncientGreek_3a__20_Ἀρχαία_20_ἑλληνικά"><text:span text:style-name="T291">τ</text:span></text:span><text:span text:style-name="AncientGreek_3a__20_Ἀρχαία_20_ἑλληνικά"><text:span text:style-name="T283">οῦ</text:span></text:span><text:span text:style-name="AncientGreek_3a__20_Ἀρχαία_20_ἑλληνικά"><text:span text:style-name="T250"> κ</text:span></text:span><text:span text:style-name="AncientGreek_3a__20_Ἀρχαία_20_ἑλληνικά"><text:span text:style-name="T278">ό</text:span></text:span><text:span text:style-name="AncientGreek_3a__20_Ἀρχαία_20_ἑλληνικά"><text:span text:style-name="T250">σμο</text:span></text:span><text:span text:style-name="AncientGreek_3a__20_Ἀρχαία_20_ἑλληνικά"><text:span text:style-name="T306">ῦ</text:span></text:span><text:span text:style-name="AncientGreek_3a__20_Ἀρχαία_20_ἑλληνικά"><text:span text:style-name="T250"> ο</text:span></text:span><text:span text:style-name="AncientGreek_3a__20_Ἀρχαία_20_ἑλληνικά"><text:span text:style-name="T278">ὐ</text:span></text:span><text:span text:style-name="AncientGreek_3a__20_Ἀρχαία_20_ἑλληνικά"><text:span text:style-name="T250"> μ</text:span></text:span><text:span text:style-name="AncientGreek_3a__20_Ἀρχαία_20_ἑλληνικά"><text:span text:style-name="T278">ὴ</text:span></text:span><text:span text:style-name="AncientGreek_3a__20_Ἀρχαία_20_ἑλληνικά"><text:span text:style-name="T250"> </text:span></text:span><text:span text:style-name="AncientGreek_3a__20_Ἀρχαία_20_ἑλληνικά"><text:span text:style-name="T278">εὕρηται</text:span></text:span><text:span text:style-name="AncientGreek_3a__20_Ἀρχαία_20_ἑλληνικά"><text:span text:style-name="T250"> </text:span></text:span><text:span text:style-name="AncientGreek_3a__20_Ἀρχαία_20_ἑλληνικά"><text:span text:style-name="T278">τὴν</text:span></text:span><text:span text:style-name="AncientGreek_3a__20_Ἀρχαία_20_ἑλληνικά"><text:span text:style-name="T250"> </text:span></text:span><text:span text:style-name="AncientGreek_3a__20_Ἀρχαία_20_ἑλληνικά"><text:span text:style-name="T278">βασιλείαν</text:span></text:span><text:span text:style-name="AncientGreek_3a__20_Ἀρχαία_20_ἑλληνικά"><text:span text:style-name="T250"> το</text:span></text:span><text:span text:style-name="AncientGreek_3a__20_Ἀρχαία_20_ἑλληνικά"><text:span text:style-name="T278">ὺ</text:span></text:span><text:span text:style-name="AncientGreek_3a__20_Ἀρχαία_20_ἑλληνικά"><text:span text:style-name="T250"> </text:span></text:span><text:span text:style-name="AncientGreek_3a__20_Ἀρχαία_20_ἑλληνικά"><text:span text:style-name="T278">θεοῦ</text:span></text:span><text:span text:style-name="AncientGreek_3a__20_Ἀρχαία_20_ἑλληνικά"><text:span text:style-name="T250">· </text:span></text:span><text:span text:style-name="AncientGreek_3a__20_Ἀρχαία_20_ἑλληνικά"><text:span text:style-name="T278">καὶ</text:span></text:span><text:span text:style-name="AncientGreek_3a__20_Ἀρχαία_20_ἑλληνικά"><text:span text:style-name="T250"> </text:span></text:span><text:span text:style-name="AncientGreek_3a__20_Ἀρχαία_20_ἑλληνικά"><text:span text:style-name="T278">ἐὰν</text:span></text:span><text:span text:style-name="AncientGreek_3a__20_Ἀρχαία_20_ἑλληνικά"><text:span text:style-name="T250"> μ</text:span></text:span><text:bookmark text:name="poxy1verso.9"/><text:span text:style-name="AncientGreek_3a__20_Ἀρχαία_20_ἑλληνικά"><text:span text:style-name="T278">ὴ</text:span></text:span><text:span text:style-name="AncientGreek_3a__20_Ἀρχαία_20_ἑλληνικά"><text:span text:style-name="T250"> σαββατ</text:span></text:span><text:span text:style-name="AncientGreek_3a__20_Ἀρχαία_20_ἑλληνικά"><text:span text:style-name="T278">ί</text:span></text:span><text:span text:style-name="AncientGreek_3a__20_Ἀρχαία_20_ἑλληνικά"><text:span text:style-name="T250">σητε τ</text:span></text:span><text:span text:style-name="AncientGreek_3a__20_Ἀρχαία_20_ἑλληνικά"><text:span text:style-name="T278">ὸ σάββατον</text:span></text:span><text:span text:style-name="AncientGreek_3a__20_Ἀρχαία_20_ἑλληνικά"><text:span text:style-name="T250"> </text:span></text:span><text:span text:style-name="AncientGreek_3a__20_Ἀρχαία_20_ἑλληνικά"><text:span text:style-name="T278">οὐκ</text:span></text:span><text:span text:style-name="AncientGreek_3a__20_Ἀρχαία_20_ἑλληνικά"><text:span text:style-name="T250"> </text:span></text:span><text:span text:style-name="AncientGreek_3a__20_Ἀρχαία_20_ἑλληνικά"><text:span text:style-name="T278">ὄψεσθε</text:span></text:span><text:span text:style-name="AncientGreek_3a__20_Ἀρχαία_20_ἑλληνικά"><text:span text:style-name="T250"> τ</text:span></text:span><text:span text:style-name="AncientGreek_3a__20_Ἀρχαία_20_ἑλληνικά"><text:span text:style-name="T278">ὸ</text:span></text:span><text:span text:style-name="AncientGreek_3a__20_Ἀρχαία_20_ἑλληνικά"><text:span text:style-name="T250">ν</text:span></text:span><text:bookmark text:name="poxy1verso.11"/><text:span text:style-name="AncientGreek_3a__20_Ἀρχαία_20_ἑλληνικά"><text:span text:style-name="T250"> </text:span></text:span><text:span text:style-name="AncientGreek_3a__20_Ἀρχαία_20_ἑλληνικά"><text:span text:style-name="T278">πατέρα.</text:span></text:span><text:span text:style-name="AncientGreek_3a__20_Ἀρχαία_20_ἑλληνικά"><text:span text:style-name="T250"> </text:span></text:span></text:p>
        </text:list-item>
        <text:list-item>
          <text:p text:style-name="P88"><text:span text:style-name="AncientGreek_3a__20_Ἀρχαία_20_ἑλληνικά"><text:span text:style-name="T157">.</text:span></text:span><text:span text:style-name="AncientGreek_3a__20_Ἀρχαία_20_ἑλληνικά"><text:span text:style-name="T131">ⲡⲉϫⲉ ⲓ̅ⲥ̅ ϫⲉ ⲁⲉⲓⲱϩⲉ ⲉⲣⲁⲧ ϩⲛ̅ ⲧⲙⲏⲧⲉ ⲙ̅ⲡⲕoⲥ ⲙoⲥ ⲁⲩⲱ ⲁⲉⲓoⲩⲱⲛϩ ⲉⲃoⲗ ⲛⲁⲩ ϩⲛ̅ ⲥⲁⲣ3 ⲁⲉⲓϩⲉ ⲉⲣooⲩ ⲧⲏⲣoⲩ ⲉⲩⲧⲁϩⲉ ⲙ̅ⲡⲓϩⲉ ⲉⲗⲁ ⲁⲩ ⲛ̅ϩⲏⲧoⲩ ⲉϥoⲃⲉ ⲁⲩⲱ ⲁⲧⲁ2ⲩⲭⲏ ϯ ⲧⲕⲁⲥ ⲉϫⲛ̅ ⲛ̅ϣⲏⲣⲉ ⲛ̅ⲣ̅ⲣⲱⲙⲉ ϫⲉ ϩⲛ̅ⲃⲗ̅ⲗⲉⲉⲩ ⲉ ⲛⲉ ϩⲙ̅ ⲡoⲩϩⲏⲧ ⲁⲩⲱ ⲥⲉⲛⲁⲩ ⲉⲃoⲗ ⲁⲛ ϫⲉ ⲛ̅ⲧⲁⲩⲉⲓ ⲉⲡⲕoⲥⲙoⲥ ⲉⲩϣoⲩⲉⲓⲧ ⲉⲩ ϣⲓⲛⲉ oⲛ ⲉⲧⲣoⲩⲉⲓ ⲉⲃoⲗ ϩⲙ̅ ⲡⲕoⲥⲙoⲥ ⲉⲩϣoⲩⲉⲓⲧ ⲡⲗⲏⲛ ⲧⲉⲛoⲩ ⲥⲉⲧoϩⲉ ϩo ⲧⲁⲛ ⲉⲩϣⲁⲛⲛⲉϩ ⲡoⲩⲏⲣⲡ ⲧoⲧⲉ ⲥⲉⲛⲁⲣ̅ ⲙⲉⲧⲁⲛoⲉⲓ</text:span></text:span></text:p>
          <text:p text:style-name="P52"><text:span text:style-name="AncientGreek_3a__20_Ἀρχαία_20_ἑλληνικά"><text:span text:style-name="T158">Λέγει</text:span></text:span><text:span text:style-name="AncientGreek_3a__20_Ἀρχαία_20_ἑλληνικά"><text:span text:style-name="T156"> </text:span></text:span><text:span text:style-name="AncientGreek_3a__20_Ἀρχαία_20_ἑλληνικά"><text:span text:style-name="T158">Ἰησοῦς</text:span></text:span><text:span text:style-name="AncientGreek_3a__20_Ἀρχαία_20_ἑλληνικά"><text:span text:style-name="T156">· </text:span></text:span><text:bookmark text:name="poxy1verso.12"/><text:span text:style-name="AncientGreek_3a__20_Ἀρχαία_20_ἑλληνικά"><text:span text:style-name="T158">Ἔστην</text:span></text:span><text:span text:style-name="AncientGreek_3a__20_Ἀρχαία_20_ἑλληνικά"><text:span text:style-name="T156"> </text:span></text:span><text:span text:style-name="AncientGreek_3a__20_Ἀρχαία_20_ἑλληνικά"><text:span text:style-name="T158">ἐν</text:span></text:span><text:span text:style-name="AncientGreek_3a__20_Ἀρχαία_20_ἑλληνικά"><text:span text:style-name="T156"> </text:span></text:span><text:span text:style-name="AncientGreek_3a__20_Ἀρχαία_20_ἑλληνικά"><text:span text:style-name="T158">μέσω</text:span></text:span><text:span text:style-name="AncientGreek_3a__20_Ἀρχαία_20_ἑλληνικά"><text:span text:style-name="T156"> το</text:span></text:span><text:span text:style-name="AncientGreek_3a__20_Ἀρχαία_20_ἑλληνικά"><text:span text:style-name="T158">ὺ</text:span></text:span><text:span text:style-name="AncientGreek_3a__20_Ἀρχαία_20_ἑλληνικά"><text:span text:style-name="T156"> </text:span></text:span><text:bookmark text:name="poxy1verso.13"/><text:span text:style-name="AncientGreek_3a__20_Ἀρχαία_20_ἑλληνικά"><text:span text:style-name="T158">κόσμου</text:span></text:span><text:span text:style-name="AncientGreek_3a__20_Ἀρχαία_20_ἑλληνικά"><text:span text:style-name="T156"> </text:span></text:span><text:span text:style-name="AncientGreek_3a__20_Ἀρχαία_20_ἑλληνικά"><text:span text:style-name="T158">καὶ</text:span></text:span><text:span text:style-name="AncientGreek_3a__20_Ἀρχαία_20_ἑλληνικά"><text:span text:style-name="T156"> </text:span></text:span><text:span text:style-name="AncientGreek_3a__20_Ἀρχαία_20_ἑλληνικά"><text:span text:style-name="T158">ἐν</text:span></text:span><text:span text:style-name="AncientGreek_3a__20_Ἀρχαία_20_ἑλληνικά"><text:span text:style-name="T156"> </text:span></text:span><text:span text:style-name="AncientGreek_3a__20_Ἀρχαία_20_ἑλληνικά"><text:span text:style-name="T158">σαρκὶ</text:span></text:span><text:span text:style-name="AncientGreek_3a__20_Ἀρχαία_20_ἑλληνικά"><text:span text:style-name="T156"> </text:span></text:span><text:bookmark text:name="poxy1verso.14"/><text:span text:style-name="AncientGreek_3a__20_Ἀρχαία_20_ἑλληνικά"><text:span text:style-name="T158">ὤφθην</text:span></text:span><text:span text:style-name="AncientGreek_3a__20_Ἀρχαία_20_ἑλληνικά"><text:span text:style-name="T156"> </text:span></text:span><text:span text:style-name="AncientGreek_3a__20_Ἀρχαία_20_ἑλληνικά"><text:span text:style-name="T158">αὐτοῖς</text:span></text:span><text:span text:style-name="AncientGreek_3a__20_Ἀρχαία_20_ἑλληνικά"><text:span text:style-name="T156">· </text:span></text:span><text:span text:style-name="AncientGreek_3a__20_Ἀρχαία_20_ἑλληνικά"><text:span text:style-name="T158">καὶ</text:span></text:span><text:span text:style-name="AncientGreek_3a__20_Ἀρχαία_20_ἑλληνικά"><text:span text:style-name="T156"> </text:span></text:span><text:span text:style-name="AncientGreek_3a__20_Ἀρχαία_20_ἑλληνικά"><text:span text:style-name="T158">εὑρὸν</text:span></text:span><text:span text:style-name="AncientGreek_3a__20_Ἀρχαία_20_ἑλληνικά"><text:span text:style-name="T156"> </text:span></text:span><text:span text:style-name="AncientGreek_3a__20_Ἀρχαία_20_ἑλληνικά"><text:span text:style-name="T158">πάντας</text:span></text:span><text:span text:style-name="AncientGreek_3a__20_Ἀρχαία_20_ἑλληνικά"><text:span text:style-name="T156"> </text:span></text:span><text:span text:style-name="AncientGreek_3a__20_Ἀρχαία_20_ἑλληνικά"><text:span text:style-name="T158">μεθύοντας</text:span></text:span><text:span text:style-name="AncientGreek_3a__20_Ἀρχαία_20_ἑλληνικά"><text:span text:style-name="T156"> </text:span></text:span><text:bookmark text:name="poxy1verso.16"/><text:span text:style-name="AncientGreek_3a__20_Ἀρχαία_20_ἑλληνικά"><text:span text:style-name="T158">καὶ</text:span></text:span><text:span text:style-name="AncientGreek_3a__20_Ἀρχαία_20_ἑλληνικά"><text:span text:style-name="T156"> </text:span></text:span><text:span text:style-name="AncientGreek_3a__20_Ἀρχαία_20_ἑλληνικά"><text:span text:style-name="T158">οὐδένα</text:span></text:span><text:span text:style-name="AncientGreek_3a__20_Ἀρχαία_20_ἑλληνικά"><text:span text:style-name="T156"> </text:span></text:span><text:span text:style-name="AncientGreek_3a__20_Ἀρχαία_20_ἑλληνικά"><text:span text:style-name="T158">εὑρὸν</text:span></text:span><text:span text:style-name="AncientGreek_3a__20_Ἀρχαία_20_ἑλληνικά"><text:span text:style-name="T156"> διψ</text:span></text:span><text:span text:style-name="AncientGreek_3a__20_Ἀρχαία_20_ἑλληνικά"><text:span text:style-name="T159">ῶ</text:span></text:span><text:span text:style-name="AncientGreek_3a__20_Ἀρχαία_20_ἑλληνικά"><text:span text:style-name="T156">ν</text:span></text:span><text:bookmark text:name="poxy1verso.17"/><text:span text:style-name="AncientGreek_3a__20_Ἀρχαία_20_ἑλληνικά"><text:span text:style-name="T156">τα </text:span></text:span><text:span text:style-name="AncientGreek_3a__20_Ἀρχαία_20_ἑλληνικά"><text:span text:style-name="T158">ὲν</text:span></text:span><text:span text:style-name="AncientGreek_3a__20_Ἀρχαία_20_ἑλληνικά"><text:span text:style-name="T156"> </text:span></text:span><text:span text:style-name="AncientGreek_3a__20_Ἀρχαία_20_ἑλληνικά"><text:span text:style-name="T158">αὐτοῖς</text:span></text:span><text:span text:style-name="AncientGreek_3a__20_Ἀρχαία_20_ἑλληνικά"><text:span text:style-name="T156">· </text:span></text:span><text:span text:style-name="AncientGreek_3a__20_Ἀρχαία_20_ἑλληνικά"><text:span text:style-name="T158">καὶ</text:span></text:span><text:span text:style-name="AncientGreek_3a__20_Ἀρχαία_20_ἑλληνικά"><text:span text:style-name="T156"> </text:span></text:span><text:span text:style-name="AncientGreek_3a__20_Ἀρχαία_20_ἑλληνικά"><text:span text:style-name="T158">πόνει</text:span></text:span><text:span text:style-name="AncientGreek_3a__20_Ἀρχαία_20_ἑλληνικά"><text:span text:style-name="T156"> </text:span></text:span><text:span text:style-name="AncientGreek_3a__20_Ἀρχαία_20_ἑλληνικά"><text:span text:style-name="T158">ἡ</text:span></text:span><text:span text:style-name="AncientGreek_3a__20_Ἀρχαία_20_ἑλληνικά"><text:span text:style-name="T156"> </text:span></text:span><text:span text:style-name="AncientGreek_3a__20_Ἀρχαία_20_ἑλληνικά"><text:span text:style-name="T158">ψυχὴ</text:span></text:span><text:span text:style-name="AncientGreek_3a__20_Ἀρχαία_20_ἑλληνικά"><text:span text:style-name="T156"> μου </text:span></text:span><text:bookmark text:name="poxy1verso.19"/><text:span text:style-name="AncientGreek_3a__20_Ἀρχαία_20_ἑλληνικά"><text:span text:style-name="T158">ἐπὶ</text:span></text:span><text:span text:style-name="AncientGreek_3a__20_Ἀρχαία_20_ἑλληνικά"><text:span text:style-name="T156"> </text:span></text:span><text:span text:style-name="AncientGreek_3a__20_Ἀρχαία_20_ἑλληνικά"><text:span text:style-name="T158">τοῖς</text:span></text:span><text:span text:style-name="AncientGreek_3a__20_Ἀρχαία_20_ἑλληνικά"><text:span text:style-name="T156"> </text:span></text:span><text:span text:style-name="AncientGreek_3a__20_Ἀρχαία_20_ἑλληνικά"><text:span text:style-name="T158">υἱοῖς</text:span></text:span><text:span text:style-name="AncientGreek_3a__20_Ἀρχαία_20_ἑλληνικά"><text:span text:style-name="T156"> τ</text:span></text:span><text:span text:style-name="AncientGreek_3a__20_Ἀρχαία_20_ἑλληνικά"><text:span text:style-name="T158">ῶ</text:span></text:span><text:span text:style-name="AncientGreek_3a__20_Ἀρχαία_20_ἑλληνικά"><text:span text:style-name="T156">ν </text:span></text:span><text:bookmark text:name="poxy1verso.20"/><text:span text:style-name="AncientGreek_3a__20_Ἀρχαία_20_ἑλληνικά"><text:span text:style-name="T158">ἀνθρώπων</text:span></text:span><text:span text:style-name="AncientGreek_3a__20_Ἀρχαία_20_ἑλληνικά"><text:span text:style-name="T156"> </text:span></text:span><text:span text:style-name="AncientGreek_3a__20_Ἀρχαία_20_ἑλληνικά"><text:span text:style-name="T158">ὅτι</text:span></text:span><text:span text:style-name="AncientGreek_3a__20_Ἀρχαία_20_ἑλληνικά"><text:span text:style-name="T156"> </text:span></text:span><text:span text:style-name="AncientGreek_3a__20_Ἀρχαία_20_ἑλληνικά"><text:span text:style-name="T158">τυφλοὶ</text:span></text:span><text:span text:style-name="AncientGreek_3a__20_Ἀρχαία_20_ἑλληνικά"><text:span text:style-name="T156"> </text:span></text:span><text:span text:style-name="AncientGreek_3a__20_Ἀρχαία_20_ἑλληνικά"><text:span text:style-name="T158">εἰσιν</text:span></text:span><text:span text:style-name="AncientGreek_3a__20_Ἀρχαία_20_ἑλληνικά"><text:span text:style-name="T156"> </text:span></text:span><text:span text:style-name="AncientGreek_3a__20_Ἀρχαία_20_ἑλληνικά"><text:span text:style-name="T160">τῇ</text:span></text:span><text:span text:style-name="AncientGreek_3a__20_Ἀρχαία_20_ἑλληνικά"><text:span text:style-name="T156"> </text:span></text:span><text:span text:style-name="AncientGreek_3a__20_Ἀρχαία_20_ἑλληνικά"><text:span text:style-name="T158">καρδίᾳ</text:span></text:span><text:span text:style-name="AncientGreek_3a__20_Ἀρχαία_20_ἑλληνικά"><text:span text:style-name="T156"> </text:span></text:span><text:span text:style-name="AncientGreek_3a__20_Ἀρχαία_20_ἑλληνικά"><text:span text:style-name="T158">αὐτῶν</text:span></text:span><text:span text:style-name="AncientGreek_3a__20_Ἀρχαία_20_ἑλληνικά"><text:span text:style-name="T156"> </text:span></text:span><text:span text:style-name="AncientGreek_3a__20_Ἀρχαία_20_ἑλληνικά"><text:span text:style-name="T158">καὶ</text:span></text:span><text:span text:style-name="AncientGreek_3a__20_Ἀρχαία_20_ἑλληνικά"><text:span text:style-name="T156"> </text:span></text:span><text:span text:style-name="AncientGreek_3a__20_Ἀρχαία_20_ἑλληνικά"><text:span text:style-name="T158">οὐ</text:span></text:span><text:span text:style-name="AncientGreek_3a__20_Ἀρχαία_20_ἑλληνικά"><text:span text:style-name="T156"> </text:span></text:span><text:span text:style-name="AncientGreek_3a__20_Ἀρχαία_20_ἑλληνικά"><text:span text:style-name="T158">βλέπουσιν </text:span></text:span><text:span text:style-name="AncientGreek_3a__20_Ἀρχαία_20_ἑλληνικά"><text:span text:style-name="T159">ὅτι κενοὶ </text:span></text:span><text:span text:style-name="AncientGreek_3a__20_Ἀρχαία_20_ἑλληνικά"><text:span text:style-name="T94">εἰσελήλυθαν τῳ κόσμῳ</text:span></text:span><text:span text:style-name="AncientGreek_3a__20_Ἀρχαία_20_ἑλληνικά"><text:span text:style-name="T159"> καὶ κενοὶ ἀποχωρήσονται απο τοῦ κόσμου. </text:span></text:span><text:span text:style-name="AncientGreek_3a__20_Ἀρχαία_20_ἑλληνικά"><text:span text:style-name="T161">Μέντοι</text:span></text:span><text:span text:style-name="AncientGreek_3a__20_Ἀρχαία_20_ἑλληνικά"><text:span text:style-name="T159"> νυν μεθύουσιν, </text:span></text:span><text:span text:style-name="AncientGreek_3a__20_Ἀρχαία_20_ἑλληνικά"><text:span text:style-name="T161">ὅταν σωφρονίσωσιν τότε ἡ καρδία αὐτῶν μεταβαλεῖται.</text:span></text:span></text:p>
        </text:list-item>
        <text:list-item>
          <text:p text:style-name="P88"><text:span text:style-name="AncientGreek_3a__20_Ἀρχαία_20_ἑλληνικά"><text:span text:style-name="T131">ⲡⲉϫⲉ ⲓ̅ⲥ̅ ⲉϣϫⲉ ⲛ̅ⲧⲁ ⲧⲥⲁⲣ3 ϣⲱⲡⲉ ⲉⲧⲃⲉ ⲡⲛ̅ⲁ̅ oⲩϣⲡⲏⲣⲉ ⲧⲉ ⲉϣ ϫⲉ ⲡⲛ̅ⲁ̅ ⲇⲉ ⲉⲧⲃⲉ ⲡⲥⲱⲙⲁ oⲩϣⲡⲏⲣⲉ ⲛ̅ϣⲡⲏⲣⲉ ⲡⲉ ⲁⲗⲗⲁ ⲁⲛoⲕ ϯⲣ̅ ϣⲡⲏⲣⲉ <text:s/>ⲙ̅ⲡⲁⲉⲓ ϫⲉ ⲡⲱⲥ ⲁⲧⲉⲉⲓⲛoϭ ⲙ̅ⲙ̅ⲛ̅ⲧ̅ⲣⲙ̅ⲙⲁ o ⲁⲥoⲩⲱϩ ϩⲛ̅ ⲧⲉⲉⲓⲙ̅ⲛ̅ⲧ̅ϩⲏⲕⲉ </text:span></text:span></text:p>
          <text:p text:style-name="P52"><text:span text:style-name="AncientGreek_3a__20_Ἀρχαία_20_ἑλληνικά"><text:span text:style-name="T158">Λέγει</text:span></text:span><text:span text:style-name="AncientGreek_3a__20_Ἀρχαία_20_ἑλληνικά"><text:span text:style-name="T156"> </text:span></text:span><text:span text:style-name="AncientGreek_3a__20_Ἀρχαία_20_ἑλληνικά"><text:span text:style-name="T158">Ἰησοῦς</text:span></text:span><text:span text:style-name="AncientGreek_3a__20_Ἀρχαία_20_ἑλληνικά"><text:span text:style-name="T156">· </text:span></text:span><text:span text:style-name="AncientGreek_3a__20_Ἀρχαία_20_ἑλληνικά"><text:span text:style-name="T162">ἄν</text:span></text:span><text:span text:style-name="AncientGreek_3a__20_Ἀρχαία_20_ἑλληνικά"><text:span text:style-name="T161"> </text:span></text:span><text:span text:style-name="AncientGreek_3a__20_Ἀρχαία_20_ἑλληνικά"><text:span text:style-name="T162">σάρξ</text:span></text:span><text:span text:style-name="AncientGreek_3a__20_Ἀρχαία_20_ἑλληνικά"><text:span text:style-name="T161"> </text:span></text:span><text:span text:style-name="AncientGreek_3a__20_Ἀρχαία_20_ἑλληνικά"><text:span text:style-name="T162">γενηταὶ</text:span></text:span><text:span text:style-name="AncientGreek_3a__20_Ἀρχαία_20_ἑλληνικά"><text:span text:style-name="T161"> </text:span></text:span><text:span text:style-name="AncientGreek_3a__20_Ἀρχαία_20_ἑλληνικά"><text:span text:style-name="T162">διὰ</text:span></text:span><text:span text:style-name="AncientGreek_3a__20_Ἀρχαία_20_ἑλληνικά"><text:span text:style-name="T161"> </text:span></text:span><text:span text:style-name="AncientGreek_3a__20_Ἀρχαία_20_ἑλληνικά"><text:span text:style-name="T162">πνεύματος</text:span></text:span><text:span text:style-name="AncientGreek_3a__20_Ἀρχαία_20_ἑλληνικά"><text:span text:style-name="T161">, θαυμαστὸν εστιν, Καίτοι ἄν ψυχὴ γένηται δία τοῦ σαρκὸς, θαυμαστότατον θαυμαστῶν. </text:span></text:span><text:span text:style-name="AncientGreek_3a__20_Ἀρχαία_20_ἑλληνικά"><text:span text:style-name="T162">Ἔγωγε</text:span></text:span><text:span text:style-name="AncientGreek_3a__20_Ἀρχαία_20_ἑλληνικά"><text:span text:style-name="T161"> </text:span></text:span><text:span text:style-name="AncientGreek_3a__20_Ἀρχαία_20_ἑλληνικά"><text:span text:style-name="T162">θαυμάζω</text:span></text:span><text:span text:style-name="AncientGreek_3a__20_Ἀρχαία_20_ἑλληνικά"><text:span text:style-name="T161"> </text:span></text:span><text:span text:style-name="AncientGreek_3a__20_Ἀρχαία_20_ἑλληνικά"><text:span text:style-name="T162">τοῦτο</text:span></text:span><text:span text:style-name="AncientGreek_3a__20_Ἀρχαία_20_ἑλληνικά"><text:span text:style-name="T161">· πως </text:span></text:span><text:span text:style-name="AncientGreek_3a__20_Ἀρχαία_20_ἑλληνικά"><text:span text:style-name="T162">ὁδὲ</text:span></text:span><text:span text:style-name="AncientGreek_3a__20_Ἀρχαία_20_ἑλληνικά"><text:span text:style-name="T161"> </text:span></text:span><text:span text:style-name="AncientGreek_3a__20_Ἀρχαία_20_ἑλληνικά"><text:span text:style-name="T162">ὁ πλοῦτος</text:span></text:span><text:span text:style-name="AncientGreek_3a__20_Ἀρχαία_20_ἑλληνικά"><text:span text:style-name="T161"> </text:span></text:span><text:span text:style-name="AncientGreek_3a__20_Ἀρχαία_20_ἑλληνικά"><text:span text:style-name="T162">μεγάλη</text:span></text:span><text:span text:style-name="AncientGreek_3a__20_Ἀρχαία_20_ἑλληνικά"><text:span text:style-name="T161"> </text:span></text:span><text:span text:style-name="AncientGreek_3a__20_Ἀρχαία_20_ἑλληνικά"><text:span text:style-name="T162">ἐκεῖτο</text:span></text:span><text:span text:style-name="AncientGreek_3a__20_Ἀρχαία_20_ἑλληνικά"><text:span text:style-name="T156"> </text:span></text:span><text:span text:style-name="AncientGreek_3a__20_Ἀρχαία_20_ἑλληνικά"><text:span text:style-name="T162">ταύτῃ</text:span></text:span><text:span text:style-name="AncientGreek_3a__20_Ἀρχαία_20_ἑλληνικά"><text:span text:style-name="T156"> </text:span></text:span><text:span text:style-name="AncientGreek_3a__20_Ἀρχαία_20_ἑλληνικά"><text:span text:style-name="T160">τ</text:span></text:span><text:span text:style-name="AncientGreek_3a__20_Ἀρχαία_20_ἑλληνικά"><text:span text:style-name="T162">ῇ</text:span></text:span><text:span text:style-name="AncientGreek_3a__20_Ἀρχαία_20_ἑλληνικά"><text:span text:style-name="T156"> </text:span></text:span><text:span text:style-name="AncientGreek_3a__20_Ἀρχαία_20_ἑλληνικά"><text:span text:style-name="T160">πτωχεί</text:span></text:span><text:span text:style-name="AncientGreek_3a__20_Ἀρχαία_20_ἑλληνικά"><text:span text:style-name="T161">ᾳ </text:span></text:span><text:span text:style-name="AncientGreek_3a__20_Ἀρχαία_20_ἑλληνικά"><text:span text:style-name="T162">μεγάλᾳ.</text:span></text:span></text:p>
        </text:list-item>
        <text:list-item>
          <text:p text:style-name="P89"><text:span text:style-name="AncientGreek_3a__20_Ἀρχαία_20_ἑλληνικά"><text:span text:style-name="T131">ⲡⲉϫⲉ ⲓ̅ⲥ̅ ϫⲉ ⲡⲙⲁ ⲉⲩⲛ̅ ϣoⲙⲧ ⲛ̅ⲛoⲩⲧⲉ ⲙ̅ⲙⲁⲩ ϩⲛ̅ ⲛoⲩⲧⲉ ⲛⲉ ⲡⲙⲁ ⲉⲩⲛ̅ ⲥⲛⲁⲩ ⲏ oⲩⲁ ⲁⲛoⲕ ϯϣooⲡ ⲛⲙⲙⲁϥ </text:span></text:span></text:p>
          <text:p text:style-name="P53"><text:span text:style-name="AncientGreek_3a__20_Ἀρχαία_20_ἑλληνικά"><text:span text:style-name="T158">Λέγει</text:span></text:span><text:span text:style-name="AncientGreek_3a__20_Ἀρχαία_20_ἑλληνικά"><text:span text:style-name="T156"> </text:span></text:span><text:span text:style-name="AncientGreek_3a__20_Ἀρχαία_20_ἑλληνικά"><text:span text:style-name="T158">Ἰησοῦς</text:span></text:span><text:span text:style-name="AncientGreek_3a__20_Ἀρχαία_20_ἑλληνικά"><text:span text:style-name="T156">· </text:span></text:span><text:span text:style-name="AncientGreek_3a__20_Ἀρχαία_20_ἑλληνικά"><text:span text:style-name="T158">ὀποῦ</text:span></text:span><text:span text:style-name="AncientGreek_3a__20_Ἀρχαία_20_ἑλληνικά"><text:span text:style-name="T156"> </text:span></text:span><text:span text:style-name="AncientGreek_3a__20_Ἀρχαία_20_ἑλληνικά"><text:span text:style-name="T158">ἐὰν</text:span></text:span><text:span text:style-name="AncientGreek_3a__20_Ἀρχαία_20_ἑλληνικά"><text:span text:style-name="T156"> </text:span></text:span><text:bookmark text:name="poxy1recto.25"/><text:span text:style-name="AncientGreek_3a__20_Ἀρχαία_20_ἑλληνικά"><text:span text:style-name="T158">ὠσίν</text:span></text:span><text:span text:style-name="AncientGreek_3a__20_Ἀρχαία_20_ἑλληνικά"><text:span text:style-name="T156"> </text:span></text:span><text:span text:style-name="AncientGreek_3a__20_Ἀρχαία_20_ἑλληνικά"><text:span text:style-name="T158">τρεῖς</text:span></text:span><text:span text:style-name="AncientGreek_3a__20_Ἀρχαία_20_ἑλληνικά"><text:span text:style-name="T156"> </text:span></text:span><text:span text:style-name="AncientGreek_3a__20_Ἀρχαία_20_ἑλληνικά"><text:span text:style-name="T158">εἰσιν</text:span></text:span><text:span text:style-name="AncientGreek_3a__20_Ἀρχαία_20_ἑλληνικά"><text:span text:style-name="T156"> </text:span></text:span><text:span text:style-name="AncientGreek_3a__20_Ἀρχαία_20_ἑλληνικά"><text:span text:style-name="T158">ἄθεοι</text:span></text:span><text:span text:style-name="AncientGreek_3a__20_Ἀρχαία_20_ἑλληνικά"><text:span text:style-name="T156">, </text:span></text:span><text:bookmark text:name="poxy1recto.26"/><text:span text:style-name="AncientGreek_3a__20_Ἀρχαία_20_ἑλληνικά"><text:span text:style-name="T158">καὶ</text:span></text:span><text:span text:style-name="AncientGreek_3a__20_Ἀρχαία_20_ἑλληνικά"><text:span text:style-name="T156"> </text:span></text:span><text:span text:style-name="AncientGreek_3a__20_Ἀρχαία_20_ἑλληνικά"><text:span text:style-name="T158">ὀποῦ</text:span></text:span><text:span text:style-name="AncientGreek_3a__20_Ἀρχαία_20_ἑλληνικά"><text:span text:style-name="T156"> </text:span></text:span><text:span text:style-name="AncientGreek_3a__20_Ἀρχαία_20_ἑλληνικά"><text:span text:style-name="T159">εἳς</text:span></text:span><text:span text:style-name="AncientGreek_3a__20_Ἀρχαία_20_ἑλληνικά"><text:span text:style-name="T156"> εστιν </text:span></text:span><text:span text:style-name="AncientGreek_3a__20_Ἀρχαία_20_ἑλληνικά"><text:span text:style-name="T158">μόνος</text:span></text:span><text:span text:style-name="AncientGreek_3a__20_Ἀρχαία_20_ἑλληνικά"><text:span text:style-name="T156">,</text:span></text:span><text:bookmark text:name="poxy1recto.27"/><text:span text:style-name="AncientGreek_3a__20_Ἀρχαία_20_ἑλληνικά"><text:span text:style-name="T156"> </text:span></text:span><text:span text:style-name="AncientGreek_3a__20_Ἀρχαία_20_ἑλληνικά"><text:span text:style-name="T158">λέγω</text:span></text:span><text:span text:style-name="AncientGreek_3a__20_Ἀρχαία_20_ἑλληνικά"><text:span text:style-name="T156">, </text:span></text:span><text:span text:style-name="AncientGreek_3a__20_Ἀρχαία_20_ἑλληνικά"><text:span text:style-name="T158">ἐγώ</text:span></text:span><text:span text:style-name="AncientGreek_3a__20_Ἀρχαία_20_ἑλληνικά"><text:span text:style-name="T156"> ειμι μετ </text:span></text:span><text:span text:style-name="AncientGreek_3a__20_Ἀρχαία_20_ἑλληνικά"><text:span text:style-name="T158">αὐτοῦ</text:span></text:span><text:span text:style-name="AncientGreek_3a__20_Ἀρχαία_20_ἑλληνικά"><text:span text:style-name="T156">· </text:span></text:span><text:span text:style-name="AncientGreek_3a__20_Ἀρχαία_20_ἑλληνικά"><text:span text:style-name="T158">ἐγεῖρον</text:span></text:span><text:span text:style-name="AncientGreek_3a__20_Ἀρχαία_20_ἑλληνικά"><text:span text:style-name="T156"> τον </text:span></text:span><text:bookmark text:name="poxy1recto.29"/><text:span text:style-name="AncientGreek_3a__20_Ἀρχαία_20_ἑλληνικά"><text:span text:style-name="T158">λίθον</text:span></text:span><text:span text:style-name="AncientGreek_3a__20_Ἀρχαία_20_ἑλληνικά"><text:span text:style-name="T156"> </text:span></text:span><text:span text:style-name="AncientGreek_3a__20_Ἀρχαία_20_ἑλληνικά"><text:span text:style-name="T158">κἀκεῖ</text:span></text:span><text:span text:style-name="AncientGreek_3a__20_Ἀρχαία_20_ἑλληνικά"><text:span text:style-name="T156"> </text:span></text:span><text:span text:style-name="AncientGreek_3a__20_Ἀρχαία_20_ἑλληνικά"><text:span text:style-name="T158">εὑρήσεις</text:span></text:span><text:span text:style-name="AncientGreek_3a__20_Ἀρχαία_20_ἑλληνικά"><text:span text:style-name="T156"> μ</text:span></text:span><text:span text:style-name="AncientGreek_3a__20_Ἀρχαία_20_ἑλληνικά"><text:span text:style-name="T158">ὲ</text:span></text:span><text:span text:style-name="AncientGreek_3a__20_Ἀρχαία_20_ἑλληνικά"><text:span text:style-name="T156">·</text:span></text:span><text:bookmark text:name="poxy1recto.30"/><text:span text:style-name="AncientGreek_3a__20_Ἀρχαία_20_ἑλληνικά"><text:span text:style-name="T156"> </text:span></text:span><text:span text:style-name="AncientGreek_3a__20_Ἀρχαία_20_ἑλληνικά"><text:span text:style-name="T158">σχίσον</text:span></text:span><text:span text:style-name="AncientGreek_3a__20_Ἀρχαία_20_ἑλληνικά"><text:span text:style-name="T156"> το </text:span></text:span><text:span text:style-name="AncientGreek_3a__20_Ἀρχαία_20_ἑλληνικά"><text:span text:style-name="T158">ξύλον</text:span></text:span><text:span text:style-name="AncientGreek_3a__20_Ἀρχαία_20_ἑλληνικά"><text:span text:style-name="T156"> </text:span></text:span><text:bookmark text:name="poxy1recto.31"/><text:span text:style-name="AncientGreek_3a__20_Ἀρχαία_20_ἑλληνικά"><text:span text:style-name="T158">κἀγὼ</text:span></text:span><text:span text:style-name="AncientGreek_3a__20_Ἀρχαία_20_ἑλληνικά"><text:span text:style-name="T156"> </text:span></text:span><text:span text:style-name="AncientGreek_3a__20_Ἀρχαία_20_ἑλληνικά"><text:span text:style-name="T158">ἐκεῖ</text:span></text:span><text:span text:style-name="AncientGreek_3a__20_Ἀρχαία_20_ἑλληνικά"><text:span text:style-name="T156"> ειμι. </text:span></text:span></text:p>
        </text:list-item>
        <text:list-item>
          <text:p text:style-name="P89"><text:span text:style-name="AncientGreek_3a__20_Ἀρχαία_20_ἑλληνικά"><text:span text:style-name="T131">ⲡⲉϫⲉ ⲓ̅ⲥ̅ ⲙⲛ̅ ⲡⲣoⲫⲏ ⲧⲏⲥ ϣⲏⲡ ϩⲙ̅ ⲡⲉϥϯⲙⲉ ⲙⲁⲣⲉ ⲥoⲉⲓⲛ ⲣ̅ⲑⲉ ⲣⲁⲡⲉⲩⲉ ⲛ̅ⲛⲉⲧⲥooⲩⲛ ⲙ̅ⲙoϥ </text:span></text:span></text:p>
          <text:p text:style-name="P53"><text:span text:style-name="AncientGreek_3a__20_Ἀρχαία_20_ἑλληνικά"><text:span text:style-name="T158">Λέγει</text:span></text:span><text:span text:style-name="AncientGreek_3a__20_Ἀρχαία_20_ἑλληνικά"><text:span text:style-name="T156"> </text:span></text:span><text:span text:style-name="AncientGreek_3a__20_Ἀρχαία_20_ἑλληνικά"><text:span text:style-name="T158">Ἰησοῦς</text:span></text:span><text:span text:style-name="AncientGreek_3a__20_Ἀρχαία_20_ἑλληνικά"><text:span text:style-name="T156">· </text:span></text:span><text:span text:style-name="AncientGreek_3a__20_Ἀρχαία_20_ἑλληνικά"><text:span text:style-name="T158">Οὐκ</text:span></text:span><text:span text:style-name="AncientGreek_3a__20_Ἀρχαία_20_ἑλληνικά"><text:span text:style-name="T156"> εστιν </text:span></text:span><text:span text:style-name="AncientGreek_3a__20_Ἀρχαία_20_ἑλληνικά"><text:span text:style-name="T158">δεκτὸς</text:span></text:span><text:span text:style-name="AncientGreek_3a__20_Ἀρχαία_20_ἑλληνικά"><text:span text:style-name="T156"> </text:span></text:span><text:span text:style-name="AncientGreek_3a__20_Ἀρχαία_20_ἑλληνικά"><text:span text:style-name="T158">προφήτης</text:span></text:span><text:span text:style-name="AncientGreek_3a__20_Ἀρχαία_20_ἑλληνικά"><text:span text:style-name="T156"> </text:span></text:span><text:span text:style-name="AncientGreek_3a__20_Ἀρχαία_20_ἑλληνικά"><text:span text:style-name="T158">ἐν</text:span></text:span><text:span text:style-name="AncientGreek_3a__20_Ἀρχαία_20_ἑλληνικά"><text:span text:style-name="T156"> τ</text:span></text:span><text:span text:style-name="AncientGreek_3a__20_Ἀρχαία_20_ἑλληνικά"><text:span text:style-name="T158">ῇ</text:span></text:span><text:span text:style-name="AncientGreek_3a__20_Ἀρχαία_20_ἑλληνικά"><text:span text:style-name="T156"> </text:span></text:span><text:span text:style-name="AncientGreek_3a__20_Ἀρχαία_20_ἑλληνικά"><text:span text:style-name="T158">πατρίδι</text:span></text:span><text:span text:style-name="AncientGreek_3a__20_Ἀρχαία_20_ἑλληνικά"><text:span text:style-name="T156"> </text:span></text:span><text:span text:style-name="AncientGreek_3a__20_Ἀρχαία_20_ἑλληνικά"><text:span text:style-name="T158">αὐτοῦ</text:span></text:span><text:span text:style-name="AncientGreek_3a__20_Ἀρχαία_20_ἑλληνικά"><text:span text:style-name="T156">, </text:span></text:span><text:span text:style-name="AncientGreek_3a__20_Ἀρχαία_20_ἑλληνικά"><text:span text:style-name="T158">οὐδέ</text:span></text:span><text:span text:style-name="AncientGreek_3a__20_Ἀρχαία_20_ἑλληνικά"><text:span text:style-name="T156"> </text:span></text:span><text:span text:style-name="AncientGreek_3a__20_Ἀρχαία_20_ἑλληνικά"><text:span text:style-name="T158">ἰατρός</text:span></text:span><text:span text:style-name="AncientGreek_3a__20_Ἀρχαία_20_ἑλληνικά"><text:span text:style-name="T156"> </text:span></text:span><text:bookmark text:name="poxy1recto.35"/><text:span text:style-name="AncientGreek_3a__20_Ἀρχαία_20_ἑλληνικά"><text:span text:style-name="T158">ποιεῖ</text:span></text:span><text:span text:style-name="AncientGreek_3a__20_Ἀρχαία_20_ἑλληνικά"><text:span text:style-name="T156"> </text:span></text:span><text:span text:style-name="AncientGreek_3a__20_Ἀρχαία_20_ἑλληνικά"><text:span text:style-name="T158">θεραπείας</text:span></text:span><text:span text:style-name="AncientGreek_3a__20_Ἀρχαία_20_ἑλληνικά"><text:span text:style-name="T156"> </text:span></text:span><text:span text:style-name="AncientGreek_3a__20_Ἀρχαία_20_ἑλληνικά"><text:span text:style-name="T158">εἰς</text:span></text:span><text:span text:style-name="AncientGreek_3a__20_Ἀρχαία_20_ἑλληνικά"><text:span text:style-name="T156"> τοὺς γι</text:span></text:span><text:span text:style-name="AncientGreek_3a__20_Ἀρχαία_20_ἑλληνικά"><text:span text:style-name="T159">γ</text:span></text:span><text:span text:style-name="AncientGreek_3a__20_Ἀρχαία_20_ἑλληνικά"><text:span text:style-name="T162">ν</text:span></text:span><text:span text:style-name="AncientGreek_3a__20_Ἀρχαία_20_ἑλληνικά"><text:span text:style-name="T158">ώ</text:span></text:span><text:span text:style-name="AncientGreek_3a__20_Ἀρχαία_20_ἑλληνικά"><text:span text:style-name="T156">σκοντας α</text:span></text:span><text:span text:style-name="AncientGreek_3a__20_Ἀρχαία_20_ἑλληνικά"><text:span text:style-name="T158">ὐ</text:span></text:span><text:span text:style-name="AncientGreek_3a__20_Ἀρχαία_20_ἑλληνικά"><text:span text:style-name="T156">τ</text:span></text:span><text:span text:style-name="AncientGreek_3a__20_Ἀρχαία_20_ἑλληνικά"><text:span text:style-name="T158">ὸ</text:span></text:span><text:span text:style-name="AncientGreek_3a__20_Ἀρχαία_20_ἑλληνικά"><text:span text:style-name="T156">ν.</text:span></text:span></text:p>
        </text:list-item>
        <text:list-item>
          <text:p text:style-name="P89"><text:span text:style-name="AncientGreek_3a__20_Ἀρχαία_20_ἑλληνικά"><text:span text:style-name="T131">ⲡⲉϫⲉ ⲓ̅ⲥ̅ ϫⲉ oⲩⲡoⲗⲓⲥ ⲉⲩⲕⲱⲧ ⲙ̅ⲙoⲥ ϩⲓϫⲛ̅ oⲩⲧooⲩ ⲉϥϫoⲥⲉ ⲉⲥⲧⲁϫⲣⲏⲩ ⲙⲛ̅ ϭoⲙ ⲛ̅ⲥϩⲉ oⲩⲇⲉ ⲥⲛⲁϣϩⲱⲡ ⲁⲛ </text:span></text:span></text:p>
          <text:p text:style-name="P54"><text:span text:style-name="AncientGreek_3a__20_Ἀρχαία_20_ἑλληνικά"><text:span text:style-name="T158">Λέγει</text:span></text:span><text:span text:style-name="AncientGreek_3a__20_Ἀρχαία_20_ἑλληνικά"><text:span text:style-name="T156"> </text:span></text:span><text:span text:style-name="AncientGreek_3a__20_Ἀρχαία_20_ἑλληνικά"><text:span text:style-name="T158">Ἰησοῦς</text:span></text:span><text:span text:style-name="AncientGreek_3a__20_Ἀρχαία_20_ἑλληνικά"><text:span text:style-name="T156">· </text:span></text:span><text:span text:style-name="AncientGreek_3a__20_Ἀρχαία_20_ἑλληνικά"><text:span text:style-name="T166">π</text:span></text:span><text:span text:style-name="AncientGreek_3a__20_Ἀρχαία_20_ἑλληνικά"><text:span text:style-name="T158">όλις</text:span></text:span><text:span text:style-name="AncientGreek_3a__20_Ἀρχαία_20_ἑλληνικά"><text:span text:style-name="T156"> </text:span></text:span><text:span text:style-name="AncientGreek_3a__20_Ἀρχαία_20_ἑλληνικά"><text:span text:style-name="T165">ο</text:span></text:span><text:span text:style-name="AncientGreek_3a__20_Ἀρχαία_20_ἑλληνικά"><text:span text:style-name="T167">ἰ</text:span></text:span><text:span text:style-name="AncientGreek_3a__20_Ἀρχαία_20_ἑλληνικά"><text:span text:style-name="T165">κοδο</text:span></text:span><text:bookmark text:name="poxy1recto.38"/><text:span text:style-name="AncientGreek_3a__20_Ἀρχαία_20_ἑλληνικά"><text:span text:style-name="T165">μ</text:span></text:span><text:span text:style-name="AncientGreek_3a__20_Ἀρχαία_20_ἑλληνικά"><text:span text:style-name="T166">οῦ</text:span></text:span><text:span text:style-name="AncientGreek_3a__20_Ἀρχαία_20_ἑλληνικά"><text:span text:style-name="T165">μ</text:span></text:span><text:span text:style-name="AncientGreek_3a__20_Ἀρχαία_20_ἑλληνικά"><text:span text:style-name="T163">ε</text:span></text:span><text:span text:style-name="AncientGreek_3a__20_Ἀρχαία_20_ἑλληνικά"><text:span text:style-name="T166">νη</text:span></text:span><text:span text:style-name="AncientGreek_3a__20_Ἀρχαία_20_ἑλληνικά"><text:span text:style-name="T156"> </text:span></text:span><text:span text:style-name="AncientGreek_3a__20_Ἀρχαία_20_ἑλληνικά"><text:span text:style-name="T162">ἐπ</text:span></text:span><text:span text:style-name="AncientGreek_3a__20_Ἀρχαία_20_ἑλληνικά"><text:span text:style-name="T166">ὶ το</text:span></text:span><text:span text:style-name="AncientGreek_3a__20_Ἀρχαία_20_ἑλληνικά"><text:span text:style-name="T156"> </text:span></text:span><text:span text:style-name="AncientGreek_3a__20_Ἀρχαία_20_ἑλληνικά"><text:span text:style-name="T158">ἄκρον</text:span></text:span><text:span text:style-name="AncientGreek_3a__20_Ἀρχαία_20_ἑλληνικά"><text:span text:style-name="T156"> </text:span></text:span><text:span text:style-name="AncientGreek_3a__20_Ἀρχαία_20_ἑλληνικά"><text:span text:style-name="T167">ὀρο</text:span></text:span><text:span text:style-name="AncientGreek_3a__20_Ἀρχαία_20_ἑλληνικά"><text:span text:style-name="T166">ῦ</text:span></text:span><text:span text:style-name="AncientGreek_3a__20_Ἀρχαία_20_ἑλληνικά"><text:span text:style-name="T167">ς</text:span></text:span><text:span text:style-name="AncientGreek_3a__20_Ἀρχαία_20_ἑλληνικά"><text:span text:style-name="T156"> </text:span></text:span><text:span text:style-name="AncientGreek_3a__20_Ἀρχαία_20_ἑλληνικά"><text:span text:style-name="T158">ὑψηλ</text:span></text:span><text:span text:style-name="AncientGreek_3a__20_Ἀρχαία_20_ἑλληνικά"><text:span text:style-name="T166">οῦ</text:span></text:span><text:span text:style-name="AncientGreek_3a__20_Ἀρχαία_20_ἑλληνικά"><text:span text:style-name="T156"> </text:span></text:span><text:span text:style-name="AncientGreek_3a__20_Ἀρχαία_20_ἑλληνικά"><text:span text:style-name="T158">καὶ</text:span></text:span><text:span text:style-name="AncientGreek_3a__20_Ἀρχαία_20_ἑλληνικά"><text:span text:style-name="T165"> </text:span></text:span><text:span text:style-name="AncientGreek_3a__20_Ἀρχαία_20_ἑλληνικά"><text:span text:style-name="T163">β</text:span></text:span><text:span text:style-name="AncientGreek_3a__20_Ἀρχαία_20_ἑλληνικά"><text:span text:style-name="T166">εβαίου</text:span></text:span><text:span text:style-name="AncientGreek_3a__20_Ἀρχαία_20_ἑλληνικά"><text:span text:style-name="T156"> </text:span></text:span><text:span text:style-name="AncientGreek_3a__20_Ἀρχαία_20_ἑλληνικά"><text:span text:style-name="T158">δύναται οὔτε πεσεῖν οὔτε</text:span></text:span><text:span text:style-name="AncientGreek_3a__20_Ἀρχαία_20_ἑλληνικά"><text:span text:style-name="T156"> </text:span></text:span><text:span text:style-name="AncientGreek_3a__20_Ἀρχαία_20_ἑλληνικά"><text:span text:style-name="T164">ἀ</text:span></text:span><text:span text:style-name="AncientGreek_3a__20_Ἀρχαία_20_ἑλληνικά"><text:span text:style-name="T168">πο</text:span></text:span><text:span text:style-name="AncientGreek_3a__20_Ἀρχαία_20_ἑλληνικά"><text:span text:style-name="T165">κρ</text:span></text:span><text:span text:style-name="AncientGreek_3a__20_Ἀρχαία_20_ἑλληνικά"><text:span text:style-name="T168">ύ</text:span></text:span><text:span text:style-name="AncientGreek_3a__20_Ἀρχαία_20_ἑλληνικά"><text:span text:style-name="T165">πτεσθαι</text:span></text:span><text:span text:style-name="AncientGreek_3a__20_Ἀρχαία_20_ἑλληνικά"><text:span text:style-name="T158">.</text:span></text:span><text:span text:style-name="AncientGreek_3a__20_Ἀρχαία_20_ἑλληνικά"><text:span text:style-name="T156"> </text:span></text:span></text:p>
        </text:list-item>
        <text:list-item>
          <text:p text:style-name="P55"><text:span text:style-name="AncientGreek_3a__20_Ἀρχαία_20_ἑλληνικά"><text:span text:style-name="T158"><text:s/></text:span></text:span><text:span text:style-name="AncientGreek_3a__20_Ἀρχαία_20_ἑλληνικά"><text:span text:style-name="T131">ⲡⲉϫⲉ ⲓ̅ⲥ̅ ⲡⲉⲧⲕⲛⲁ ⲥⲱⲧⲙ̅ ⲉⲣoϥ ϩⲙ̅ ⲡⲉⲕⲙⲁⲁϫⲉ ϩⲙ̅ ⲡⲕⲉⲙⲁⲁϫⲉ ⲧⲁϣⲉ oⲉⲓϣ ⲙ̅ⲙoϥ ϩⲓϫⲛ̅ ⲛⲉⲧⲛ̅ϫⲉⲛⲉⲡⲱⲣ. ⲙⲁⲣⲉ ⲗⲁⲁⲩ ⲅⲁⲣ ϫⲉⲣⲉ ϩⲏⲃ̅ⲥ̅ ⲛ̅ϥⲕⲁⲁϥ ϩⲁ ⲙⲁⲁϫⲉ oⲩⲇⲉ ⲙⲁϥⲕⲁⲁϥ ϩⲙ̅ ⲙⲁ ⲉϥϩⲏⲡ ⲁⲗⲗⲁ ⲉϣⲁⲣⲉϥⲕⲁⲁϥ ϩⲓϫⲛ̅ ⲧⲗⲩⲭⲛⲓⲁ ϫⲉⲕⲁⲁⲥ oⲩoⲛ ⲛⲓⲙ ⲉⲧⲃⲏⲕ ⲉϩoⲩⲛ ⲁⲩⲱ ⲉⲧⲛ̅ⲛⲏⲩ ⲉⲃoⲗ ⲉⲩⲛⲁⲛⲁⲩ ⲁⲡⲉϥoⲩ oⲉⲓⲛ </text:span></text:span></text:p>
          <text:p text:style-name="P53"><text:span text:style-name="AncientGreek_3a__20_Ἀρχαία_20_ἑλληνικά"><text:span text:style-name="T158">Λέγει</text:span></text:span><text:span text:style-name="AncientGreek_3a__20_Ἀρχαία_20_ἑλληνικά"><text:span text:style-name="T156"> </text:span></text:span><text:span text:style-name="AncientGreek_3a__20_Ἀρχαία_20_ἑλληνικά"><text:span text:style-name="T158">Ἰησοῦς</text:span></text:span><text:span text:style-name="AncientGreek_3a__20_Ἀρχαία_20_ἑλληνικά"><text:span text:style-name="T156">· </text:span></text:span><text:span text:style-name="AncientGreek_3a__20_Ἀρχαία_20_ἑλληνικά"><text:span text:style-name="T160">ὁ</text:span></text:span><text:span text:style-name="AncientGreek_3a__20_Ἀρχαία_20_ἑλληνικά"><text:span text:style-name="T156"> </text:span></text:span><text:bookmark text:name="poxy1recto.43"/><text:span text:style-name="AncientGreek_3a__20_Ἀρχαία_20_ἑλληνικά"><text:span text:style-name="T158">ἀκούεις</text:span></text:span><text:span text:style-name="AncientGreek_3a__20_Ἀρχαία_20_ἑλληνικά"><text:span text:style-name="T156"> </text:span></text:span><text:span text:style-name="AncientGreek_3a__20_Ἀρχαία_20_ἑλληνικά"><text:span text:style-name="T158">εἰς</text:span></text:span><text:span text:style-name="AncientGreek_3a__20_Ἀρχαία_20_ἑλληνικά"><text:span text:style-name="T156"> το </text:span></text:span><text:span text:style-name="AncientGreek_3a__20_Ἀρχαία_20_ἑλληνικά"><text:span text:style-name="T158">ἐν</text:span></text:span><text:span text:style-name="AncientGreek_3a__20_Ἀρχαία_20_ἑλληνικά"><text:span text:style-name="T156"> </text:span></text:span><text:span text:style-name="AncientGreek_3a__20_Ἀρχαία_20_ἑλληνικά"><text:span text:style-name="T158">ὤτιον</text:span></text:span><text:span text:style-name="AncientGreek_3a__20_Ἀρχαία_20_ἑλληνικά"><text:span text:style-name="T156"> σου </text:span></text:span><text:span text:style-name="T156">[.…] </text:span><text:span text:style-name="T169">εἰς το ἄλλον ὤτιον σου </text:span><text:span text:style-name="T170">κήρυξε </text:span><text:span text:style-name="T169">ἐπὶ τ</text:span><text:span text:style-name="T173">o</text:span><text:span text:style-name="T171">ῦ ὀροφοῦ ὑμῶν. Οὐδεὶς </text:span><text:span text:style-name="T172">γὰρ</text:span><text:span text:style-name="T171"> λύχνον ἅψας καλύπτει αὐτὸν ὑπ</text:span><text:span text:style-name="T172">ό τοῦ ὠτός </text:span><text:span text:style-name="T171">τίθησιν ἀλλ’ ἐπὶ λυχνίας τίθησιν ἵνα οἱ εἰσπορευόμενοι</text:span><text:span text:style-name="T173"> </text:span><text:span text:style-name="T172">κ</text:span><text:span text:style-name="T174">α</text:span><text:span text:style-name="T172">ὶ ἐκπορευόμενοι</text:span><text:span text:style-name="T173"> </text:span><text:span text:style-name="T171">βλέπωσιν τὸ φῶς.</text:span></text:p>
        </text:list-item>
        <text:list-item>
          <text:p text:style-name="P89"><text:span text:style-name="AncientGreek_3a__20_Ἀρχαία_20_ἑλληνικά"><text:span text:style-name="T132">ⲡⲉϫⲉ ⲓ̅ⲥ̅ ϫⲉ oⲩⲃⲗ̅ⲗⲉ ⲉϥϣⲁⲛⲥⲱⲕ ϩⲏⲧϥ </text:span></text:span><text:span text:style-name="AncientGreek_3a__20_Ἀρχαία_20_ἑλληνικά"><text:span text:style-name="T133">ⲛ̅ⲛ</text:span></text:span><text:span text:style-name="AncientGreek_3a__20_Ἀρχαία_20_ἑλληνικά"><text:span text:style-name="T134">̅</text:span></text:span><text:span text:style-name="AncientGreek_3a__20_Ἀρχαία_20_ἑλληνικά"><text:span text:style-name="T133">oⲩⲃⲗ̅ⲗⲉ</text:span></text:span><text:span text:style-name="AncientGreek_3a__20_Ἀρχαία_20_ἑλληνικά"><text:span text:style-name="T132"> ϣⲁⲩϩⲉ ⲙ̅ⲡⲉⲥⲛⲁⲩ ⲉⲡⲉⲥⲏⲧ ⲉⲩϩⲓⲉⲓⲧ</text:span></text:span></text:p>
          <text:p text:style-name="P14"><text:span text:style-name="AncientGreek_3a__20_Ἀρχαία_20_ἑλληνικά"><text:span text:style-name="T34">Λ</text:span></text:span><text:span text:style-name="AncientGreek_3a__20_Ἀρχαία_20_ἑλληνικά"><text:span text:style-name="T35">έγει</text:span></text:span><text:span text:style-name="AncientGreek_3a__20_Ἀρχαία_20_ἑλληνικά"><text:span text:style-name="T36"> </text:span></text:span><text:span text:style-name="AncientGreek_3a__20_Ἀρχαία_20_ἑλληνικά"><text:span text:style-name="T35">Ἰησοῦς</text:span></text:span><text:span text:style-name="AncientGreek_3a__20_Ἀρχαία_20_ἑλληνικά"><text:span text:style-name="T36">·</text:span></text:span><text:span text:style-name="AncientGreek_3a__20_Ἀρχαία_20_ἑλληνικά"><text:span text:style-name="T37">ε</text:span></text:span><text:span text:style-name="AncientGreek_3a__20_Ἀρχαία_20_ἑλληνικά"><text:span text:style-name="T50">ἀν</text:span></text:span><text:span text:style-name="AncientGreek_3a__20_Ἀρχαία_20_ἑλληνικά"><text:span text:style-name="T51"> τ</text:span></text:span><text:span text:style-name="AncientGreek_3a__20_Ἀρχαία_20_ἑλληνικά"><text:span text:style-name="T50">ύ</text:span></text:span><text:span text:style-name="AncientGreek_3a__20_Ἀρχαία_20_ἑλληνικά"><text:span text:style-name="T51">φλος τ</text:span></text:span><text:span text:style-name="AncientGreek_3a__20_Ἀρχαία_20_ἑλληνικά"><text:span text:style-name="T52">ι</text:span></text:span><text:span text:style-name="AncientGreek_3a__20_Ἀρχαία_20_ἑλληνικά"><text:span text:style-name="T51">ς </text:span></text:span><text:span text:style-name="AncientGreek_3a__20_Ἀρχαία_20_ἑλληνικά"><text:span text:style-name="T95">ὁδηγῇ</text:span></text:span><text:span text:style-name="AncientGreek_3a__20_Ἀρχαία_20_ἑλληνικά"><text:span text:style-name="T51"> ἄλλους τ</text:span></text:span><text:span text:style-name="AncientGreek_3a__20_Ἀρχαία_20_ἑλληνικά"><text:span text:style-name="T50">ύ</text:span></text:span><text:span text:style-name="AncientGreek_3a__20_Ἀρχαία_20_ἑλληνικά"><text:span text:style-name="T51">φλους, ἀμφότεροι εἰς </text:span></text:span><text:span text:style-name="AncientGreek_3a__20_Ἀρχαία_20_ἑλληνικά"><text:span text:style-name="T100">βόθυνον </text:span></text:span><text:span text:style-name="AncientGreek_3a__20_Ἀρχαία_20_ἑλληνικά"><text:span text:style-name="T51">πεσοῦνται.</text:span></text:span></text:p>
        </text:list-item>
        <text:list-item>
          <text:p text:style-name="P90"><text:span text:style-name="AncientGreek_3a__20_Ἀρχαία_20_ἑλληνικά"><text:span text:style-name="T135">ⲡⲉϫⲉ ⲓ̅ⲥ̅ ⲙⲛ̅ ϭoⲙ ⲛ̅ⲧⲉoⲩⲁⲃⲱⲕ ⲉϩoⲩⲛ ⲉ ⲡⲏⲉⲓ ⲙ̅ ⲡϫⲱⲱⲣⲉ ⲛ̅ϥϫⲓⲧϥ ⲛ̅ ϫⲛⲁϩ ⲉⲓⲙⲏⲧⲓ ⲛ̅ϥⲙoⲩⲣ ⲛ̅ ⲛⲉϥϭⲓϫ ⲧoⲧⲉ ϥⲛⲁⲡⲱⲱⲛⲉ ⲉⲃoⲗ ⲙ̅ ⲡⲉϥⲏⲉⲓ</text:span></text:span></text:p>
          <text:p text:style-name="P56"><text:span text:style-name="AncientGreek_3a__20_Ἀρχαία_20_ἑλληνικά"><text:span text:style-name="T57"><text:s/></text:span></text:span><text:span text:style-name="AncientGreek_3a__20_Ἀρχαία_20_ἑλληνικά"><text:span text:style-name="T58">Λέγει</text:span></text:span><text:span text:style-name="AncientGreek_3a__20_Ἀρχαία_20_ἑλληνικά"><text:span text:style-name="T57"> </text:span></text:span><text:span text:style-name="AncientGreek_3a__20_Ἀρχαία_20_ἑλληνικά"><text:span text:style-name="T58">Ἰησοῦς</text:span></text:span><text:span text:style-name="AncientGreek_3a__20_Ἀρχαία_20_ἑλληνικά"><text:span text:style-name="T57">· </text:span></text:span><text:span text:style-name="AncientGreek_3a__20_Ἀρχαία_20_ἑλληνικά"><text:span text:style-name="T62">ού δύναται ὁ εἰσέλθων τὸν οἴκον τοῦ </text:span></text:span><text:span text:style-name="AncientGreek_3a__20_Ἀρχαία_20_ἑλληνικά"><text:span text:style-name="T63">ἀνθρώπου καὶ βίᾳ τοῦτο ἐξέλκειν ἐὰν μή συνδῇ τοὺς χείρας αὐτοῦ. Τότε </text:span></text:span><text:span text:style-name="AncientGreek_3a__20_Ἀρχαία_20_ἑλληνικά"><text:span text:style-name="T64">αὐτὸν </text:span></text:span><text:span text:style-name="AncientGreek_3a__20_Ἀρχαία_20_ἑλληνικά"><text:span text:style-name="T63">ἀπάξει </text:span></text:span><text:span text:style-name="AncientGreek_3a__20_Ἀρχαία_20_ἑλληνικά"><text:span text:style-name="T64">τοῦ οἰκοῦ.</text:span></text:span></text:p>
        </text:list-item>
        <text:list-item>
          <text:p text:style-name="P106">ⲡⲉϫⲉ ⲓ̅ⲥ̅ ⲙⲛ̅ϥⲓ ⲣooⲩϣ ϫⲓⲛ ϩⲧooⲩⲉ ϣⲁ ⲣoⲩϩⲉ ⲁⲩⲱ ϫⲓⲛ ϩⲓⲣoⲩϩⲉ ϣⲁ ϩⲧooⲩⲉ ϫⲉ oⲩ ⲡⲉ&lt;ⲧ&gt;ⲉⲧⲛⲁⲧⲁⲁϥ ϩⲓⲱⲧ ⲧⲏⲩⲧⲛ̅ </text:p>
          <text:p text:style-name="P56"><text:span text:style-name="AncientGreek_3a__20_Ἀρχαία_20_ἑλληνικά"><text:span text:style-name="T308">Λέγει Ἰησο</text:span></text:span><text:span text:style-name="AncientGreek_3a__20_Ἀρχαία_20_ἑλληνικά"><text:span text:style-name="T454">ῦ</text:span></text:span><text:span text:style-name="AncientGreek_3a__20_Ἀρχαία_20_ἑλληνικά"><text:span text:style-name="T308">ς </text:span></text:span><text:span text:style-name="AncientGreek_3a__20_Ἀρχαία_20_ἑλληνικά"><text:span text:style-name="T453">απο πρωι </text:span></text:span><text:span text:style-name="AncientGreek_3a__20_Ἀρχαία_20_ἑλληνικά"><text:span text:style-name="T455">ἑώς</text:span></text:span><text:span text:style-name="AncientGreek_3a__20_Ἀρχαία_20_ἑλληνικά"><text:span text:style-name="T453"> οψε μητε α</text:span></text:span><text:span text:style-name="T453">[</text:span><text:span text:style-name="AncientGreek_3a__20_Ἀρχαία_20_ἑλληνικά"><text:span text:style-name="T453">φ</text:span></text:span><text:span text:style-name="T453">]</text:span><text:span text:style-name="AncientGreek_3a__20_Ἀρχαία_20_ἑλληνικά"><text:span text:style-name="T453"> εσπερας εως πρωι </text:span></text:span><text:span text:style-name="AncientGreek_3a__20_Ἀρχαία_20_ἑλληνικά"><text:span text:style-name="T455">μήτε</text:span></text:span><text:span text:style-name="AncientGreek_3a__20_Ἀρχαία_20_ἑλληνικά"><text:span text:style-name="T453"> τ</text:span></text:span><text:span text:style-name="AncientGreek_3a__20_Ἀρχαία_20_ἑλληνικά"><text:span text:style-name="T455">ῇ</text:span></text:span><text:span text:style-name="AncientGreek_3a__20_Ἀρχαία_20_ἑλληνικά"><text:span text:style-name="T453"> </text:span></text:span><text:span text:style-name="AncientGreek_3a__20_Ἀρχαία_20_ἑλληνικά"><text:span text:style-name="T455">τροφῇ</text:span></text:span><text:span text:style-name="AncientGreek_3a__20_Ἀρχαία_20_ἑλληνικά"><text:span text:style-name="T453"> </text:span></text:span><text:span text:style-name="AncientGreek_3a__20_Ἀρχαία_20_ἑλληνικά"><text:span text:style-name="T455">ὑμῶν</text:span></text:span><text:span text:style-name="AncientGreek_3a__20_Ἀρχαία_20_ἑλληνικά"><text:span text:style-name="T453"> τι </text:span></text:span><text:span text:style-name="AncientGreek_3a__20_Ἀρχαία_20_ἑλληνικά"><text:span text:style-name="T455">φάγητε</text:span></text:span><text:span text:style-name="AncientGreek_3a__20_Ἀρχαία_20_ἑλληνικά"><text:span text:style-name="T453"> </text:span></text:span><text:span text:style-name="AncientGreek_3a__20_Ἀρχαία_20_ἑλληνικά"><text:span text:style-name="T455">μήτε</text:span></text:span><text:span text:style-name="AncientGreek_3a__20_Ἀρχαία_20_ἑλληνικά"><text:span text:style-name="T453"> τ</text:span></text:span><text:span text:style-name="AncientGreek_3a__20_Ἀρχαία_20_ἑλληνικά"><text:span text:style-name="T455">ῇ</text:span></text:span><text:span text:style-name="AncientGreek_3a__20_Ἀρχαία_20_ἑλληνικά"><text:span text:style-name="T453"> στολ</text:span></text:span><text:span text:style-name="AncientGreek_3a__20_Ἀρχαία_20_ἑλληνικά"><text:span text:style-name="T455">ῇ</text:span></text:span><text:span text:style-name="AncientGreek_3a__20_Ἀρχαία_20_ἑλληνικά"><text:span text:style-name="T453"> </text:span></text:span><text:span text:style-name="AncientGreek_3a__20_Ἀρχαία_20_ἑλληνικά"><text:span text:style-name="T455">ὑμῶν</text:span></text:span><text:span text:style-name="AncientGreek_3a__20_Ἀρχαία_20_ἑλληνικά"><text:span text:style-name="T453"> τ</text:span></text:span><text:span text:style-name="AncientGreek_3a__20_Ἀρχαία_20_ἑλληνικά"><text:span text:style-name="T455">ί</text:span></text:span><text:span text:style-name="AncientGreek_3a__20_Ἀρχαία_20_ἑλληνικά"><text:span text:style-name="T453"> </text:span></text:span><text:span text:style-name="AncientGreek_3a__20_Ἀρχαία_20_ἑλληνικά"><text:span text:style-name="T455">ἐνδύσησθε</text:span></text:span><text:span text:style-name="AncientGreek_3a__20_Ἀρχαία_20_ἑλληνικά"><text:span text:style-name="T453">· </text:span></text:span><text:span text:style-name="AncientGreek_3a__20_Ἀρχαία_20_ἑλληνικά"><text:span text:style-name="T455">πολλῷ</text:span></text:span><text:span text:style-name="AncientGreek_3a__20_Ἀρχαία_20_ἑλληνικά"><text:span text:style-name="T453"> </text:span></text:span><text:span text:style-name="AncientGreek_3a__20_Ἀρχαία_20_ἑλληνικά"><text:span text:style-name="T455">κρείσσονες</text:span></text:span><text:span text:style-name="AncientGreek_3a__20_Ἀρχαία_20_ἑλληνικά"><text:span text:style-name="T453"> </text:span></text:span><text:span text:style-name="AncientGreek_3a__20_Ἀρχαία_20_ἑλληνικά"><text:span text:style-name="T308">ἔ</text:span></text:span><text:span text:style-name="AncientGreek_3a__20_Ἀρχαία_20_ἑλληνικά"><text:span text:style-name="T453">στε τ</text:span></text:span><text:span text:style-name="AncientGreek_3a__20_Ἀρχαία_20_ἑλληνικά"><text:span text:style-name="T455">ῶ</text:span></text:span><text:span text:style-name="AncientGreek_3a__20_Ἀρχαία_20_ἑλληνικά"><text:span text:style-name="T453">ν </text:span></text:span><text:span text:style-name="AncientGreek_3a__20_Ἀρχαία_20_ἑλληνικά"><text:span text:style-name="T455">κρινῶν,</text:span></text:span><text:span text:style-name="AncientGreek_3a__20_Ἀρχαία_20_ἑλληνικά"><text:span text:style-name="T453"> ατινα ου ξαινει ουδε ν̣ηθει. μηδεν εχοντες εν̣δυμα τι </text:span></text:span><text:span text:style-name="AncientGreek_3a__20_Ἀρχαία_20_ἑλληνικά"><text:span text:style-name="T455">ἐνδύεσθε</text:span></text:span><text:span text:style-name="AncientGreek_3a__20_Ἀρχαία_20_ἑλληνικά"><text:span text:style-name="T453"> </text:span></text:span><text:span text:style-name="AncientGreek_3a__20_Ἀρχαία_20_ἑλληνικά"><text:span text:style-name="T455">καὶ</text:span></text:span><text:span text:style-name="AncientGreek_3a__20_Ἀρχαία_20_ἑλληνικά"><text:span text:style-name="T453"> </text:span></text:span><text:span text:style-name="AncientGreek_3a__20_Ἀρχαία_20_ἑλληνικά"><text:span text:style-name="T455">ὑμεῖς</text:span></text:span><text:span text:style-name="T453">;</text:span><text:span text:style-name="AncientGreek_3a__20_Ἀρχαία_20_ἑλληνικά"><text:span text:style-name="T453"> τις </text:span></text:span><text:span text:style-name="AncientGreek_3a__20_Ἀρχαία_20_ἑλληνικά"><text:span text:style-name="T455">ἄν</text:span></text:span><text:span text:style-name="AncientGreek_3a__20_Ἀρχαία_20_ἑλληνικά"><text:span text:style-name="T453"> προσθειη </text:span></text:span><text:span text:style-name="AncientGreek_3a__20_Ἀρχαία_20_ἑλληνικά"><text:span text:style-name="T308">ἐ</text:span></text:span><text:span text:style-name="AncientGreek_3a__20_Ἀρχαία_20_ἑλληνικά"><text:span text:style-name="T453">π</text:span></text:span><text:span text:style-name="AncientGreek_3a__20_Ἀρχαία_20_ἑλληνικά"><text:span text:style-name="T308">ὶ</text:span></text:span><text:span text:style-name="AncientGreek_3a__20_Ἀρχαία_20_ἑλληνικά"><text:span text:style-name="T453"> </text:span></text:span><text:span text:style-name="AncientGreek_3a__20_Ἀρχαία_20_ἑλληνικά"><text:span text:style-name="T307">τ</text:span></text:span><text:span text:style-name="AncientGreek_3a__20_Ἀρχαία_20_ἑλληνικά"><text:span text:style-name="T308">ὴ</text:span></text:span><text:span text:style-name="AncientGreek_3a__20_Ἀρχαία_20_ἑλληνικά"><text:span text:style-name="T307">ν</text:span></text:span><text:span text:style-name="AncientGreek_3a__20_Ἀρχαία_20_ἑλληνικά"><text:span text:style-name="T453"> </text:span></text:span><text:span text:style-name="AncientGreek_3a__20_Ἀρχαία_20_ἑλληνικά"><text:span text:style-name="T307">ε</text:span></text:span><text:span text:style-name="AncientGreek_3a__20_Ἀρχαία_20_ἑλληνικά"><text:span text:style-name="T308">ἱ</text:span></text:span><text:span text:style-name="AncientGreek_3a__20_Ἀρχαία_20_ἑλληνικά"><text:span text:style-name="T307">λικ</text:span></text:span><text:span text:style-name="AncientGreek_3a__20_Ἀρχαία_20_ἑλληνικά"><text:span text:style-name="T308">ί</text:span></text:span><text:span text:style-name="AncientGreek_3a__20_Ἀρχαία_20_ἑλληνικά"><text:span text:style-name="T307">αν</text:span></text:span><text:span text:style-name="AncientGreek_3a__20_Ἀρχαία_20_ἑλληνικά"><text:span text:style-name="T453"> </text:span></text:span><text:span text:style-name="AncientGreek_3a__20_Ἀρχαία_20_ἑλληνικά"><text:span text:style-name="T308">ὑ</text:span></text:span><text:span text:style-name="AncientGreek_3a__20_Ἀρχαία_20_ἑλληνικά"><text:span text:style-name="T307">μ</text:span></text:span><text:span text:style-name="AncientGreek_3a__20_Ἀρχαία_20_ἑλληνικά"><text:span text:style-name="T308">ῶ</text:span></text:span><text:span text:style-name="AncientGreek_3a__20_Ἀρχαία_20_ἑλληνικά"><text:span text:style-name="T307">ν</text:span></text:span><text:span text:style-name="AncientGreek_3a__20_Ἀρχαία_20_ἑλληνικά"><text:span text:style-name="T453">; </text:span></text:span><text:span text:style-name="AncientGreek_3a__20_Ἀρχαία_20_ἑλληνικά"><text:span text:style-name="T307">α</text:span></text:span><text:span text:style-name="AncientGreek_3a__20_Ἀρχαία_20_ἑλληνικά"><text:span text:style-name="T308">ὐ</text:span></text:span><text:span text:style-name="AncientGreek_3a__20_Ἀρχαία_20_ἑλληνικά"><text:span text:style-name="T307">τ</text:span></text:span><text:span text:style-name="AncientGreek_3a__20_Ἀρχαία_20_ἑλληνικά"><text:span text:style-name="T308">ὸ</text:span></text:span><text:span text:style-name="AncientGreek_3a__20_Ἀρχαία_20_ἑλληνικά"><text:span text:style-name="T307">ς</text:span></text:span><text:span text:style-name="AncientGreek_3a__20_Ἀρχαία_20_ἑλληνικά"><text:span text:style-name="T453"> δωσει </text:span></text:span><text:span text:style-name="AncientGreek_3a__20_Ἀρχαία_20_ἑλληνικά"><text:span text:style-name="T309">ὑ</text:span></text:span><text:span text:style-name="AncientGreek_3a__20_Ἀρχαία_20_ἑλληνικά"><text:span text:style-name="T307">μ</text:span></text:span><text:span text:style-name="AncientGreek_3a__20_Ἀρχαία_20_ἑλληνικά"><text:span text:style-name="T309">ῖ</text:span></text:span><text:span text:style-name="AncientGreek_3a__20_Ἀρχαία_20_ἑλληνικά"><text:span text:style-name="T307">ν</text:span></text:span><text:span text:style-name="AncientGreek_3a__20_Ἀρχαία_20_ἑλληνικά"><text:span text:style-name="T453"> το </text:span></text:span><text:span text:style-name="AncientGreek_3a__20_Ἀρχαία_20_ἑλληνικά"><text:span text:style-name="T309">ἔ</text:span></text:span><text:span text:style-name="AncientGreek_3a__20_Ἀρχαία_20_ἑλληνικά"><text:span text:style-name="T453">νδυμα </text:span></text:span><text:span text:style-name="AncientGreek_3a__20_Ἀρχαία_20_ἑλληνικά"><text:span text:style-name="T309">ὑ</text:span></text:span><text:span text:style-name="AncientGreek_3a__20_Ἀρχαία_20_ἑλληνικά"><text:span text:style-name="T307">μ</text:span></text:span><text:span text:style-name="AncientGreek_3a__20_Ἀρχαία_20_ἑλληνικά"><text:span text:style-name="T309">ῶ</text:span></text:span><text:span text:style-name="AncientGreek_3a__20_Ἀρχαία_20_ἑλληνικά"><text:span text:style-name="T307">ν</text:span></text:span><text:span text:style-name="AncientGreek_3a__20_Ἀρχαία_20_ἑλληνικά"><text:span text:style-name="T453">. </text:span></text:span></text:p>
        </text:list-item>
        <text:list-item>
          <text:p text:style-name="P57"><text:span text:style-name="AncientGreek_3a__20_Ἀρχαία_20_ἑλληνικά"><text:span text:style-name="T453"><text:s/></text:span></text:span><text:span text:style-name="AncientGreek_3a__20_Ἀρχαία_20_ἑλληνικά"><text:span text:style-name="T182">ⲡⲉϫⲉ ⲛⲉϥⲙⲁⲑⲏⲧⲏⲥ ϫⲉ ⲁϣ ⲛ̅ ϩooⲩ ⲉⲕⲛⲁoⲩⲱⲛϩ ⲉⲃoⲗ ⲛⲁⲛ ⲁⲩⲱ ⲁϣ ⲛ̅ ϩooⲩ ⲉⲛⲁⲛⲁⲩ ⲉⲣoⲕ. ⲡⲉϫⲉ ⲓ̅ⲥ̅ ϫⲉ ϩoⲧⲁⲛ ⲉⲧⲉⲧⲛ̅ϣⲁⲕⲉⲕ ⲧⲏⲩⲧⲛ̅ ⲉϩⲏⲩ ⲙ̅ⲡⲉⲧⲛ̅ϣⲓⲡⲉ ⲁⲩⲱ ⲛ̅ⲧⲉⲧⲛ̅ϥⲓ ⲛ̅ⲛⲉⲧⲛ̅ϣⲧⲏⲛ ⲛ̅ⲧⲉⲧⲛ̅ⲕⲁⲁⲩ ϩⲁ ⲡⲉⲥⲏⲧ ⲛ̅ⲛⲉⲧⲛ̅oⲩⲉⲣⲏⲧⲉ ⲛ̅ ⲑⲉ ⲛ̅ⲛⲓⲕoⲩⲉⲓ ⲛ̅ϣⲏⲣⲉ ϣⲏⲙ </text:span></text:span><text:span text:style-name="AncientGreek_3a__20_Ἀρχαία_20_ἑλληνικά"><text:span text:style-name="T204">ⲛ̅ⲧⲉⲧⲛ̅ϫoⲡ</text:span></text:span><text:span text:style-name="AncientGreek_3a__20_Ἀρχαία_20_ἑλληνικά"><text:span text:style-name="T205">ϫ̅ⲡ</text:span></text:span><text:span text:style-name="AncientGreek_3a__20_Ἀρχαία_20_ἑλληνικά"><text:span text:style-name="T182"> ⲙ̅ⲙooⲩ. ⲧoⲧⲉ [ⲧⲉⲧ]ⲛⲁⲛⲁⲩ <text:s/>ⲉ ⲡϣⲏⲣⲉ ⲙ̅ ⲡⲉⲧoⲛϩ ⲁⲩⲱ ⲧⲉⲧⲛⲁⲣ̅ ϩoⲧⲉ ⲁⲛ </text:span></text:span></text:p>
          <text:p text:style-name="P58"><text:soft-page-break/><text:span text:style-name="AncientGreek_3a__20_Ἀρχαία_20_ἑλληνικά"><text:span text:style-name="T455">Λέγουσιν</text:span></text:span><text:span text:style-name="AncientGreek_3a__20_Ἀρχαία_20_ἑλληνικά"><text:span text:style-name="T453"> </text:span></text:span><text:span text:style-name="AncientGreek_3a__20_Ἀρχαία_20_ἑλληνικά"><text:span text:style-name="T455">αὐτῷ</text:span></text:span><text:span text:style-name="AncientGreek_3a__20_Ἀρχαία_20_ἑλληνικά"><text:span text:style-name="T453"> </text:span></text:span><text:span text:style-name="AncientGreek_3a__20_Ἀρχαία_20_ἑλληνικά"><text:span text:style-name="T455">οἱ</text:span></text:span><text:span text:style-name="AncientGreek_3a__20_Ἀρχαία_20_ἑλληνικά"><text:span text:style-name="T453"> </text:span></text:span><text:span text:style-name="AncientGreek_3a__20_Ἀρχαία_20_ἑλληνικά"><text:span text:style-name="T455">μαθηταὶ</text:span></text:span><text:span text:style-name="AncientGreek_3a__20_Ἀρχαία_20_ἑλληνικά"><text:span text:style-name="T453"> </text:span></text:span><text:span text:style-name="AncientGreek_3a__20_Ἀρχαία_20_ἑλληνικά"><text:span text:style-name="T455">αὐτοῦ</text:span></text:span><text:span text:style-name="AncientGreek_3a__20_Ἀρχαία_20_ἑλληνικά"><text:span text:style-name="T453">· Π</text:span></text:span><text:span text:style-name="AncientGreek_3a__20_Ἀρχαία_20_ἑλληνικά"><text:span text:style-name="T455">ό</text:span></text:span><text:span text:style-name="AncientGreek_3a__20_Ἀρχαία_20_ἑλληνικά"><text:span text:style-name="T453">τε </text:span></text:span><text:span text:style-name="AncientGreek_3a__20_Ἀρχαία_20_ἑλληνικά"><text:span text:style-name="T309">ἡ</text:span></text:span><text:span text:style-name="AncientGreek_3a__20_Ἀρχαία_20_ἑλληνικά"><text:span text:style-name="T307">μ</text:span></text:span><text:span text:style-name="AncientGreek_3a__20_Ἀρχαία_20_ἑλληνικά"><text:span text:style-name="T309">ῖ</text:span></text:span><text:span text:style-name="AncientGreek_3a__20_Ἀρχαία_20_ἑλληνικά"><text:span text:style-name="T307">ν</text:span></text:span><text:span text:style-name="AncientGreek_3a__20_Ἀρχαία_20_ἑλληνικά"><text:span text:style-name="T453"> </text:span></text:span><text:span text:style-name="AncientGreek_3a__20_Ἀρχαία_20_ἑλληνικά"><text:span text:style-name="T309">ἐ</text:span></text:span><text:span text:style-name="AncientGreek_3a__20_Ἀρχαία_20_ἑλληνικά"><text:span text:style-name="T307">μφ</text:span></text:span><text:span text:style-name="AncientGreek_3a__20_Ἀρχαία_20_ἑλληνικά"><text:span text:style-name="T309">ά</text:span></text:span><text:span text:style-name="AncientGreek_3a__20_Ἀρχαία_20_ἑλληνικά"><text:span text:style-name="T307">νης</text:span></text:span><text:span text:style-name="AncientGreek_3a__20_Ἀρχαία_20_ἑλληνικά"><text:span text:style-name="T453"> </text:span></text:span><text:span text:style-name="AncientGreek_3a__20_Ἀρχαία_20_ἑλληνικά"><text:span text:style-name="T309">ἔ</text:span></text:span><text:span text:style-name="AncientGreek_3a__20_Ἀρχαία_20_ἑλληνικά"><text:span text:style-name="T453">σει, </text:span></text:span><text:span text:style-name="AncientGreek_3a__20_Ἀρχαία_20_ἑλληνικά"><text:span text:style-name="T455">καὶ</text:span></text:span><text:span text:style-name="AncientGreek_3a__20_Ἀρχαία_20_ἑλληνικά"><text:span text:style-name="T453"> π</text:span></text:span><text:span text:style-name="AncientGreek_3a__20_Ἀρχαία_20_ἑλληνικά"><text:span text:style-name="T455">ό</text:span></text:span><text:span text:style-name="AncientGreek_3a__20_Ἀρχαία_20_ἑλληνικά"><text:span text:style-name="T453">τε σε </text:span></text:span><text:span text:style-name="AncientGreek_3a__20_Ἀρχαία_20_ἑλληνικά"><text:span text:style-name="T455">ὀψόμεθα</text:span></text:span><text:span text:style-name="T453">;</text:span><text:span text:style-name="AncientGreek_3a__20_Ἀρχαία_20_ἑλληνικά"><text:span text:style-name="T453"> </text:span></text:span><text:span text:style-name="AncientGreek_3a__20_Ἀρχαία_20_ἑλληνικά"><text:span text:style-name="T455">λέγει</text:span></text:span><text:span text:style-name="AncientGreek_3a__20_Ἀρχαία_20_ἑλληνικά"><text:span text:style-name="T453">· Οταν </text:span></text:span><text:span text:style-name="AncientGreek_3a__20_Ἀρχαία_20_ἑλληνικά"><text:span text:style-name="T310">ἐ</text:span></text:span><text:span text:style-name="AncientGreek_3a__20_Ἀρχαία_20_ἑλληνικά"><text:span text:style-name="T307">κδ</text:span></text:span><text:span text:style-name="AncientGreek_3a__20_Ἀρχαία_20_ἑλληνικά"><text:span text:style-name="T309">ύ</text:span></text:span><text:span text:style-name="AncientGreek_3a__20_Ἀρχαία_20_ἑλληνικά"><text:span text:style-name="T307">σησθε</text:span></text:span><text:span text:style-name="AncientGreek_3a__20_Ἀρχαία_20_ἑλληνικά"><text:span text:style-name="T453"> </text:span></text:span><text:span text:style-name="AncientGreek_3a__20_Ἀρχαία_20_ἑλληνικά"><text:span text:style-name="T455">καὶ</text:span></text:span><text:span text:style-name="AncientGreek_3a__20_Ἀρχαία_20_ἑλληνικά"><text:span text:style-name="T453"> μ</text:span></text:span><text:span text:style-name="AncientGreek_3a__20_Ἀρχαία_20_ἑλληνικά"><text:span text:style-name="T455">ὴ</text:span></text:span><text:span text:style-name="AncientGreek_3a__20_Ἀρχαία_20_ἑλληνικά"><text:span text:style-name="T453"> </text:span></text:span><text:span text:style-name="AncientGreek_3a__20_Ἀρχαία_20_ἑλληνικά"><text:span text:style-name="T310">αἰσχ</text:span></text:span><text:span text:style-name="AncientGreek_3a__20_Ἀρχαία_20_ἑλληνικά"><text:span text:style-name="T309">ύ</text:span></text:span><text:span text:style-name="AncientGreek_3a__20_Ἀρχαία_20_ἑλληνικά"><text:span text:style-name="T310">νθ</text:span></text:span><text:span text:style-name="AncientGreek_3a__20_Ἀρχαία_20_ἑλληνικά"><text:span text:style-name="T309">η</text:span></text:span><text:span text:style-name="AncientGreek_3a__20_Ἀρχαία_20_ἑλληνικά"><text:span text:style-name="T310">τε</text:span></text:span><text:span text:style-name="AncientGreek_3a__20_Ἀρχαία_20_ἑλληνικά"><text:span text:style-name="T455">. </text:span></text:span><text:span text:style-name="AncientGreek_3a__20_Ἀρχαία_20_ἑλληνικά"><text:span text:style-name="T311">Ἀ</text:span></text:span><text:span text:style-name="AncientGreek_3a__20_Ἀρχαία_20_ἑλληνικά"><text:span text:style-name="T309">πάραντες </text:span></text:span><text:span text:style-name="AncientGreek_3a__20_Ἀρχαία_20_ἑλληνικά"><text:span text:style-name="T311">δὲ</text:span></text:span><text:span text:style-name="AncientGreek_3a__20_Ἀρχαία_20_ἑλληνικά"><text:span text:style-name="T309"> τα περιβόλαια </text:span></text:span><text:span text:style-name="AncientGreek_3a__20_Ἀρχαία_20_ἑλληνικά"><text:span text:style-name="T312">θήσετε αὐτ</text:span></text:span><text:span text:style-name="AncientGreek_3a__20_Ἀρχαία_20_ἑλληνικά"><text:span text:style-name="T311">ὰ</text:span></text:span><text:span text:style-name="AncientGreek_3a__20_Ἀρχαία_20_ἑλληνικά"><text:span text:style-name="T312"> ὐπὸ τῆς γῆς τ</text:span></text:span><text:span text:style-name="AncientGreek_3a__20_Ἀρχαία_20_ἑλληνικά"><text:span text:style-name="T311">ὲ</text:span></text:span><text:span text:style-name="AncientGreek_3a__20_Ἀρχαία_20_ἑλληνικά"><text:span text:style-name="T312"> ὐπὸ τῶν ποδῶν </text:span></text:span><text:span text:style-name="AncientGreek_3a__20_Ἀρχαία_20_ἑλληνικά"><text:span text:style-name="T311">τὲ καὶ καταπατήσετε </text:span></text:span><text:span text:style-name="AncientGreek_3a__20_Ἀρχαία_20_ἑλληνικά"><text:span text:style-name="T312">αὐτ</text:span></text:span><text:span text:style-name="AncientGreek_3a__20_Ἀρχαία_20_ἑλληνικά"><text:span text:style-name="T311">ὰ </text:span></text:span><text:span text:style-name="AncientGreek_3a__20_Ἀρχαία_20_ἑλληνικά"><text:span text:style-name="T312">ὡς τὰ </text:span></text:span><text:span text:style-name="AncientGreek_3a__20_Ἀρχαία_20_ἑλληνικά"><text:span text:style-name="T311">μικρά </text:span></text:span><text:span text:style-name="AncientGreek_3a__20_Ἀρχαία_20_ἑλληνικά"><text:span text:style-name="T312">τέκνα </text:span></text:span><text:span text:style-name="AncientGreek_3a__20_Ἀρχαία_20_ἑλληνικά"><text:span text:style-name="T311">τότε ὄψεσθε τὸν υἱὸν </text:span></text:span><text:span text:style-name="AncientGreek_3a__20_Ἀρχαία_20_ἑλληνικά"><text:span text:style-name="T59">ἔμψυχο</text:span></text:span><text:span text:style-name="AncientGreek_3a__20_Ἀρχαία_20_ἑλληνικά"><text:span text:style-name="T60">ν</text:span></text:span><text:span text:style-name="AncientGreek_3a__20_Ἀρχαία_20_ἑλληνικά"><text:span text:style-name="T65">.</text:span></text:span></text:p>
        </text:list-item>
        <text:list-item>
          <text:p text:style-name="P90"><text:span text:style-name="AncientGreek_3a__20_Ἀρχαία_20_ἑλληνικά"><text:span text:style-name="T136">ⲡⲉϫⲉ ⲓ̅ⲥ̅ ϫⲉ ϩⲁϩ ⲛ̅ⲥoⲡ ⲁⲧⲉⲧⲛ̅ ⲣ̅ⲉⲡⲓⲑⲩⲙⲉⲓ ⲉⲥⲱⲧⲙ̅ ⲁⲛⲉⲉⲓϣⲁϫⲉ ⲛⲁⲉⲓ ⲉϯϫⲱ ⲙ̅ⲙooⲩ ⲛⲏⲧⲛ̅ ⲁⲩⲱ ⲙⲛ̅ⲧⲏⲧⲛ̅ ⲕⲉoⲩⲁ ⲉⲥoⲧⲙoⲩ ⲛ̅ⲧooⲧϥ̅ oⲩⲛ̅ ϩⲛ̅ϩo oⲩ ⲛⲁϣⲱⲡⲉ ⲛ̅ⲧⲉⲧⲛ̅ϣⲓⲛⲉ ⲛ̅ⲥⲱⲉⲓ ⲧⲉ ⲧⲛⲁϩⲉ ⲁⲛ ⲉⲣoⲉⲓ</text:span></text:span></text:p>
          <text:p text:style-name="P59"><text:span text:style-name="AncientGreek_3a__20_Ἀρχαία_20_ἑλληνικά"><text:span text:style-name="T59">Λέγει</text:span></text:span><text:span text:style-name="AncientGreek_3a__20_Ἀρχαία_20_ἑλληνικά"><text:span text:style-name="T57"> </text:span></text:span><text:span text:style-name="AncientGreek_3a__20_Ἀρχαία_20_ἑλληνικά"><text:span text:style-name="T59">Ἰησοῦς</text:span></text:span><text:span text:style-name="AncientGreek_3a__20_Ἀρχαία_20_ἑλληνικά"><text:span text:style-name="T57">· </text:span></text:span><text:span text:style-name="AncientGreek_3a__20_Ἀρχαία_20_ἑλληνικά"><text:span text:style-name="T59">πολλὰ</text:span></text:span><text:span text:style-name="AncientGreek_3a__20_Ἀρχαία_20_ἑλληνικά"><text:span text:style-name="T456"> </text:span></text:span><text:span text:style-name="AncientGreek_3a__20_Ἀρχαία_20_ἑλληνικά"><text:span text:style-name="T457">μὲν ἐπιθύμει</text:span></text:span><text:span text:style-name="AncientGreek_3a__20_Ἀρχαία_20_ἑλληνικά"><text:span text:style-name="T456"> </text:span></text:span><text:span text:style-name="AncientGreek_3a__20_Ἀρχαία_20_ἑλληνικά"><text:span text:style-name="T457">τὰ</text:span></text:span><text:span text:style-name="AncientGreek_3a__20_Ἀρχαία_20_ἑλληνικά"><text:span text:style-name="T456"> </text:span></text:span><text:span text:style-name="AncientGreek_3a__20_Ἀρχαία_20_ἑλληνικά"><text:span text:style-name="T457">λόγια</text:span></text:span><text:span text:style-name="AncientGreek_3a__20_Ἀρχαία_20_ἑλληνικά"><text:span text:style-name="T456"> </text:span></text:span><text:span text:style-name="AncientGreek_3a__20_Ἀρχαία_20_ἑλληνικά"><text:span text:style-name="T457">τὰ λεγόμενα σοι καὶ οὐ ἔχοντες τίνου ἄλλου ἀκούειν. γενήσονται ἡμέραι πότε μὲ ζητήσετε καὶ οὐ μὲ εὑρίσκεσθε.</text:span></text:span></text:p>
        </text:list-item>
        <text:list-item>
          <text:p text:style-name="P90"><text:span text:style-name="AncientGreek_3a__20_Ἀρχαία_20_ἑλληνικά"><text:span text:style-name="T182">ⲡⲉϫⲉ ⲓ̅ⲥ̅ ϫⲉ ⲙ̅ⲫⲁⲣⲓⲥⲁⲓoⲥ ⲙⲛ̅ ⲛ̅ⲅⲣⲁⲙⲙⲁⲧⲉⲩⲥ ⲁⲩϫⲓ ⲛ̅ϣⲁϣⲧ ⲛ̅ⲧⲅⲛⲱⲥⲓⲥ ⲁⲩϩoⲡoⲩ oⲩⲧⲉ ⲙ̅ⲡoⲩⲃⲱⲕ ⲉϩoⲩⲛ ⲁⲩⲱ ⲛⲉⲧoⲩⲱϣ ⲉⲃⲱⲕ ⲉϩoⲩⲛ ⲙ̅ ⲡoⲩⲕⲁⲁⲩ. ⲛ̅ⲧⲱⲧⲛ̅ ⲇⲉ ϣⲱⲡⲉ ⲙ̅ⲫⲣoⲛⲓⲙoⲥ ⲛ̅ ⲑⲉ ⲛ̅ ⲛϩoϥ ⲁⲩⲱ ⲛ̅ ⲁⲕⲉⲣⲁⲓoⲥ ⲛ̅ ⲑⲉ ⲛ̅ ⲛ̅ϭⲣoⲙⲡⲉ </text:span></text:span></text:p>
          <text:p text:style-name="P60"><text:span text:style-name="AncientGreek_3a__20_Ἀρχαία_20_ἑλληνικά"><text:span text:style-name="T453">Λέγει </text:span></text:span><text:span text:style-name="AncientGreek_3a__20_Ἀρχαία_20_ἑλληνικά"><text:span text:style-name="T458">Ἰησοῦς</text:span></text:span><text:span text:style-name="AncientGreek_3a__20_Ἀρχαία_20_ἑλληνικά"><text:span text:style-name="T453">· </text:span></text:span><text:span text:style-name="AncientGreek_3a__20_Ἀρχαία_20_ἑλληνικά"><text:span text:style-name="T458">Οἱ</text:span></text:span><text:span text:style-name="AncientGreek_3a__20_Ἀρχαία_20_ἑλληνικά"><text:span text:style-name="T453"> </text:span></text:span><text:span text:style-name="AncientGreek_3a__20_Ἀρχαία_20_ἑλληνικά"><text:span text:style-name="T458">Φαρισαῖοι</text:span></text:span><text:span text:style-name="AncientGreek_3a__20_Ἀρχαία_20_ἑλληνικά"><text:span text:style-name="T453"> </text:span></text:span><text:span text:style-name="AncientGreek_3a__20_Ἀρχαία_20_ἑλληνικά"><text:span text:style-name="T458">καὶ</text:span></text:span><text:span text:style-name="AncientGreek_3a__20_Ἀρχαία_20_ἑλληνικά"><text:span text:style-name="T453"> </text:span></text:span><text:span text:style-name="AncientGreek_3a__20_Ἀρχαία_20_ἑλληνικά"><text:span text:style-name="T458">οἱ</text:span></text:span><text:span text:style-name="AncientGreek_3a__20_Ἀρχαία_20_ἑλληνικά"><text:span text:style-name="T453"> </text:span></text:span><text:span text:style-name="AncientGreek_3a__20_Ἀρχαία_20_ἑλληνικά"><text:span text:style-name="T458">γραμματεῖς</text:span></text:span><text:span text:style-name="AncientGreek_3a__20_Ἀρχαία_20_ἑλληνικά"><text:span text:style-name="T453"> </text:span></text:span><text:span text:style-name="AncientGreek_3a__20_Ἀρχαία_20_ἑλληνικά"><text:span text:style-name="T458">ἔλαβον</text:span></text:span><text:span text:style-name="AncientGreek_3a__20_Ἀρχαία_20_ἑλληνικά"><text:span text:style-name="T453"> </text:span></text:span><text:span text:style-name="AncientGreek_3a__20_Ἀρχαία_20_ἑλληνικά"><text:span text:style-name="T458">τὰς</text:span></text:span><text:span text:style-name="AncientGreek_3a__20_Ἀρχαία_20_ἑλληνικά"><text:span text:style-name="T453"> </text:span></text:span><text:span text:style-name="AncientGreek_3a__20_Ἀρχαία_20_ἑλληνικά"><text:span text:style-name="T458">κλεῖδας</text:span></text:span><text:span text:style-name="AncientGreek_3a__20_Ἀρχαία_20_ἑλληνικά"><text:span text:style-name="T453"> της </text:span></text:span><text:span text:style-name="AncientGreek_3a__20_Ἀρχαία_20_ἑλληνικά"><text:span text:style-name="T458">γνώσεως</text:span></text:span><text:span text:style-name="AncientGreek_3a__20_Ἀρχαία_20_ἑλληνικά"><text:span text:style-name="T453">· </text:span></text:span><text:span text:style-name="AncientGreek_3a__20_Ἀρχαία_20_ἑλληνικά"><text:span text:style-name="T458">αὐτοὶ</text:span></text:span><text:span text:style-name="AncientGreek_3a__20_Ἀρχαία_20_ἑλληνικά"><text:span text:style-name="T453"> </text:span></text:span><text:span text:style-name="AncientGreek_3a__20_Ἀρχαία_20_ἑλληνικά"><text:span text:style-name="T313">ἔκρυψον</text:span></text:span><text:span text:style-name="AncientGreek_3a__20_Ἀρχαία_20_ἑλληνικά"><text:span text:style-name="T459"> α</text:span></text:span><text:span text:style-name="AncientGreek_3a__20_Ἀρχαία_20_ἑλληνικά"><text:span text:style-name="T313">ὐτὰς ὤστε οὔτε </text:span></text:span><text:span text:style-name="AncientGreek_3a__20_Ἀρχαία_20_ἑλληνικά"><text:span text:style-name="T314">οὕστινας</text:span></text:span><text:span text:style-name="AncientGreek_3a__20_Ἀρχαία_20_ἑλληνικά"><text:span text:style-name="T313"> εἰσέρχωντ</text:span></text:span><text:span text:style-name="AncientGreek_3a__20_Ἀρχαία_20_ἑλληνικά"><text:span text:style-name="T314">ας</text:span></text:span><text:span text:style-name="AncientGreek_3a__20_Ἀρχαία_20_ἑλληνικά"><text:span text:style-name="T313"> οὔτε </text:span></text:span><text:span text:style-name="AncientGreek_3a__20_Ἀρχαία_20_ἑλληνικά"><text:span text:style-name="T314">οὕστινας </text:span></text:span><text:span text:style-name="AncientGreek_3a__20_Ἀρχαία_20_ἑλληνικά"><text:span text:style-name="T313">θ</text:span></text:span><text:span text:style-name="AncientGreek_3a__20_Ἀρχαία_20_ἑλληνικά"><text:span text:style-name="T314">ελοῦντ</text:span></text:span><text:span text:style-name="AncientGreek_3a__20_Ἀρχαία_20_ἑλληνικά"><text:span text:style-name="T347">α</text:span></text:span><text:span text:style-name="AncientGreek_3a__20_Ἀρχαία_20_ἑλληνικά"><text:span text:style-name="T314">ς</text:span></text:span><text:span text:style-name="AncientGreek_3a__20_Ἀρχαία_20_ἑλληνικά"><text:span text:style-name="T313"> εἰσέρχεσθαι </text:span></text:span><text:span text:style-name="AncientGreek_3a__20_Ἀρχαία_20_ἑλληνικά"><text:span text:style-name="T314">οὐ ἐπιτρέπουσιν</text:span></text:span><text:span text:style-name="AncientGreek_3a__20_Ἀρχαία_20_ἑλληνικά"><text:span text:style-name="T453">. </text:span></text:span><text:span text:style-name="AncientGreek_3a__20_Ἀρχαία_20_ἑλληνικά"><text:span text:style-name="T460">ὑ</text:span></text:span><text:span text:style-name="AncientGreek_3a__20_Ἀρχαία_20_ἑλληνικά"><text:span text:style-name="T314">μεῖς δὲ γενήσεσθε</text:span></text:span><text:span text:style-name="AncientGreek_3a__20_Ἀρχαία_20_ἑλληνικά"><text:span text:style-name="T460"> </text:span></text:span><text:span text:style-name="AncientGreek_3a__20_Ἀρχαία_20_ἑλληνικά"><text:span text:style-name="T347">φρόνιμοι </text:span></text:span><text:span text:style-name="AncientGreek_3a__20_Ἀρχαία_20_ἑλληνικά"><text:span text:style-name="T460">ὡς </text:span></text:span><text:span text:style-name="AncientGreek_3a__20_Ἀρχαία_20_ἑλληνικά"><text:span text:style-name="T314">ὀ</text:span></text:span><text:span text:style-name="AncientGreek_3a__20_Ἀρχαία_20_ἑλληνικά"><text:span text:style-name="T453">φεις και </text:span></text:span><text:span text:style-name="AncientGreek_3a__20_Ἀρχαία_20_ἑλληνικά"><text:span text:style-name="T314">ἀ</text:span></text:span><text:span text:style-name="AncientGreek_3a__20_Ἀρχαία_20_ἑλληνικά"><text:span text:style-name="T453">κερα</text:span></text:span><text:span text:style-name="AncientGreek_3a__20_Ἀρχαία_20_ἑλληνικά"><text:span text:style-name="T314">ί</text:span></text:span><text:span text:style-name="AncientGreek_3a__20_Ἀρχαία_20_ἑλληνικά"><text:span text:style-name="T453">οι </text:span></text:span><text:span text:style-name="AncientGreek_3a__20_Ἀρχαία_20_ἑλληνικά"><text:span text:style-name="T460">ὡς</text:span></text:span><text:span text:style-name="AncientGreek_3a__20_Ἀρχαία_20_ἑλληνικά"><text:span text:style-name="T453"> περιστερα</text:span></text:span><text:span text:style-name="AncientGreek_3a__20_Ἀρχαία_20_ἑλληνικά"><text:span text:style-name="T314">ι</text:span></text:span><text:span text:style-name="AncientGreek_3a__20_Ἀρχαία_20_ἑλληνικά"><text:span text:style-name="T460">.</text:span></text:span></text:p>
        </text:list-item>
        <text:list-item>
          <text:p text:style-name="P90"><text:span text:style-name="AncientGreek_3a__20_Ἀρχαία_20_ἑλληνικά"><text:span text:style-name="T182">ⲡⲉϫⲉ ⲓ̅ⲥ̅ oⲩⲃⲉ ⲛ ⲉⲗooⲗⲉ ⲁⲩⲧoϭⲥ ⲙ̅ ⲡⲥⲁ ⲛ ⲃoⲗ ⲙ̅ ⲡⲉⲓⲱⲧ ⲁⲩⲱ ⲉⲥⲧⲁϫⲣⲏⲩ ⲁⲛ ⲥⲉⲛⲁⲡoⲣⲕⲥ̅ ϩⲁ ⲧⲉⲥⲛoⲩⲛⲉ ⲛ̅ⲥⲧⲁⲕo</text:span></text:span></text:p>
          <text:p text:style-name="P57"><text:span text:style-name="AncientGreek_3a__20_Ἀρχαία_20_ἑλληνικά"><text:span text:style-name="T453">Λέγει </text:span></text:span><text:span text:style-name="AncientGreek_3a__20_Ἀρχαία_20_ἑλληνικά"><text:span text:style-name="T315">Ἰ</text:span></text:span><text:span text:style-name="AncientGreek_3a__20_Ἀρχαία_20_ἑλληνικά"><text:span text:style-name="T307">ησο</text:span></text:span><text:span text:style-name="AncientGreek_3a__20_Ἀρχαία_20_ἑλληνικά"><text:span text:style-name="T315">ῦ</text:span></text:span><text:span text:style-name="AncientGreek_3a__20_Ἀρχαία_20_ἑλληνικά"><text:span text:style-name="T307">ς·</text:span></text:span><text:span text:style-name="AncientGreek_3a__20_Ἀρχαία_20_ἑλληνικά"><text:span text:style-name="T315">ἀμπελὼν τις φυτεύεται χώρις τοῦ πατρός καὶ εἀν μὴ χορτ</text:span></text:span><text:span text:style-name="AncientGreek_3a__20_Ἀρχαία_20_ἑλληνικά"><text:span text:style-name="T316">αζόμενος </text:span></text:span><text:span text:style-name="AncientGreek_3a__20_Ἀρχαία_20_ἑλληνικά"><text:span text:style-name="T317">κριζῶσιν </text:span></text:span><text:span text:style-name="AncientGreek_3a__20_Ἀρχαία_20_ἑλληνικά"><text:span text:style-name="T316">καὶ</text:span></text:span><text:span text:style-name="AncientGreek_3a__20_Ἀρχαία_20_ἑλληνικά"><text:span text:style-name="T317"> ἀπολεῖται.</text:span></text:span></text:p>
        </text:list-item>
        <text:list-item>
          <text:p text:style-name="P91"><text:span text:style-name="AncientGreek_3a__20_Ἀρχαία_20_ἑλληνικά"><text:span text:style-name="T182">ⲡⲉϫⲉ ⲓ̅ⲥ̅ ϫⲉ ⲡⲉⲧⲉⲩⲛ̅ⲧⲁϥ ϩⲛ̅ ⲧⲉϥϭⲓϫ ⲥⲉⲛⲁϯ ⲛⲁϥ ⲁⲩⲱ ⲡⲉⲧⲉⲙⲛ̅ⲧⲁϥ ⲡⲕⲉϣⲏⲙ ⲉⲧoⲩⲛ̅ⲧⲁϥ ⲥⲉⲛⲁϥⲓⲧϥ̅ ⲛ̅ⲧooⲧϥ</text:span></text:span></text:p>
          <text:p text:style-name="P61"><text:span text:style-name="AncientGreek_3a__20_Ἀρχαία_20_ἑλληνικά"><text:span text:style-name="T453">Λέγει Ιησους·</text:span></text:span><text:span text:style-name="AncientGreek_3a__20_Ἀρχαία_20_ἑλληνικά"><text:span text:style-name="T461">ὁ</text:span></text:span><text:span text:style-name="AncientGreek_3a__20_Ἀρχαία_20_ἑλληνικά"><text:span text:style-name="T453"> </text:span></text:span><text:span text:style-name="AncientGreek_3a__20_Ἀρχαία_20_ἑλληνικά"><text:span text:style-name="T318">μέν </text:span></text:span><text:span text:style-name="AncientGreek_3a__20_Ἀρχαία_20_ἑλληνικά"><text:span text:style-name="T453">ἔχ</text:span></text:span><text:span text:style-name="AncientGreek_3a__20_Ἀρχαία_20_ἑλληνικά"><text:span text:style-name="T319">ων</text:span></text:span><text:span text:style-name="AncientGreek_3a__20_Ἀρχαία_20_ἑλληνικά"><text:span text:style-name="T307"> </text:span></text:span><text:span text:style-name="AncientGreek_3a__20_Ἀρχαία_20_ἑλληνικά"><text:span text:style-name="T319">χείρι τινα</text:span></text:span><text:span text:style-name="AncientGreek_3a__20_Ἀρχαία_20_ἑλληνικά"><text:span text:style-name="T307"> </text:span></text:span><text:span text:style-name="AncientGreek_3a__20_Ἀρχαία_20_ἑλληνικά"><text:span text:style-name="T453">δοθήσεται </text:span></text:span><text:span text:style-name="AncientGreek_3a__20_Ἀρχαία_20_ἑλληνικά"><text:span text:style-name="T307">κ</text:span></text:span><text:span text:style-name="AncientGreek_3a__20_Ἀρχαία_20_ἑλληνικά"><text:span text:style-name="T318">α</text:span></text:span><text:span text:style-name="AncientGreek_3a__20_Ἀρχαία_20_ἑλληνικά"><text:span text:style-name="T307">ὶ πλεῖον </text:span></text:span><text:span text:style-name="AncientGreek_3a__20_Ἀρχαία_20_ἑλληνικά"><text:span text:style-name="T453">τοῦ δὲ μὴ ἔχοντος καὶ ὃ ἔχει ἀρθήσεται ἀπ' αὐτοῦ.</text:span></text:span></text:p>
        </text:list-item>
        <text:list-item>
          <text:p text:style-name="P62"><text:span text:style-name="AncientGreek_3a__20_Ἀρχαία_20_ἑλληνικά"><text:span text:style-name="T182">ⲡⲉϫⲉ ⲓ̅ⲥ̅ ϫⲉ ϣⲱⲡⲉ ⲉⲧⲉⲧⲛ̅ⲣ̅ⲡⲁⲣⲁⲅⲉ </text:span></text:span></text:p>
          <text:p text:style-name="P61"><text:span text:style-name="AncientGreek_3a__20_Ἀρχαία_20_ἑλληνικά"><text:span text:style-name="T453">Λέγει Ιησους· </text:span></text:span><text:span text:style-name="AncientGreek_3a__20_Ἀρχαία_20_ἑλληνικά"><text:span text:style-name="T318">γίνεσθ</text:span></text:span><text:span text:style-name="AncientGreek_3a__20_Ἀρχαία_20_ἑλληνικά"><text:span text:style-name="T347">ε</text:span></text:span><text:span text:style-name="AncientGreek_3a__20_Ἀρχαία_20_ἑλληνικά"><text:span text:style-name="T318"> </text:span></text:span><text:span text:style-name="AncientGreek_3a__20_Ἀρχαία_20_ἑλληνικά"><text:span text:style-name="T320">οἱ παράγοντες.</text:span></text:span></text:p>
        </text:list-item>
        <text:list-item>
          <text:p text:style-name="P62"><text:span text:style-name="AncientGreek_3a__20_Ἀρχαία_20_ἑλληνικά"><text:span text:style-name="T182">ⲡⲉϫⲁⲩ ⲛⲁϥ ⲛ̅ϭⲓ ⲛⲉϥⲙⲁⲑⲏⲧⲏⲥ ϫⲉ ⲛ̅ⲧⲁⲕ ⲛⲓⲙ ⲉⲕϫⲱ ⲛ̅ ⲛⲁⲓ ⲛⲁⲛ. ϩⲛ̅ ⲛⲉϯϫⲱ ⲙ̅ ⲙooⲩ ⲛⲏⲧⲛ̅ ⲛ̅ⲧⲉⲧⲛ̅ⲉⲓⲙⲉ ⲁⲛ ϫⲉ ⲁⲛoⲕ ⲛⲓⲙ ⲁⲗⲗⲁ ⲛ̅ⲧⲱⲧⲛ̅ ⲁⲧⲉⲧⲛ̅ϣⲱⲡⲉ ⲛ̅ ⲑⲉ ⲛ̅ ⲛⲓⲓoⲩⲇⲁⲓoⲥ ϫⲉ ⲥⲉⲙⲉ ⲙ̅ⲡϣⲏⲛ ⲥⲉⲙoⲥⲧⲉ ⲙ̅ ⲡⲉϥⲕⲁⲣⲡoⲥ ⲁⲩⲱ ⲥⲉⲙⲉ ⲙ̅ⲡⲕⲁⲣⲡoⲥ ⲥⲉⲙoⲥⲧⲉ ⲙ̅ⲡϣⲏⲛ</text:span></text:span></text:p>
          <text:p text:style-name="P63"><text:span text:style-name="AncientGreek_3a__20_Ἀρχαία_20_ἑλληνικά"><text:span text:style-name="T453">Λέγ</text:span></text:span><text:span text:style-name="AncientGreek_3a__20_Ἀρχαία_20_ἑλληνικά"><text:span text:style-name="T462">ου</text:span></text:span><text:span text:style-name="AncientGreek_3a__20_Ἀρχαία_20_ἑλληνικά"><text:span text:style-name="T321">σιν οἱ μαθηταὶ αὐτῷ </text:span></text:span><text:span text:style-name="AncientGreek_3a__20_Ἀρχαία_20_ἑλληνικά"><text:span text:style-name="T322">τίς εἰ συ ἵνα ταῦτα λέξῃς ἡμῖν. </text:span></text:span><text:span text:style-name="AncientGreek_3a__20_Ἀρχαία_20_ἑλληνικά"><text:span text:style-name="T323">ἁ δε λέγων </text:span></text:span><text:span text:style-name="AncientGreek_3a__20_Ἀρχαία_20_ἑλληνικά"><text:span text:style-name="T324">ταῦτα οὐ καταμαθάνετε τίς εἰμι ἀλλὰ γεγόνατε ὡς οἱ ἰουδαίοι. ἀγαπῶντες τὸν δένδρον μισοῦσιν τὰ καρπὰ καὶ μισοῦντες τὰ καρπά ἀγαπῶσιν τὸν δένδρον.</text:span></text:span></text:p>
        </text:list-item>
        <text:list-item>
          <text:p text:style-name="P92"><text:span text:style-name="AncientGreek_3a__20_Ἀρχαία_20_ἑλληνικά"><text:span text:style-name="T182">ⲡⲉϫⲉ ⲓ̅ⲥ̅ ϫⲉ ⲡⲉⲧⲁϫⲉ oⲩⲁ ⲁⲡⲉⲓⲱⲧ ⲥⲉⲛⲁⲕⲱ ⲉⲃoⲗ ⲛⲁϥ ⲁⲩⲱ ⲡⲉⲧⲁϫⲉ oⲩⲁ ⲉⲡϣⲏⲣⲉ ⲥⲉⲛⲁⲕⲱ ⲉⲃoⲗ ⲛⲁϥ ⲡⲉⲧⲁϫⲉ oⲩⲁ ⲇⲉ ⲁⲡPⲛ̅ⲁ̅ ⲉⲧoⲩⲁⲁⲃ ⲥⲉⲛⲁⲕⲱ ⲁⲛ ⲉⲃoⲗ ⲛⲁϥ oⲩⲧⲉ ϩⲙ̅ ⲡⲕⲁϩ oⲩⲧⲉ ϩⲛ̅ ⲧⲡⲉ</text:span></text:span></text:p>
          <text:p text:style-name="P15"><text:span text:style-name="AncientGreek_3a__20_Ἀρχαία_20_ἑλληνικά"><text:span text:style-name="T466">Λέγει Ιησους· </text:span></text:span><text:span text:style-name="AncientGreek_3a__20_Ἀρχαία_20_ἑλληνικά"><text:span text:style-name="T111">ὃς δ' ἂν βλασφημήσῃ εἰς </text:span></text:span><text:span text:style-name="AncientGreek_3a__20_Ἀρχαία_20_ἑλληνικά"><text:span text:style-name="T101">τὸν πατέρα </text:span></text:span><text:span text:style-name="AncientGreek_3a__20_Ἀρχαία_20_ἑλληνικά"><text:span text:style-name="T102">ἤ εἰς τὸν υἵον πάντα ἀφεθησέται</text:span></text:span><text:span text:style-name="AncientGreek_3a__20_Ἀρχαία_20_ἑλληνικά"><text:span text:style-name="T111">τ</text:span></text:span><text:span text:style-name="AncientGreek_3a__20_Ἀρχαία_20_ἑλληνικά"><text:span text:style-name="T102">ο. ἀλλὰ </text:span></text:span><text:span text:style-name="AncientGreek_3a__20_Ἀρχαία_20_ἑλληνικά"><text:span text:style-name="T112">ὃς ἂν βλασφημήσῃ εἰς</text:span></text:span><text:span text:style-name="AncientGreek_3a__20_Ἀρχαία_20_ἑλληνικά"><text:span text:style-name="T111"> </text:span></text:span><text:span text:style-name="AncientGreek_3a__20_Ἀρχαία_20_ἑλληνικά"><text:span text:style-name="T103">τὸ </text:span></text:span><text:span text:style-name="AncientGreek_3a__20_Ἀρχαία_20_ἑλληνικά"><text:span text:style-name="T111">πνεῦμα τὸ ἅγιον </text:span></text:span><text:span text:style-name="AncientGreek_3a__20_Ἀρχαία_20_ἑλληνικά"><text:span text:style-name="T103">μὴ </text:span></text:span><text:span text:style-name="AncientGreek_3a__20_Ἀρχαία_20_ἑλληνικά"><text:span text:style-name="T108">ἀφεθησέται</text:span></text:span><text:span text:style-name="AncientGreek_3a__20_Ἀρχαία_20_ἑλληνικά"><text:span text:style-name="T113">τ</text:span></text:span><text:span text:style-name="AncientGreek_3a__20_Ἀρχαία_20_ἑλληνικά"><text:span text:style-name="T108">ο </text:span></text:span><text:span text:style-name="AncientGreek_3a__20_Ἀρχαία_20_ἑλληνικά"><text:span text:style-name="T109">εἴτε ἐν τὴν γὴν εἴτε ἐν τοὶς οὐρανοίς.</text:span></text:span></text:p>
        </text:list-item>
        <text:list-item>
          <text:p text:style-name="P92"><text:span text:style-name="AncientGreek_3a__20_Ἀρχαία_20_ἑλληνικά"><text:span text:style-name="T182">ⲡⲉϫⲉ ⲓ̅ⲥ̅ ⲙⲁⲩϫⲉⲗⲉ ⲉⲗooⲗⲉ ⲉⲃoⲗ ϩⲛ̅ ϣoⲛⲧⲉ oⲩⲧⲉ ⲙⲁⲩⲕⲱⲧϥ ⲕⲛ̅ⲧⲉ ⲉⲃoⲗ ϩⲛ̅ ⲥⲣ̅ϭⲁⲙoⲩⲗ. ⲙⲁⲩϯ ⲕⲁⲣⲡoⲥ ⲅⲁⲣ oⲩⲁⲅⲁⲑoⲥ ⲣ̅ⲣⲱⲙⲉ ϣⲁϥⲉⲓⲛⲉ ⲛ̅ oⲩⲁⲅⲁⲑoⲛ ⲉⲃoⲗ ϩⲙ̅ ⲡⲉϥⲉϩo. oⲩⲕⲁⲕ[oⲥ] ⲣ̅ⲣⲱⲙⲉ ϣⲁϥⲉⲓⲛⲉ ⲛ̅ ϩⲛ̅ ⲡoⲛⲏⲣoⲛ ⲉⲃoⲗ ϩⲙ̅ ⲡⲉϥⲉϩo. ⲉⲑooⲩ ⲉⲧϩⲛ̅ ⲡⲉϥϩⲏⲧ ⲁⲩⲱ ⲛ̅ϥϫⲱ ⲛ̅ϩⲛ̅ⲡoⲛⲏⲣoⲛ ⲉⲃoⲗ. ⲅⲁⲣ ϩⲙ̅ ⲫoⲩo ⲙ̅ ⲫⲏⲧ ϣⲁϥⲉⲓⲛⲉ ⲉⲃoⲗ ⲛ̅ ϩⲛ̅ⲡoⲛⲏⲣoⲛ</text:span></text:span></text:p>
          <text:p text:style-name="P16"><text:span text:style-name="AncientGreek_3a__20_Ἀρχαία_20_ἑλληνικά"><text:span text:style-name="T466">Λέγει Ιησους· </text:span></text:span><text:span text:style-name="AncientGreek_3a__20_Ἀρχαία_20_ἑλληνικά"><text:span text:style-name="T469">οὺκ </text:span></text:span><text:span text:style-name="AncientGreek_3a__20_Ἀρχαία_20_ἑλληνικά"><text:span text:style-name="T76">ἐκ </text:span></text:span><text:span text:style-name="AncientGreek_3a__20_Ἀρχαία_20_ἑλληνικά"><text:span text:style-name="T148">ἀκανθῶν </text:span></text:span><text:span text:style-name="AncientGreek_3a__20_Ἀρχαία_20_ἑλληνικά"><text:span text:style-name="T76">σταφυλὴν τρυγῶσιν</text:span></text:span><text:span text:style-name="AncientGreek_3a__20_Ἀρχαία_20_ἑλληνικά"><text:span text:style-name="T96">.</text:span></text:span><text:span text:style-name="AncientGreek_3a__20_Ἀρχαία_20_ἑλληνικά"><text:span text:style-name="T150"> οὔτε </text:span></text:span><text:span text:style-name="AncientGreek_3a__20_Ἀρχαία_20_ἑλληνικά"><text:span text:style-name="T151">συκᾶς </text:span></text:span><text:span text:style-name="AncientGreek_3a__20_Ἀρχαία_20_ἑλληνικά"><text:span text:style-name="T110">συλλέγουσιν</text:span></text:span><text:span text:style-name="AncientGreek_3a__20_Ἀρχαία_20_ἑλληνικά"><text:span text:style-name="T155"> </text:span></text:span><text:span text:style-name="AncientGreek_3a__20_Ἀρχαία_20_ἑλληνικά"><text:span text:style-name="T151">ἀπὸ </text:span></text:span><text:span text:style-name="AncientGreek_3a__20_Ἀρχαία_20_ἑλληνικά"><text:span text:style-name="T76">βάτου</text:span></text:span><text:span text:style-name="AncientGreek_3a__20_Ἀρχαία_20_ἑλληνικά"><text:span text:style-name="T104">. </text:span></text:span><text:span text:style-name="AncientGreek_3a__20_Ἀρχαία_20_ἑλληνικά"><text:span text:style-name="T116">Ο</text:span></text:span><text:span text:style-name="AncientGreek_3a__20_Ἀρχαία_20_ἑλληνικά"><text:span text:style-name="T105">ὔ γαρ φέρει καρπούς. Ὁ </text:span></text:span><text:span text:style-name="AncientGreek_3a__20_Ἀρχαία_20_ἑλληνικά"><text:span text:style-name="T106">μὲν </text:span></text:span><text:span text:style-name="AncientGreek_3a__20_Ἀρχαία_20_ἑλληνικά"><text:span text:style-name="T105">ἀγαθὸς ἄνθρωπος ἐκφέρει τὰ ἀγαθὰ </text:span></text:span><text:span text:style-name="AncientGreek_3a__20_Ἀρχαία_20_ἑλληνικά"><text:span text:style-name="T106">ἐκ</text:span></text:span><text:span text:style-name="AncientGreek_3a__20_Ἀρχαία_20_ἑλληνικά"><text:span text:style-name="T152"> τοῦ θησαυροῦ. </text:span></text:span><text:span text:style-name="AncientGreek_3a__20_Ἀρχαία_20_ἑλληνικά"><text:span text:style-name="T105">Ὁ </text:span></text:span><text:span text:style-name="AncientGreek_3a__20_Ἀρχαία_20_ἑλληνικά"><text:span text:style-name="T106">δὲ </text:span></text:span><text:span text:style-name="AncientGreek_3a__20_Ἀρχαία_20_ἑλληνικά"><text:span text:style-name="T105">κακὸς ἄνθρωπος ἐκφέρει τὰ </text:span></text:span><text:span text:style-name="AncientGreek_3a__20_Ἀρχαία_20_ἑλληνικά"><text:span text:style-name="T107">πονηρὰ</text:span></text:span><text:span text:style-name="AncientGreek_3a__20_Ἀρχαία_20_ἑλληνικά"><text:span text:style-name="T105"> </text:span></text:span><text:span text:style-name="AncientGreek_3a__20_Ἀρχαία_20_ἑλληνικά"><text:span text:style-name="T106">ἐκ</text:span></text:span><text:span text:style-name="AncientGreek_3a__20_Ἀρχαία_20_ἑλληνικά"><text:span text:style-name="T152"> τοῦ </text:span></text:span><text:span text:style-name="AncientGreek_3a__20_Ἀρχαία_20_ἑλληνικά"><text:span text:style-name="T153">κακοῦ </text:span></text:span><text:span text:style-name="AncientGreek_3a__20_Ἀρχαία_20_ἑλληνικά"><text:span text:style-name="T152">θησαυροῦ. </text:span></text:span><text:span text:style-name="AncientGreek_3a__20_Ἀρχαία_20_ἑλληνικά"><text:span text:style-name="T154">ὀ ἔχων πονηρὰς διάνοιας λαλεῖ. </text:span></text:span><text:span text:style-name="AncientGreek_3a__20_Ἀρχαία_20_ἑλληνικά"><text:span text:style-name="T107">ἐκ γὰρ περισσεύματος καρδίας προάγει πονηρά.</text:span></text:span></text:p>
        </text:list-item>
        <text:list-item>
          <text:p text:style-name="P92"><text:span text:style-name="AncientGreek_3a__20_Ἀρχαία_20_ἑλληνικά"><text:span text:style-name="T182">ⲡⲉϫⲉ ⲓ̅ⲥ̅ ϫⲉ ϫⲓⲛ ⲁⲇⲁⲙ ϣⲁ ⲓⲱϩⲁⲛⲛⲏⲥ ⲡⲃⲁⲡⲧⲓⲥⲧⲏⲥ ϩⲛ̅ ⲛ̅ϫⲡo ⲛ̅ ⲛ̅ϩⲓoⲙⲉ. ⲙⲛ̅ ⲡⲉⲧϫoⲥⲉ ⲁ ⲓⲱϩⲁⲛⲛⲏⲥ ⲡⲃⲁⲡⲧⲓⲥⲧⲏⲥ ϣⲓⲛⲁ ϫⲉ ⲛoⲩⲱϭ</text:span></text:span><text:span text:style-name="AncientGreek_3a__20_Ἀρχαία_20_ἑλληνικά"><text:span text:style-name="T206">ⲡ̅</text:span></text:span><text:span text:style-name="AncientGreek_3a__20_Ἀρχαία_20_ἑλληνικά"><text:span text:style-name="T182"> ⲛ̅ϭⲓ ⲛⲉϥⲃⲁⲗ. ⲁⲉⲓϫooⲥ ⲇⲉ ϫⲉ ⲡⲉⲧⲛⲁϣⲱⲡⲉ ϩⲛ̅ ⲧⲏⲩⲧⲛ̅ ⲉϥo ⲛ̅ ⲕoⲩⲉⲓ ϥⲛⲁⲥoⲩⲱⲛ ⲧⲙⲛ̅ⲧⲉⲣo ⲁⲩⲱ ϥⲛⲁϫⲓⲥⲉ ⲁⲓⲱϩⲁⲛⲛⲏⲥ</text:span></text:span></text:p>
          <text:p text:style-name="P17"><text:span text:style-name="AncientGreek_3a__20_Ἀρχαία_20_ἑλληνικά"><text:span text:style-name="T466">Λέγει Ιησους· </text:span></text:span><text:span text:style-name="AncientGreek_3a__20_Ἀρχαία_20_ἑλληνικά"><text:span text:style-name="T114">ἀπὸ δὲ τῶν ἡμερῶν </text:span></text:span><text:span text:style-name="AncientGreek_3a__20_Ἀρχαία_20_ἑλληνικά"><text:span text:style-name="T97">Ἀδάμ </text:span></text:span><text:span text:style-name="AncientGreek_3a__20_Ἀρχαία_20_ἑλληνικά"><text:span text:style-name="T115">ἕως </text:span></text:span><text:span text:style-name="AncientGreek_3a__20_Ἀρχαία_20_ἑλληνικά"><text:span text:style-name="T114">Ἰωάννου τοῦ βαπτιστοῦ ἐν γεννητοῖς γυναικῶν</text:span></text:span><text:span text:style-name="AncientGreek_3a__20_Ἀρχαία_20_ἑλληνικά"><text:span text:style-name="T77"> </text:span></text:span><text:span text:style-name="AncientGreek_3a__20_Ἀρχαία_20_ἑλληνικά"><text:span text:style-name="T78">οὔδεις ὑ</text:span></text:span><text:span text:style-name="AncientGreek_3a__20_Ἀρχαία_20_ἑλληνικά"><text:span text:style-name="T77">ψοῦτ</text:span></text:span><text:span text:style-name="AncientGreek_3a__20_Ἀρχαία_20_ἑλληνικά"><text:span text:style-name="T79">ε</text:span></text:span><text:span text:style-name="AncientGreek_3a__20_Ἀρχαία_20_ἑλληνικά"><text:span text:style-name="T77"> </text:span></text:span><text:span text:style-name="AncientGreek_3a__20_Ἀρχαία_20_ἑλληνικά"><text:span text:style-name="T78">ὡς Ἰωάννης ὁ βαπτίστης ἵνα </text:span></text:span><text:span text:style-name="AncientGreek_3a__20_Ἀρχαία_20_ἑλληνικά"><text:span text:style-name="T80">ἄλλον τίνα </text:span></text:span><text:span text:style-name="AncientGreek_3a__20_Ἀρχαία_20_ἑλληνικά"><text:span text:style-name="T78">αἰδέωνται</text:span></text:span><text:span text:style-name="AncientGreek_3a__20_Ἀρχαία_20_ἑλληνικά"><text:span text:style-name="T74">. </text:span></text:span><text:span text:style-name="AncientGreek_3a__20_Ἀρχαία_20_ἑλληνικά"><text:span text:style-name="T75">λ</text:span></text:span><text:span text:style-name="AncientGreek_3a__20_Ἀρχαία_20_ἑλληνικά"><text:span text:style-name="T80">έγω </text:span></text:span><text:span text:style-name="AncientGreek_3a__20_Ἀρχαία_20_ἑλληνικά"><text:span text:style-name="T79">δὲ ὑμῖν </text:span></text:span><text:span text:style-name="AncientGreek_3a__20_Ἀρχαία_20_ἑλληνικά"><text:span text:style-name="T80">ὁτι ὅστις </text:span></text:span><text:span text:style-name="AncientGreek_3a__20_Ἀρχαία_20_ἑλληνικά"><text:span text:style-name="T79">ὑμῶν </text:span></text:span><text:span text:style-name="AncientGreek_3a__20_Ἀρχαία_20_ἑλληνικά"><text:span text:style-name="T80">γ</text:span></text:span><text:span text:style-name="AncientGreek_3a__20_Ἀρχαία_20_ἑλληνικά"><text:span text:style-name="T79">ίνηται</text:span></text:span><text:span text:style-name="AncientGreek_3a__20_Ἀρχαία_20_ἑλληνικά"><text:span text:style-name="T111"> </text:span></text:span><text:span text:style-name="AncientGreek_3a__20_Ἀρχαία_20_ἑλληνικά"><text:span text:style-name="T73">μικρότερος </text:span></text:span><text:span text:style-name="AncientGreek_3a__20_Ἀρχαία_20_ἑλληνικά"><text:span text:style-name="T79">γνώσεται</text:span></text:span><text:span text:style-name="AncientGreek_3a__20_Ἀρχαία_20_ἑλληνικά"><text:span text:style-name="T73"> τ</text:span></text:span><text:span text:style-name="AncientGreek_3a__20_Ἀρχαία_20_ἑλληνικά"><text:span text:style-name="T79">ὴν</text:span></text:span><text:span text:style-name="AncientGreek_3a__20_Ἀρχαία_20_ἑλληνικά"><text:span text:style-name="T73"> βασιλεί</text:span></text:span><text:span text:style-name="AncientGreek_3a__20_Ἀρχαία_20_ἑλληνικά"><text:span text:style-name="T79">αν</text:span></text:span><text:span text:style-name="AncientGreek_3a__20_Ἀρχαία_20_ἑλληνικά"><text:span text:style-name="T73"> τῶν οὐρανῶν καὶ <text:s/></text:span></text:span><text:span text:style-name="AncientGreek_3a__20_Ἀρχαία_20_ἑλληνικά"><text:span text:style-name="T78">ὑ</text:span></text:span><text:span text:style-name="AncientGreek_3a__20_Ἀρχαία_20_ἑλληνικά"><text:span text:style-name="T77">ψοῦται </text:span></text:span><text:span text:style-name="AncientGreek_3a__20_Ἀρχαία_20_ἑλληνικά"><text:span text:style-name="T79">ὑπερ τοῦ Ἰωάνου τοῦ βαπτιστοῦ.</text:span></text:span></text:p>
        </text:list-item>
        <text:list-item>
          <text:p text:style-name="P92"><text:span text:style-name="AncientGreek_3a__20_Ἀρχαία_20_ἑλληνικά"><text:span text:style-name="T182">ⲡⲉϫⲉ ⲓ̅ⲥ̅ ϫⲉ ⲙⲛ̅ϭoⲙ ⲛ̅ⲧⲉoⲩⲣⲱⲙⲉ ⲧⲉⲗo ⲁ ϩⲧo ⲥⲛⲁⲩ ⲛ̅ϥϫⲱⲗⲕ ⲙ̅ⲡⲓⲧⲉ ⲥⲛ̅ⲧⲉ ⲁⲩⲱ ⲙⲛ̅ϭoⲙ </text:span></text:span><text:span text:style-name="AncientGreek_3a__20_Ἀρχαία_20_ἑλληνικά"><text:span text:style-name="T204">ⲛ̅ⲧⲉoⲩϩⲙ</text:span></text:span><text:span text:style-name="AncientGreek_3a__20_Ἀρχαία_20_ἑλληνικά"><text:span text:style-name="T207">̅ϩ</text:span></text:span><text:span text:style-name="AncientGreek_3a__20_Ἀρχαία_20_ἑλληνικά"><text:span text:style-name="T204">ⲁⲗ</text:span></text:span><text:span text:style-name="AncientGreek_3a__20_Ἀρχαία_20_ἑλληνικά"><text:span text:style-name="T182"> ϣⲙ̅ϣⲉ ϫoⲉⲓⲥ ⲥⲛⲁⲩ ⲏ ϥⲛⲁⲣ̅ⲧⲓⲙⲁ ⲙ̅ ⲡoⲩⲁ ⲁⲩⲱ ⲡⲕⲉoⲩⲁ ϥⲛⲁⲣ̅ </text:span></text:span><text:span text:style-name="AncientGreek_3a__20_Ἀρχαία_20_ἑλληνικά"><text:span text:style-name="T204">ϩⲩⲃⲣⲓ</text:span></text:span><text:span text:style-name="AncientGreek_3a__20_Ἀρχαία_20_ἑλληνικά"><text:span text:style-name="T207">ⲍ</text:span></text:span><text:span text:style-name="AncientGreek_3a__20_Ἀρχαία_20_ἑλληνικά"><text:span text:style-name="T182"> ⲙ̅ⲙoϥ ⲙⲁⲣⲉⲣⲱⲙⲉ ⲥⲉ ⲣ̅ⲡ ⲁⲥ ⲁⲩⲱ ⲛ̅ ⲧⲉⲩⲛoⲩ ⲛ̅ϥⲉⲡⲓⲑⲩⲙⲉⲓ ⲁ ⲥⲱ ⲏⲣⲡ ⲃ̅ⲃⲣⲣⲉ. ⲁⲩⲱ ⲙⲁⲩⲛoⲩϫ ⲏⲣⲡ ⲃ̅ⲃⲣ̅ⲣⲉ ⲉ ⲁⲥⲕoⲥ ⲛ̅ ⲁⲥ ϫⲉⲕⲁⲁⲥ ⲛ̅ⲛoⲩⲡⲱϩ ⲁⲩⲱ ⲙⲁⲩⲛⲉϫ ⲏⲣⲡ ⲛ̅ ⲁⲥ ⲉ ⲁⲥⲕoⲥ ⲃ̅ⲃⲣ̅ⲣⲉ ϣⲓⲛⲁ ϫⲉ ⲛⲉϥⲧⲉⲕⲁϥ ⲙⲁⲩϫⲗ̅ϭ ⲧoⲉⲓⲥ ⲛ̅ ⲁⲥ ⲁ ϣⲧⲏⲛ ⲛ̅ ϣⲁⲉⲓ ⲉⲡⲉⲓ oⲩⲛ oⲩⲡⲱϩ ⲛⲁϣⲱⲡⲉ</text:span></text:span></text:p>
          <text:p text:style-name="P18"><text:span text:style-name="AncientGreek_3a__20_Ἀρχαία_20_ἑλληνικά"><text:span text:style-name="T466">Λέγει Ιησους·</text:span></text:span><text:span text:style-name="AncientGreek_3a__20_Ἀρχαία_20_ἑλληνικά"><text:span text:style-name="T467">ο</text:span></text:span><text:span text:style-name="AncientGreek_3a__20_Ἀρχαία_20_ἑλληνικά"><text:span text:style-name="T470">ὐ δύναται ἀνθρώπῳ ἐπιβαίνειν δύο ἴππους οὔτε τείνειν δύο τόξους</text:span></text:span><text:span text:style-name="AncientGreek_3a__20_Ἀρχαία_20_ἑλληνικά"><text:span text:style-name="T466"> </text:span></text:span><text:span text:style-name="AncientGreek_3a__20_Ἀρχαία_20_ἑλληνικά"><text:span text:style-name="T471">καὶ </text:span></text:span><text:span text:style-name="AncientGreek_3a__20_Ἀρχαία_20_ἑλληνικά"><text:span text:style-name="T485">o</text:span></text:span><text:span text:style-name="AncientGreek_3a__20_Ἀρχαία_20_ἑλληνικά"><text:span text:style-name="T81">ὐδεὶς οἰκέτης δύναται δυσὶ κυρίοις δουλεύειν· ἢ γὰρ τὸν ἕνα </text:span></text:span><text:span text:style-name="AncientGreek_3a__20_Ἀρχαία_20_ἑλληνικά"><text:span text:style-name="T92">τ</text:span></text:span><text:span text:style-name="AncientGreek_3a__20_Ἀρχαία_20_ἑλληνικά"><text:span text:style-name="T82">ιμήσει</text:span></text:span><text:span text:style-name="AncientGreek_3a__20_Ἀρχαία_20_ἑλληνικά"><text:span text:style-name="T81"> καὶ τὸν ἕτερον </text:span></text:span><text:span text:style-name="AncientGreek_3a__20_Ἀρχαία_20_ἑλληνικά"><text:span text:style-name="T82">ὑβριεῖ</text:span></text:span><text:span text:style-name="AncientGreek_3a__20_Ἀρχαία_20_ἑλληνικά"><text:span text:style-name="T81">. </text:span></text:span><text:span text:style-name="AncientGreek_3a__20_Ἀρχαία_20_ἑλληνικά"><text:span text:style-name="T82">Οὐδεὶς πίνει οἴνον παλαίον καὶ ε</text:span></text:span><text:span text:style-name="AncientGreek_3a__20_Ἀρχαία_20_ἑλληνικά"><text:span text:style-name="T83">ὐθέως</text:span></text:span><text:span text:style-name="AncientGreek_3a__20_Ἀρχαία_20_ἑλληνικά"><text:span text:style-name="T82"> επιθυμεῖ πίνειν </text:span></text:span><text:span text:style-name="AncientGreek_3a__20_Ἀρχαία_20_ἑλληνικά"><text:span text:style-name="T83">οἰνον νέον. </text:span></text:span><text:span text:style-name="AncientGreek_3a__20_Ἀρχαία_20_ἑλληνικά"><text:span text:style-name="T98">καὶ οὐδεὶς βάλλει οἶνον νέον εἰς ἀσκοὺς παλαιούς· εἰ δὲ μή, ῥήξει. </text:span></text:span><text:span text:style-name="AncientGreek_3a__20_Ἀρχαία_20_ἑλληνικά"><text:span text:style-name="T117">οὔ</text:span></text:span><text:span text:style-name="AncientGreek_3a__20_Ἀρχαία_20_ἑλληνικά"><text:span text:style-name="T118">δ</text:span></text:span><text:span text:style-name="AncientGreek_3a__20_Ἀρχαία_20_ἑλληνικά"><text:span text:style-name="T99">ε</text:span></text:span><text:span text:style-name="AncientGreek_3a__20_Ἀρχαία_20_ἑλληνικά"><text:span text:style-name="T98"> οἶνον </text:span></text:span><text:span text:style-name="AncientGreek_3a__20_Ἀρχαία_20_ἑλληνικά"><text:span text:style-name="T99">παλαιὸν</text:span></text:span><text:span text:style-name="AncientGreek_3a__20_Ἀρχαία_20_ἑλληνικά"><text:span text:style-name="T98"> εἰς ἀσκοὺς καινούς</text:span></text:span><text:span text:style-name="AncientGreek_3a__20_Ἀρχαία_20_ἑλληνικά"><text:span text:style-name="T483"> </text:span></text:span><text:span text:style-name="AncientGreek_3a__20_Ἀρχαία_20_ἑλληνικά"><text:span text:style-name="T484">εἰ μὴ διαφθείρῃ.</text:span></text:span><text:span text:style-name="AncientGreek_3a__20_Ἀρχαία_20_ἑλληνικά"><text:span text:style-name="T483"> </text:span></text:span><text:span text:style-name="AncientGreek_3a__20_Ἀρχαία_20_ἑλληνικά"><text:span text:style-name="T88">καὶ ο</text:span></text:span><text:span text:style-name="AncientGreek_3a__20_Ἀρχαία_20_ἑλληνικά"><text:span text:style-name="T89">ὐδεὶς ἐπίβλημα </text:span></text:span><text:span text:style-name="AncientGreek_3a__20_Ἀρχαία_20_ἑλληνικά"><text:span text:style-name="T90">παλαιὸν </text:span></text:span><text:span text:style-name="AncientGreek_3a__20_Ἀρχαία_20_ἑλληνικά"><text:span text:style-name="T89">ἐπιράπτει ἐπὶ ἱμάτιον </text:span></text:span><text:span text:style-name="AncientGreek_3a__20_Ἀρχαία_20_ἑλληνικά"><text:span text:style-name="T90">καίνον</text:span></text:span><text:span text:style-name="AncientGreek_3a__20_Ἀρχαία_20_ἑλληνικά"><text:span text:style-name="T89"> εἰ δὲ μή χεῖρον σχίσμα γίνεται.</text:span></text:span></text:p>
        </text:list-item>
        <text:list-item>
          <text:p text:style-name="P92"><text:span text:style-name="AncientGreek_3a__20_Ἀρχαία_20_ἑλληνικά"><text:span text:style-name="T182">ⲡⲉϫⲉ ⲓ̅ⲥ̅ ϫⲉ ⲉⲣϣⲁ ⲥⲛⲁⲩⲣ̅ ⲉⲓⲣⲏⲛⲏ ⲙⲛ̅ ⲛoⲩ ⲉⲣⲏⲩ ϩⲙ̅ ⲡⲉⲓⲏⲉⲓ oⲩⲱⲧ ⲥⲉⲛⲁϫooⲥ ⲙ̅ⲡⲧⲁⲩ ϫⲉ ⲡⲱⲱⲛⲉ ⲉⲃoⲗ ⲁⲩⲱ ϥⲛⲁⲡⲱ ⲱⲛⲉ</text:span></text:span></text:p>
          <text:p text:style-name="P19"><text:soft-page-break/><text:span text:style-name="AncientGreek_3a__20_Ἀρχαία_20_ἑλληνικά"><text:span text:style-name="T466">Λέγει Ιησους· </text:span></text:span><text:span text:style-name="AncientGreek_3a__20_Ἀρχαία_20_ἑλληνικά"><text:span text:style-name="T472">ε</text:span></text:span><text:span text:style-name="AncientGreek_3a__20_Ἀρχαία_20_ἑλληνικά"><text:span text:style-name="T473">ἄ</text:span></text:span><text:span text:style-name="AncientGreek_3a__20_Ἀρχαία_20_ἑλληνικά"><text:span text:style-name="T474">ν</text:span></text:span><text:span text:style-name="AncientGreek_3a__20_Ἀρχαία_20_ἑλληνικά"><text:span text:style-name="T472"> δύο ἄνθρωποι καθιστῶσιν </text:span></text:span><text:span text:style-name="AncientGreek_3a__20_Ἀρχαία_20_ἑλληνικά"><text:span text:style-name="T475">εἰρήνην</text:span></text:span><text:span text:style-name="AncientGreek_3a__20_Ἀρχαία_20_ἑλληνικά"><text:span text:style-name="T472"> μετ’ ἀλλήλων ἐν τούτ</text:span></text:span><text:span text:style-name="AncientGreek_3a__20_Ἀρχαία_20_ἑλληνικά"><text:span text:style-name="T475">ῳ</text:span></text:span><text:span text:style-name="AncientGreek_3a__20_Ἀρχαία_20_ἑλληνικά"><text:span text:style-name="T472"> </text:span></text:span><text:span text:style-name="AncientGreek_3a__20_Ἀρχαία_20_ἑλληνικά"><text:span text:style-name="T473">τῷ </text:span></text:span><text:span text:style-name="AncientGreek_3a__20_Ἀρχαία_20_ἑλληνικά"><text:span text:style-name="T472">οἰκῷ καὶ </text:span></text:span><text:span text:style-name="AncientGreek_3a__20_Ἀρχαία_20_ἑλληνικά"><text:span text:style-name="T84">ἐρ</text:span></text:span><text:span text:style-name="AncientGreek_3a__20_Ἀρχαία_20_ἑλληνικά"><text:span text:style-name="T85">οῦσι</text:span></text:span><text:span text:style-name="AncientGreek_3a__20_Ἀρχαία_20_ἑλληνικά"><text:span text:style-name="T84"> τῷ ὄρει τούτῳ “Μετάβ</text:span></text:span><text:span text:style-name="AncientGreek_3a__20_Ἀρχαία_20_ἑλληνικά"><text:span text:style-name="T86">ησον</text:span></text:span><text:span text:style-name="AncientGreek_3a__20_Ἀρχαία_20_ἑλληνικά"><text:span text:style-name="T85">”</text:span></text:span><text:span text:style-name="AncientGreek_3a__20_Ἀρχαία_20_ἑλληνικά"><text:span text:style-name="T84">, καὶ </text:span></text:span><text:span text:style-name="AncientGreek_3a__20_Ἀρχαία_20_ἑλληνικά"><text:span text:style-name="T87">δὴ καὶ </text:span></text:span><text:span text:style-name="AncientGreek_3a__20_Ἀρχαία_20_ἑλληνικά"><text:span text:style-name="T84">μεταβήσεται.</text:span></text:span><text:span text:style-name="AncientGreek_3a__20_Ἀρχαία_20_ἑλληνικά"><text:span text:style-name="T472"> </text:span></text:span></text:p>
        </text:list-item>
        <text:list-item>
          <text:p text:style-name="P93"><text:span text:style-name="AncientGreek_3a__20_Ἀρχαία_20_ἑλληνικά"><text:span text:style-name="T215">ⲡⲉϫⲉ ⲓ̅ⲥ̅ ϫⲉ ϩⲉⲛⲙⲁⲕⲁⲣⲓⲟⲥ ⲛⲉ ⲛ̅ⲙⲟⲛⲁⲭⲟⲥ ⲁⲩⲱ ⲉⲧⲥⲟⲧⲡ ϫⲉ </text:span></text:span><text:span text:style-name="AncientGreek_3a__20_Ἀρχαία_20_ἑλληνικά"><text:span text:style-name="T182">ⲧⲉⲧⲛⲁϩⲉ ⲁⲧⲙⲛ̅ⲧⲉⲣo ϫⲉ ⲛ̅ⲧⲱⲧⲛ̅ ϩⲛ̅ ⲉⲃoⲗ ⲛ̅ϩⲏⲧⲥ̅ ⲡⲁⲗⲓⲛ ⲉⲧⲉⲧⲛⲁⲃⲱⲕ ⲉⲙⲁⲩ</text:span></text:span></text:p>
          <text:p text:style-name="P64"><text:span text:style-name="AncientGreek_3a__20_Ἀρχαία_20_ἑλληνικά"><text:span text:style-name="T453">Λέγει Ιησους·</text:span></text:span><text:span text:style-name="AncientGreek_3a__20_Ἀρχαία_20_ἑλληνικά"><text:span text:style-name="T463">μ</text:span></text:span><text:span text:style-name="AncientGreek_3a__20_Ἀρχαία_20_ἑλληνικά"><text:span text:style-name="T325">ακάριοι οἱ μοναχοὶ καὶ ἐκλεκτ</text:span></text:span><text:span text:style-name="AncientGreek_3a__20_Ἀρχαία_20_ἑλληνικά"><text:span text:style-name="T438">o</text:span></text:span><text:span text:style-name="AncientGreek_3a__20_Ἀρχαία_20_ἑλληνικά"><text:span text:style-name="T325">ὶ </text:span></text:span><text:span text:style-name="AncientGreek_3a__20_Ἀρχαία_20_ἑλληνικά"><text:span text:style-name="T326">ὁτι εὑρήσετε τὴν βασιλείαν τῶν οὐρανῶν. ὑμεῖς γάρ εἰσιν αυτῆς καὶ </text:span></text:span><text:span text:style-name="AncientGreek_3a__20_Ἀρχαία_20_ἑλληνικά"><text:span text:style-name="T327">πάλιν ἐπανε</text:span></text:span><text:span text:style-name="AncientGreek_3a__20_Ἀρχαία_20_ἑλληνικά"><text:span text:style-name="T326">λεύσ</text:span></text:span><text:span text:style-name="AncientGreek_3a__20_Ἀρχαία_20_ἑλληνικά"><text:span text:style-name="T327">εσθε ὤδε.</text:span></text:span></text:p>
        </text:list-item>
        <text:list-item>
          <text:p text:style-name="P94"><text:span text:style-name="AncientGreek_3a__20_Ἀρχαία_20_ἑλληνικά"><text:span text:style-name="T182">ⲡⲉϫⲉ ⲓ̅ⲥ̅ ϫⲉ ⲉⲩϣⲁⲛϫooⲥ ⲛⲏⲧⲛ̅ ϫⲉ ⲛ̅ⲧⲁⲧⲉⲧⲛ̅ϣⲱⲡⲉ ⲉⲃoⲗ ⲧⲱⲛ. ϫooⲥ ⲛⲁⲩ ϫⲉ ⲛ̅ⲧⲁⲛⲉⲓ ⲉⲃoⲗ ϩⲙ̅ ⲡoⲩoⲉⲓⲛ ⲡⲙⲁ ⲉⲛⲧⲁ ⲡoⲩoⲉⲓⲛ ϣⲱⲡⲉ ⲙ̅ⲙⲁⲩ ⲉⲃoⲗ ϩⲓⲧooⲧϥ, oⲩⲁⲁⲧϥ ⲁϥⲁϩⲉⲣⲁⲧϥ</text:span></text:span><text:span text:style-name="AncientGreek_3a__20_Ἀρχαία_20_ἑλληνικά"><text:span text:style-name="T216">̅</text:span></text:span><text:span text:style-name="AncientGreek_3a__20_Ἀρχαία_20_ἑλληνικά"><text:span text:style-name="T182"> ⲁⲩⲱ ⲁϥoⲩⲱⲛϩ ⲉⲃoⲗ ϩⲛ̅ ⲧoⲩϩⲓⲕⲱⲛ. ⲉⲩϣⲁϫooⲥ ⲛⲏⲧⲛ̅ ϫⲉ ⲛ̅ⲧⲱⲧⲛ̅ ⲡⲉ, ϫooⲥ ϫⲉ ⲁⲛoⲛ ⲛⲉϥϣⲏⲣⲉ ⲁⲩⲱ ⲁⲛoⲛ ⲛ̅ⲥⲱⲧⲡ ⲙ̅ⲡⲉⲓⲱⲧ ⲉⲧoⲛϩ. ⲉⲩϣⲁⲛϫⲛⲉ ⲧⲏⲩⲧⲛ̅ ϫⲉ oⲩ ⲡⲉ ⲡⲙⲁⲉⲓⲛ ⲙ̅ⲡⲉⲧⲛ̅ⲉⲓⲱⲧ ⲉⲧϩⲛ̅ ⲧⲏⲩⲧⲛ̅ ϫooⲥ ⲉⲣooⲩ ϫⲉ oⲩⲕⲓⲙ ⲡⲉ ⲙⲛ̅ oⲩⲁⲛⲁⲡⲁⲩⲥⲓⲥ</text:span></text:span></text:p>
          <text:p text:style-name="P65"><text:span text:style-name="AncientGreek_3a__20_Ἀρχαία_20_ἑλληνικά"><text:span text:style-name="T453">Λέγει Ιησους· </text:span></text:span><text:span text:style-name="AncientGreek_3a__20_Ἀρχαία_20_ἑλληνικά"><text:span text:style-name="T336">ε</text:span></text:span><text:span text:style-name="AncientGreek_3a__20_Ἀρχαία_20_ἑλληνικά"><text:span text:style-name="T337">ἰ</text:span></text:span><text:span text:style-name="AncientGreek_3a__20_Ἀρχαία_20_ἑλληνικά"><text:span text:style-name="T336"> </text:span></text:span><text:span text:style-name="AncientGreek_3a__20_Ἀρχαία_20_ἑλληνικά"><text:span text:style-name="T339">ὑμ</text:span></text:span><text:span text:style-name="AncientGreek_3a__20_Ἀρχαία_20_ἑλληνικά"><text:span text:style-name="T342">ᾶ</text:span></text:span><text:span text:style-name="AncientGreek_3a__20_Ἀρχαία_20_ἑλληνικά"><text:span text:style-name="T339">ς </text:span></text:span><text:span text:style-name="AncientGreek_3a__20_Ἀρχαία_20_ἑλληνικά"><text:span text:style-name="T337">ἔρωνται πόθεν ἐλήλυτε. Εἴπε αὐτοῖς ὅτι </text:span></text:span><text:span text:style-name="AncientGreek_3a__20_Ἀρχαία_20_ἑλληνικά"><text:span text:style-name="T338">ἐξελήλυμεν τοῦ φότου, το χώριον ὀποῦ το φῶς αὐτὸ γ</text:span></text:span><text:span text:style-name="AncientGreek_3a__20_Ἀρχαία_20_ἑλληνικά"><text:span text:style-name="T341">ινό</text:span></text:span><text:span text:style-name="AncientGreek_3a__20_Ἀρχαία_20_ἑλληνικά"><text:span text:style-name="T343">μενον</text:span></text:span><text:span text:style-name="AncientGreek_3a__20_Ἀρχαία_20_ἑλληνικά"><text:span text:style-name="T338"> </text:span></text:span><text:span text:style-name="AncientGreek_3a__20_Ἀρχαία_20_ἑλληνικά"><text:span text:style-name="T340">ἵσταμαι </text:span></text:span><text:span text:style-name="AncientGreek_3a__20_Ἀρχαία_20_ἑλληνικά"><text:span text:style-name="T338">καθ’αυτόν </text:span></text:span><text:span text:style-name="AncientGreek_3a__20_Ἀρχαία_20_ἑλληνικά"><text:span text:style-name="T341">καὶ φαίνεται ἐν εἰκόνι αὑτοῦ. </text:span></text:span><text:span text:style-name="AncientGreek_3a__20_Ἀρχαία_20_ἑλληνικά"><text:span text:style-name="T336">ε</text:span></text:span><text:span text:style-name="AncientGreek_3a__20_Ἀρχαία_20_ἑλληνικά"><text:span text:style-name="T337">ἰ</text:span></text:span><text:span text:style-name="AncientGreek_3a__20_Ἀρχαία_20_ἑλληνικά"><text:span text:style-name="T336"> </text:span></text:span><text:span text:style-name="AncientGreek_3a__20_Ἀρχαία_20_ἑλληνικά"><text:span text:style-name="T339">ὑμάς </text:span></text:span><text:span text:style-name="AncientGreek_3a__20_Ἀρχαία_20_ἑλληνικά"><text:span text:style-name="T341">λέγωσιν “ἄρα ὑμεῖς τοῦτο”. εἴπε </text:span></text:span><text:span text:style-name="AncientGreek_3a__20_Ἀρχαία_20_ἑλληνικά"><text:span text:style-name="T342">δὴ </text:span></text:span><text:span text:style-name="AncientGreek_3a__20_Ἀρχαία_20_ἑλληνικά"><text:span text:style-name="T341">ὅτι ἡμεῖς </text:span></text:span><text:span text:style-name="AncientGreek_3a__20_Ἀρχαία_20_ἑλληνικά"><text:span text:style-name="T342">τὰ τέκνα τοῦτου καὶ οἱ ἐκλέκτοι τοῦ πατρὸς ὅστις ζωεῖ. </text:span></text:span><text:span text:style-name="AncientGreek_3a__20_Ἀρχαία_20_ἑλληνικά"><text:span text:style-name="T336">ε</text:span></text:span><text:span text:style-name="AncientGreek_3a__20_Ἀρχαία_20_ἑλληνικά"><text:span text:style-name="T337">ἰ</text:span></text:span><text:span text:style-name="AncientGreek_3a__20_Ἀρχαία_20_ἑλληνικά"><text:span text:style-name="T336"> </text:span></text:span><text:span text:style-name="AncientGreek_3a__20_Ἀρχαία_20_ἑλληνικά"><text:span text:style-name="T339">ὑμ</text:span></text:span><text:span text:style-name="AncientGreek_3a__20_Ἀρχαία_20_ἑλληνικά"><text:span text:style-name="T342">ᾶ</text:span></text:span><text:span text:style-name="AncientGreek_3a__20_Ἀρχαία_20_ἑλληνικά"><text:span text:style-name="T339">ς </text:span></text:span><text:span text:style-name="AncientGreek_3a__20_Ἀρχαία_20_ἑλληνικά"><text:span text:style-name="T337">ἔρωνται “</text:span></text:span><text:span text:style-name="AncientGreek_3a__20_Ἀρχαία_20_ἑλληνικά"><text:span text:style-name="T342">τίς ἐστι το σημείον τοῦ πατέρα μείνειν ἔντος ὑμῶν;” </text:span></text:span><text:span text:style-name="AncientGreek_3a__20_Ἀρχαία_20_ἑλληνικά"><text:span text:style-name="T341">εἴπε </text:span></text:span><text:span text:style-name="AncientGreek_3a__20_Ἀρχαία_20_ἑλληνικά"><text:span text:style-name="T343">αὐτοῖς ὅτι ἔστιν κίνησις καὶ ἀναπαύσις.</text:span></text:span></text:p>
        </text:list-item>
        <text:list-item>
          <text:p text:style-name="P95"><text:span text:style-name="AncientGreek_3a__20_Ἀρχαία_20_ἑλληνικά"><text:span text:style-name="T182">ⲡⲉϫⲁⲩ ⲛⲁϥ ⲛ̅ϭⲓ ⲛⲉϥⲙⲁⲑⲏⲧⲏⲥ ϫⲉ ⲁϣ ⲛ̅ϩooⲩ ⲉⲧⲁⲛⲁⲡⲁⲩⲥⲓⲥ ⲛ̅ ⲛⲉⲧⲙooⲩⲧ ⲛⲁϣⲱⲡⲉ ⲁⲩⲱ ⲁϣ ⲛ̅ϩooⲩ ⲉⲡⲕoⲥⲙoⲥ ⲃ̅ⲃⲣ̅ⲣⲉ ⲛⲏⲩ. ⲡⲉϫⲁϥ ⲛⲁⲩ ϫⲉ ⲧⲏ ⲉⲧⲉⲧⲛ̅ϭⲱϣⲧ ⲉⲃoⲗ ϩⲏⲧⲥ̅ ⲁⲥⲉⲓ ⲁⲗⲗⲁ ⲛ̅ⲧⲱⲧⲛ̅ ⲧⲉⲧⲛ̅ⲥooⲩⲛ ⲁⲛ ⲙ̅ⲙoⲥ</text:span></text:span></text:p>
          <text:p text:style-name="P66"><text:span text:style-name="AncientGreek_3a__20_Ἀρχαία_20_ἑλληνικά"><text:span text:style-name="T453">Λέγ</text:span></text:span><text:span text:style-name="AncientGreek_3a__20_Ἀρχαία_20_ἑλληνικά"><text:span text:style-name="T344">ουσιν οἱ μάθηται</text:span></text:span><text:span text:style-name="AncientGreek_3a__20_Ἀρχαία_20_ἑλληνικά"><text:span text:style-name="T453"> </text:span></text:span><text:span text:style-name="AncientGreek_3a__20_Ἀρχαία_20_ἑλληνικά"><text:span text:style-name="T344">αὐτ</text:span></text:span><text:span text:style-name="AncientGreek_3a__20_Ἀρχαία_20_ἑλληνικά"><text:span text:style-name="T346">ῷ</text:span></text:span><text:span text:style-name="AncientGreek_3a__20_Ἀρχαία_20_ἑλληνικά"><text:span text:style-name="T453">· </text:span></text:span><text:span text:style-name="AncientGreek_3a__20_Ἀρχαία_20_ἑλληνικά"><text:span text:style-name="T344">τίς ἔστιν ἡ ἡμέρα ὀπότε ἡ ἀναπαύσις τῶν τεθνηκόντων γενήσεται; καὶ τίς ἔστιν ἡ ἡμέρα ὀπότε ὁ κόσμος ὁ νέος </text:span></text:span><text:span text:style-name="AncientGreek_3a__20_Ἀρχαία_20_ἑλληνικά"><text:span text:style-name="T345">ἐλεύσεται; εἴπει αὐτοῖς ὅτι </text:span></text:span><text:span text:style-name="AncientGreek_3a__20_Ἀρχαία_20_ἑλληνικά"><text:span text:style-name="T346">ὅντινα προσδοκᾷς ἤδη ἐλήλεν ἀλλὰ οὐ ἔγνωτε.</text:span></text:span></text:p>
        </text:list-item>
        <text:list-item>
          <text:p text:style-name="P95"><text:span text:style-name="AncientGreek_3a__20_Ἀρχαία_20_ἑλληνικά"><text:span text:style-name="T182">ⲡⲉϫⲁⲩ ⲛⲁϥ ⲛ̅ϭⲓ ⲛⲉϥⲙⲁⲑⲏⲧⲏⲥ ϫⲉ ϫoⲩⲧⲁϥⲧⲉ ⲙ̅ⲡⲣoⲫⲏⲧⲏⲥ ⲁⲩϣⲁϫⲉ ϩⲙ̅ ⲡⲓⲥⲣⲁⲏⲗ ⲁⲩⲱ ⲁⲩϣⲁϫⲉ ⲧⲏⲣoⲩ ϩⲣⲁⲓ ⲛ̅ϩⲏⲧⲕ ⲡⲉϫⲁϥ ⲛⲁⲩ ϫⲉ ⲁⲧⲉⲧⲛ̅ⲕⲱ ⲙ̅ⲡⲉⲧoⲛϩ ⲙ̅ⲡⲉⲧⲛ̅ⲙ̅ⲧo ⲉⲃoⲗ ⲁⲩⲱ ⲁⲧⲉⲧⲛ̅ϣⲁϫⲉ ϩⲁ ⲛⲉⲧⲙooⲩ</text:span></text:span><text:span text:style-name="AncientGreek_3a__20_Ἀρχαία_20_ἑλληνικά"><text:span text:style-name="T247">ⲧ</text:span></text:span></text:p>
          <text:p text:style-name="P67"><text:span text:style-name="AncientGreek_3a__20_Ἀρχαία_20_ἑλληνικά"><text:span text:style-name="T453">Λέγ</text:span></text:span><text:span text:style-name="AncientGreek_3a__20_Ἀρχαία_20_ἑλληνικά"><text:span text:style-name="T344">ουσιν οἱ μάθηται</text:span></text:span><text:span text:style-name="AncientGreek_3a__20_Ἀρχαία_20_ἑλληνικά"><text:span text:style-name="T453"> </text:span></text:span><text:span text:style-name="AncientGreek_3a__20_Ἀρχαία_20_ἑλληνικά"><text:span text:style-name="T344">αὐτ</text:span></text:span><text:span text:style-name="AncientGreek_3a__20_Ἀρχαία_20_ἑλληνικά"><text:span text:style-name="T346">ῷ</text:span></text:span><text:span text:style-name="AncientGreek_3a__20_Ἀρχαία_20_ἑλληνικά"><text:span text:style-name="T453">· </text:span></text:span><text:span text:style-name="AncientGreek_3a__20_Ἀρχαία_20_ἑλληνικά"><text:span text:style-name="T348">εἴκοσι τέσσαρες προφήτες </text:span></text:span><text:span text:style-name="AncientGreek_3a__20_Ἀρχαία_20_ἑλληνικά"><text:span text:style-name="T349">ἔλεγον περὶ τὴν Ἰσραήλ καὶ πάντες ἔλεγον διὰ σοῦ. <text:s/></text:span></text:span><text:span text:style-name="AncientGreek_3a__20_Ἀρχαία_20_ἑλληνικά"><text:span text:style-name="T341">Εἴπε </text:span></text:span><text:span text:style-name="AncientGreek_3a__20_Ἀρχαία_20_ἑλληνικά"><text:span text:style-name="T350">δὲ α</text:span></text:span><text:span text:style-name="AncientGreek_3a__20_Ἀρχαία_20_ἑλληνικά"><text:span text:style-name="T351">ὐ</text:span></text:span><text:span text:style-name="AncientGreek_3a__20_Ἀρχαία_20_ἑλληνικά"><text:span text:style-name="T350">το</text:span></text:span><text:span text:style-name="AncientGreek_3a__20_Ἀρχαία_20_ἑλληνικά"><text:span text:style-name="T351">ῖ</text:span></text:span><text:span text:style-name="AncientGreek_3a__20_Ἀρχαία_20_ἑλληνικά"><text:span text:style-name="T350">ς ὅτι ὑπολελοίπατε τὸν ζῶνα παρά ὑμῖν καὶ λέγετε περὶ </text:span></text:span><text:span text:style-name="AncientGreek_3a__20_Ἀρχαία_20_ἑλληνικά"><text:span text:style-name="T344">τῶν τεθνηκόντων</text:span></text:span><text:span text:style-name="AncientGreek_3a__20_Ἀρχαία_20_ἑλληνικά"><text:span text:style-name="T350">.</text:span></text:span></text:p>
        </text:list-item>
        <text:list-item>
          <text:p text:style-name="P95"><text:span text:style-name="AncientGreek_3a__20_Ἀρχαία_20_ἑλληνικά"><text:span text:style-name="T183">ⲡⲉϫⲁⲩ ⲛⲁϥ ⲛ̅ϭⲓ ⲛⲉϥⲙⲁⲑⲏⲧⲏⲥ ϫⲉ ⲡⲥⲃ̅ⲃⲉ ⲣ̅ⲱⲫⲉⲗⲉⲓ ⲏ ⲙ̅ⲙoⲛ. ⲡⲉϫⲁϥ ⲛⲁⲩ ϫⲉ ⲛⲉϥⲣ̅ⲱⲫⲉⲗⲉⲓ ⲛⲉⲡoⲩⲉⲓⲱⲧ ⲛⲁϫⲡooⲩ ⲉⲃoⲗ ϩⲛ̅ ⲧoⲩⲙⲁⲁⲩ ⲉⲩⲥⲃ̅ⲃⲏⲩ ⲁⲗⲗⲁ ⲡⲥⲃ̅ⲃⲉ ⲙ̅ⲙⲉ ϩⲙ̅ ⲡⲛ̅ⲁ̅ ⲁϥϭⲛ̅ ϩⲏⲩ ⲧⲏⲣϥ</text:span></text:span></text:p>
          <text:p text:style-name="P68"><text:span text:style-name="AncientGreek_3a__20_Ἀρχαία_20_ἑλληνικά"><text:span text:style-name="T464">Λέγ</text:span></text:span><text:span text:style-name="AncientGreek_3a__20_Ἀρχαία_20_ἑλληνικά"><text:span text:style-name="T344">ουσιν οἱ μάθηται</text:span></text:span><text:span text:style-name="AncientGreek_3a__20_Ἀρχαία_20_ἑλληνικά"><text:span text:style-name="T464"> </text:span></text:span><text:span text:style-name="AncientGreek_3a__20_Ἀρχαία_20_ἑλληνικά"><text:span text:style-name="T344">αὐτ</text:span></text:span><text:span text:style-name="AncientGreek_3a__20_Ἀρχαία_20_ἑλληνικά"><text:span text:style-name="T346">ῷ</text:span></text:span><text:span text:style-name="AncientGreek_3a__20_Ἀρχαία_20_ἑλληνικά"><text:span text:style-name="T464">· περιτομή </text:span></text:span><text:span text:style-name="AncientGreek_3a__20_Ἀρχαία_20_ἑλληνικά"><text:span text:style-name="T351">ὠφελεῖ ἡμιν; </text:span></text:span><text:span text:style-name="AncientGreek_3a__20_Ἀρχαία_20_ἑλληνικά"><text:span text:style-name="T341">Εἴπε </text:span></text:span><text:span text:style-name="AncientGreek_3a__20_Ἀρχαία_20_ἑλληνικά"><text:span text:style-name="T350">δὲ α</text:span></text:span><text:span text:style-name="AncientGreek_3a__20_Ἀρχαία_20_ἑλληνικά"><text:span text:style-name="T351">ὐ</text:span></text:span><text:span text:style-name="AncientGreek_3a__20_Ἀρχαία_20_ἑλληνικά"><text:span text:style-name="T350">το</text:span></text:span><text:span text:style-name="AncientGreek_3a__20_Ἀρχαία_20_ἑλληνικά"><text:span text:style-name="T351">ῖ</text:span></text:span><text:span text:style-name="AncientGreek_3a__20_Ἀρχαία_20_ἑλληνικά"><text:span text:style-name="T350">ς </text:span></text:span><text:span text:style-name="AncientGreek_3a__20_Ἀρχαία_20_ἑλληνικά"><text:span text:style-name="T351">εὶ ὠφελεῖ ὁ πατρός σοῦ γεγεννήκῃ </text:span></text:span><text:span text:style-name="AncientGreek_3a__20_Ἀρχαία_20_ἑλληνικά"><text:span text:style-name="T352">ἀπὸ τοῦ ματρός τὸν ἔχοντα περιτομὴν ἀλλὰ ἡ αληθεία περιτομὴ τοῦ καρδίας παντῶς </text:span></text:span><text:span text:style-name="AncientGreek_3a__20_Ἀρχαία_20_ἑλληνικά"><text:span text:style-name="T351">ὠφελεῖ</text:span></text:span></text:p>
        </text:list-item>
        <text:list-item>
          <text:p text:style-name="P95"><text:span text:style-name="AncientGreek_3a__20_Ἀρχαία_20_ἑλληνικά"><text:span text:style-name="T183">ⲡⲉϫⲉ ⲓ̅ⲥ̅ ϫⲉ ϩⲛ̅ⲙⲁⲕⲁⲣⲓoⲥ ⲛⲉ </text:span></text:span><text:span text:style-name="AncientGreek_3a__20_Ἀρχαία_20_ἑλληνικά"><text:span text:style-name="T208">ⲛ</text:span></text:span><text:span text:style-name="AncientGreek_3a__20_Ἀρχαία_20_ἑλληνικά"><text:span text:style-name="T217">̅</text:span></text:span><text:span text:style-name="AncientGreek_3a__20_Ἀρχαία_20_ἑλληνικά"><text:span text:style-name="T208">ϩ</text:span></text:span><text:span text:style-name="AncientGreek_3a__20_Ἀρχαία_20_ἑλληνικά"><text:span text:style-name="T184">ⲏ</text:span></text:span><text:span text:style-name="AncientGreek_3a__20_Ἀρχαία_20_ἑλληνικά"><text:span text:style-name="T208">ⲕⲉ</text:span></text:span><text:span text:style-name="AncientGreek_3a__20_Ἀρχαία_20_ἑλληνικά"><text:span text:style-name="T183"> ϫⲉ ⲧⲱⲧⲛ̅ ⲧⲉ ⲧⲙⲛ̅ⲧⲉⲣo ⲛⲙ̅ⲡⲏⲩⲉ</text:span></text:span></text:p>
          <text:p text:style-name="P69"><text:span text:style-name="AncientGreek_3a__20_Ἀρχαία_20_ἑλληνικά"><text:span text:style-name="T464">Λέγει Ιησους· μακάριοι οἱ πτωχοὶ τῷ πνεύματι, ὅτι αὐτῶν ἐστὶν ἡ βασιλεία τῶν οὐρανῶν.</text:span></text:span></text:p>
        </text:list-item>
        <text:list-item>
          <text:p text:style-name="P107"><text:span text:style-name="AncientGreek_3a__20_Ἀρχαία_20_ἑλληνικά"><text:span text:style-name="T227">ⲡⲉϫⲉ ⲓ̅ⲥ̅ ϫⲉ ⲡⲉⲧⲁⲙⲉⲥⲧⲉ ⲡⲉϥⲉⲓⲱⲧ ⲁⲛ ⲙⲛ̅ ⲧⲉϥⲙⲁⲁⲩ ϥⲛⲁϣⲣ̅ ⲙⲁⲑⲏⲧⲏⲥ ⲁⲛ ⲛⲁⲉⲓ. ⲁⲩⲱ ⲛ̅ϥⲙⲉⲥⲧⲉ ⲛⲉϥⲥⲛⲏⲩ ⲙⲛ̅ ⲛⲉϥⲥⲱⲛⲉ ⲛ̅ϥϥⲉⲓ </text:span></text:span><text:span text:style-name="AncientGreek_3a__20_Ἀρχαία_20_ἑλληνικά"><text:span text:style-name="T228">ⲙ̅ⲡⲉϥⲥ</text:span></text:span><text:span text:style-name="AncientGreek_3a__20_Ἀρχαία_20_ἑλληνικά"><text:span text:style-name="T137">⳨</text:span></text:span><text:span text:style-name="AncientGreek_3a__20_Ἀρχαία_20_ἑλληνικά"><text:span text:style-name="T130">ⲟⲥ</text:span></text:span><text:span text:style-name="AncientGreek_3a__20_Ἀρχαία_20_ἑλληνικά"><text:span text:style-name="T227"> ⲛ̅ⲧⲁϩⲉ ϥⲛⲁϣⲱⲡⲉ ⲁⲛ ⲉϥo</text:span></text:span><text:span text:style-name="AncientGreek_3a__20_Ἀρχαία_20_ἑλληνικά"><text:span text:style-name="T228"> </text:span></text:span><text:span text:style-name="AncientGreek_3a__20_Ἀρχαία_20_ἑλληνικά"><text:span text:style-name="T230">ⲛ</text:span></text:span><text:span text:style-name="AncientGreek_3a__20_Ἀρχαία_20_ἑλληνικά"><text:span text:style-name="T229">̅ⲁⲝⲓⲟⲥ</text:span></text:span><text:span text:style-name="AncientGreek_3a__20_Ἀρχαία_20_ἑλληνικά"><text:span text:style-name="T228"> </text:span></text:span><text:span text:style-name="AncientGreek_3a__20_Ἀρχαία_20_ἑλληνικά"><text:span text:style-name="T227">ⲛⲁⲉⲓ </text:span></text:span></text:p>
          <text:p text:style-name="P69"><text:span text:style-name="AncientGreek_3a__20_Ἀρχαία_20_ἑλληνικά"><text:span text:style-name="T464">Λέγει Ιησους· </text:span></text:span><text:span text:style-name="AncientGreek_3a__20_Ἀρχαία_20_ἑλληνικά"><text:span text:style-name="T354">ὄστις </text:span></text:span><text:span text:style-name="AncientGreek_3a__20_Ἀρχαία_20_ἑλληνικά"><text:span text:style-name="T464">οὐ μισεῖ τὸν πατέρα ἑαυτοῦ καὶ τὴν μητέρα ἑαυτοῦ, οὐ δύναται εἶναί μου μαθητής.</text:span></text:span></text:p>
        </text:list-item>
        <text:list-item>
          <text:p text:style-name="P96"><text:span text:style-name="AncientGreek_3a__20_Ἀρχαία_20_ἑλληνικά"><text:span text:style-name="T183">ⲡⲉϫⲉ ⲓ̅ⲥ̅ ϫⲉ ⲡⲉⲧⲁϩⲥoⲩⲱⲛ ⲡⲕoⲥⲙoⲥ ⲁϥϩⲉ ⲉⲩⲡⲧⲱⲙⲁ ⲁⲩⲱ ⲡⲉⲛⲧⲁϩϩⲉ </text:span></text:span><text:span text:style-name="AncientGreek_3a__20_Ἀρχαία_20_ἑλληνικά"><text:span text:style-name="T208">ⲉ</text:span></text:span><text:span text:style-name="AncientGreek_3a__20_Ἀρχαία_20_ἑλληνικά"><text:span text:style-name="T218">ⲩ</text:span></text:span><text:span text:style-name="AncientGreek_3a__20_Ἀρχαία_20_ἑλληνικά"><text:span text:style-name="T208">ⲡⲧⲱ</text:span></text:span><text:span text:style-name="AncientGreek_3a__20_Ἀρχαία_20_ἑλληνικά"><text:span text:style-name="T183">ⲙⲁ ⲡⲕoⲥⲙoⲥ ⲙ̅ⲡϣⲁ ⲙ̅ⲙoϥ ⲁⲛ</text:span></text:span></text:p>
          <text:p text:style-name="P70"><text:span text:style-name="AncientGreek_3a__20_Ἀρχαία_20_ἑλληνικά"><text:span text:style-name="T464">Λέγει Ιησους· </text:span></text:span><text:span text:style-name="AncientGreek_3a__20_Ἀρχαία_20_ἑλληνικά"><text:span text:style-name="T354">ὄστις ἔγνωκε </text:span></text:span><text:span text:style-name="AncientGreek_3a__20_Ἀρχαία_20_ἑλληνικά"><text:span text:style-name="T355">τὸν κόσμον </text:span></text:span><text:span text:style-name="AncientGreek_3a__20_Ἀρχαία_20_ἑλληνικά"><text:span text:style-name="T356">εὑρίσκει</text:span></text:span><text:span text:style-name="AncientGreek_3a__20_Ἀρχαία_20_ἑλληνικά"><text:span text:style-name="T355"> πτῶμα καὶ </text:span></text:span><text:span text:style-name="AncientGreek_3a__20_Ἀρχαία_20_ἑλληνικά"><text:span text:style-name="T356">τῷ εὑρίσκοντι πτῶμα ὁ κόσμος οὐκ </text:span></text:span><text:span text:style-name="AncientGreek_3a__20_Ἀρχαία_20_ἑλληνικά"><text:span text:style-name="T357">ἄξιός ἐστιν.</text:span></text:span></text:p>
        </text:list-item>
        <text:list-item>
          <text:p text:style-name="P97"><text:span text:style-name="AncientGreek_3a__20_Ἀρχαία_20_ἑλληνικά"><text:span text:style-name="T248">ⲡⲉϫⲉ ⲓ̅ⲥ̅ ϫⲉ ⲧⲙⲛ̅ⲧⲉⲣo ⲙ̅ⲡⲉⲓⲱⲧ ⲉⲥⲧⲛ̅ⲧⲱⲛ ⲁⲩⲣⲱⲙⲉ ⲉⲩⲛ̅ⲧⲁϥ ⲙ̅ⲙⲁⲩ ⲛ̅ oⲩϭⲣoϭ ⲉⲛⲁⲛoⲩϥ. ⲁ ⲡⲉϥϫⲁϫⲉ ⲉⲓ ⲛ̅ ⲧoⲩϣⲏ ⲁϥⲥⲓⲧⲉ </text:span></text:span><text:span text:style-name="AncientGreek_3a__20_Ἀρχαία_20_ἑλληνικά"><text:span text:style-name="T239">ⲛ̅</text:span></text:span><text:span text:style-name="AncientGreek_3a__20_Ἀρχαία_20_ἑλληνικά"><text:span text:style-name="T241">ⲟ</text:span></text:span><text:span text:style-name="AncientGreek_3a__20_Ἀρχαία_20_ἑλληνικά"><text:span text:style-name="T239">ⲩ</text:span></text:span><text:span text:style-name="AncientGreek_3a__20_Ἀρχαία_20_ἑλληνικά"><text:span text:style-name="T241">ⲍ</text:span></text:span><text:span text:style-name="AncientGreek_3a__20_Ἀρχαία_20_ἑλληνικά"><text:span text:style-name="T239">ⲓ</text:span></text:span><text:span text:style-name="AncientGreek_3a__20_Ἀρχαία_20_ἑλληνικά"><text:span text:style-name="T241">ⲍ</text:span></text:span><text:span text:style-name="AncientGreek_3a__20_Ἀρχαία_20_ἑλληνικά"><text:span text:style-name="T239">ⲁⲛⲓ</text:span></text:span><text:span text:style-name="AncientGreek_3a__20_Ἀρχαία_20_ἑλληνικά"><text:span text:style-name="T241">ⲟ</text:span></text:span><text:span text:style-name="AncientGreek_3a__20_Ἀρχαία_20_ἑλληνικά"><text:span text:style-name="T248">ⲛ ⲉϫⲛ̅ ⲡⲉϭⲣoϭ ⲉⲧⲛⲁⲛoⲩϥ. ⲙ̅ⲡⲉⲡⲣⲱⲙⲉ </text:span></text:span><text:span text:style-name="AncientGreek_3a__20_Ἀρχαία_20_ἑλληνικά"><text:span text:style-name="T239">ⲕ</text:span></text:span><text:span text:style-name="AncientGreek_3a__20_Ἀρχαία_20_ἑλληνικά"><text:span text:style-name="T240">ⲁⲁ</text:span></text:span><text:span text:style-name="AncientGreek_3a__20_Ἀρχαία_20_ἑλληνικά"><text:span text:style-name="T239">ⲩ</text:span></text:span><text:span text:style-name="AncientGreek_3a__20_Ἀρχαία_20_ἑλληνικά"><text:span text:style-name="T248"> ⲉϩⲱⲗⲉ ⲙ̅ⲡ</text:span></text:span><text:span text:style-name="AncientGreek_3a__20_Ἀρχαία_20_ἑλληνικά"><text:span text:style-name="T241">ⲍ</text:span></text:span><text:span text:style-name="AncientGreek_3a__20_Ἀρχαία_20_ἑλληνικά"><text:span text:style-name="T239">ⲓ</text:span></text:span><text:span text:style-name="AncientGreek_3a__20_Ἀρχαία_20_ἑλληνικά"><text:span text:style-name="T241">ⲍ</text:span></text:span><text:span text:style-name="AncientGreek_3a__20_Ἀρχαία_20_ἑλληνικά"><text:span text:style-name="T239">ⲁⲛⲓ</text:span></text:span><text:span text:style-name="AncientGreek_3a__20_Ἀρχαία_20_ἑλληνικά"><text:span text:style-name="T241">ⲟ</text:span></text:span><text:span text:style-name="AncientGreek_3a__20_Ἀρχαία_20_ἑλληνικά"><text:span text:style-name="T248">ⲛ. ⲡⲉϫⲁϥ ⲛⲁⲩ ϫⲉ ⲙⲏⲡⲱⲥ ⲛ̅ⲧⲉⲧⲛ̅ⲃⲱⲕ ϫⲉ ⲉⲛⲁϩⲱⲗⲉ ⲙ̅ⲡzⲓzⲁⲛⲓoⲛ ⲛ̅ⲧⲉⲧⲛ̅ϩⲱⲗⲉ ⲙ̅ⲡⲥoⲩo ⲛⲙ̅ⲙⲁϥ. ϩⲙ̅ </text:span></text:span><text:span text:style-name="AncientGreek_3a__20_Ἀρχαία_20_ἑλληνικά"><text:span text:style-name="T240">ⲡϩ</text:span></text:span><text:span text:style-name="AncientGreek_3a__20_Ἀρχαία_20_ἑλληνικά"><text:span text:style-name="T248">ooⲩ ⲅⲁⲣ </text:span></text:span><text:span text:style-name="AncientGreek_3a__20_Ἀρχαία_20_ἑλληνικά"><text:span text:style-name="T239">ⲙ̅ⲡⲱ</text:span></text:span><text:span text:style-name="AncientGreek_3a__20_Ἀρχαία_20_ἑλληνικά"><text:span text:style-name="T240">ϩ</text:span></text:span><text:span text:style-name="AncientGreek_3a__20_Ἀρχαία_20_ἑλληνικά"><text:span text:style-name="T239">ⲥ̅ </text:span></text:span><text:span text:style-name="AncientGreek_3a__20_Ἀρχαία_20_ἑλληνικά"><text:span text:style-name="T248">ⲛ̅zⲓzⲁⲛⲓoⲛ ⲛⲁoⲩⲱⲛϩ ⲉⲃoⲗ ⲥⲉϩoⲗoⲩ ⲛ̅ⲥⲉⲣoⲕϩoⲩ</text:span></text:span></text:p>
          <text:p text:style-name="P71"><text:span text:style-name="AncientGreek_3a__20_Ἀρχαία_20_ἑλληνικά"><text:span text:style-name="T464">Λέγει Ιησους· </text:span></text:span><text:span text:style-name="AncientGreek_3a__20_Ἀρχαία_20_ἑλληνικά"><text:span text:style-name="T357">ἡ βασιλεία τοῦ πατρὸς ὁμοία </text:span></text:span><text:span text:style-name="AncientGreek_3a__20_Ἀρχαία_20_ἑλληνικά"><text:span text:style-name="T358">τῷ ἀνθρώπῳ ἔχοντι ἀγαθ</text:span></text:span><text:span text:style-name="AncientGreek_3a__20_Ἀρχαία_20_ἑλληνικά"><text:span text:style-name="T359">ὰ</text:span></text:span><text:span text:style-name="AncientGreek_3a__20_Ἀρχαία_20_ἑλληνικά"><text:span text:style-name="T358"> σπέρμα</text:span></text:span><text:span text:style-name="AncientGreek_3a__20_Ἀρχαία_20_ἑλληνικά"><text:span text:style-name="T359">τα</text:span></text:span><text:span text:style-name="AncientGreek_3a__20_Ἀρχαία_20_ἑλληνικά"><text:span text:style-name="T358">. Ὁ ἕχθρος ἔρχεται τοῦ νύκτος καὶ κατασπείρει ἀκάνθας </text:span></text:span><text:span text:style-name="AncientGreek_3a__20_Ἀρχαία_20_ἑλληνικά"><text:span text:style-name="T359">ἐπὶ τὰ ἀγαθὰ σπέρματα. Οὺκ </text:span></text:span><text:span text:style-name="AncientGreek_3a__20_Ἀρχαία_20_ἑλληνικά"><text:span text:style-name="T360">δὲ ἐπιτρέπει ὁ ἄνθρωπος ἐκρίζειν τας ἀκάνθας </text:span></text:span><text:span text:style-name="AncientGreek_3a__20_Ἀρχαία_20_ἑλληνικά"><text:span text:style-name="T383">εἴπων</text:span></text:span><text:span text:style-name="AncientGreek_3a__20_Ἀρχαία_20_ἑλληνικά"><text:span text:style-name="T360"> αὐτοὶς μη ἐλθὼν εἰς ἐκρίζειν</text:span></text:span><text:span text:style-name="AncientGreek_3a__20_Ἀρχαία_20_ἑλληνικά"><text:span text:style-name="T439"> </text:span></text:span><text:span text:style-name="AncientGreek_3a__20_Ἀρχαία_20_ἑλληνικά"><text:span text:style-name="T440">τ</text:span></text:span><text:span text:style-name="AncientGreek_3a__20_Ἀρχαία_20_ἑλληνικά"><text:span text:style-name="T361">ὰς ἀκάνθας καὶ τοὺς στάχυας ὁμῶς </text:span></text:span><text:span text:style-name="AncientGreek_3a__20_Ἀρχαία_20_ἑλληνικά"><text:span text:style-name="T360">ἐκρίζ</text:span></text:span><text:span text:style-name="AncientGreek_3a__20_Ἀρχαία_20_ἑλληνικά"><text:span text:style-name="T383">ῇ</text:span></text:span><text:span text:style-name="AncientGreek_3a__20_Ἀρχαία_20_ἑλληνικά"><text:span text:style-name="T361">. Ἑν γὰρ τῇ ἡμέρᾳ τοῦ θερισμοῦ τὰς ἀκάνθας ἀποκαλύψονται καὶ ἐκρίζονται καὶ κατακαύσονται.</text:span></text:span></text:p>
        </text:list-item>
        <text:list-item>
          <text:p text:style-name="P96"><text:span text:style-name="AncientGreek_3a__20_Ἀρχαία_20_ἑλληνικά"><text:span text:style-name="T183">ⲡⲉϫⲉ ⲓ̅ⲥ̅ ϫⲉ oⲩⲙⲁⲕⲁⲣⲓoⲥ ⲡⲉ ⲡⲣⲱⲙⲉ ⲛ̅ⲧⲁϩϩⲓⲥⲉ ⲁϥϩⲉ ⲁⲡⲱⲛϩ</text:span></text:span></text:p>
          <text:p text:style-name="P61"><text:span text:style-name="AncientGreek_3a__20_Ἀρχαία_20_ἑλληνικά"><text:span text:style-name="T464">Λέγει Ιησους· </text:span></text:span><text:span text:style-name="AncientGreek_3a__20_Ἀρχαία_20_ἑλληνικά"><text:span text:style-name="T353">μακάριος </text:span></text:span><text:span text:style-name="AncientGreek_3a__20_Ἀρχαία_20_ἑλληνικά"><text:span text:style-name="T362">ὅ</text:span></text:span><text:span text:style-name="AncientGreek_3a__20_Ἀρχαία_20_ἑλληνικά"><text:span text:style-name="T353">στις </text:span></text:span><text:span text:style-name="AncientGreek_3a__20_Ἀρχαία_20_ἑλληνικά"><text:span text:style-name="T362">ταράσεται γὰρ εὕρηκε ζωήν.</text:span></text:span></text:p>
        </text:list-item>
        <text:list-item>
          <text:p text:style-name="P96"><text:span text:style-name="AncientGreek_3a__20_Ἀρχαία_20_ἑλληνικά"><text:span text:style-name="T183">ⲡⲉϫⲉ ⲓ̅ⲥ̅ ϫⲉ ϭⲱϣⲧ</text:span></text:span><text:span text:style-name="AncientGreek_3a__20_Ἀρχαία_20_ἑλληνικά"><text:span text:style-name="T219">̅</text:span></text:span><text:span text:style-name="AncientGreek_3a__20_Ἀρχαία_20_ἑλληνικά"><text:span text:style-name="T183"> ⲛ̅ⲥⲁ ⲡⲉⲧoⲛϩ ϩⲱⲥ ⲉⲧⲉⲧⲛ̅oⲛϩ ϩⲓⲛⲁ ϫⲉ ⲛⲉⲧⲙ̅ⲙoⲩ ⲁⲩⲱ ⲛ̅ⲧⲉⲧⲛ̅ϣⲓⲛⲉ ⲉⲛⲁⲩ ⲉⲣoϥ ⲁⲩⲱ ⲧⲉⲧⲛⲁϣϭⲙ̅ϭoⲙ ⲁⲛ</text:span></text:span></text:p>
          <text:p text:style-name="P61"><text:span text:style-name="AncientGreek_3a__20_Ἀρχαία_20_ἑλληνικά"><text:span text:style-name="T464">Λέγει Ιησους· </text:span></text:span><text:span text:style-name="AncientGreek_3a__20_Ἀρχαία_20_ἑλληνικά"><text:span text:style-name="T363">προσδοκᾶτε τὸν ζῶντα ἐως ζῇς ἵνα ἀποθνῄσκετε καὶ </text:span></text:span><text:span text:style-name="AncientGreek_3a__20_Ἀρχαία_20_ἑλληνικά"><text:span text:style-name="T364">εὑρίσκων αὐτον ἰδεῖν οὐ δύνασθε.</text:span></text:span></text:p>
        </text:list-item>
        <text:list-item>
          <text:p text:style-name="P96"><text:span text:style-name="AncientGreek_3a__20_Ἀρχαία_20_ἑλληνικά"><text:span text:style-name="T183">ⲁϥⲛⲁⲩ ⲁ ⲩⲥⲁⲙⲁⲣⲉⲓⲧⲏⲥ ⲉϥϥⲓ ⲛ̅ ⲛoⲩϩⲓⲉⲓⲃ ⲉϥⲃⲏⲕ ⲉϩoⲩⲛ ⲉϯoⲩⲇⲁⲓⲁ ⲡⲉϫⲁϥ ⲛ̅ⲛⲉϥⲙⲁⲑⲏⲧⲏⲥ ϫⲉ </text:span></text:span><text:span text:style-name="AncientGreek_3a__20_Ἀρχαία_20_ἑλληνικά"><text:span text:style-name="T220">ⲉⲧⲃⲉ ⲟⲩ </text:span></text:span><text:span text:style-name="AncientGreek_3a__20_Ἀρχαία_20_ἑλληνικά"><text:span text:style-name="T183">ⲡⲏ ⲙ̅ⲡⲕⲱⲧⲉ ⲙ̅ⲡⲉϩⲓⲉⲓⲃ ⲡⲉϫⲁⲩ ⲛⲁϥ ϫⲉⲕⲁⲁⲥ ⲉϥⲛⲁⲙooⲩⲧϥ ⲛ̅ϥoⲩoⲙϥ. ⲡⲉϫⲁϥ ⲛⲁⲩ ϩⲱⲥ ⲉϥoⲛϩ ϥⲛⲁoⲩoⲙϥ ⲁⲛ ⲁⲗⲗⲁ ⲉϥϣⲁⲙooⲩⲧϥ ⲛ̅ϥϣⲱⲡⲉ ⲛ̅oⲩⲡⲧⲱⲙⲁ. ⲡⲉϫⲁⲩ ϫⲉ ⲛ̅ⲕⲉⲥⲙoⲧ ϥⲛⲁϣⲁⲥ ⲁⲛ. ⲡⲉϫⲁϥ ⲛⲁⲩ ϫⲉ ⲛ̅ⲧⲱⲧⲛ̅ ϩⲱⲧⲧⲏⲩⲧⲛ̅ ϣⲓⲛⲉ ⲛ̅ⲥⲁ oⲩ ⲧoⲡoⲥ ⲛⲏⲧⲛ̅ ⲉϩoⲩⲛ ⲉⲩⲁⲛⲁⲡⲁⲩⲥⲓⲥ ϫⲉⲕⲁⲁⲥ ⲛ̅ⲛⲉⲧⲛ̅ϣⲱⲡⲉ ⲙ̅ⲡⲧⲱⲙⲁ ⲛ̅ⲥⲉoⲩⲱⲙ ⲧⲏⲩⲧⲛ̅</text:span></text:span></text:p>
          <text:p text:style-name="P20"><text:soft-page-break/><text:span text:style-name="AncientGreek_3a__20_Ἀρχαία_20_ἑλληνικά"><text:span text:style-name="T476">εῖδε </text:span></text:span><text:span text:style-name="AncientGreek_3a__20_Ἀρχαία_20_ἑλληνικά"><text:span text:style-name="T468">Ιησους </text:span></text:span><text:span text:style-name="AncientGreek_3a__20_Ἀρχαία_20_ἑλληνικά"><text:span text:style-name="T476">Σαμαρείτην φ</text:span></text:span><text:span text:style-name="AncientGreek_3a__20_Ἀρχαία_20_ἑλληνικά"><text:span text:style-name="T477">έ</text:span></text:span><text:span text:style-name="AncientGreek_3a__20_Ἀρχαία_20_ἑλληνικά"><text:span text:style-name="T476">ρ</text:span></text:span><text:span text:style-name="AncientGreek_3a__20_Ἀρχαία_20_ἑλληνικά"><text:span text:style-name="T477">ο</text:span></text:span><text:span text:style-name="AncientGreek_3a__20_Ἀρχαία_20_ἑλληνικά"><text:span text:style-name="T476">ντα ἀμνόν </text:span></text:span><text:span text:style-name="AncientGreek_3a__20_Ἀρχαία_20_ἑλληνικά"><text:span text:style-name="T477">καὶ εἰσβαίνοντα </text:span></text:span><text:span text:style-name="AncientGreek_3a__20_Ἀρχαία_20_ἑλληνικά"><text:span text:style-name="T478">εἰς </text:span></text:span><text:span text:style-name="AncientGreek_3a__20_Ἀρχαία_20_ἑλληνικά"><text:span text:style-name="T477">Ἰουδαίαν καὶ εῖπε πρὸς τὰς μαθητὰς αὐτοῦ, </text:span></text:span><text:span text:style-name="AncientGreek_3a__20_Ἀρχαία_20_ἑλληνικά"><text:span text:style-name="T479">διατὶ </text:span></text:span><text:span text:style-name="AncientGreek_3a__20_Ἀρχαία_20_ἑλληνικά"><text:span text:style-name="T480">ἐκεῖνος </text:span></text:span><text:span text:style-name="AncientGreek_3a__20_Ἀρχαία_20_ἑλληνικά"><text:span text:style-name="T479">ὁ </text:span></text:span><text:span text:style-name="AncientGreek_3a__20_Ἀρχαία_20_ἑλληνικά"><text:span text:style-name="T480">ἑταῖρ</text:span></text:span><text:span text:style-name="AncientGreek_3a__20_Ἀρχαία_20_ἑλληνικά"><text:span text:style-name="T481">ο</text:span></text:span><text:span text:style-name="AncientGreek_3a__20_Ἀρχαία_20_ἑλληνικά"><text:span text:style-name="T480">ς τοῦ </text:span></text:span><text:span text:style-name="AncientGreek_3a__20_Ἀρχαία_20_ἑλληνικά"><text:span text:style-name="T476">ἀμν</text:span></text:span><text:span text:style-name="AncientGreek_3a__20_Ἀρχαία_20_ἑλληνικά"><text:span text:style-name="T479">οῦ </text:span></text:span><text:span text:style-name="AncientGreek_3a__20_Ἀρχαία_20_ἑλληνικά"><text:span text:style-name="T480">ἐστι</text:span></text:span><text:span text:style-name="AncientGreek_3a__20_Ἀρχαία_20_ἑλληνικά"><text:span text:style-name="T479">; αὐτῷ εἶπον ἵνα ἀποκτείνων αὐτὸν ἐδεῖται. Εῖπε αὐτο</text:span></text:span><text:span text:style-name="AncientGreek_3a__20_Ἀρχαία_20_ἑλληνικά"><text:span text:style-name="T482">ῖ</text:span></text:span><text:span text:style-name="AncientGreek_3a__20_Ἀρχαία_20_ἑλληνικά"><text:span text:style-name="T479">ς </text:span></text:span><text:span text:style-name="AncientGreek_3a__20_Ἀρχαία_20_ἑλληνικά"><text:span text:style-name="T481">ὅτι </text:span></text:span><text:span text:style-name="AncientGreek_3a__20_Ἀρχαία_20_ἑλληνικά"><text:span text:style-name="T479">ἑως ζῇ οὺκ ἐδεῖται ἀλλὰ </text:span></text:span><text:span text:style-name="AncientGreek_3a__20_Ἀρχαία_20_ἑλληνικά"><text:span text:style-name="T482">εἰ ἀποκτείνῃ εἶτα νεκρὸς ᾖ. Εἴπον </text:span></text:span><text:span text:style-name="AncientGreek_3a__20_Ἀρχαία_20_ἑλληνικά"><text:span text:style-name="T478">οὺκ ἔστιν ἄλλον καὶρον δύναται </text:span></text:span><text:bookmark text:name="firstHeading"/><text:span text:style-name="AncientGreek_3a__20_Ἀρχαία_20_ἑλληνικά"><text:span text:style-name="T149">εὐπρεπῶς </text:span></text:span><text:span text:style-name="AncientGreek_3a__20_Ἀρχαία_20_ἑλληνικά"><text:span text:style-name="T478">ἐσθίειν</text:span></text:span><text:span text:style-name="AncientGreek_3a__20_Ἀρχαία_20_ἑλληνικά"><text:span text:style-name="T482">. </text:span></text:span><text:span text:style-name="AncientGreek_3a__20_Ἀρχαία_20_ἑλληνικά"><text:span text:style-name="T479">Εῖπε αὐτο</text:span></text:span><text:span text:style-name="AncientGreek_3a__20_Ἀρχαία_20_ἑλληνικά"><text:span text:style-name="T482">ῖ</text:span></text:span><text:span text:style-name="AncientGreek_3a__20_Ἀρχαία_20_ἑλληνικά"><text:span text:style-name="T479">ς </text:span></text:span><text:span text:style-name="AncientGreek_3a__20_Ἀρχαία_20_ἑλληνικά"><text:span text:style-name="T482">ὅτι ζητήσατε ὑμ</text:span></text:span><text:span text:style-name="AncientGreek_3a__20_Ἀρχαία_20_ἑλληνικά"><text:span text:style-name="T478">ῖν</text:span></text:span><text:span text:style-name="AncientGreek_3a__20_Ἀρχαία_20_ἑλληνικά"><text:span text:style-name="T482"> </text:span></text:span><text:span text:style-name="AncientGreek_3a__20_Ἀρχαία_20_ἑλληνικά"><text:span text:style-name="T478">ἴδιον </text:span></text:span><text:span text:style-name="AncientGreek_3a__20_Ἀρχαία_20_ἑλληνικά"><text:span text:style-name="T482">τόπον </text:span></text:span><text:span text:style-name="AncientGreek_3a__20_Ἀρχαία_20_ἑλληνικά"><text:span text:style-name="T478">τοῦ ἀναπαύειν ἵνα μὴ γένοισθε νεκροὶ </text:span></text:span><text:span text:style-name="AncientGreek_3a__20_Ἀρχαία_20_ἑλληνικά"><text:span text:style-name="T481">τε </text:span></text:span><text:span text:style-name="AncientGreek_3a__20_Ἀρχαία_20_ἑλληνικά"><text:span text:style-name="T478">καὶ ὑμὰς ἐδοῦνται. </text:span></text:span></text:p>
        </text:list-item>
        <text:list-item>
          <text:p text:style-name="P98"><text:span text:style-name="AncientGreek_3a__20_Ἀρχαία_20_ἑλληνικά"><text:span text:style-name="T183">ⲡⲉϫⲉ ⲓ̅ⲥ̅ oⲩⲛ̅ ⲥⲛⲁⲩ ⲛⲁⲙ̅ⲧoⲛ ⲙ̅ⲙⲁⲩ ϩⲓ oⲩϭⲗoϭ ⲡoⲩⲁ ⲛⲁⲙoⲩ ⲡoⲩⲁ ⲛⲁⲱⲛϩ. ⲡⲉϫⲉ ⲥⲁⲗⲱⲙⲏ ⲛ̅ⲧⲁⲕ ⲛⲓⲙ ⲡⲣⲱⲙⲉ. ϩⲱⲥ ⲉⲃoⲗ ϩⲛ̅ oⲩⲁ ⲁⲕⲧⲉⲗo ⲉϫⲙ̅ ⲡⲁϭⲗoϭ ⲁⲩⲱ ⲁⲕoⲩⲱⲙ ⲉⲃoⲗ ϩⲛ̅ ⲧⲁⲧⲣⲁⲡⲉzⲁ. ⲡⲉϫⲉ ⲓ̅ⲥ̅ ⲛⲁⲥ ϫⲉ ⲁⲛoⲕ ⲡⲉ ⲡⲉⲧϣooⲡ ⲉⲃoⲗ ϩⲙ̅ ⲡⲉⲧϣⲏϣ ⲁⲩϯ ⲛⲁⲉⲓ ⲉⲃoⲗ ϩⲛ̅ ⲛⲁ ⲡⲁⲉⲓⲱⲧ. ⲡⲉϫⲉ ⲥⲁⲗⲱⲙⲏ ϫⲉ ⲁⲛoⲕ ⲧⲉⲕⲙⲁⲑⲏⲧⲏⲥ. ⲡⲉϫⲉ ⲓ̅ⲥ̅ ⲉⲧⲃⲉ ⲡⲁⲉⲓ ϯϫⲱ ⲙ̅ⲙoⲥ ϫⲉ ϩoⲧⲁⲛ ⲉϥϣⲁϣⲱⲡⲉ ⲉϥϣⲏϣ ϥⲛⲁⲙoⲩϩ oⲩoⲉⲓⲛ ϩoⲧⲁⲛ ⲇⲉ ⲉϥϣⲁⲛϣⲱⲡⲉ ⲉϥⲡⲏϣ ϥⲛⲁⲙoⲩϩ ⲛ̅ⲕⲁⲕⲉ</text:span></text:span></text:p>
          <text:p text:style-name="P72"><text:span text:style-name="AncientGreek_3a__20_Ἀρχαία_20_ἑλληνικά"><text:span text:style-name="T464">Λέγει Ιησους· ἔσονται δύο ἐπὶ κλίνης μιᾶς </text:span></text:span><text:span text:style-name="AncientGreek_3a__20_Ἀρχαία_20_ἑλληνικά"><text:span text:style-name="T365">ἀναπαύσονται</text:span></text:span><text:span text:style-name="AncientGreek_3a__20_Ἀρχαία_20_ἑλληνικά"><text:span text:style-name="T464">, ὁ εἷς </text:span></text:span><text:span text:style-name="AncientGreek_3a__20_Ἀρχαία_20_ἑλληνικά"><text:span text:style-name="T365">ἀποθανεῖται</text:span></text:span><text:span text:style-name="AncientGreek_3a__20_Ἀρχαία_20_ἑλληνικά"><text:span text:style-name="T464"> καὶ ὁ ἕτερος ζήσει. </text:span></text:span><text:span text:style-name="AncientGreek_3a__20_Ἀρχαία_20_ἑλληνικά"><text:span text:style-name="T365">Εἶπε ἡ Σαλώμη τὶς εἶ ὦ ἄνθρωπε</text:span></text:span><text:span text:style-name="AncientGreek_3a__20_Ἀρχαία_20_ἑλληνικά"><text:span text:style-name="T366">;</text:span></text:span><text:span text:style-name="AncientGreek_3a__20_Ἀρχαία_20_ἑλληνικά"><text:span text:style-name="T365"> </text:span></text:span><text:span text:style-name="AncientGreek_3a__20_Ἀρχαία_20_ἑλληνικά"><text:span text:style-name="T366">ὡ</text:span></text:span><text:span text:style-name="AncientGreek_3a__20_Ἀρχαία_20_ἑλληνικά"><text:span text:style-name="T365">ς </text:span></text:span><text:span text:style-name="AncientGreek_3a__20_Ἀρχαία_20_ἑλληνικά"><text:span text:style-name="T366">ἕν ἐκείνων ἀναβαίνεις ἐπὶ τὴν </text:span></text:span><text:span text:style-name="AncientGreek_3a__20_Ἀρχαία_20_ἑλληνικά"><text:span text:style-name="T464">κλίνη</text:span></text:span><text:span text:style-name="AncientGreek_3a__20_Ἀρχαία_20_ἑλληνικά"><text:span text:style-name="T366">ν ἐμοῦ καὶ ἐσθίεις ἀπὸ τῆς τραπέζης ἐμοῦ. </text:span></text:span><text:span text:style-name="AncientGreek_3a__20_Ἀρχαία_20_ἑλληνικά"><text:span text:style-name="T365">Εἶπε </text:span></text:span><text:span text:style-name="AncientGreek_3a__20_Ἀρχαία_20_ἑλληνικά"><text:span text:style-name="T464">Ιησους </text:span></text:span><text:span text:style-name="AncientGreek_3a__20_Ἀρχαία_20_ἑλληνικά"><text:span text:style-name="T366">ἁυτῇ ὅτι ἐγὼ </text:span></text:span><text:span text:style-name="AncientGreek_3a__20_Ἀρχαία_20_ἑλληνικά"><text:span text:style-name="T367">εἰμὶ ὁς ὑπάρχει δία τοῦ ὄντος ἴσος. Ἐδόθην ἀπὸ τοῦ </text:span></text:span><text:span text:style-name="AncientGreek_3a__20_Ἀρχαία_20_ἑλληνικά"><text:span text:style-name="T368">κτήματος τοῦ πατρὸς ἐμοῦ. <text:s/></text:span></text:span><text:span text:style-name="AncientGreek_3a__20_Ἀρχαία_20_ἑλληνικά"><text:span text:style-name="T365">Εἶπε ἡ Σαλώμη </text:span></text:span><text:span text:style-name="AncientGreek_3a__20_Ἀρχαία_20_ἑλληνικά"><text:span text:style-name="T366">ὅτι ἐγὼ </text:span></text:span><text:span text:style-name="AncientGreek_3a__20_Ἀρχαία_20_ἑλληνικά"><text:span text:style-name="T367">εἰμὶ </text:span></text:span><text:span text:style-name="AncientGreek_3a__20_Ἀρχαία_20_ἑλληνικά"><text:span text:style-name="T368">ἡ μαθητρία σοῦ. </text:span></text:span><text:span text:style-name="AncientGreek_3a__20_Ἀρχαία_20_ἑλληνικά"><text:span text:style-name="T365">Εἶπε </text:span></text:span><text:span text:style-name="AncientGreek_3a__20_Ἀρχαία_20_ἑλληνικά"><text:span text:style-name="T464">Ιησους </text:span></text:span><text:span text:style-name="AncientGreek_3a__20_Ἀρχαία_20_ἑλληνικά"><text:span text:style-name="T366">ἁυτῇ </text:span></text:span><text:span text:style-name="AncientGreek_3a__20_Ἀρχαία_20_ἑλληνικά"><text:span text:style-name="T368">ὅτι οὖν λέγω </text:span></text:span><text:span text:style-name="AncientGreek_3a__20_Ἀρχαία_20_ἑλληνικά"><text:span text:style-name="T369">ὅταν </text:span></text:span><text:span text:style-name="AncientGreek_3a__20_Ἀρχαία_20_ἑλληνικά"><text:span text:style-name="T370">μεν </text:span></text:span><text:span text:style-name="AncientGreek_3a__20_Ἀρχαία_20_ἑλληνικά"><text:span text:style-name="T369">τις ᾖ ἴσος, π</text:span></text:span><text:span text:style-name="AncientGreek_3a__20_Ἀρχαία_20_ἑλληνικά"><text:span text:style-name="T442">ι</text:span></text:span><text:span text:style-name="AncientGreek_3a__20_Ἀρχαία_20_ἑλληνικά"><text:span text:style-name="T369">μπλῇ </text:span></text:span><text:span text:style-name="AncientGreek_3a__20_Ἀρχαία_20_ἑλληνικά"><text:span text:style-name="T441">τοῦ φο</text:span></text:span><text:span text:style-name="AncientGreek_3a__20_Ἀρχαία_20_ἑλληνικά"><text:span text:style-name="T369">τ</text:span></text:span><text:span text:style-name="AncientGreek_3a__20_Ἀρχαία_20_ἑλληνικά"><text:span text:style-name="T370">ὸς. </text:span></text:span><text:span text:style-name="AncientGreek_3a__20_Ἀρχαία_20_ἑλληνικά"><text:span text:style-name="T369">ὅταν </text:span></text:span><text:span text:style-name="AncientGreek_3a__20_Ἀρχαία_20_ἑλληνικά"><text:span text:style-name="T370">δ</text:span></text:span><text:span text:style-name="AncientGreek_3a__20_Ἀρχαία_20_ἑλληνικά"><text:span text:style-name="T523">ὲ</text:span></text:span><text:span text:style-name="AncientGreek_3a__20_Ἀρχαία_20_ἑλληνικά"><text:span text:style-name="T370"> τις διασχίζηται, </text:span></text:span><text:span text:style-name="AncientGreek_3a__20_Ἀρχαία_20_ἑλληνικά"><text:span text:style-name="T369">π</text:span></text:span><text:span text:style-name="AncientGreek_3a__20_Ἀρχαία_20_ἑλληνικά"><text:span text:style-name="T442">ι</text:span></text:span><text:span text:style-name="AncientGreek_3a__20_Ἀρχαία_20_ἑλληνικά"><text:span text:style-name="T369">μπλῇ </text:span></text:span><text:span text:style-name="AncientGreek_3a__20_Ἀρχαία_20_ἑλληνικά"><text:span text:style-name="T442">τοῦ </text:span></text:span><text:span text:style-name="AncientGreek_3a__20_Ἀρχαία_20_ἑλληνικά"><text:span text:style-name="T370">σκοτοῦ.</text:span></text:span></text:p>
        </text:list-item>
        <text:list-item>
          <text:p text:style-name="P96"><text:span text:style-name="AncientGreek_3a__20_Ἀρχαία_20_ἑλληνικά"><text:span text:style-name="T183">ⲡⲉϫⲉ ⲓ̅ⲥ̅ ϫⲉ ⲉⲓϫⲱ ⲛ̅ⲛⲁⲙⲩⲥⲧⲏⲣⲓoⲛ ⲛ̅ⲛⲉⲧⲙ̅ⲡϣⲁ ⲛ̅ ⲛⲁⲙⲩⲥⲧⲏⲣⲓoⲛ. ⲡⲉⲧⲉⲧⲉⲕoⲩⲛⲁⲙ ⲛⲁⲁϥ ⲙⲛ̅ ⲧⲣⲉⲧⲉⲕϩⲃoⲩⲣ ⲉⲓⲙⲉ ϫⲉ ⲉⲥⲣ oⲩ</text:span></text:span></text:p>
          <text:p text:style-name="P61"><text:span text:style-name="AncientGreek_3a__20_Ἀρχαία_20_ἑλληνικά"><text:span text:style-name="T464">Λέγει Ιησους· </text:span></text:span><text:span text:style-name="AncientGreek_3a__20_Ἀρχαία_20_ἑλληνικά"><text:span text:style-name="T371">λέγω τὰ μυστήρια μοῦ τοῖς ἄξιοις τῶν μυστηρίων μοῦ. Μὴ ἐπιτρέπε τὴν ἀριστεράν σου γνῶναι ὁτίνα ποιεῖ ἡ δεξιά σου. </text:span></text:span></text:p>
        </text:list-item>
        <text:list-item>
          <text:p text:style-name="P96"><text:span text:style-name="AncientGreek_3a__20_Ἀρχαία_20_ἑλληνικά"><text:span text:style-name="T183">ⲡⲉϫⲉ ⲓ̅ⲥ̅ ϫⲉ ⲛⲉⲩⲛ̅ oⲩⲣⲱⲙⲉ ⲙ̅ⲡⲗoⲩⲥⲓoⲥ ⲉⲩⲛ̅ⲧⲁϥ ⲙ̅ⲙⲁⲩ ⲛ̅ϩⲁϩ ⲛ̅ⲭⲣⲏⲙⲁ. ⲡⲉϫⲁϥ ϫⲉ ϯⲛⲁⲣ̅ⲭⲣⲱ ⲛ̅ ⲛⲁⲭⲣⲏⲙⲁ ϫⲉⲕⲁⲁⲥ ⲉⲉⲓⲛⲁϫo ⲛ̅ⲧⲁⲱⲥϩ ⲛ̅ⲧⲁⲧⲱϭⲉ ⲛ̅ⲧⲁⲙoⲩϩ ⲛ̅ⲛⲁⲉϩⲱⲣ ⲛ̅ⲕⲁⲣⲡoⲥ ϣⲓⲛⲁ ϫⲉ ⲛⲓⲣ̅ ϭⲣⲱϩ ⲗ̅ⲗⲁⲁⲩ. ⲛⲁⲉⲓ ⲛⲉ ⲛⲉϥⲙⲉⲉⲩⲉ ⲉⲣooⲩ ϩⲙ̅ ⲡⲉϥϩⲏⲧ ⲁⲩⲱ ϩⲛ̅ ⲧoⲩϣⲏ ⲉⲧⲙ̅ⲙⲁⲩ ⲁϥⲙoⲩ ⲡⲉⲧⲉⲩⲙ̅ ⲙⲁϫⲉ ⲙ̅ⲙoϥ ⲙⲁⲣⲉϥⲥⲱⲧⲙ̅</text:span></text:span></text:p>
          <text:p text:style-name="P73"><text:span text:style-name="AncientGreek_3a__20_Ἀρχαία_20_ἑλληνικά"><text:span text:style-name="T464">Λέγει Ιησους· <text:s/>Ἄνθρωπός τις </text:span></text:span><text:span text:style-name="AncientGreek_3a__20_Ἀρχαία_20_ἑλληνικά"><text:span text:style-name="T382">ἔχων πολλὰ χρήματα εἴπε ὅτι χρ</text:span></text:span><text:span text:style-name="AncientGreek_3a__20_Ἀρχαία_20_ἑλληνικά"><text:span text:style-name="T406">ήσομαι</text:span></text:span><text:span text:style-name="AncientGreek_3a__20_Ἀρχαία_20_ἑλληνικά"><text:span text:style-name="T382"> τ</text:span></text:span><text:span text:style-name="AncientGreek_3a__20_Ἀρχαία_20_ἑλληνικά"><text:span text:style-name="T406">ῷ</text:span></text:span><text:span text:style-name="AncientGreek_3a__20_Ἀρχαία_20_ἑλληνικά"><text:span text:style-name="T382"> χρήματ</text:span></text:span><text:span text:style-name="AncientGreek_3a__20_Ἀρχαία_20_ἑλληνικά"><text:span text:style-name="T406">ί</text:span></text:span><text:span text:style-name="AncientGreek_3a__20_Ἀρχαία_20_ἑλληνικά"><text:span text:style-name="T382"> μου ὤστε σπείρειν καὶ </text:span></text:span><text:span text:style-name="AncientGreek_3a__20_Ἀρχαία_20_ἑλληνικά"><text:span text:style-name="T383">θερίζειν καὶ φυτεῖν καὶ πληροῦν τῆν ἀποθήκην αὐτο</text:span></text:span><text:span text:style-name="AncientGreek_3a__20_Ἀρχαία_20_ἑλληνικά"><text:span text:style-name="T384">ῷ</text:span></text:span><text:span text:style-name="AncientGreek_3a__20_Ἀρχαία_20_ἑλληνικά"><text:span text:style-name="T383"> τοῦ καρποῦ </text:span></text:span><text:span text:style-name="AncientGreek_3a__20_Ἀρχαία_20_ἑλληνικά"><text:span text:style-name="T384">ἵνα οὐκ αὐτῷ λείπῃ ὁτιοῦν. Ταῦτα ἦν τᾶ διανοήματα περὶ αὐτῶν ἐν ἡ καρδία αὐτοῦ καὶ ἐκεῖνου τοῦ νυκτὸς ἀπέθανε. Ὁ ἔχων ὦτα ἀκουέτω.</text:span></text:span></text:p>
        </text:list-item>
        <text:list-item>
          <text:p text:style-name="P99"><text:span text:style-name="AncientGreek_3a__20_Ἀρχαία_20_ἑλληνικά"><text:span text:style-name="T183">ⲡⲉϫⲉ ⲓ̅ⲥ̅ ϫⲉ </text:span></text:span><text:span text:style-name="AncientGreek_3a__20_Ἀρχαία_20_ἑλληνικά"><text:span text:style-name="T208">oⲩⲣⲱⲙⲉ</text:span></text:span><text:span text:style-name="AncientGreek_3a__20_Ἀρχαία_20_ἑλληνικά"><text:span text:style-name="T183"> ⲛⲉⲩⲛ̅ⲧⲁϥ ϩⲛ̅ϣⲙ̅ⲙo ⲁⲩⲱ ⲛ̅ⲧⲁⲣⲉϥⲥoⲃⲧⲉ ⲙ̅ⲡⲇⲓⲡⲛoⲛ ⲁϥϫooⲩ ⲙ̅ⲡⲉϥϩⲙXⲁ̅ⲗ̅ ϣⲓ ⲛⲁ ⲉϥⲛⲁⲧⲱϩⲙ ⲛ̅ⲛ̅ϣⲙ̅ⲙoⲉⲓ ⲁϥⲃⲱⲕ ⲙ̅ ⲡϣoⲣⲡ ⲡⲉϫⲁϥ ⲛⲁϥ ϫⲉ ⲡⲁϫoⲉⲓⲥ ⲧⲱϩⲙ̅ ⲙ̅ⲙoⲕ. ⲡⲉϫⲁϥ ϫⲉ oⲩⲛ̅ⲧⲁⲉⲓ ϩⲛ̅ϩoⲙⲧ ⲁϩⲉⲛⲉⲙⲡoⲣoⲥ ⲥⲉⲛ̅ⲛⲏⲩ ϣⲁⲣoⲉⲓ ⲉⲣoⲩϩⲉ ϯⲛⲁⲃⲱⲕ ⲛ̅ⲧⲁoⲩⲉϩ ⲥⲁϩⲛⲉ ⲛⲁⲩ. ϯⲣ̅ⲡⲁⲣⲁⲓⲧⲉⲓ ⲙ̅ⲡⲇⲓⲡⲛoⲛ. ⲁϥⲃⲱⲕ ϣⲁ ⲕⲉoⲩⲁ ⲡⲉϫⲁϥ ⲛⲁϥ ϫⲉ ⲁⲡⲁϫoⲉⲓⲥ ⲧⲱϩⲙ̅ ⲙ̅ⲙoⲕ. ⲡⲉϫⲁϥ ⲛⲁϥ ϫⲉ ⲁⲉⲓⲧooⲩ oⲩⲏⲉⲓ ⲁⲩⲱ ⲥⲉ ⲣ̅ⲁⲓⲧⲉⲓ ⲙ̅ⲙoⲉⲓ ⲛ̅oⲩϩⲏⲙⲉⲣⲁ ϯⲛⲁⲥⲣ̅ϥⲉ ⲁⲛ ⲁϥⲉⲓ ϣⲁ ⲕⲉoⲩⲁ ⲡⲉϫⲁϥ ⲛⲁϥ ϫⲉ ⲡⲁϫo ⲉⲓⲥ ⲧⲱϩⲙ̅ ⲙ̅ⲙoⲕ ⲡⲉϫⲁϥ ⲛⲁϥ ϫⲉ ⲡⲁϣⲃⲏⲣ ⲛⲁⲣ̅ ϣⲉⲗⲉⲉⲧ ⲁⲩⲱ ⲁⲛoⲕ ⲉⲧⲛⲁⲣ̅ ⲇⲓⲡⲛoⲛ ϯⲛⲁϣⲓ ⲁⲛ ϯⲣ̅ⲡⲁⲣⲁⲓⲧⲉⲓ ⲙ̅ⲡⲇⲓⲡⲛoⲛ ⲁϥ ⲃⲱⲕ ϣⲁ ⲕⲉoⲩⲁ ⲡⲉϫⲁϥ ⲛⲁϥ ϫⲉ ⲡⲁϫoⲉⲓⲥ ⲧⲱϩⲙ ⲙ̅ⲙoⲕ ⲡⲉϫⲁϥ ⲛⲁϥ ϫⲉ ⲁⲉⲓⲧooⲩ ⲛ̅ oⲩⲕⲱⲙⲏ ⲉⲉⲓⲃⲏⲕ ⲁϫⲓ ⲛ̅ϣⲱⲙ ϯⲛⲁϣⲓ ⲁⲛ ϯⲣ̅ⲡⲁⲣⲁⲓⲧⲉⲓ ⲁϥⲉⲓ ⲛ̅ϭⲓ </text:span></text:span><text:span text:style-name="AncientGreek_3a__20_Ἀρχαία_20_ἑλληνικά"><text:span text:style-name="T208">ⲡϩⲙ</text:span></text:span><text:span text:style-name="AncientGreek_3a__20_Ἀρχαία_20_ἑλληνικά"><text:span text:style-name="T209">ϩ̅</text:span></text:span><text:span text:style-name="AncientGreek_3a__20_Ἀρχαία_20_ἑλληνικά"><text:span text:style-name="T208">ⲁ̅ⲗ̅</text:span></text:span><text:span text:style-name="AncientGreek_3a__20_Ἀρχαία_20_ἑλληνικά"><text:span text:style-name="T183"> ⲁϥϫooⲥ ⲁⲡⲉϥϫoⲉⲓⲥ ϫⲉ ⲛⲉⲛⲧⲁⲕⲧⲁϩⲙoⲩ ⲁ ⲡⲇⲓⲡⲛoⲛ ⲁⲩⲡⲁⲣⲁⲓⲧⲉⲓ ⲡⲉϫⲉ ⲡϫoⲉⲓⲥ ⲙ̅ </text:span></text:span><text:span text:style-name="AncientGreek_3a__20_Ἀρχαία_20_ἑλληνικά"><text:span text:style-name="T208">ⲡⲉϥϩⲙ</text:span></text:span><text:span text:style-name="AncientGreek_3a__20_Ἀρχαία_20_ἑλληνικά"><text:span text:style-name="T209">ϩ̅</text:span></text:span><text:span text:style-name="AncientGreek_3a__20_Ἀρχαία_20_ἑλληνικά"><text:span text:style-name="T208">ⲁ̅ⲗ̅</text:span></text:span><text:span text:style-name="AncientGreek_3a__20_Ἀρχαία_20_ἑλληνικά"><text:span text:style-name="T183"> ϫⲉ ⲃⲱⲕ ⲉⲡⲥⲁ ⲛⲃoⲗ ⲁⲛϩⲓo oⲩⲉ ⲛⲉⲧⲕⲛⲁϩⲉ ⲉⲣooⲩ ⲉⲛⲓoⲩ ϫⲉⲕⲁⲁⲥ ⲉⲩⲛⲁⲣ̅ⲇⲓⲡⲛⲉⲓ ⲛ̅ⲣⲉϥⲧooⲩ ⲙⲛ̅ ⲛⲉϣo ⲧ[ⲉ ⲥⲉⲛⲁⲃ]ⲱⲕ ⲁⲛ ⲉϩoⲩⲛ ⲉⲛⲧoⲡoⲥ ⲙ̅ⲡⲁⲓⲱⲧ</text:span></text:span></text:p>
          <text:p text:style-name="P74"><text:span text:style-name="AncientGreek_3a__20_Ἀρχαία_20_ἑλληνικά"><text:span text:style-name="T464">Λέγει Ιησους· Ἄνθρωπός τις </text:span></text:span><text:span text:style-name="AncientGreek_3a__20_Ἀρχαία_20_ἑλληνικά"><text:span text:style-name="T372">εῖχε</text:span></text:span><text:span text:style-name="AncientGreek_3a__20_Ἀρχαία_20_ἑλληνικά"><text:span text:style-name="T353"> </text:span></text:span><text:span text:style-name="AncientGreek_3a__20_Ἀρχαία_20_ἑλληνικά"><text:span text:style-name="T372">ξένους</text:span></text:span><text:span text:style-name="AncientGreek_3a__20_Ἀρχαία_20_ἑλληνικά"><text:span text:style-name="T353"> </text:span></text:span><text:span text:style-name="AncientGreek_3a__20_Ἀρχαία_20_ἑλληνικά"><text:span text:style-name="T372">καὶ </text:span></text:span><text:span text:style-name="AncientGreek_3a__20_Ἀρχαία_20_ἑλληνικά"><text:span text:style-name="T373">ποιῆσας</text:span></text:span><text:span text:style-name="AncientGreek_3a__20_Ἀρχαία_20_ἑλληνικά"><text:span text:style-name="T464"> </text:span></text:span><text:span text:style-name="AncientGreek_3a__20_Ἀρχαία_20_ἑλληνικά"><text:span text:style-name="T373">τὸ </text:span></text:span><text:span text:style-name="AncientGreek_3a__20_Ἀρχαία_20_ἑλληνικά"><text:span text:style-name="T464">δεῖπνον, ἀπέστειλεν τὸν δοῦλον αὐτοῦ</text:span></text:span><text:span text:style-name="AncientGreek_3a__20_Ἀρχαία_20_ἑλληνικά"><text:span text:style-name="T353"> </text:span></text:span><text:span text:style-name="AncientGreek_3a__20_Ἀρχαία_20_ἑλληνικά"><text:span text:style-name="T373">ἴνα καλεῖν τοῦς ξένους. </text:span></text:span><text:span text:style-name="AncientGreek_3a__20_Ἀρχαία_20_ἑλληνικά"><text:span text:style-name="T464">καὶ</text:span></text:span><text:span text:style-name="AncientGreek_3a__20_Ἀρχαία_20_ἑλληνικά"><text:span text:style-name="T353"> </text:span></text:span><text:span text:style-name="AncientGreek_3a__20_Ἀρχαία_20_ἑλληνικά"><text:span text:style-name="T373">ἔλθων εἰς τὸν</text:span></text:span><text:span text:style-name="AncientGreek_3a__20_Ἀρχαία_20_ἑλληνικά"><text:span text:style-name="T464"> πρῶτο</text:span></text:span><text:span text:style-name="AncientGreek_3a__20_Ἀρχαία_20_ἑλληνικά"><text:span text:style-name="T373">ν </text:span></text:span><text:span text:style-name="AncientGreek_3a__20_Ἀρχαία_20_ἑλληνικά"><text:span text:style-name="T464">εἶπεν αὐτῷ</text:span></text:span><text:span text:style-name="AncientGreek_3a__20_Ἀρχαία_20_ἑλληνικά"><text:span text:style-name="T353"> </text:span></text:span><text:span text:style-name="AncientGreek_3a__20_Ἀρχαία_20_ἑλληνικά"><text:span text:style-name="T444">π</text:span></text:span><text:span text:style-name="AncientGreek_3a__20_Ἀρχαία_20_ἑλληνικά"><text:span text:style-name="T373">ροσκαλεῖ ὁ δεσπότης μοῦ. </text:span></text:span><text:span text:style-name="AncientGreek_3a__20_Ἀρχαία_20_ἑλληνικά"><text:span text:style-name="T374">Εἴπε ὁ πρότος ὅτι ὀφειλῶ τοῖς ἐμπόροις </text:span></text:span><text:span text:style-name="AncientGreek_3a__20_Ἀρχαία_20_ἑλληνικά"><text:span text:style-name="T375">καὶ ἐ</text:span></text:span><text:span text:style-name="AncientGreek_3a__20_Ἀρχαία_20_ἑλληνικά"><text:span text:style-name="T374">λεύσονται μοὶ </text:span></text:span><text:span text:style-name="AncientGreek_3a__20_Ἀρχαία_20_ἑλληνικά"><text:span text:style-name="T375">ἐσπέρας </text:span></text:span><text:span text:style-name="AncientGreek_3a__20_Ἀρχαία_20_ἑλληνικά"><text:span text:style-name="T464">καὶ ἔχω ἀνάγκην ἐξελθὼν</text:span></text:span><text:span text:style-name="AncientGreek_3a__20_Ἀρχαία_20_ἑλληνικά"><text:span text:style-name="T353"> ἐπιτά</text:span></text:span><text:span text:style-name="AncientGreek_3a__20_Ἀρχαία_20_ἑλληνικά"><text:span text:style-name="T376">ξειν</text:span></text:span><text:span text:style-name="AncientGreek_3a__20_Ἀρχαία_20_ἑλληνικά"><text:span text:style-name="T353"> </text:span></text:span><text:span text:style-name="AncientGreek_3a__20_Ἀρχαία_20_ἑλληνικά"><text:span text:style-name="T464">αὐτ</text:span></text:span><text:span text:style-name="AncientGreek_3a__20_Ἀρχαία_20_ἑλληνικά"><text:span text:style-name="T375">ούς.</text:span></text:span><text:span text:style-name="AncientGreek_3a__20_Ἀρχαία_20_ἑλληνικά"><text:span text:style-name="T464">· ἔχε με παρῃτημένον </text:span></text:span><text:span text:style-name="AncientGreek_3a__20_Ἀρχαία_20_ἑλληνικά"><text:span text:style-name="T376">τοῦ δεῖπνου</text:span></text:span><text:span text:style-name="AncientGreek_3a__20_Ἀρχαία_20_ἑλληνικά"><text:span text:style-name="T464">. καὶ</text:span></text:span><text:span text:style-name="AncientGreek_3a__20_Ἀρχαία_20_ἑλληνικά"><text:span text:style-name="T353"> </text:span></text:span><text:span text:style-name="AncientGreek_3a__20_Ἀρχαία_20_ἑλληνικά"><text:span text:style-name="T373">ἔλθων εἰς </text:span></text:span><text:span text:style-name="AncientGreek_3a__20_Ἀρχαία_20_ἑλληνικά"><text:span text:style-name="T464">ἕτερο</text:span></text:span><text:span text:style-name="AncientGreek_3a__20_Ἀρχαία_20_ἑλληνικά"><text:span text:style-name="T376">ν</text:span></text:span><text:span text:style-name="AncientGreek_3a__20_Ἀρχαία_20_ἑλληνικά"><text:span text:style-name="T464"> εἶπεν αὐτῷ</text:span></text:span><text:span text:style-name="AncientGreek_3a__20_Ἀρχαία_20_ἑλληνικά"><text:span text:style-name="T353"> </text:span></text:span><text:span text:style-name="AncientGreek_3a__20_Ἀρχαία_20_ἑλληνικά"><text:span text:style-name="T444">π</text:span></text:span><text:span text:style-name="AncientGreek_3a__20_Ἀρχαία_20_ἑλληνικά"><text:span text:style-name="T373">ροσκαλεῖ ὁ δεσπότης μοῦ. </text:span></text:span><text:span text:style-name="AncientGreek_3a__20_Ἀρχαία_20_ἑλληνικά"><text:span text:style-name="T374">Εἴπε ὁ</text:span></text:span><text:span text:style-name="AncientGreek_3a__20_Ἀρχαία_20_ἑλληνικά"><text:span text:style-name="T464"> </text:span></text:span><text:span text:style-name="AncientGreek_3a__20_Ἀρχαία_20_ἑλληνικά"><text:span text:style-name="T377">ἕτερος αὐτῷ </text:span></text:span><text:span text:style-name="AncientGreek_3a__20_Ἀρχαία_20_ἑλληνικά"><text:span text:style-name="T378">ὅτι </text:span></text:span><text:span text:style-name="AncientGreek_3a__20_Ἀρχαία_20_ἑλληνικά"><text:span text:style-name="T464">ἠγόρασα</text:span></text:span><text:span text:style-name="AncientGreek_3a__20_Ἀρχαία_20_ἑλληνικά"><text:span text:style-name="T353"> </text:span></text:span><text:span text:style-name="AncientGreek_3a__20_Ἀρχαία_20_ἑλληνικά"><text:span text:style-name="T377">οἴκον</text:span></text:span><text:span text:style-name="AncientGreek_3a__20_Ἀρχαία_20_ἑλληνικά"><text:span text:style-name="T353"> </text:span></text:span><text:span text:style-name="AncientGreek_3a__20_Ἀρχαία_20_ἑλληνικά"><text:span text:style-name="T464">καὶ </text:span></text:span><text:span text:style-name="AncientGreek_3a__20_Ἀρχαία_20_ἑλληνικά"><text:span text:style-name="T377">δεῖ με απεῖναι τῆν </text:span></text:span><text:span text:style-name="AncientGreek_3a__20_Ἀρχαία_20_ἑλληνικά"><text:span text:style-name="T378">ἡ</text:span></text:span><text:span text:style-name="AncientGreek_3a__20_Ἀρχαία_20_ἑλληνικά"><text:span text:style-name="T377">μ</text:span></text:span><text:span text:style-name="AncientGreek_3a__20_Ἀρχαία_20_ἑλληνικά"><text:span text:style-name="T378">έ</text:span></text:span><text:span text:style-name="AncientGreek_3a__20_Ἀρχαία_20_ἑλληνικά"><text:span text:style-name="T377">ρα</text:span></text:span><text:span text:style-name="AncientGreek_3a__20_Ἀρχαία_20_ἑλληνικά"><text:span text:style-name="T464">· </text:span></text:span><text:span text:style-name="AncientGreek_3a__20_Ἀρχαία_20_ἑλληνικά"><text:span text:style-name="T378">ἔσομαι ἄ</text:span></text:span><text:span text:style-name="AncientGreek_3a__20_Ἀρχαία_20_ἑλληνικά"><text:span text:style-name="T377">σχολ</text:span></text:span><text:span text:style-name="AncientGreek_3a__20_Ἀρχαία_20_ἑλληνικά"><text:span text:style-name="T378">ος. </text:span></text:span><text:span text:style-name="AncientGreek_3a__20_Ἀρχαία_20_ἑλληνικά"><text:span text:style-name="T464">καὶ</text:span></text:span><text:span text:style-name="AncientGreek_3a__20_Ἀρχαία_20_ἑλληνικά"><text:span text:style-name="T353"> </text:span></text:span><text:span text:style-name="AncientGreek_3a__20_Ἀρχαία_20_ἑλληνικά"><text:span text:style-name="T373">ἔλθων εἰς </text:span></text:span><text:span text:style-name="AncientGreek_3a__20_Ἀρχαία_20_ἑλληνικά"><text:span text:style-name="T464">ἕτερο</text:span></text:span><text:span text:style-name="AncientGreek_3a__20_Ἀρχαία_20_ἑλληνικά"><text:span text:style-name="T376">ν</text:span></text:span><text:span text:style-name="AncientGreek_3a__20_Ἀρχαία_20_ἑλληνικά"><text:span text:style-name="T464"> εἶπεν αὐτῷ</text:span></text:span><text:span text:style-name="AncientGreek_3a__20_Ἀρχαία_20_ἑλληνικά"><text:span text:style-name="T353"> </text:span></text:span><text:span text:style-name="AncientGreek_3a__20_Ἀρχαία_20_ἑλληνικά"><text:span text:style-name="T444">π</text:span></text:span><text:span text:style-name="AncientGreek_3a__20_Ἀρχαία_20_ἑλληνικά"><text:span text:style-name="T373">ροσκαλεῖ ὁ δεσπότης μοῦ. </text:span></text:span><text:span text:style-name="AncientGreek_3a__20_Ἀρχαία_20_ἑλληνικά"><text:span text:style-name="T374">Εἴπε ὁ</text:span></text:span><text:span text:style-name="AncientGreek_3a__20_Ἀρχαία_20_ἑλληνικά"><text:span text:style-name="T464"> </text:span></text:span><text:span text:style-name="AncientGreek_3a__20_Ἀρχαία_20_ἑλληνικά"><text:span text:style-name="T377">ἕτερος</text:span></text:span><text:span text:style-name="AncientGreek_3a__20_Ἀρχαία_20_ἑλληνικά"><text:span text:style-name="T464"> ἔγημα </text:span></text:span><text:span text:style-name="AncientGreek_3a__20_Ἀρχαία_20_ἑλληνικά"><text:span text:style-name="T378">ὁ φίλος μοῦ </text:span></text:span><text:span text:style-name="AncientGreek_3a__20_Ἀρχαία_20_ἑλληνικά"><text:span text:style-name="T464">καὶ ἐστιν</text:span></text:span><text:span text:style-name="AncientGreek_3a__20_Ἀρχαία_20_ἑλληνικά"><text:span text:style-name="T353"> </text:span></text:span><text:span text:style-name="AncientGreek_3a__20_Ἀρχαία_20_ἑλληνικά"><text:span text:style-name="T378">ἐγὼ</text:span></text:span><text:span text:style-name="AncientGreek_3a__20_Ἀρχαία_20_ἑλληνικά"><text:span text:style-name="T353"> </text:span></text:span><text:span text:style-name="AncientGreek_3a__20_Ἀρχαία_20_ἑλληνικά"><text:span text:style-name="T464">ὄστις ποιήσει τὸν δείπνον οὐ δύναμαι ἐλθεῖν ἔχε με παρῃτημένον. καὶ</text:span></text:span><text:span text:style-name="AncientGreek_3a__20_Ἀρχαία_20_ἑλληνικά"><text:span text:style-name="T353"> </text:span></text:span><text:span text:style-name="AncientGreek_3a__20_Ἀρχαία_20_ἑλληνικά"><text:span text:style-name="T373">ἔλθων εἰς </text:span></text:span><text:span text:style-name="AncientGreek_3a__20_Ἀρχαία_20_ἑλληνικά"><text:span text:style-name="T464">ἕτερο</text:span></text:span><text:span text:style-name="AncientGreek_3a__20_Ἀρχαία_20_ἑλληνικά"><text:span text:style-name="T376">ν</text:span></text:span><text:span text:style-name="AncientGreek_3a__20_Ἀρχαία_20_ἑλληνικά"><text:span text:style-name="T464"> εἶπεν αὐτῷ</text:span></text:span><text:span text:style-name="AncientGreek_3a__20_Ἀρχαία_20_ἑλληνικά"><text:span text:style-name="T353"> </text:span></text:span><text:span text:style-name="AncientGreek_3a__20_Ἀρχαία_20_ἑλληνικά"><text:span text:style-name="T444">π</text:span></text:span><text:span text:style-name="AncientGreek_3a__20_Ἀρχαία_20_ἑλληνικά"><text:span text:style-name="T373">ροσκαλεῖ ὁ δεσπότης μοῦ. </text:span></text:span><text:span text:style-name="AncientGreek_3a__20_Ἀρχαία_20_ἑλληνικά"><text:span text:style-name="T374">Εἴπε ὁ</text:span></text:span><text:span text:style-name="AncientGreek_3a__20_Ἀρχαία_20_ἑλληνικά"><text:span text:style-name="T464"> </text:span></text:span><text:span text:style-name="AncientGreek_3a__20_Ἀρχαία_20_ἑλληνικά"><text:span text:style-name="T377">ἕτερος αὐτῷ </text:span></text:span><text:span text:style-name="AncientGreek_3a__20_Ἀρχαία_20_ἑλληνικά"><text:span text:style-name="T378">ὅτι </text:span></text:span><text:span text:style-name="AncientGreek_3a__20_Ἀρχαία_20_ἑλληνικά"><text:span text:style-name="T464">ἠγόρασα</text:span></text:span><text:span text:style-name="AncientGreek_3a__20_Ἀρχαία_20_ἑλληνικά"><text:span text:style-name="T353"> </text:span></text:span><text:span text:style-name="AncientGreek_3a__20_Ἀρχαία_20_ἑλληνικά"><text:span text:style-name="T379">ἀγρόν</text:span></text:span><text:span text:style-name="AncientGreek_3a__20_Ἀρχαία_20_ἑλληνικά"><text:span text:style-name="T353"> </text:span></text:span><text:span text:style-name="AncientGreek_3a__20_Ἀρχαία_20_ἑλληνικά"><text:span text:style-name="T464">καὶ ἐξελθὼν </text:span></text:span><text:span text:style-name="AncientGreek_3a__20_Ἀρχαία_20_ἑλληνικά"><text:span text:style-name="T380">συλλέγω συντέλεις. </text:span></text:span><text:span text:style-name="AncientGreek_3a__20_Ἀρχαία_20_ἑλληνικά"><text:span text:style-name="T464">οὐ δύναμαι ἐλθεῖν ἔχε με παρῃτημένον. καὶ παραγενόμενος ὁ δοῦλος ἀπήγγειλεν τῷ κυρίῳ </text:span></text:span><text:span text:style-name="AncientGreek_3a__20_Ἀρχαία_20_ἑλληνικά"><text:span text:style-name="T353">αὐτοῦ </text:span></text:span><text:span text:style-name="AncientGreek_3a__20_Ἀρχαία_20_ἑλληνικά"><text:span text:style-name="T380">ὅτι ὁυς προσέκαλῃ τῷ δείπνῳ παραιτοῦσιν</text:span></text:span><text:span text:style-name="AncientGreek_3a__20_Ἀρχαία_20_ἑλληνικά"><text:span text:style-name="T464">. ὁ οἰκοδεσπότης εἶπεν τῷ δούλῳ αὐτοῦ Ἔξελθε εἰς τὰ</text:span></text:span><text:span text:style-name="AncientGreek_3a__20_Ἀρχαία_20_ἑλληνικά"><text:span text:style-name="T353"> </text:span></text:span><text:span text:style-name="AncientGreek_3a__20_Ἀρχαία_20_ἑλληνικά"><text:span text:style-name="T381">ἔξω</text:span></text:span><text:span text:style-name="AncientGreek_3a__20_Ἀρχαία_20_ἑλληνικά"><text:span text:style-name="T353"> </text:span></text:span><text:span text:style-name="AncientGreek_3a__20_Ἀρχαία_20_ἑλληνικά"><text:span text:style-name="T464">καὶ εἰς τὰς ὁδοὺς, </text:span></text:span><text:span text:style-name="AncientGreek_3a__20_Ἀρχαία_20_ἑλληνικά"><text:span text:style-name="T381">πεσεῖται αὐτοῖς </text:span></text:span><text:span text:style-name="AncientGreek_3a__20_Ἀρχαία_20_ἑλληνικά"><text:span text:style-name="T464">καὶ εἰσάγαγε </text:span></text:span><text:span text:style-name="AncientGreek_3a__20_Ἀρχαία_20_ἑλληνικά"><text:span text:style-name="T381">ἐκεῖνους </text:span></text:span><text:span text:style-name="AncientGreek_3a__20_Ἀρχαία_20_ἑλληνικά"><text:span text:style-name="T464">ἵνα </text:span></text:span><text:span text:style-name="AncientGreek_3a__20_Ἀρχαία_20_ἑλληνικά"><text:span text:style-name="T381">δειπνίζωσιν. </text:span></text:span><text:span text:style-name="AncientGreek_3a__20_Ἀρχαία_20_ἑλληνικά"><text:span text:style-name="T382">Οἱ </text:span></text:span><text:span text:style-name="AncientGreek_3a__20_Ἀρχαία_20_ἑλληνικά"><text:span text:style-name="T391">γὰρ </text:span></text:span><text:span text:style-name="AncientGreek_3a__20_Ἀρχαία_20_ἑλληνικά"><text:span text:style-name="T382">ἀγορόντες ἐμπορευόμενοι ούκ εἰσελεύσονται τοὺς τόπους τοῦ πατήρ.</text:span></text:span></text:p>
        </text:list-item>
        <text:list-item>
          <text:p text:style-name="P99"><text:span text:style-name="AncientGreek_3a__20_Ἀρχαία_20_ἑλληνικά"><text:span text:style-name="T183">ⲡⲉϫⲁϥ ϫⲉ oⲩⲣⲱⲙⲉ ⲛ̅ⲭⲣⲏⲥⲧoⲥ ⲛⲉⲩⲛ̅ⲧⲁϥ ⲛ̅oⲩⲙⲁ ⲛ̅ⲉⲗooⲗⲉ ⲁϥⲧⲁⲁϥ ⲛ̅ϩⲛ̅oⲩoⲉⲓⲉ ϣⲓⲛⲁ ⲉⲩⲛⲁⲣ̅ ϩⲱⲃ ⲉⲣoϥ ⲛ̅ϥϫⲓ ⲙ̅ⲡⲉϥⲕⲁⲣⲡoⲥ ⲛ̅ⲧooⲧoⲩ ⲁϥϫooⲩ </text:span></text:span><text:span text:style-name="AncientGreek_3a__20_Ἀρχαία_20_ἑλληνικά"><text:span text:style-name="T208">ⲙ̅ⲡⲉϥϩⲙ</text:span></text:span><text:span text:style-name="AncientGreek_3a__20_Ἀρχαία_20_ἑλληνικά"><text:span text:style-name="T210">ϩ̅</text:span></text:span><text:span text:style-name="AncientGreek_3a__20_Ἀρχαία_20_ἑλληνικά"><text:span text:style-name="T208">ⲁ̅ⲗ̅</text:span></text:span><text:span text:style-name="AncientGreek_3a__20_Ἀρχαία_20_ἑλληνικά"><text:span text:style-name="T183"> ϫⲉⲕⲁⲁⲥ ⲉⲛoⲩoⲉⲓⲉ ⲛⲁϯ ⲛⲁϥ ⲙ̅ⲡⲕⲁⲣⲡoⲥ ⲙ̅ ⲡⲙⲁ ⲛ̅ⲉⲗooⲗⲉ. ⲁⲩⲉⲙⲁϩⲧⲉ </text:span></text:span><text:span text:style-name="AncientGreek_3a__20_Ἀρχαία_20_ἑλληνικά"><text:span text:style-name="T208">ⲙ̅ⲡⲉϥϩⲙ̅</text:span></text:span><text:span text:style-name="AncientGreek_3a__20_Ἀρχαία_20_ἑλληνικά"><text:span text:style-name="T210">ϩ̅</text:span></text:span><text:span text:style-name="AncientGreek_3a__20_Ἀρχαία_20_ἑλληνικά"><text:span text:style-name="T208">ⲁ̅ⲗ̅</text:span></text:span><text:span text:style-name="AncientGreek_3a__20_Ἀρχαία_20_ἑλληνικά"><text:span text:style-name="T183"> ⲁⲩϩⲓoⲩⲉ ⲉⲣoϥ ⲛⲉ ⲕⲉⲕoⲩⲉⲓ ⲡⲉ ⲛ̅ⲥⲉⲙooⲩⲧϥ. </text:span></text:span><text:span text:style-name="AncientGreek_3a__20_Ἀρχαία_20_ἑλληνικά"><text:span text:style-name="T208">ⲁⲡϩⲙ</text:span></text:span><text:span text:style-name="AncientGreek_3a__20_Ἀρχαία_20_ἑλληνικά"><text:span text:style-name="T210">ϩ̅</text:span></text:span><text:span text:style-name="AncientGreek_3a__20_Ἀρχαία_20_ἑλληνικά"><text:span text:style-name="T208">ⲁ̅ⲗ̅</text:span></text:span><text:span text:style-name="AncientGreek_3a__20_Ἀρχαία_20_ἑλληνικά"><text:span text:style-name="T183"> ⲃⲱⲕ ⲁϥϫooⲥ ⲉⲡⲉϥϫoⲉⲓⲥ. ⲡⲉϫⲉ ⲡⲉϥϫoⲉⲓⲥ ϫⲉ ⲙⲉϣⲁⲕ ⲙ̅ⲡⲉϥⲥoⲩⲱ ⲛoⲩ. ⲁϥϫooⲩ </text:span></text:span><text:span text:style-name="AncientGreek_3a__20_Ἀρχαία_20_ἑλληνικά"><text:span text:style-name="T208">ⲛ̅ⲕⲉϩⲙ</text:span></text:span><text:span text:style-name="AncientGreek_3a__20_Ἀρχαία_20_ἑλληνικά"><text:span text:style-name="T210">ϩ̅</text:span></text:span><text:span text:style-name="AncientGreek_3a__20_Ἀρχαία_20_ἑλληνικά"><text:span text:style-name="T208">ⲁ̅ⲗ̅</text:span></text:span><text:span text:style-name="AncientGreek_3a__20_Ἀρχαία_20_ἑλληνικά"><text:span text:style-name="T183"> ⲁⲛoⲩoⲉⲓⲉ ϩⲓoⲩⲉ ⲉⲡⲕⲉoⲩⲁ ⲧoⲧⲉ ⲁⲡϫoⲉⲓⲥ ϫooⲩ ⲙ̅ ⲡⲉϥϣⲏⲣⲉ ⲡⲉϫⲁϥ ϫⲉ ⲙⲉϣⲁⲕ ⲥⲉⲛⲁϣⲓⲡⲉ ϩⲏⲧϥ ⲙ̅ⲡⲁϣⲏⲣⲉ ⲁⲛoⲩoⲉⲓⲉ ⲉⲧⲙ̅ⲙⲁⲩ ⲉⲡⲉⲓ ⲥⲉⲥooⲩⲛ ϫⲉ ⲛ̅ⲧoϥ ⲡⲉ ⲡⲉⲕⲗⲏⲣoⲛoⲙoⲥ ⲙ̅ⲡⲙⲁ ⲛ̅ⲉⲗooⲗⲉ ⲁⲩϭoⲡϥ ⲁⲩⲙooⲩⲧϥ ⲡⲉⲧⲉⲩⲙ̅ ⲙⲁⲁϫⲉ ⲙ̅ⲙoϥ ⲙⲁⲣⲉϥⲥⲱⲧⲙ̅</text:span></text:span></text:p>
          <text:p text:style-name="P75"><text:span text:style-name="AncientGreek_3a__20_Ἀρχαία_20_ἑλληνικά"><text:span text:style-name="T464">Λέγει Ιησους· Ἄνθρωπός</text:span></text:span><text:span text:style-name="AncientGreek_3a__20_Ἀρχαία_20_ἑλληνικά"><text:span text:style-name="T443"> </text:span></text:span><text:span text:style-name="AncientGreek_3a__20_Ἀρχαία_20_ἑλληνικά"><text:span text:style-name="T445">χ</text:span></text:span><text:span text:style-name="AncientGreek_3a__20_Ἀρχαία_20_ἑλληνικά"><text:span text:style-name="T385">ρήαστος</text:span></text:span><text:span text:style-name="AncientGreek_3a__20_Ἀρχαία_20_ἑλληνικά"><text:span text:style-name="T353"> </text:span></text:span><text:span text:style-name="AncientGreek_3a__20_Ἀρχαία_20_ἑλληνικά"><text:span text:style-name="T372">εῖχε </text:span></text:span><text:span text:style-name="AncientGreek_3a__20_Ἀρχαία_20_ἑλληνικά"><text:span text:style-name="T385">ἀμπελόνα καὶ ἐξήνεγκεν αὐτὸν τοῖς </text:span></text:span><text:span text:style-name="AncientGreek_3a__20_Ἀρχαία_20_ἑλληνικά"><text:span text:style-name="T386">μισθωταῖς ἵνα ἐργῶσι καὶ λαμβ</text:span></text:span><text:span text:style-name="AncientGreek_3a__20_Ἀρχαία_20_ἑλληνικά"><text:span text:style-name="T388">άνῃ</text:span></text:span><text:span text:style-name="AncientGreek_3a__20_Ἀρχαία_20_ἑλληνικά"><text:span text:style-name="T386"> τοὺς καρποὺς τῶν χειρῶν. </text:span></text:span><text:span text:style-name="AncientGreek_3a__20_Ἀρχαία_20_ἑλληνικά"><text:span text:style-name="T387">Ἔπεμψε τὸν δοῦλον αὐτοῦ ἵνα οἱ μισθωταὶ διδῶσι τοὺς κάρπους τοῦ ἀμπελῶνος. </text:span></text:span><text:span text:style-name="AncientGreek_3a__20_Ἀρχαία_20_ἑλληνικά"><text:span text:style-name="T446">Ἁ</text:span></text:span><text:span text:style-name="AncientGreek_3a__20_Ἀρχαία_20_ἑλληνικά"><text:span text:style-name="T389">ρπάζοντες </text:span></text:span><text:span text:style-name="AncientGreek_3a__20_Ἀρχαία_20_ἑλληνικά"><text:span text:style-name="T388">δὲ </text:span></text:span><text:span text:style-name="AncientGreek_3a__20_Ἀρχαία_20_ἑλληνικά"><text:span text:style-name="T387">τὸν δοῦλον αὐτοῦ </text:span></text:span><text:span text:style-name="AncientGreek_3a__20_Ἀρχαία_20_ἑλληνικά"><text:span text:style-name="T389">ἔδειραν </text:span></text:span><text:span text:style-name="AncientGreek_3a__20_Ἀρχαία_20_ἑλληνικά"><text:span text:style-name="T385">αὐτὸν </text:span></text:span><text:span text:style-name="AncientGreek_3a__20_Ἀρχαία_20_ἑλληνικά"><text:span text:style-name="T390">καὶ εἰ ἔτι πλέον ἀπεκτόνοιεν. </text:span></text:span><text:span text:style-name="AncientGreek_3a__20_Ἀρχαία_20_ἑλληνικά"><text:span text:style-name="T391">Καὶ ὁ δοῦλος ἐπορεύσατο καὶ </text:span></text:span><text:span text:style-name="AncientGreek_3a__20_Ἀρχαία_20_ἑλληνικά"><text:span text:style-name="T464">ἀπήγγειλεν τῷ κυρίῳ</text:span></text:span><text:span text:style-name="AncientGreek_3a__20_Ἀρχαία_20_ἑλληνικά"><text:span text:style-name="T391">. Ὁ κύριος αὐτοῦ εἶπε ὅτι ἴσως </text:span></text:span><text:span text:style-name="AncientGreek_3a__20_Ἀρχαία_20_ἑλληνικά"><text:span text:style-name="T392">οὐκ ἐγιγνώσκετο ὐπὸ αὐτῶν. ἔ</text:span></text:span><text:span text:style-name="AncientGreek_3a__20_Ἀρχαία_20_ἑλληνικά"><text:span text:style-name="T387">πεμψε </text:span></text:span><text:span text:style-name="AncientGreek_3a__20_Ἀρχαία_20_ἑλληνικά"><text:span text:style-name="T392">δὲ ἄλλον</text:span></text:span><text:span text:style-name="AncientGreek_3a__20_Ἀρχαία_20_ἑλληνικά"><text:span text:style-name="T387"> δοῦλον</text:span></text:span><text:span text:style-name="AncientGreek_3a__20_Ἀρχαία_20_ἑλληνικά"><text:span text:style-name="T392"> καὶ </text:span></text:span><text:span text:style-name="AncientGreek_3a__20_Ἀρχαία_20_ἑλληνικά"><text:span text:style-name="T387">οἱ μισθωταὶ </text:span></text:span><text:span text:style-name="AncientGreek_3a__20_Ἀρχαία_20_ἑλληνικά"><text:span text:style-name="T389">ἔδειραν</text:span></text:span><text:span text:style-name="AncientGreek_3a__20_Ἀρχαία_20_ἑλληνικά"><text:span text:style-name="T387"> </text:span></text:span><text:span text:style-name="AncientGreek_3a__20_Ἀρχαία_20_ἑλληνικά"><text:span text:style-name="T392">τὸν ἄλλον. Τότε δὲ ὁ </text:span></text:span><text:span text:style-name="AncientGreek_3a__20_Ἀρχαία_20_ἑλληνικά"><text:span text:style-name="T391">κύριος </text:span></text:span><text:span text:style-name="AncientGreek_3a__20_Ἀρχαία_20_ἑλληνικά"><text:span text:style-name="T387">π</text:span></text:span><text:span text:style-name="AncientGreek_3a__20_Ἀρχαία_20_ἑλληνικά"><text:span text:style-name="T393">έ</text:span></text:span><text:span text:style-name="AncientGreek_3a__20_Ἀρχαία_20_ἑλληνικά"><text:span text:style-name="T387">μψ</text:span></text:span><text:span text:style-name="AncientGreek_3a__20_Ἀρχαία_20_ἑλληνικά"><text:span text:style-name="T393">ας</text:span></text:span><text:span text:style-name="AncientGreek_3a__20_Ἀρχαία_20_ἑλληνικά"><text:span text:style-name="T387"> </text:span></text:span><text:span text:style-name="AncientGreek_3a__20_Ἀρχαία_20_ἑλληνικά"><text:span text:style-name="T392">τὸν ὑιον </text:span></text:span><text:span text:style-name="AncientGreek_3a__20_Ἀρχαία_20_ἑλληνικά"><text:span text:style-name="T393">αὐτοῦ</text:span></text:span><text:span text:style-name="AncientGreek_3a__20_Ἀρχαία_20_ἑλληνικά"><text:span text:style-name="T392"> </text:span></text:span><text:span text:style-name="AncientGreek_3a__20_Ἀρχαία_20_ἑλληνικά"><text:span text:style-name="T391">εἶπε ὅτι ἴσως </text:span></text:span><text:span text:style-name="AncientGreek_3a__20_Ἀρχαία_20_ἑλληνικά"><text:span text:style-name="T393">αἰσχυνοῦσιν ἐμπρόσθεν τοῦ ὑιοῦ μου. Ἀλλά ἐπειδὴ οὖτοι </text:span></text:span><text:span text:style-name="AncientGreek_3a__20_Ἀρχαία_20_ἑλληνικά"><text:span text:style-name="T387">μισθωταὶ</text:span></text:span><text:span text:style-name="AncientGreek_3a__20_Ἀρχαία_20_ἑλληνικά"><text:span text:style-name="T393"> ἴσασι κληρονομήσεται τὸν ἀμπελόνα αὐτὸν ἥρπαξα καὶ ἀπέκτειναν. </text:span></text:span><text:span text:style-name="AncientGreek_3a__20_Ἀρχαία_20_ἑλληνικά"><text:span text:style-name="T384">Ὁ ἔχων ὦτα ἀκουέτω.</text:span></text:span></text:p>
        </text:list-item>
        <text:list-item>
          <text:p text:style-name="P99"><text:soft-page-break/><text:span text:style-name="AncientGreek_3a__20_Ἀρχαία_20_ἑλληνικά"><text:span text:style-name="T183">ⲡⲉϫⲉ ⲓ̅ⲥ̅ ϫⲉ ⲙⲁⲧⲥⲉⲃoⲉⲓ ⲉⲡⲱⲛⲉ ⲡⲁⲉⲓ ⲛ̅ⲧⲁⲩ ⲥⲧoϥ ⲉⲃoⲗ ⲛ̅ϭⲓ ⲛⲉⲧⲕⲱⲧ ⲛ̅ⲧoϥ ⲡⲉ ⲡⲱⲱ ⲛⲉ ⲛ̅ⲕⲱϩ</text:span></text:span></text:p>
          <text:p text:style-name="P61"><text:span text:style-name="AncientGreek_3a__20_Ἀρχαία_20_ἑλληνικά"><text:span text:style-name="T464">Λέγει Ιησους·</text:span></text:span><text:span text:style-name="AncientGreek_3a__20_Ἀρχαία_20_ἑλληνικά"><text:span text:style-name="T353"> </text:span></text:span><text:span text:style-name="AncientGreek_3a__20_Ἀρχαία_20_ἑλληνικά"><text:span text:style-name="T394">δεῖξον μοι τὸν λίθον ὃν ἀπεδοκίμασαν οἱ οἰκοδομοῦντες οὗτ</text:span></text:span><text:span text:style-name="AncientGreek_3a__20_Ἀρχαία_20_ἑλληνικά"><text:span text:style-name="T447">ὸ</text:span></text:span><text:span text:style-name="AncientGreek_3a__20_Ἀρχαία_20_ἑλληνικά"><text:span text:style-name="T394">ς </text:span></text:span><text:span text:style-name="AncientGreek_3a__20_Ἀρχαία_20_ἑλληνικά"><text:span text:style-name="T395">ἐστι </text:span></text:span><text:span text:style-name="AncientGreek_3a__20_Ἀρχαία_20_ἑλληνικά"><text:span text:style-name="T394">κεφαλ</text:span></text:span><text:span text:style-name="AncientGreek_3a__20_Ἀρχαία_20_ἑλληνικά"><text:span text:style-name="T395">ίτης</text:span></text:span><text:span text:style-name="AncientGreek_3a__20_Ἀρχαία_20_ἑλληνικά"><text:span text:style-name="T394"> </text:span></text:span><text:span text:style-name="AncientGreek_3a__20_Ἀρχαία_20_ἑλληνικά"><text:span text:style-name="T395">λίθος.</text:span></text:span></text:p>
        </text:list-item>
        <text:list-item>
          <text:p text:style-name="P99"><text:span text:style-name="AncientGreek_3a__20_Ἀρχαία_20_ἑλληνικά"><text:span text:style-name="T183">ⲡⲉϫⲉ ⲓ̅ⲥ̅ ϫⲉ ⲡⲉⲧⲥooⲩⲛ ⲙ̅ⲡⲧⲏⲣϥ</text:span></text:span><text:span text:style-name="AncientGreek_3a__20_Ἀρχαία_20_ἑλληνικά"><text:span text:style-name="T221">̅</text:span></text:span><text:span text:style-name="AncientGreek_3a__20_Ἀρχαία_20_ἑλληνικά"><text:span text:style-name="T183"> ⲉϥⲣ̅ ϭⲣⲱϩ oⲩⲁⲁϥ </text:span></text:span><text:span text:style-name="AncientGreek_3a__20_Ἀρχαία_20_ἑλληνικά"><text:span text:style-name="T221">ⲉ</text:span></text:span><text:span text:style-name="AncientGreek_3a__20_Ἀρχαία_20_ἑλληνικά"><text:span text:style-name="T183">ϥⲣ̅ ϭⲣⲱϩ ⲙ̅ⲡⲙⲁ ⲧⲏⲣϥ</text:span></text:span></text:p>
          <text:p text:style-name="P76"><text:span text:style-name="AncientGreek_3a__20_Ἀρχαία_20_ἑλληνικά"><text:span text:style-name="T464">Λέγει Ιησους· </text:span></text:span><text:span text:style-name="AncientGreek_3a__20_Ἀρχαία_20_ἑλληνικά"><text:span text:style-name="T395">ὁ γιγνώσκων τὰ πάντα, εἰ μὲν αὐτῳ λείπει τὸν ἐαυτὸν, λείπει </text:span></text:span><text:span text:style-name="AncientGreek_3a__20_Ἀρχαία_20_ἑλληνικά"><text:span text:style-name="T396">δὲ πάντα </text:span></text:span><text:span text:style-name="AncientGreek_3a__20_Ἀρχαία_20_ἑλληνικά"><text:span text:style-name="T397">τούτου τοῦ κόσμου.</text:span></text:span></text:p>
        </text:list-item>
        <text:list-item>
          <text:p text:style-name="P99"><text:span text:style-name="AncientGreek_3a__20_Ἀρχαία_20_ἑλληνικά"><text:span text:style-name="T183">ⲡⲉϫⲉ ⲓ̅ⲥ̅ ϫⲉ ⲛ̅ⲧⲱⲧⲛ̅ ϩⲙ̅ⲙⲁⲕⲁⲣⲓoⲥ ϩoⲧⲁⲛ ⲉⲩϣⲁⲛⲙⲉⲥⲧⲉ ⲧⲏⲩⲧⲛ̅ ⲛ̅ⲥⲉⲣ̅ⲇⲓⲱⲕⲉ ⲙ̅ ⲙⲱⲧⲛ̅ ⲁⲩⲱ ⲥⲉⲛⲁϩⲉ ⲁⲛ ⲉⲧoⲡoⲥ ϩⲙ̅ ⲡⲙⲁ ⲉⲛⲧⲁⲩⲇⲓⲱⲕⲉ ⲙ̅ⲙⲱⲧⲛ̅ ϩⲣⲁⲓ ⲛ̅ϩⲏⲧϥ</text:span></text:span></text:p>
          <text:p text:style-name="P77"><text:span text:style-name="AncientGreek_3a__20_Ἀρχαία_20_ἑλληνικά"><text:span text:style-name="T464">Λέγει Ιησους· </text:span></text:span><text:span text:style-name="AncientGreek_3a__20_Ἀρχαία_20_ἑλληνικά"><text:span text:style-name="T398">μακάριοι ἐστε ὅταν </text:span></text:span><text:span text:style-name="AncientGreek_3a__20_Ἀρχαία_20_ἑλληνικά"><text:span text:style-name="T399">μισθῶσιν</text:span></text:span><text:span text:style-name="AncientGreek_3a__20_Ἀρχαία_20_ἑλληνικά"><text:span text:style-name="T398"> ὑμᾶς καὶ διώξωσιν </text:span></text:span><text:span text:style-name="AncientGreek_3a__20_Ἀρχαία_20_ἑλληνικά"><text:span text:style-name="T399">κα</text:span></text:span><text:span text:style-name="AncientGreek_3a__20_Ἀρχαία_20_ἑλληνικά"><text:span text:style-name="T400">ὶ</text:span></text:span><text:span text:style-name="AncientGreek_3a__20_Ἀρχαία_20_ἑλληνικά"><text:span text:style-name="T399"> μὴ πίπτωσιν τόπον τι τούτ</text:span></text:span><text:span text:style-name="AncientGreek_3a__20_Ἀρχαία_20_ἑλληνικά"><text:span text:style-name="T400">ῳ</text:span></text:span><text:span text:style-name="AncientGreek_3a__20_Ἀρχαία_20_ἑλληνικά"><text:span text:style-name="T399"> κόσμ</text:span></text:span><text:span text:style-name="AncientGreek_3a__20_Ἀρχαία_20_ἑλληνικά"><text:span text:style-name="T400">ῳ</text:span></text:span><text:span text:style-name="AncientGreek_3a__20_Ἀρχαία_20_ἑλληνικά"><text:span text:style-name="T399"> </text:span></text:span><text:span text:style-name="AncientGreek_3a__20_Ἀρχαία_20_ἑλληνικά"><text:span text:style-name="T400">ὅπου </text:span></text:span><text:span text:style-name="AncientGreek_3a__20_Ἀρχαία_20_ἑλληνικά"><text:span text:style-name="T398">ὑμᾶς διώξωσιν </text:span></text:span><text:span text:style-name="AncientGreek_3a__20_Ἀρχαία_20_ἑλληνικά"><text:span text:style-name="T400">αὐτῷ.</text:span></text:span></text:p>
        </text:list-item>
        <text:list-item>
          <text:p text:style-name="P108"><text:span text:style-name="AncientGreek_3a__20_Ἀρχαία_20_ἑλληνικά"><text:span text:style-name="T183">ⲡⲉϫⲉ ⲓ̅ⲥ̅ ϩⲙ̅ⲙⲁⲕⲁⲣⲓoⲥ ⲛⲉ ⲛⲁⲓ ⲛ̅ⲧⲁⲩⲇⲓⲱⲕⲉ ⲙ̅ⲙooⲩ ϩⲣⲁⲓ ϩⲙ̅ ⲡoⲩϩⲏⲧ ⲛⲉⲧⲙ̅ⲙⲁⲩ ⲛⲉⲛⲧⲁϩⲥoⲩⲱⲛ ⲡⲉⲓⲱⲧ ϩⲛ̅ oⲩⲙⲉ ϩⲙ̅ ⲙⲁⲕⲁⲣⲓoⲥ ⲛⲉⲧϩⲕⲁⲉⲓⲧ ϣⲓⲛⲁ ⲉⲩⲛⲁⲧⲥⲓo ⲛ̅ⲑϩⲏ ⲙ̅ⲡⲉⲧoⲩⲱϣ</text:span></text:span></text:p>
          <text:p text:style-name="P78"><text:span text:style-name="AncientGreek_3a__20_Ἀρχαία_20_ἑλληνικά"><text:span text:style-name="T464">Λέγει Ιησους· μακάριοι οἱ δεδιωγμένοι </text:span></text:span><text:span text:style-name="AncientGreek_3a__20_Ἀρχαία_20_ἑλληνικά"><text:span text:style-name="T401">ἐν τῇ καρδίᾳ αὐτῶν. Οὖτοι ἀληθῶς </text:span></text:span><text:span text:style-name="AncientGreek_3a__20_Ἀρχαία_20_ἑλληνικά"><text:span text:style-name="T393">ἴσασι </text:span></text:span><text:span text:style-name="AncientGreek_3a__20_Ἀρχαία_20_ἑλληνικά"><text:span text:style-name="T401">τὸν πάτερα. μακάριοι οἱ πεινῶντες, ὅτι αὐτοὶ </text:span></text:span><text:span text:style-name="AncientGreek_3a__20_Ἀρχαία_20_ἑλληνικά"><text:span text:style-name="T402">πληρῶσι τῆν γάστρα αὐτῶν.</text:span></text:span></text:p>
        </text:list-item>
        <text:list-item>
          <text:p text:style-name="P100"><text:span text:style-name="AncientGreek_3a__20_Ἀρχαία_20_ἑλληνικά"><text:span text:style-name="T183">ⲡⲉϫⲉ ⲓ̅ⲥ̅ ϩoⲧⲁⲛ ⲉⲧⲉⲧⲛ̅ϣⲁⲛϫⲡⲉ ⲡⲏ ϩⲛ̅ ⲧⲏⲩⲧⲛ̅ ⲡⲁⲓ ⲉⲧⲉⲩⲛ̅ⲧⲏⲧⲛ̅ϥ̅ ϥⲛⲁⲧoⲩϫⲉ ⲧⲏⲩⲧⲛ̅. ⲉϣⲱⲡⲉ ⲙⲛ̅ⲧⲏⲧⲛ̅ ⲡⲏ ϩⲛ̅ ⲧⲏⲩⲧⲛ̅, ⲡⲁⲉⲓ ⲉⲧⲉ ⲙⲛ̅ⲧⲏⲧⲛ̅ϥ̅ ϩⲛ̅ ⲧⲏⲛⲉ ϥ[ⲛⲁ]ⲙoⲩⲧ ⲧⲏⲛⲉ</text:span></text:span></text:p>
          <text:p text:style-name="P79"><text:span text:style-name="AncientGreek_3a__20_Ἀρχαία_20_ἑλληνικά"><text:span text:style-name="T464">Λέγει Ιησους· </text:span></text:span><text:span text:style-name="AncientGreek_3a__20_Ἀρχαία_20_ἑλληνικά"><text:span text:style-name="T398">ὅταν </text:span></text:span><text:span text:style-name="AncientGreek_3a__20_Ἀρχαία_20_ἑλληνικά"><text:span text:style-name="T403">γεννᾶτε ὁν </text:span></text:span><text:span text:style-name="AncientGreek_3a__20_Ἀρχαία_20_ἑλληνικά"><text:span text:style-name="T404">ἔχετε ἐν ὐμῖν, οὗτος ὐμὰς σώσει ὤν ἔντος ὑμῶν. Εἰ </text:span></text:span><text:span text:style-name="AncientGreek_3a__20_Ἀρχαία_20_ἑλληνικά"><text:span text:style-name="T405">οὺκ ἔχεις ὁν ὑμῖν ὄντα, οἷος οὺκ ὤν ὑμῖν τοιοῦτος ὑμὰς ἀποκτενεῖ.</text:span></text:span></text:p>
        </text:list-item>
        <text:list-item>
          <text:p text:style-name="P101"><text:span text:style-name="AncientGreek_3a__20_Ἀρχαία_20_ἑλληνικά"><text:span text:style-name="T183">ⲡⲉϫⲉ ⲓ̅ⲥ̅ ϫⲉ ϯⲛⲁϣoⲣϣⲣ̅ ⲙ̅ⲡⲉⲓⲏⲉⲓ ⲁⲩⲱ ⲙⲛ̅ ⲗⲁⲁⲩ ⲛⲁϣⲕoⲧϥ </text:span></text:span><text:span text:style-name="AncientGreek_3a__20_Ἀρχαία_20_ἑλληνικά"><text:span text:style-name="T211">ⲁⲛ ⲛ̅ⲕⲉⲥⲟⲡ</text:span></text:span><text:span text:style-name="AncientGreek_3a__20_Ἀρχαία_20_ἑλληνικά"><text:span text:style-name="T183">.</text:span></text:span></text:p>
          <text:p text:style-name="P80"><text:span text:style-name="AncientGreek_3a__20_Ἀρχαία_20_ἑλληνικά"><text:span text:style-name="T464">Λέγει Ιησους· Ἐγὼ καταλύσω τὸν ναὸν τοῦτον καὶ</text:span></text:span><text:span text:style-name="AncientGreek_3a__20_Ἀρχαία_20_ἑλληνικά"><text:span text:style-name="T353"> </text:span></text:span><text:span text:style-name="AncientGreek_3a__20_Ἀρχαία_20_ἑλληνικά"><text:span text:style-name="T448">ο</text:span></text:span><text:span text:style-name="AncientGreek_3a__20_Ἀρχαία_20_ἑλληνικά"><text:span text:style-name="T406">ὐδεὶς</text:span></text:span><text:span text:style-name="AncientGreek_3a__20_Ἀρχαία_20_ἑλληνικά"><text:span text:style-name="T464"> </text:span></text:span><text:span text:style-name="AncientGreek_3a__20_Ἀρχαία_20_ἑλληνικά"><text:span text:style-name="T406">πάλιν δύναμαι οἰκοδομῆσαι.</text:span></text:span></text:p>
        </text:list-item>
        <text:list-item>
          <text:p text:style-name="P101"><text:span text:style-name="AncientGreek_3a__20_Ἀρχαία_20_ἑλληνικά"><text:span text:style-name="T183">ⲡⲉϫⲉ oⲩⲣⲱⲙⲉ ⲛⲁϥ ϫⲉ ϫooⲥ ⲛ̅ⲛⲁⲥⲛⲏⲩ ϣⲓⲛⲁ ⲉⲩⲛⲁⲡⲱϣⲉ ⲛ̅ⲛ̅ϩⲛⲁⲁⲩ ⲙ̅ⲡⲁⲉⲓⲱⲧ ⲛⲙ̅ⲙⲁⲉⲓ. ⲡⲉϫⲁϥ ⲛⲁϥ ϫⲉ ⲱ ⲡⲣⲱⲙⲉ ⲛⲓⲙ ⲡⲉ ⲛ̅ⲧⲁϩⲁⲁⲧ ⲛ̅ⲣⲉϥⲡⲱϣⲉ. ⲁϥⲕoⲧϥ̅ ⲁ ⲛⲉϥⲙⲁⲑⲏⲧⲏⲥ ⲡⲉϫⲁϥ ⲛⲁⲩ ϫⲉ ⲙⲏ ⲉ-ⲉⲓϣooⲡ ⲛ̅ⲣⲉϥⲡⲱϣⲉ</text:span></text:span></text:p>
          <text:p text:style-name="P81"><text:span text:style-name="AncientGreek_3a__20_Ἀρχαία_20_ἑλληνικά"><text:span text:style-name="T374">Εἴπε</text:span></text:span><text:span text:style-name="AncientGreek_3a__20_Ἀρχαία_20_ἑλληνικά"><text:span text:style-name="T407">ν</text:span></text:span><text:span text:style-name="AncientGreek_3a__20_Ἀρχαία_20_ἑλληνικά"><text:span text:style-name="T374"> </text:span></text:span><text:span text:style-name="AncientGreek_3a__20_Ἀρχαία_20_ἑλληνικά"><text:span text:style-name="T407">αὐτῷ </text:span></text:span><text:span text:style-name="AncientGreek_3a__20_Ἀρχαία_20_ἑλληνικά"><text:span text:style-name="T464">Ἄνθρωπός τις </text:span></text:span><text:span text:style-name="AncientGreek_3a__20_Ἀρχαία_20_ἑλληνικά"><text:span text:style-name="T407">ὄτι </text:span></text:span><text:span text:style-name="AncientGreek_3a__20_Ἀρχαία_20_ἑλληνικά"><text:span text:style-name="T408">εἰ</text:span></text:span><text:span text:style-name="AncientGreek_3a__20_Ἀρχαία_20_ἑλληνικά"><text:span text:style-name="T374">π</text:span></text:span><text:span text:style-name="AncientGreek_3a__20_Ἀρχαία_20_ἑλληνικά"><text:span text:style-name="T408">ὲ τοῖς </text:span></text:span><text:span text:style-name="AncientGreek_3a__20_Ἀρχαία_20_ἑλληνικά"><text:span text:style-name="T409">ἀδελφοῖς </text:span></text:span><text:span text:style-name="AncientGreek_3a__20_Ἀρχαία_20_ἑλληνικά"><text:span text:style-name="T408">μου </text:span></text:span><text:span text:style-name="AncientGreek_3a__20_Ἀρχαία_20_ἑλληνικά"><text:span text:style-name="T409">ἵ</text:span></text:span><text:span text:style-name="AncientGreek_3a__20_Ἀρχαία_20_ἑλληνικά"><text:span text:style-name="T408">να </text:span></text:span><text:span text:style-name="AncientGreek_3a__20_Ἀρχαία_20_ἑλληνικά"><text:span text:style-name="T409">διαιροῦσιν τὰ χρήματα τοῦ πατέρος μου. </text:span></text:span><text:span text:style-name="AncientGreek_3a__20_Ἀρχαία_20_ἑλληνικά"><text:span text:style-name="T374">Εἴπε</text:span></text:span><text:span text:style-name="AncientGreek_3a__20_Ἀρχαία_20_ἑλληνικά"><text:span text:style-name="T407">ν </text:span></text:span><text:span text:style-name="AncientGreek_3a__20_Ἀρχαία_20_ἑλληνικά"><text:span text:style-name="T409">αὐτῷ ὅτι ὧ <text:s/></text:span></text:span><text:span text:style-name="AncientGreek_3a__20_Ἀρχαία_20_ἑλληνικά"><text:span text:style-name="T353">Ἄνθρωπ</text:span></text:span><text:span text:style-name="AncientGreek_3a__20_Ἀρχαία_20_ἑλληνικά"><text:span text:style-name="T409">ε, </text:span></text:span><text:span text:style-name="AncientGreek_3a__20_Ἀρχαία_20_ἑλληνικά"><text:span text:style-name="T410">τίς με </text:span></text:span><text:span text:style-name="AncientGreek_3a__20_Ἀρχαία_20_ἑλληνικά"><text:span text:style-name="T411">κατέστησεν ὡς ὁ διαιρῶν (νομεὺς); ἐπιστέφων τοῖς μαθηταῖς αὐτοῦ ε</text:span></text:span><text:span text:style-name="AncientGreek_3a__20_Ἀρχαία_20_ἑλληνικά"><text:span text:style-name="T374">ἴπε</text:span></text:span><text:span text:style-name="AncientGreek_3a__20_Ἀρχαία_20_ἑλληνικά"><text:span text:style-name="T407">ν </text:span></text:span><text:span text:style-name="AncientGreek_3a__20_Ἀρχαία_20_ἑλληνικά"><text:span text:style-name="T411">αὐτοῖς ὅτι </text:span></text:span><text:span text:style-name="AncientGreek_3a__20_Ἀρχαία_20_ἑλληνικά"><text:span text:style-name="T412">ἦ μή γίγνομαι </text:span></text:span><text:span text:style-name="AncientGreek_3a__20_Ἀρχαία_20_ἑλληνικά"><text:span text:style-name="T411">ὁ διαιρῶν</text:span></text:span><text:span text:style-name="AncientGreek_3a__20_Ἀρχαία_20_ἑλληνικά"><text:span text:style-name="T412">;</text:span></text:span></text:p>
        </text:list-item>
        <text:list-item>
          <text:p text:style-name="P101"><text:span text:style-name="AncientGreek_3a__20_Ἀρχαία_20_ἑλληνικά"><text:span text:style-name="T183">ⲡⲉϫⲉ ⲓ̅ⲥ̅ ϫⲉ ⲡⲱϩⲥ ⲙⲉⲛ ⲛⲁϣⲱϥ ⲛ̅ⲉⲣⲅⲁⲧⲏⲥ ⲇⲉ ⲥoⲃⲕ ⲥoⲡⲥ̅ ⲇⲉ ⲙ̅ⲡϫoⲉⲓⲥ ϣⲓⲛⲁ ⲉϥⲛⲁⲛⲉϫ ⲉⲣⲅⲁⲧⲏⲥ ⲉⲃoⲗ </text:span></text:span><text:span text:style-name="AncientGreek_3a__20_Ἀρχαία_20_ἑλληνικά"><text:span text:style-name="T208">ⲉⲡⲱ</text:span></text:span><text:span text:style-name="AncientGreek_3a__20_Ἀρχαία_20_ἑλληνικά"><text:span text:style-name="T211">ϩ̅</text:span></text:span><text:span text:style-name="AncientGreek_3a__20_Ἀρχαία_20_ἑλληνικά"><text:span text:style-name="T208">ⲥ̅</text:span></text:span><text:span text:style-name="AncientGreek_3a__20_Ἀρχαία_20_ἑλληνικά"><text:span text:style-name="T183"> </text:span></text:span></text:p>
          <text:p text:style-name="P69"><text:span text:style-name="AncientGreek_3a__20_Ἀρχαία_20_ἑλληνικά"><text:span text:style-name="T464">Λέγει Ιησους· Ὁ μὲν θερισμὸς πολύς, οἱ δὲ ἐργάται ὀλίγοι. δεήθητε οὖν τοῦ κυρίου </text:span></text:span><text:span text:style-name="AncientGreek_3a__20_Ἀρχαία_20_ἑλληνικά"><text:span text:style-name="T413">ἵνα</text:span></text:span><text:span text:style-name="AncientGreek_3a__20_Ἀρχαία_20_ἑλληνικά"><text:span text:style-name="T353"> </text:span></text:span><text:span text:style-name="AncientGreek_3a__20_Ἀρχαία_20_ἑλληνικά"><text:span text:style-name="T486">π</text:span></text:span><text:span text:style-name="AncientGreek_3a__20_Ἀρχαία_20_ἑλληνικά"><text:span text:style-name="T413">έμπσῃ</text:span></text:span><text:span text:style-name="AncientGreek_3a__20_Ἀρχαία_20_ἑλληνικά"><text:span text:style-name="T353"> </text:span></text:span><text:span text:style-name="AncientGreek_3a__20_Ἀρχαία_20_ἑλληνικά"><text:span text:style-name="T464">ἐργάτας εἰς τὸν θερισμὸν.</text:span></text:span></text:p>
        </text:list-item>
        <text:list-item>
          <text:p text:style-name="P101"><text:span text:style-name="AncientGreek_3a__20_Ἀρχαία_20_ἑλληνικά"><text:span text:style-name="T183">ⲡⲉϫⲁϥ ϫⲉ ⲡϫoⲉⲓⲥ oⲩⲛ̅ ϩⲁϩ ⲙ̅ⲡⲕⲱⲧⲉ ⲛ̅ⲧϫⲱⲧⲉ ⲙⲛ̅ ⲗⲁⲁⲩ ⲇⲉ ϩⲛ̅ ⲧϣⲱ&lt;</text:span></text:span><text:span text:style-name="AncientGreek_3a__20_Ἀρχαία_20_ἑλληνικά"><text:span text:style-name="T211">ⲛ</text:span></text:span><text:span text:style-name="AncientGreek_3a__20_Ἀρχαία_20_ἑλληνικά"><text:span text:style-name="T183">&gt;ⲉ</text:span></text:span></text:p>
          <text:p text:style-name="P61"><text:span text:style-name="AncientGreek_3a__20_Ἀρχαία_20_ἑλληνικά"><text:span text:style-name="T464">Λέγει </text:span></text:span><text:span text:style-name="AncientGreek_3a__20_Ἀρχαία_20_ἑλληνικά"><text:span text:style-name="T413">ὅτι ὧ κύριε, ὐπάρχει </text:span></text:span><text:span text:style-name="AncientGreek_3a__20_Ἀρχαία_20_ἑλληνικά"><text:span text:style-name="T414">μὲν πολλὰ</text:span></text:span><text:span text:style-name="AncientGreek_3a__20_Ἀρχαία_20_ἑλληνικά"><text:span text:style-name="T413"> </text:span></text:span><text:span text:style-name="AncientGreek_3a__20_Ἀρχαία_20_ἑλληνικά"><text:span text:style-name="T414">περὶ </text:span></text:span><text:span text:style-name="AncientGreek_3a__20_Ἀρχαία_20_ἑλληνικά"><text:span text:style-name="T413">τ</text:span></text:span><text:span text:style-name="AncientGreek_3a__20_Ἀρχαία_20_ἑλληνικά"><text:span text:style-name="T414">ὴν πυγὴν ἀλλὰ δὲ ολίγα ἐν τῷ φρέατι.</text:span></text:span></text:p>
        </text:list-item>
        <text:list-item>
          <text:p text:style-name="P101"><text:span text:style-name="AncientGreek_3a__20_Ἀρχαία_20_ἑλληνικά"><text:span text:style-name="T183">ⲡⲉϫⲉ ⲓ̅ⲥ̅ oⲩⲛ ϩⲁϩ ⲁϩⲉⲣⲁⲧoⲩ ϩⲓⲣⲙ̅ ⲡⲣo ⲁⲗⲗⲁ ⲙ̅ⲙoⲛⲁⲭoⲥ ⲛⲉⲧⲛⲁⲃⲱⲕ ⲉϩoⲩⲛ ⲉⲡⲙⲁ ⲛ̅ϣⲉⲗⲉⲉⲧ</text:span></text:span></text:p>
          <text:p text:style-name="P82"><text:span text:style-name="AncientGreek_3a__20_Ἀρχαία_20_ἑλληνικά"><text:span text:style-name="T464">Λέγει Ιησους· </text:span></text:span><text:span text:style-name="AncientGreek_3a__20_Ἀρχαία_20_ἑλληνικά"><text:span text:style-name="T415">πολλοὶ μὲν ἰστᾶσι προ θύραν οἱ μόναχοι δὲ </text:span></text:span><text:span text:style-name="AncientGreek_3a__20_Ἀρχαία_20_ἑλληνικά"><text:span text:style-name="T416">εἰσιν </text:span></text:span><text:span text:style-name="AncientGreek_3a__20_Ἀρχαία_20_ἑλληνικά"><text:span text:style-name="T415">οἱ εἰσέ</text:span></text:span><text:span text:style-name="AncientGreek_3a__20_Ἀρχαία_20_ἑλληνικά"><text:span text:style-name="T416">λευσ</text:span></text:span><text:span text:style-name="AncientGreek_3a__20_Ἀρχαία_20_ἑλληνικά"><text:span text:style-name="T415">οντες εἰ</text:span></text:span><text:span text:style-name="AncientGreek_3a__20_Ἀρχαία_20_ἑλληνικά"><text:span text:style-name="T449">ς </text:span></text:span><text:span text:style-name="AncientGreek_3a__20_Ἀρχαία_20_ἑλληνικά"><text:span text:style-name="T416">νυμφεῖον </text:span></text:span></text:p>
        </text:list-item>
        <text:list-item>
          <text:p text:style-name="P101"><text:span text:style-name="AncientGreek_3a__20_Ἀρχαία_20_ἑλληνικά"><text:span text:style-name="T183">ⲡⲉϫⲉ ⲓ̅ⲥ̅ ϫⲉ ⲧⲙⲛ̅ⲧⲉⲣo ⲙ̅ⲡⲉⲓⲱⲧ ⲉⲥⲧⲛ̅ⲧⲱⲛ ⲁⲩⲣⲱⲙⲉ ⲛ̅ⲉϣⲱⲱⲧ ⲉⲩⲛ̅ⲧⲁϥ ⲙ̅ⲙⲁⲩ ⲛ̅oⲩⲫoⲣⲧⲓoⲛ ⲉⲁϥϩⲉ ⲁⲩⲙⲁⲣⲅⲁⲣⲓⲧⲏⲥ. ⲡⲉϣⲱⲧ ⲉⲧⲙ̅ⲙⲁⲩ oⲩⲥⲁⲃⲉ ⲡⲉ ⲁϥϯ ⲡⲉⲫoⲣⲧⲓoⲛ ⲉⲃoⲗ, ⲁϥⲧooⲩ ⲛⲁϥ ⲙ̅ⲡⲓⲙⲁⲣⲅⲁⲣⲓⲧⲏⲥ oⲩⲱⲧ. ⲛ̅ⲧⲱⲧⲛ̅ ϩⲱⲧⲧⲏⲩⲧⲛ̅ ϣⲓⲛⲉ ⲛ̅ⲥⲁ </text:span></text:span><text:span text:style-name="AncientGreek_3a__20_Ἀρχαία_20_ἑλληνικά"><text:span text:style-name="T208">ⲡⲉϥ</text:span></text:span><text:span text:style-name="AncientGreek_3a__20_Ἀρχαία_20_ἑλληνικά"><text:span text:style-name="T222">ⲁ</text:span></text:span><text:span text:style-name="AncientGreek_3a__20_Ἀρχαία_20_ἑλληνικά"><text:span text:style-name="T208">ϩo</text:span></text:span><text:span text:style-name="AncientGreek_3a__20_Ἀρχαία_20_ἑλληνικά"><text:span text:style-name="T183"> ⲉⲙⲁϥⲱϫⲛ̅ ⲉϥⲙⲏⲛ ⲉⲃoⲗ ⲡⲙⲁ ⲉⲙⲁⲣⲉϫooⲗⲉⲥ ⲧϩⲛo ⲉϩoⲩⲛ ⲉⲙⲁⲩ ⲉoⲩⲱⲙ oⲩⲇⲉ ⲙⲁⲣⲉϥϥⲛ̅ⲧ ⲧⲁⲕo</text:span></text:span></text:p>
          <text:p text:style-name="P83"><text:span text:style-name="AncientGreek_3a__20_Ἀρχαία_20_ἑλληνικά"><text:span text:style-name="T464">Λέγει Ιησους· ἡ βασιλεία </text:span></text:span><text:span text:style-name="AncientGreek_3a__20_Ἀρχαία_20_ἑλληνικά"><text:span text:style-name="T417">τοῦ πατρὸς </text:span></text:span><text:span text:style-name="AncientGreek_3a__20_Ἀρχαία_20_ἑλληνικά"><text:span text:style-name="T464">ὁμοία ἐστὶν ἀνθρώπῳ </text:span></text:span><text:span text:style-name="AncientGreek_3a__20_Ἀρχαία_20_ἑλληνικά"><text:span text:style-name="T417">τῆς ἐμπορίας</text:span></text:span><text:span text:style-name="AncientGreek_3a__20_Ἀρχαία_20_ἑλληνικά"><text:span text:style-name="T464"> </text:span></text:span><text:span text:style-name="AncientGreek_3a__20_Ἀρχαία_20_ἑλληνικά"><text:span text:style-name="T417">ἔχοντι φορ</text:span></text:span><text:span text:style-name="AncientGreek_3a__20_Ἀρχαία_20_ἑλληνικά"><text:span text:style-name="T418">τίο</text:span></text:span><text:span text:style-name="AncientGreek_3a__20_Ἀρχαία_20_ἑλληνικά"><text:span text:style-name="T417">ν τινα.</text:span></text:span><text:span text:style-name="AncientGreek_3a__20_Ἀρχαία_20_ἑλληνικά"><text:span text:style-name="T464"> εὑρὼν δὲ ἕνα μαργαρίτην. </text:span></text:span><text:span text:style-name="AncientGreek_3a__20_Ἀρχαία_20_ἑλληνικά"><text:span text:style-name="T418">Ἐκεῖνος ὁ σόφος ἔμπορος ἔπρασε</text:span></text:span><text:span text:style-name="AncientGreek_3a__20_Ἀρχαία_20_ἑλληνικά"><text:span text:style-name="T464"> </text:span></text:span><text:span text:style-name="AncientGreek_3a__20_Ἀρχαία_20_ἑλληνικά"><text:span text:style-name="T418">τὸν </text:span></text:span><text:span text:style-name="AncientGreek_3a__20_Ἀρχαία_20_ἑλληνικά"><text:span text:style-name="T417">φορ</text:span></text:span><text:span text:style-name="AncientGreek_3a__20_Ἀρχαία_20_ἑλληνικά"><text:span text:style-name="T418">τίο</text:span></text:span><text:span text:style-name="AncientGreek_3a__20_Ἀρχαία_20_ἑλληνικά"><text:span text:style-name="T417">ν</text:span></text:span><text:span text:style-name="AncientGreek_3a__20_Ἀρχαία_20_ἑλληνικά"><text:span text:style-name="T464"> καὶ ἠγόρασεν </text:span></text:span><text:span text:style-name="AncientGreek_3a__20_Ἀρχαία_20_ἑλληνικά"><text:span text:style-name="T418">εαὐτῷ </text:span></text:span><text:span text:style-name="AncientGreek_3a__20_Ἀρχαία_20_ἑλληνικά"><text:span text:style-name="T419">ἐκεῖνον </text:span></text:span><text:span text:style-name="AncientGreek_3a__20_Ἀρχαία_20_ἑλληνικά"><text:span text:style-name="T418">τὸν </text:span></text:span><text:span text:style-name="AncientGreek_3a__20_Ἀρχαία_20_ἑλληνικά"><text:span text:style-name="T464">μαργαρίτην. </text:span></text:span><text:span text:style-name="AncientGreek_3a__20_Ἀρχαία_20_ἑλληνικά"><text:span text:style-name="T420">Καὶ ὑμῖν </text:span></text:span><text:span text:style-name="AncientGreek_3a__20_Ἀρχαία_20_ἑλληνικά"><text:span text:style-name="T421">ἐπι</text:span></text:span><text:span text:style-name="AncientGreek_3a__20_Ἀρχαία_20_ἑλληνικά"><text:span text:style-name="T420">ζητεῖτε </text:span></text:span><text:span text:style-name="AncientGreek_3a__20_Ἀρχαία_20_ἑλληνικά"><text:span text:style-name="T421">τὸν θησαυρὸν αὐτοῦ </text:span></text:span><text:span text:style-name="AncientGreek_3a__20_Ἀρχαία_20_ἑλληνικά"><text:span text:style-name="T422">ὁς οὐ φθείρει καὶ ὑπομενεῖ, </text:span></text:span><text:span text:style-name="AncientGreek_3a__20_Ἀρχαία_20_ἑλληνικά"><text:span text:style-name="T421">ὅπου οὔτε </text:span></text:span><text:span text:style-name="AncientGreek_3a__20_Ἀρχαία_20_ἑλληνικά"><text:span text:style-name="T450">πλησιάζει </text:span></text:span><text:span text:style-name="AncientGreek_3a__20_Ἀρχαία_20_ἑλληνικά"><text:span text:style-name="T421">σὴς </text:span></text:span><text:span text:style-name="AncientGreek_3a__20_Ἀρχαία_20_ἑλληνικά"><text:span text:style-name="T423">ἵνα </text:span></text:span><text:span text:style-name="AncientGreek_3a__20_Ἀρχαία_20_ἑλληνικά"><text:span text:style-name="T424">αὐτὸν </text:span></text:span><text:span text:style-name="AncientGreek_3a__20_Ἀρχαία_20_ἑλληνικά"><text:span text:style-name="T423">κατεσθίῃ</text:span></text:span><text:span text:style-name="AncientGreek_3a__20_Ἀρχαία_20_ἑλληνικά"><text:span text:style-name="T421"> οὔτε </text:span></text:span><text:span text:style-name="AncientGreek_3a__20_Ἀρχαία_20_ἑλληνικά"><text:span text:style-name="T424">αὐτὸν </text:span></text:span><text:span text:style-name="AncientGreek_3a__20_Ἀρχαία_20_ἑλληνικά"><text:span text:style-name="T421">ἀπ</text:span></text:span><text:span text:style-name="AncientGreek_3a__20_Ἀρχαία_20_ἑλληνικά"><text:span text:style-name="T424">ο</text:span></text:span><text:span text:style-name="AncientGreek_3a__20_Ἀρχαία_20_ἑλληνικά"><text:span text:style-name="T421">λλ</text:span></text:span><text:span text:style-name="AncientGreek_3a__20_Ἀρχαία_20_ἑλληνικά"><text:span text:style-name="T424">ύασι </text:span></text:span><text:span text:style-name="AncientGreek_3a__20_Ἀρχαία_20_ἑλληνικά"><text:span text:style-name="T421">σκώλ</text:span></text:span><text:span text:style-name="AncientGreek_3a__20_Ἀρχαία_20_ἑλληνικά"><text:span text:style-name="T424">ηκες</text:span></text:span><text:span text:style-name="AncientGreek_3a__20_Ἀρχαία_20_ἑλληνικά"><text:span text:style-name="T421"> </text:span></text:span></text:p>
        </text:list-item>
        <text:list-item>
          <text:p text:style-name="P101"><text:span text:style-name="AncientGreek_3a__20_Ἀρχαία_20_ἑλληνικά"><text:span text:style-name="T183">ⲡⲉϫⲉ ⲓ̅ⲥ̅ ϫⲉ ⲁⲛoⲕ ⲡⲉ ⲡoⲩoⲉⲓⲛ ⲡⲁⲓ ⲉⲧϩⲓϫⲱoⲩ ⲧⲏⲣoⲩ ⲁⲛoⲕ ⲡⲉ ⲡⲧⲏⲣϥ ⲛ̅ⲧⲁ-ⲡⲧⲏⲣϥ ⲉⲓ ⲉⲃoⲗ ⲛ̅ϩⲏⲧ ⲁⲩⲱ ⲛ̅ⲧⲁⲡⲧⲏⲣϥ ⲡⲱϩ ϣⲁⲣoⲉⲓ ⲡⲱϩ ⲛ̅ⲛoⲩϣⲉ ⲁⲛoⲕ ϯⲙ̅ⲙⲁⲩ ϥⲓ ⲙ̅ⲡⲱⲛⲉ ⲉϩⲣⲁⲓ ⲁⲩⲱ ⲧⲉⲧⲛⲁ ϩⲉ ⲉⲣoⲉⲓ ⲙ̅ⲙⲁⲩ</text:span></text:span></text:p>
          <text:p text:style-name="P61"><text:span text:style-name="AncientGreek_3a__20_Ἀρχαία_20_ἑλληνικά"><text:span text:style-name="T464">Λέγει Ιησους· </text:span></text:span><text:span text:style-name="AncientGreek_3a__20_Ἀρχαία_20_ἑλληνικά"><text:span text:style-name="T424">ἐγὼ εἰμὶ </text:span></text:span><text:span text:style-name="AncientGreek_3a__20_Ἀρχαία_20_ἑλληνικά"><text:span text:style-name="T425">τὸ</text:span></text:span><text:span text:style-name="AncientGreek_3a__20_Ἀρχαία_20_ἑλληνικά"><text:span text:style-name="T424"> φῶς </text:span></text:span><text:span text:style-name="AncientGreek_3a__20_Ἀρχαία_20_ἑλληνικά"><text:span text:style-name="T425">ὁς ὑπέρτερος τοῦ παντὸς. Ἐγὼ εἰμὶ τοῦτο ἀπὸ οὗ τὰ πάντα προσβαίνει καὶ τὰ πάντα παραγένεται πρὸς ἐμέ. </text:span></text:span><text:span text:style-name="AncientGreek_3a__20_Ἀρχαία_20_ἑλληνικά"><text:span text:style-name="T426">Σ</text:span></text:span><text:span text:style-name="AncientGreek_3a__20_Ἀρχαία_20_ἑλληνικά"><text:span text:style-name="T451">χ</text:span></text:span><text:span text:style-name="AncientGreek_3a__20_Ἀρχαία_20_ἑλληνικά"><text:span text:style-name="T426">ί</text:span></text:span><text:span text:style-name="AncientGreek_3a__20_Ἀρχαία_20_ἑλληνικά"><text:span text:style-name="T452">σ</text:span></text:span><text:span text:style-name="AncientGreek_3a__20_Ἀρχαία_20_ἑλληνικά"><text:span text:style-name="T517">ο</text:span></text:span><text:span text:style-name="AncientGreek_3a__20_Ἀρχαία_20_ἑλληνικά"><text:span text:style-name="T427">ν</text:span></text:span><text:span text:style-name="AncientGreek_3a__20_Ἀρχαία_20_ἑλληνικά"><text:span text:style-name="T426"> τὸ δένδρον καὶ ἐκεὶ ἐγὼ ἐνειμὶ ἀφαίρησον τὸν λίθον </text:span></text:span><text:span text:style-name="AncientGreek_3a__20_Ἀρχαία_20_ἑλληνικά"><text:span text:style-name="T427">καὶ </text:span></text:span><text:span text:style-name="AncientGreek_3a__20_Ἀρχαία_20_ἑλληνικά"><text:span text:style-name="T428">ἐκεί </text:span></text:span><text:span text:style-name="AncientGreek_3a__20_Ἀρχαία_20_ἑλληνικά"><text:span text:style-name="T427">μ</text:span></text:span><text:span text:style-name="AncientGreek_3a__20_Ἀρχαία_20_ἑλληνικά"><text:span text:style-name="T428">ε</text:span></text:span><text:span text:style-name="AncientGreek_3a__20_Ἀρχαία_20_ἑλληνικά"><text:span text:style-name="T427"> εὑρήσεις.</text:span></text:span></text:p>
        </text:list-item>
        <text:list-item>
          <text:p text:style-name="P102"><text:span text:style-name="AncientGreek_3a__20_Ἀρχαία_20_ἑλληνικά"><text:span text:style-name="T183">ⲡⲉϫⲉ ⲓ̅ⲥ̅ ϫⲉ ⲉⲧⲃⲉ oⲩ ⲁⲧⲉⲧⲛ̅ⲉⲓ ⲉⲃoⲗ ⲉⲧⲥⲱϣⲉ? ⲉⲛⲁⲩ ⲉⲩⲕⲁϣ ⲉϥⲕⲓⲙ ⲉⲃoⲗ ϩⲓⲧⲙ̅ ⲡⲧⲏⲩ ⲁⲩⲱ ⲉⲛⲁⲩ ⲉⲩⲣⲱⲙⲉ ⲉⲩⲛ̅ ϣⲧⲏⲛ ⲉⲩϭⲏⲛ ϩⲓⲱⲱ</text:span></text:span><text:span text:style-name="AncientGreek_3a__20_Ἀρχαία_20_ἑλληνικά"><text:span text:style-name="T223">ϥ</text:span></text:span><text:span text:style-name="AncientGreek_3a__20_Ἀρχαία_20_ἑλληνικά"><text:span text:style-name="T183"> ⲛ̅ⲑⲉ ⲛ̅ⲛⲉⲧⲛ̅ⲣ̅ⲣⲱoⲩ ⲙⲛ̅ ⲛⲉⲧⲙ̅ⲙⲉⲅⲓⲥⲧⲁⲛoⲥ? ⲛⲁⲉⲓ ⲉ ⲛⲉϣⲧⲏⲛ ⲉⲧϭⲏⲛ ϩⲓⲱoⲩ ⲁⲩⲱ ⲥⲉⲛⲁϣⲥ̅ⲥoⲩⲛ ⲧⲙⲉ ⲁⲛ</text:span></text:span></text:p>
          <text:p text:style-name="P84"><text:span text:style-name="AncientGreek_3a__20_Ἀρχαία_20_ἑλληνικά"><text:span text:style-name="T464">Λέγει Ιησους· </text:span></text:span><text:span text:style-name="AncientGreek_3a__20_Ἀρχαία_20_ἑλληνικά"><text:span text:style-name="T428">τί ἐξήλθατε εἰς τὸν ἀγρὸν; θεάσασθαι κάλαμον ὑπὸ ἀνέμου σαλευόμενον </text:span></text:span><text:span text:style-name="AncientGreek_3a__20_Ἀρχαία_20_ἑλληνικά"><text:span text:style-name="T429">καὶ ἄνθρωπον ἔχοντα (φοροῦντα) μαλακοὺς ἀμφιβλήματα ἐπὶ αὐτου ὁμοιὸς βασιλε</text:span></text:span><text:span text:style-name="AncientGreek_3a__20_Ἀρχαία_20_ἑλληνικά"><text:span text:style-name="T430">ῦσι τὲ καὶ τοῖς μέγα δυνάμενοις; τοιοῦτοι ἔνεστιν μαλακοῖς </text:span></text:span><text:span text:style-name="AncientGreek_3a__20_Ἀρχαία_20_ἑλληνικά"><text:span text:style-name="T429">ἀμφιβλήμα</text:span></text:span><text:span text:style-name="AncientGreek_3a__20_Ἀρχαία_20_ἑλληνικά"><text:span text:style-name="T430">σι ἐπὶ αὐτῶν καὶ οὐ γιγνώσκουσιν τὴν ἀληθήν.</text:span></text:span></text:p>
          <text:p text:style-name="P84"><text:span text:style-name="AncientGreek_3a__20_Ἀρχαία_20_ἑλληνικά"><text:span text:style-name="T430"/></text:span></text:p>
        </text:list-item>
        <text:list-item>
          <text:p text:style-name="P102"><text:soft-page-break/><text:span text:style-name="AncientGreek_3a__20_Ἀρχαία_20_ἑλληνικά"><text:span text:style-name="T183">ⲡⲉϫⲉ oⲩⲥϩⲓⲙⲉ ⲛⲁϥ ϩⲙ̅ ⲡⲙⲏϣⲉ ϫⲉ </text:span></text:span><text:span text:style-name="AncientGreek_3a__20_Ἀρχαία_20_ἑλληνικά"><text:span text:style-name="T208">ⲛⲉⲉⲓⲁⲧ</text:span></text:span><text:span text:style-name="AncientGreek_3a__20_Ἀρχαία_20_ἑλληνικά"><text:span text:style-name="T224">ⲥ̅ ⲛ̅</text:span></text:span><text:span text:style-name="AncientGreek_3a__20_Ἀρχαία_20_ἑλληνικά"><text:span text:style-name="T208"> </text:span></text:span><text:span text:style-name="AncientGreek_3a__20_Ἀρχαία_20_ἑλληνικά"><text:span text:style-name="T224">ⲑ</text:span></text:span><text:span text:style-name="AncientGreek_3a__20_Ἀρχαία_20_ἑλληνικά"><text:span text:style-name="T183">ϩⲏ ⲛ̅ⲧⲁϥⲓ ϩⲁⲣoⲕ ⲁⲩⲱ ⲛ̅ⲕⲓⲃⲉ ⲉⲛⲧⲁⲥⲁⲛoⲩϣⲕ. ⲡⲉϫⲁϥ ⲛⲁⲥ ϫⲉ ⲛⲉⲉⲓⲁⲧoⲩ ⲛ̅ⲛⲉⲛⲧⲁⲥⲱⲧⲙ̅ ⲁ ⲡⲗoⲅoⲥ ⲙ̅ⲡⲉⲓⲱⲧ ⲁⲩⲁⲣⲉϩ ⲉⲣoϥ ϩⲛ̅-oⲩ-ⲙⲉ. Oⲩⲛ̅ ϩⲛ̅ϩooⲩ ⲅⲁⲣ ⲛⲁϣⲱⲡⲉ ⲛ̅ⲧⲉⲧⲛ̅ϫooⲥ ϫⲉ ⲛⲉⲉⲓⲁⲧⲥ̅ ⲛ̅ ⲑϩⲏ ⲧⲁⲉⲓ ⲉⲧⲉ ⲙ̅ⲡⲥⲱ ⲁⲩⲱ ⲛ̅ⲕⲓⲃⲉ ⲛⲁⲉⲓ ⲉⲙⲡoⲩ ϯ ⲉⲣⲱⲧⲉ</text:span></text:span></text:p>
          <text:p text:style-name="P87">εἶπεν γυνὴ τις ἐκ τοῦ ὄχλου αὐτῷ Μακαρία ἡ κοιλία<text:span text:style-name="T516"> </text:span><text:span text:style-name="T521">ἡ σε ἐβάστασε</text:span> καὶ <text:span text:style-name="T521">οἱ </text:span>μαστοὶ <text:span text:style-name="T516">ο</text:span><text:span text:style-name="T521">ἱ</text:span> σε ἐθήλασ<text:span text:style-name="T521">ον</text:span> <text:span text:style-name="T524">Α</text:span>ὐτὸς δὲ εἶπεν <text:span text:style-name="T518">αὐτῇ </text:span>μακάριοι οἱ ἀκούοντες τὸν λόγον τοῦ θεοῦ καὶ <text:span text:style-name="T519">ἀληθῶς </text:span>φυλάσσοντες <text:span text:style-name="T519">αὐτὸν.</text:span><text:span text:style-name="T519"> </text:span><text:span text:style-name="T520">ε</text:span><text:span text:style-name="T519">ἰ</text:span><text:span text:style-name="T520">σ</text:span><text:span text:style-name="T519">ὶν</text:span><text:span text:style-name="T519"> </text:span><text:span text:style-name="T519">γὰρ ἡμέραι </text:span><text:span text:style-name="T520">α</text:span><text:span text:style-name="T519">ἱ </text:span><text:span text:style-name="T520">γενήσονται αἷς ἐρ</text:span><text:span text:style-name="T521">εῖτε ὅτι <text:s/>Μακαρίαι αὐτ</text:span><text:span text:style-name="T522">ὴ</text:span><text:span text:style-name="T521"> </text:span><text:span text:style-name="T522">ἡ</text:span><text:span text:style-name="T521"> κοιλί</text:span><text:span text:style-name="T522">η</text:span><text:span text:style-name="T521"> </text:span><text:span text:style-name="T522">ἡ</text:span><text:span text:style-name="T521"> οὐκ ἐγέννησ</text:span><text:span text:style-name="T522">ε</text:span><text:span text:style-name="T521"> καὶ </text:span><text:span text:style-name="T522">οἱ </text:span><text:span text:style-name="T521">μαστοὶ ο</text:span><text:span text:style-name="T522">ἱ</text:span><text:span text:style-name="T521"> οὐκ </text:span><text:span text:style-name="T522">ἔδωκαν γάλαν</text:span><text:span text:style-name="T521">.</text:span></text:p>
        </text:list-item>
        <text:list-item>
          <text:p text:style-name="P102"><text:span text:style-name="AncientGreek_3a__20_Ἀρχαία_20_ἑλληνικά"><text:span text:style-name="T183">ⲡⲉϫⲉ ⲓ̅ⲥ̅ ϫⲉ ⲡⲉⲛⲧⲁⲥoⲩⲱⲛ ⲡⲕoⲥⲙoⲥ ⲁϥϩⲉ ⲉⲡⲥⲱⲙⲁ ⲡⲉⲛⲧⲁϩⲉ ⲇⲉ ⲉⲡⲥⲱⲙⲁ ⲡⲕoⲥⲙoⲥ ⲙ̅ⲡϣⲁⲙ̅ⲙoϥ ⲁⲛ</text:span></text:span></text:p>
          <text:p text:style-name="P61"><text:span text:style-name="AncientGreek_3a__20_Ἀρχαία_20_ἑλληνικά"><text:span text:style-name="T464">Λέγει Ιησους· </text:span></text:span><text:span text:style-name="AncientGreek_3a__20_Ἀρχαία_20_ἑλληνικά"><text:span text:style-name="T431">ὅστις ἔγνω τὸν κόσμον ἔπεσε τῶ σώματι. Καὶ ὅστις ἔπεσε τῷ κόσμῳ αὐτοῦ οὺκ ἄξιος ἔστιν ὁ κόσμος.</text:span></text:span></text:p>
        </text:list-item>
        <text:list-item>
          <text:p text:style-name="P102"><text:span text:style-name="AncientGreek_3a__20_Ἀρχαία_20_ἑλληνικά"><text:span text:style-name="T183">ⲡⲉϫⲉ ⲓ̅ⲥ̅ ϫⲉ ⲡⲉⲛⲧⲁⲣ̅ ⲣⲙ̅ⲙⲁo ⲙⲁⲣⲉϥⲣ̅ ⲣⲣo ⲁⲩⲱ ⲡⲉⲧⲉⲩⲛ̅ⲧⲁϥ ⲛ̅oⲩⲇⲩⲛⲁⲙⲓⲥ ⲙⲁⲣⲉϥⲁⲣⲛⲁ</text:span></text:span></text:p>
          <text:p text:style-name="P61"><text:span text:style-name="AncientGreek_3a__20_Ἀρχαία_20_ἑλληνικά"><text:span text:style-name="T464">Λέγει Ιησους· </text:span></text:span></text:p>
        </text:list-item>
        <text:list-item>
          <text:p text:style-name="P102"><text:span text:style-name="AncientGreek_3a__20_Ἀρχαία_20_ἑλληνικά"><text:span text:style-name="T183">ⲡⲉϫⲉ ⲓ̅ⲥ̅ ϫⲉ ⲡⲉⲧϩⲏⲛ ⲉⲣoⲉⲓ ⲉϥϩⲏⲛ ⲉⲧⲥⲁⲧⲉ ⲁⲩⲱ ⲡⲉⲧoⲩⲏⲩ ⲙ̅ⲙoⲉⲓ ϥoⲩⲏⲩ ⲛ̅ⲧⲙⲛ̅ⲧⲉⲣo</text:span></text:span></text:p>
          <text:p text:style-name="P61"><text:span text:style-name="AncientGreek_3a__20_Ἀρχαία_20_ἑλληνικά"><text:span text:style-name="T464">Λέγει Ιησους·</text:span></text:span></text:p>
        </text:list-item>
        <text:list-item>
          <text:p text:style-name="P103"><text:span text:style-name="AncientGreek_3a__20_Ἀρχαία_20_ἑλληνικά"><text:span text:style-name="T183">ⲡⲉϫⲉ ⲓ̅ⲥ̅ ϫⲉ ⲛϩⲓⲕⲱⲛ ⲥⲉoⲩoⲛϩ ⲉⲃoⲗ ⲙ̅ⲡⲣⲱ ⲙⲉ ⲁⲩⲱ ⲡoⲩoⲉⲓⲛ ⲉⲧⲛ̅ϩⲏⲧoⲩ ϥϩⲏⲡ ϩⲛ̅ ⲑⲓⲕⲱⲛ ⲙ̅ⲡoⲩoⲉⲓⲛ ⲙ̅ⲡⲉⲓⲱⲧ ϥⲛⲁ ϭⲱⲗⲡ ⲉⲃoⲗ ⲁⲩⲱ ⲧⲉϥϩⲓⲕⲱⲛ ϩⲏⲡ ⲉⲃoⲗ ϩⲓⲧⲛ̅ ⲡⲉϥoⲩoⲉⲓⲛ</text:span></text:span></text:p>
          <text:p text:style-name="P61"><text:span text:style-name="AncientGreek_3a__20_Ἀρχαία_20_ἑλληνικά"><text:span text:style-name="T464">Λέγει Ιησους·</text:span></text:span></text:p>
        </text:list-item>
        <text:list-item>
          <text:p text:style-name="P103"><text:span text:style-name="AncientGreek_3a__20_Ἀρχαία_20_ἑλληνικά"><text:span text:style-name="T183">ⲡⲉϫⲉ ⲓ̅ⲥ̅ ⲛ̅ϩo oⲩ ⲉⲧⲉⲧⲛ̅ⲛⲁⲩ ⲉⲡⲉⲧⲛ̅ⲉⲓⲛⲉ ϣⲁⲣⲉⲧⲛ̅ ⲣⲁϣⲉ ϩoⲧⲁⲛ ⲇⲉ ⲉⲧⲉⲧⲛ̅ϣⲁⲛⲛⲁⲩ ⲁⲛⲉⲧⲛ̅ϩⲓⲕⲱⲛ ⲛ̅ⲧⲁϩϣⲱⲡⲉ ϩⲓ ⲧⲉⲧⲛⲉ ϩⲏ oⲩⲧⲉ ⲙⲁⲩⲙoⲩ oⲩⲧⲉ ⲙⲁⲩoⲩⲱⲛϩ ⲉⲃoⲗ ⲧⲉⲧⲛⲁϥⲓ ϩⲁ oⲩⲏⲣ</text:span></text:span></text:p>
          <text:p text:style-name="P61"><text:span text:style-name="AncientGreek_3a__20_Ἀρχαία_20_ἑλληνικά"><text:span text:style-name="T464">Λέγει Ιησους·</text:span></text:span></text:p>
        </text:list-item>
        <text:list-item>
          <text:p text:style-name="P103"><text:span text:style-name="AncientGreek_3a__20_Ἀρχαία_20_ἑλληνικά"><text:span text:style-name="T183">ⲡⲉϫⲉ ⲓ̅ⲥ̅ ϫⲉ ⲛ̅ⲧⲁ ⲁⲇⲁⲙ ϣⲱⲡⲉ ⲉⲃoⲗ ϩⲛ̅ⲛoⲩⲛoϭ ⲛ̅ⲇⲩⲛⲁⲙⲓⲥ ⲙⲛ̅ oⲩⲛoϭ ⲙ̅ⲙⲛ̅ⲧⲣⲙ̅ⲙⲁ o ⲁⲩⲱ ⲙ̅ⲡⲉϥϣⲱⲡⲉ ⲉ[ϥⲙ̅]ⲡϣⲁ ⲙ̅ⲙⲱ ⲧⲛ̅ ⲛⲉⲩⲁ3ⲓoⲥ ⲅⲁⲣ ⲡⲉ [ⲛⲉϥⲛⲁϫⲓ] ϯⲡ[ⲉ] ⲁⲛ ⲙ̅ⲡⲙoⲩ</text:span></text:span></text:p>
          <text:p text:style-name="P61"><text:span text:style-name="AncientGreek_3a__20_Ἀρχαία_20_ἑλληνικά"><text:span text:style-name="T464">Λέγει Ιησους·</text:span></text:span></text:p>
        </text:list-item>
        <text:list-item>
          <text:p text:style-name="P103"><text:span text:style-name="AncientGreek_3a__20_Ἀρχαία_20_ἑλληνικά"><text:span text:style-name="T183">ⲡⲉϫⲉ ⲓ̅ⲥ̅ ϫⲉ [ⲛⲃⲁϣoⲣ oⲩ <text:s/>ⲛ̅ⲧ]ⲁⲩ ⲛoⲩ[ⲃ]ⲏⲃ ⲁⲩⲱ ⲛ̅ϩⲁⲗⲁⲧⲉ oⲩⲛ̅ⲧⲁⲩ ⲙ̅ⲙⲁⲩ ⲙ̅ⲡⲉⲩⲙⲁϩ ⲡϣⲏⲣⲉ ⲇⲉ ⲙ̅ⲡⲣⲱⲙⲉ ⲙⲛ̅ⲧⲁϥ ⲛ̅ⲛ[o]ⲩⲙⲁ ⲉⲣⲓⲕⲉ ⲛ̅ⲧⲉϥⲁⲡⲉ ⲛ̅ϥ ⲙ̅ⲧoⲛ ⲙ̅ⲙ[o]ϥ</text:span></text:span></text:p>
          <text:p text:style-name="P61"><text:span text:style-name="AncientGreek_3a__20_Ἀρχαία_20_ἑλληνικά"><text:span text:style-name="T464">Λέγει Ιησους·</text:span></text:span></text:p>
        </text:list-item>
        <text:list-item>
          <text:p text:style-name="P103"><text:span text:style-name="AncientGreek_3a__20_Ἀρχαία_20_ἑλληνικά"><text:span text:style-name="T183">ⲡⲉϫⲁϥ ⲛ̅ϭⲓ ⲓ̅ⲥ̅ ϫⲉ oⲩⲧⲁⲗⲁⲓ ⲡⲱⲣoⲛ ⲡⲉ ⲡⲥⲱⲙⲁ ⲉⲧⲁϣⲉ ⲛ̅oⲩⲥⲱⲙⲁ ⲁⲩⲱ oⲩⲧⲁⲗⲁⲓⲡⲱⲣoⲥ ⲧⲉ ⲧ2ⲩⲭⲏ ⲉⲧⲁϣⲉ ⲛ̅ⲛⲁⲉⲓ ⲙ̅ⲡⲥⲛⲁⲩ</text:span></text:span></text:p>
          <text:p text:style-name="P61"><text:span text:style-name="AncientGreek_3a__20_Ἀρχαία_20_ἑλληνικά"><text:span text:style-name="T464">Λέγει Ιησους·</text:span></text:span></text:p>
        </text:list-item>
        <text:list-item>
          <text:p text:style-name="P103"><text:span text:style-name="AncientGreek_3a__20_Ἀρχαία_20_ἑλληνικά"><text:span text:style-name="T183">ⲡⲉϫⲉ ⲓ̅ⲥ̅ ϫⲉ ⲛ̅ⲁⲅⲅⲉⲗoⲥ ⲛⲏⲩ ϣⲁⲣⲱⲧⲛ̅ ⲙⲛ̅ ⲛ̅ⲡⲣoⲫⲏⲧⲏⲥ ⲁⲩⲱ ⲥⲉ ⲛⲁϯ ⲛⲏⲧⲛ̅ ⲛ̅ⲛⲉⲧⲉⲩⲛ̅ⲧⲏⲧⲛ̅ⲥⲉ ⲁⲩⲱ ⲛ̅ⲧⲱⲧⲛ̅ ϩⲱⲧⲧⲏⲩⲧⲛ̅ ⲛⲉⲧⲛ̅ⲧoⲧⲧⲏⲛⲉ ⲧⲁⲁⲩ ⲛⲁⲩ ⲛ̅ⲧⲉⲧⲛ̅ϫooⲥ ⲛⲏⲧⲛ̅ ϫⲉ ⲁϣ ⲛ̅ ϩooⲩ ⲡⲉⲧoⲩⲛ̅ⲛⲏⲩ ⲛ̅ⲥⲉϫⲓ ⲡⲉⲧⲉ ⲡⲱoⲩ</text:span></text:span></text:p>
          <text:p text:style-name="P61"><text:span text:style-name="AncientGreek_3a__20_Ἀρχαία_20_ἑλληνικά"><text:span text:style-name="T464">Λέγει Ιησους·</text:span></text:span></text:p>
        </text:list-item>
        <text:list-item>
          <text:p text:style-name="P103"><text:span text:style-name="AncientGreek_3a__20_Ἀρχαία_20_ἑλληνικά"><text:span text:style-name="T183">ⲡⲉϫⲉ ⲓ̅ⲥ̅ ϫⲉ ⲉⲧⲃⲉ oⲩ ⲧⲉⲧⲛ̅ⲉⲓⲱⲉ ⲙ̅ⲡⲥⲁ ⲛ ⲃoⲗ ⲙ̅ⲡⲡoⲧⲏⲣⲓoⲛ ⲧⲉⲧⲛ̅ⲣ̅ⲛoⲉⲓ ⲁⲛ ϫⲉ ⲡⲉⲛⲧⲁϩⲧⲁⲙⲓo ⲙ̅ⲡⲥⲁ ⲛϩoⲩⲛ ⲛ̅ⲧoϥ oⲛ ⲡⲉⲛⲧⲁϥⲧⲁⲙⲓo ⲙ̅ⲡⲥⲁ ⲛⲃoⲗ</text:span></text:span></text:p>
          <text:p text:style-name="P61"><text:span text:style-name="AncientGreek_3a__20_Ἀρχαία_20_ἑλληνικά"><text:span text:style-name="T464">Λέγει Ιησους·</text:span></text:span></text:p>
        </text:list-item>
        <text:list-item>
          <text:p text:style-name="P103"><text:span text:style-name="AncientGreek_3a__20_Ἀρχαία_20_ἑλληνικά"><text:span text:style-name="T183">ⲡⲉϫⲉ ⲓHⲥ̅ ϫⲉ ⲁⲙⲏⲉⲓⲧⲛ̅ ϣⲁⲣoⲉⲓ ϫⲉ oⲩⲭⲣⲏⲥⲧoⲥ ⲡⲉ ⲡⲁⲛⲁϩⲃ ⲁⲩⲱ ⲧⲁⲙⲛ̅ⲧ̅ϫoⲉⲓⲥ oⲩⲣⲙ̅ ⲣⲁϣ ⲧⲉ ⲁⲩⲱ ⲧⲉⲧⲛⲁϩⲉ ⲁⲩⲁⲛⲁⲩⲡⲁⲥⲓⲥ ⲛⲏ ⲧⲛ̅</text:span></text:span></text:p>
          <text:p text:style-name="P61"><text:span text:style-name="AncientGreek_3a__20_Ἀρχαία_20_ἑλληνικά"><text:span text:style-name="T464">Λέγει Ιησους·</text:span></text:span></text:p>
        </text:list-item>
        <text:list-item>
          <text:p text:style-name="P103"><text:span text:style-name="AncientGreek_3a__20_Ἀρχαία_20_ἑλληνικά"><text:span text:style-name="T183">ⲡⲉϫⲁⲩ ⲛⲁϥ ϫⲉ ϫooⲥ ⲉⲣoⲛ ϫⲉ ⲛ̅ⲧⲕ ⲛⲓⲙ ϣⲓⲛⲁ ⲉⲛⲁⲣ̅ⲡⲓⲥⲧⲉⲩⲉ ⲉⲣoⲕ ⲡⲉ ϫⲁϥ ⲛⲁⲩ ϫⲉ ⲧⲉⲧⲛ̅ⲣ̅ⲡⲓⲣⲁzⲉ ⲙ̅ⲡϩo ⲛ̅ⲧⲡⲉ ⲙⲛ̅ ⲡⲕⲁϩ ⲁⲩⲱ ⲡⲉⲧⲛ̅ⲡⲉⲧⲛ̅ⲙ̅ⲧo ⲉⲃoⲗ ⲙ̅ⲡⲉⲧⲛ̅ⲥoⲩⲱⲛϥ ⲁⲩⲱ ⲡⲉⲉⲓⲕⲁⲓⲣoⲥ ⲧⲉ ⲧⲛ̅ⲥooⲩⲛ ⲁⲛ ⲛ̅ⲣ̅ⲡⲓⲣⲁzⲉ ⲙ̅ⲙoϥ</text:span></text:span></text:p>
          <text:p text:style-name="P61"><text:span text:style-name="AncientGreek_3a__20_Ἀρχαία_20_ἑλληνικά"><text:span text:style-name="T464">Λέγει Ιησους·</text:span></text:span></text:p>
        </text:list-item>
        <text:list-item>
          <text:p text:style-name="P104"><text:span text:style-name="AncientGreek_3a__20_Ἀρχαία_20_ἑλληνικά"><text:span text:style-name="T183">ⲡⲉϫⲉ ⲓ̅ⲥ̅ ϫⲉ ϣⲓⲛⲉ ⲁⲩⲱ ⲧⲉⲧⲛⲁϭⲓⲛⲉ ⲁⲗⲗⲁ ⲛⲉ ⲧⲁⲧⲉⲧⲛ̅ϫⲛoⲩⲉⲓ ⲉⲣooⲩ ⲛ̅ⲛⲓϩooⲩ ⲉⲙ̅ⲡⲓ </text:span></text:span><text:span text:style-name="AncientGreek_3a__20_Ἀρχαία_20_ἑλληνικά"><text:span text:style-name="T212">ϫ</text:span></text:span><text:span text:style-name="AncientGreek_3a__20_Ἀρχαία_20_ἑλληνικά"><text:span text:style-name="T183">ooⲩ ⲛⲏⲧⲛ̅ ⲙ̅ⲫooⲩ ⲉⲧⲙ̅ⲙⲁⲩ ⲧⲉⲛoⲩ ⲉϩⲛⲁⲓ ⲉϫooⲩ ⲁⲩⲱ ⲧⲉⲧⲛ̅ϣⲓⲛⲉ ⲁⲛ ⲛ̅ⲥⲱ oⲩ</text:span></text:span></text:p>
          <text:p text:style-name="P61"><text:span text:style-name="AncientGreek_3a__20_Ἀρχαία_20_ἑλληνικά"><text:span text:style-name="T464">Λέγει Ιησους·</text:span></text:span></text:p>
        </text:list-item>
        <text:list-item>
          <text:p text:style-name="P104"><text:span text:style-name="AncientGreek_3a__20_Ἀρχαία_20_ἑλληνικά"><text:span text:style-name="T183">ⲙ̅ⲡⲣ̅ϯ ⲡⲉⲧoⲩⲁⲁⲃ ⲛ̅ⲛoⲩϩooⲣ ϫⲉⲕⲁⲥ ⲛoⲩⲛoϫoⲩ ⲉⲧⲕoⲡⲣⲓⲁ ⲙ̅ⲡⲣ̅ⲛoⲩϫⲉ ⲛⲙ̅ ⲙⲁⲣⲅⲁⲣⲓⲧⲏ[ⲥ ⲛ̅]ⲛⲉϣⲁⲩ ϣⲓⲛⲁ ϫⲉ ⲛoⲩⲁⲁϥ ⲛ̅ⲗⲁ[ <text:s/>]</text:span></text:span></text:p>
          <text:p text:style-name="P61"><text:span text:style-name="AncientGreek_3a__20_Ἀρχαία_20_ἑλληνικά"><text:span text:style-name="T464">Λέγει Ιησους·</text:span></text:span></text:p>
        </text:list-item>
        <text:list-item>
          <text:p text:style-name="P104"><text:span text:style-name="AncientGreek_3a__20_Ἀρχαία_20_ἑλληνικά"><text:span text:style-name="T183">[ⲡⲉϫ]ⲉ ⲓ̅ⲥ̅ ⲡⲉⲧϣⲓⲛⲉ ϥⲛⲁϭⲓⲛⲉ [ⲡⲉⲧⲧⲱϩⲙ̅ ⲉ]ϩoⲩⲛ ⲥⲉⲛⲁoⲩⲱⲛ ⲛⲁϥ</text:span></text:span></text:p>
          <text:p text:style-name="P61"><text:span text:style-name="AncientGreek_3a__20_Ἀρχαία_20_ἑλληνικά"><text:span text:style-name="T464">Λέγει Ιησους·</text:span></text:span></text:p>
        </text:list-item>
        <text:list-item>
          <text:p text:style-name="P104"><text:soft-page-break/><text:span text:style-name="AncientGreek_3a__20_Ἀρχαία_20_ἑλληνικά"><text:span text:style-name="T183">[ⲡⲉϫⲉ ⲓ̅ⲥ̅ ϫⲉ] ⲉϣⲱⲡⲉ oⲩⲛ̅ⲧⲏⲧⲛ̅ ϩoⲙⲧ <text:s/>ⲙ̅ⲡⲣ̅ϯ ⲉⲧⲙⲏⲥⲉ ⲁⲗⲗⲁ ϯ [ⲙ̅ⲙoϥ] ⲙ̅ⲡⲉⲧ[ⲉ] ⲧⲛⲁϫⲓⲧoⲩ ⲁⲛ ⲛ̅ⲧooⲧϥ</text:span></text:span></text:p>
          <text:p text:style-name="P61"><text:span text:style-name="AncientGreek_3a__20_Ἀρχαία_20_ἑλληνικά"><text:span text:style-name="T464">Λέγει Ιησους·</text:span></text:span></text:p>
        </text:list-item>
        <text:list-item>
          <text:p text:style-name="P104"><text:span text:style-name="AncientGreek_3a__20_Ἀρχαία_20_ἑλληνικά"><text:span text:style-name="T183">ⲡ[ⲉϫ]ⲉ ⲓ̅ⲥ̅ ϫⲉ ⲧ̅ⲙ̅ⲛ̅ ⲧⲉⲣo ⲙ̅ⲡⲉⲓⲱⲧ ⲉⲥⲧⲛ̅ⲧⲱ[ⲛ ⲁⲩ]ⲥϩⲓⲙⲉ ⲁⲥϫⲓ ⲛ̅oⲩⲕoⲩⲉⲓ ⲛ̅ⲥⲁⲉⲓⲣ ⲁ[ⲥϩ]oⲡϥ ϩⲛ̅ oⲩϣⲱⲧⲉ ⲁⲥⲁⲁϥ ⲛ̅ϩⲛ̅ⲛo[ϭ ⲛ̅]ⲛoⲉⲓⲕ ⲡⲉⲧⲉⲩⲙ̅ ⲙⲁⲁϫⲉ ⲙ̅ⲙoϥ ⲙⲁ[ⲣⲉ]ϥⲥⲱⲧⲙ̅</text:span></text:span></text:p>
          <text:p text:style-name="P61"><text:span text:style-name="AncientGreek_3a__20_Ἀρχαία_20_ἑλληνικά"><text:span text:style-name="T464">Λέγει Ιησους·</text:span></text:span></text:p>
        </text:list-item>
        <text:list-item>
          <text:p text:style-name="P104"><text:span text:style-name="AncientGreek_3a__20_Ἀρχαία_20_ἑλληνικά"><text:span text:style-name="T183">ⲡⲉϫⲉ ⲓ̅ⲥ̅ ϫⲉ ⲧⲙⲛ̅ⲧⲉⲣo ⲙ̅ⲡⲉ[ⲓⲱⲧ ⲉ]ⲥⲧⲛ̅ ⲧⲱⲛ ⲁⲩⲥϩⲓⲙⲉ ⲉⲥϥⲓ ϩⲁ oⲩϭⲗ̅[ⲙⲉⲉⲓ] ⲉϥ ⲙⲉϩ ⲛ̅ⲛoⲉⲓⲧ ⲉⲥⲙooϣⲉ ϩ[ⲓ oⲩ]ϩⲓⲏ ⲉⲥoⲩⲏoⲩ ⲁⲡⲙⲁⲁϫⲉ ⲙ̅ⲡϭⲗ̅ⲙ[ⲉ]ⲉⲓ oⲩ ⲱϭⲡ ⲁⲡⲛoⲉⲓⲧ ϣoⲩo ⲛ̅ⲥⲱⲥ [ϩ]ⲓ ⲧⲉϩⲓ ⲏ ⲛⲉⲥⲥooⲩⲛ ⲁⲛ ⲡⲉ ⲛⲉ ⲙ̅ⲡⲉⲥⲉⲓⲙⲉ ⲉϩⲓⲥⲉ ⲛ̅ⲧⲁⲣⲉⲥⲡⲱϩ ⲉϩoⲩⲛ ⲉⲡⲉⲥⲏⲉⲓ ⲁⲥⲕⲁ ⲡϭⲗ̅ⲙⲉⲉⲓ ⲁⲡⲉⲥⲏⲧ ⲁⲥϩⲉ ⲉⲣoϥ ⲉϥ ϣoⲩⲉⲓⲧ</text:span></text:span></text:p>
          <text:p text:style-name="P61"><text:span text:style-name="AncientGreek_3a__20_Ἀρχαία_20_ἑλληνικά"><text:span text:style-name="T464">Λέγει Ιησους·</text:span></text:span></text:p>
        </text:list-item>
        <text:list-item>
          <text:p text:style-name="P104"><text:span text:style-name="AncientGreek_3a__20_Ἀρχαία_20_ἑλληνικά"><text:span text:style-name="T183">ⲡⲉϫⲉ ⲓ̅ⲥ̅ ⲧⲙⲛ̅ⲧⲉⲣo ⲙ̅ⲡⲉⲓⲱⲧ ⲉⲥⲧⲛ̅ⲧⲱⲛ ⲉⲩⲣⲱⲙⲉ ⲉϥoⲩⲱϣ ⲉⲙoⲩⲧ oⲩⲣⲱⲙⲉ ⲙ̅ⲙⲉⲅⲓⲥⲧⲁⲛoⲥ ⲁϥϣⲱⲗⲙ ⲛ̅ ⲧⲥⲏϥⲉ ϩⲙ̅ ⲡⲉϥⲏⲉⲓ ⲁϥϫoⲧⲥ̅ ⲛ̅ⲧϫo ϫⲉ ⲕⲁⲁⲥ ⲉϥⲛⲁⲉⲓⲙⲉ ϫⲉ ⲧⲉϥϭⲓϫ ⲛⲁⲧⲱⲕ ⲉϩoⲩⲛ ⲧoⲧⲉ ⲁϥϩⲱⲧⲃ̅ ⲙ̅ⲡⲙⲉⲅⲓⲥⲧⲁⲛoⲥ</text:span></text:span></text:p>
          <text:p text:style-name="P61"><text:span text:style-name="AncientGreek_3a__20_Ἀρχαία_20_ἑλληνικά"><text:span text:style-name="T464">Λέγει Ιησους·</text:span></text:span></text:p>
        </text:list-item>
        <text:list-item>
          <text:p text:style-name="P104"><text:span text:style-name="AncientGreek_3a__20_Ἀρχαία_20_ἑλληνικά"><text:span text:style-name="T183">ⲡⲉϫⲉ ⲙ̅ⲙⲁⲑⲏⲧⲏⲥ ⲛⲁϥ ϫⲉ ⲛⲉⲕⲥⲛⲏⲩ ⲙⲛ̅ ⲧⲉⲕⲙⲁⲁⲩ ⲥⲉⲁϩⲉⲣⲁⲧoⲩ ϩⲓ ⲡⲥⲁ ⲛ ⲃoⲗ ⲡⲉϫⲁϥ ⲛⲁⲩ ϫⲉ ⲛⲉⲧⲛ̅ⲛⲉⲉⲓⲙⲁ ⲉϯⲣⲉ ⲙ̅ⲡoⲩⲱϣ ⲙ̅ⲡⲁⲉⲓⲱⲧ ⲛⲁⲉⲓ ⲛⲉ ⲛⲁⲥⲛⲏⲩ ⲙⲛ̅ ⲧⲁⲙⲁⲁⲩ ⲛ̅ⲧooⲩ ⲡⲉ ⲉⲧⲛⲁ ⲃⲱⲕ ⲉϩoⲩⲛ ⲉⲧⲙⲛ̅ⲧⲉⲣo ⲙ̅ⲡⲁⲉⲓⲱⲧ</text:span></text:span></text:p>
          <text:p text:style-name="P61"><text:span text:style-name="AncientGreek_3a__20_Ἀρχαία_20_ἑλληνικά"><text:span text:style-name="T464">Λέγει Ιησους·</text:span></text:span></text:p>
        </text:list-item>
        <text:list-item>
          <text:p text:style-name="P104"><text:span text:style-name="AncientGreek_3a__20_Ἀρχαία_20_ἑλληνικά"><text:span text:style-name="T183">ⲁⲩⲧⲥⲉⲃⲉ ⲓ̅ⲥ̅ ⲁⲩⲛoⲩⲃ ⲁⲩⲱ ⲡⲉϫⲁⲩ ⲛⲁϥ ϫⲉ ⲛⲉⲧⲏⲡ ⲁⲕⲁⲓⲥⲁⲣ ⲥⲉϣⲓⲧⲉ ⲙ̅ⲙoⲛ ⲛ̅ ⲛ̅ϣⲱⲙ ⲡⲉϫⲁϥ ⲛⲁⲩ ϫⲉ ϯ ⲛⲁ ⲕⲁⲓⲥⲁⲣ ⲛ̅ⲕⲁⲓⲥⲁⲣ ϯ ⲛⲁ ⲡⲛoⲩⲧⲉ ⲙ̅ⲡⲛoⲩⲧⲉ ⲁⲩⲱ ⲡⲉⲧⲉ ⲡⲱⲉⲓ ⲡⲉ ⲙⲁⲧⲛ̅ⲛⲁⲉⲓϥ</text:span></text:span></text:p>
          <text:p text:style-name="P61"><text:span text:style-name="AncientGreek_3a__20_Ἀρχαία_20_ἑλληνικά"><text:span text:style-name="T464">Λέγει Ιησους·</text:span></text:span></text:p>
        </text:list-item>
        <text:list-item>
          <text:p text:style-name="P104"><text:span text:style-name="AncientGreek_3a__20_Ἀρχαία_20_ἑλληνικά"><text:span text:style-name="T183">ⲡⲉⲧⲁⲙⲉⲥⲧⲉ ⲡⲉϥⲉⲓ[ⲱⲧ] ⲁⲛ ⲙⲛ̅ ⲧⲉϥ ⲙⲁⲁⲩ ⲛ̅ⲧⲁϩⲉ ϥⲛⲁϣⲣ̅ ⲙ[ⲁⲑⲏⲧ]ⲏⲥ ⲛⲁⲉⲓ ⲁⲛ ⲁⲩⲱ ⲡⲉⲧⲁⲙⲣ̅ⲣⲉ ⲡⲉϥ[ⲉⲓⲱⲧ ⲁⲛ ⲙ]ⲛ̅ ⲧⲉϥ ⲙⲁⲁⲩ ⲛ̅ⲧⲁϩⲉ ϥⲛⲁϣⲣ̅ ⲙ[ⲁⲑⲏⲧⲏⲥ ⲛⲁ] ⲉⲓ ⲁⲛ ⲧⲁⲙⲁⲁⲩ ⲅⲁⲣ ⲛ̅ⲧⲁⲥ [ <text:s text:c="2"/>] <text:s/>[ ]oⲗ ⲧⲁ[ⲙⲁⲁ]ⲩ ⲇⲉ ⲙ̅ⲙⲉ ⲁⲥϯ ⲛⲁⲉⲓ ⲙ̅ⲡⲱⲛϩ</text:span></text:span></text:p>
          <text:p text:style-name="P69"><text:span text:style-name="AncientGreek_3a__20_Ἀρχαία_20_ἑλληνικά"><text:span text:style-name="T464">Λέγει Ιησους·</text:span></text:span></text:p>
        </text:list-item>
        <text:list-item>
          <text:p text:style-name="P104"><text:span text:style-name="AncientGreek_3a__20_Ἀρχαία_20_ἑλληνικά"><text:span text:style-name="T183">ⲡⲉϫⲉ ⲓ̅ⲥ̅ [ϫⲉ o]ⲩoⲉⲓ ⲛⲁⲩ ⲙ̅ⲫⲁⲣⲓⲥⲁⲓoⲥ ϫⲉ ⲉⲩⲉⲓⲛⲉ [ⲛ̅ⲛ]oⲩoⲩϩoⲣ ⲉϥⲛ̅ⲕoⲧⲕ ϩⲓϫⲛ̅ ⲡoⲩ oⲛⲉϥ ⲛ̅ϩ[ⲛ̅]ⲛⲉϩooⲩ ϫⲉ oⲩⲧⲉ ϥoⲩⲱⲙ ⲁⲛ oⲩⲧⲉ ϥⲕ[ⲱ] ⲁⲛ ⲛ̅ⲛⲉϩooⲩ ⲉoⲩⲱⲙ </text:span></text:span></text:p>
          <text:p text:style-name="P69"><text:span text:style-name="AncientGreek_3a__20_Ἀρχαία_20_ἑλληνικά"><text:span text:style-name="T464">Λέγει Ιησους·</text:span></text:span></text:p>
        </text:list-item>
        <text:list-item>
          <text:p text:style-name="P105"><text:span text:style-name="AncientGreek_3a__20_Ἀρχαία_20_ἑλληνικά"><text:span text:style-name="T183">ⲡⲉϫⲉ ⲓ̅ⲥ̅ ϫⲉ oⲩⲙⲁ[ⲕⲁ]ⲣⲓoⲥ ⲡⲉ ⲡⲣⲱⲙⲉ ⲡⲁⲉⲓ ⲉⲧⲥooⲩⲛ ϫⲉ ϩⲛ̅ ⲁϣ ⲙ̅ⲙⲉⲣoⲥ ⲉⲛⲗⲏⲥⲧⲏⲥ ⲛⲏⲩ ⲉϩoⲩⲛ ϣⲓⲛⲁ [ⲉϥ]ⲛⲁⲧⲱoⲩⲛ ⲛ̅ϥⲥⲱoⲩϩ ⲛ̅ⲧⲉϥ ⲙⲛ̅ⲧ̅ⲉ[ⲣo] ⲁⲩⲱ ⲛ̅ϥⲙoⲩⲣ ⲙ̅ⲙoϥ ⲉϫⲛ̅ ⲧⲉϥ ϯⲡⲉ ϩ[ⲁ] ⲧⲉϩⲏ ⲉⲙⲡⲁⲧoⲩⲉⲓ ⲉϩoⲩⲛ</text:span></text:span></text:p>
          <text:p text:style-name="P69"><text:span text:style-name="AncientGreek_3a__20_Ἀρχαία_20_ἑλληνικά"><text:span text:style-name="T464">Λέγει Ιησους·</text:span></text:span></text:p>
        </text:list-item>
        <text:list-item>
          <text:p text:style-name="P105"><text:span text:style-name="AncientGreek_3a__20_Ἀρχαία_20_ἑλληνικά"><text:span text:style-name="T183">ⲡⲉϫⲁⲩ ⲛ̅ⲓ̅ⲥ̅ ϫⲉ ⲁⲙoⲩ ⲛ̅ⲧⲛ̅ϣⲗⲏⲗ ⲙ̅ⲡooⲩ ⲁⲩⲱ ⲛ̅ⲧⲛ̅ⲣ̅ⲛⲏⲥⲧⲉⲩⲉ ⲡⲉϫⲉ ⲓ̅ⲥ̅ ϫⲉ oⲩ ⲅⲁⲣ ⲡⲉ ⲡⲛoⲃⲉ ⲛ̅ⲧⲁⲉⲓⲁⲁϥ ⲏ ⲛ̅ⲧⲁⲩϫⲣo ⲉⲣoⲉⲓ ϩⲛ̅ oⲩ ⲁⲗⲗⲁ ϩoⲧⲁⲛ ⲉⲣϣⲁⲛ ⲡⲛⲩⲙⲫⲓoⲥ ⲉⲓ ⲉⲃoⲗ ϩⲙ̅ ⲡⲛⲩⲙⲫⲱⲛ ⲧoⲧⲉ ⲙⲁⲣoⲩⲛⲏ ⲥⲧⲉⲩⲉ ⲁⲩⲱ ⲙⲁⲣoⲩϣⲗⲏⲗ</text:span></text:span></text:p>
          <text:p text:style-name="P69"><text:span text:style-name="AncientGreek_3a__20_Ἀρχαία_20_ἑλληνικά"><text:span text:style-name="T464">Λέγει Ιησους·</text:span></text:span></text:p>
        </text:list-item>
        <text:list-item>
          <text:p text:style-name="P105"><text:span text:style-name="AncientGreek_3a__20_Ἀρχαία_20_ἑλληνικά"><text:span text:style-name="T183">ⲉϫⲉ ⲓ̅ⲥ̅ ϫⲉ ⲡⲉ ⲧⲛⲁⲥoⲩⲱⲛ ⲡⲉⲓⲱⲧ ⲙⲛ̅ ⲧⲙⲁⲁⲩ ⲥⲉⲛⲁⲙoⲩ ⲧⲉ ⲉⲣoϥ ϫⲉ ⲡϣⲏⲣⲉ ⲙ̅ⲡoⲣⲛⲏ</text:span></text:span></text:p>
          <text:p text:style-name="P69"><text:span text:style-name="AncientGreek_3a__20_Ἀρχαία_20_ἑλληνικά"><text:span text:style-name="T464">Λέγει Ιησους·</text:span></text:span></text:p>
        </text:list-item>
        <text:list-item>
          <text:p text:style-name="P105"><text:span text:style-name="AncientGreek_3a__20_Ἀρχαία_20_ἑλληνικά"><text:span text:style-name="T183">ⲡⲉϫⲉ ⲓ̅ⲥ̅ ϫⲉ ϩoⲧⲁⲛ ⲉⲧⲉⲧⲛ̅ϣⲁⲣ̅ ⲡⲥⲛⲁⲩ oⲩⲁ ⲧⲉⲧⲛⲁϣⲱ ⲡⲉ ⲛ̅ϣⲏⲣⲉ ⲙ̅ⲡⲣⲱⲙⲉ ⲁⲩⲱ ⲉⲧⲉⲧⲛ̅ϣⲁⲛ ϫooⲥ ϫⲉ ⲡⲧooⲩ ⲡⲱⲱⲛⲉ ⲉⲃoⲗ ϥⲛⲁ ⲡⲱⲱⲛⲉ</text:span></text:span></text:p>
          <text:p text:style-name="P69"><text:span text:style-name="AncientGreek_3a__20_Ἀρχαία_20_ἑλληνικά"><text:span text:style-name="T464">Λέγει Ιησους·</text:span></text:span></text:p>
        </text:list-item>
        <text:list-item>
          <text:p text:style-name="P105"><text:span text:style-name="AncientGreek_3a__20_Ἀρχαία_20_ἑλληνικά"><text:span text:style-name="T183">ⲡⲉϫⲉ ⲓ̅ⲥ̅ ϫⲉ ⲧⲙⲛ̅ⲧⲉⲣo ⲉⲥⲧⲛ̅ⲧⲱⲛ ⲉⲩⲣⲱⲙⲉ ⲛ̅ϣⲱⲥ ⲉⲩⲛ̅ⲧⲁϥ ⲙ̅ⲙⲁⲩ ⲛ̅ϣⲉ ⲛ̅ ⲉⲥooⲩ ⲁoⲩⲁ ⲛ̅ϩⲏⲧoⲩ ⲥⲱⲣⲙ ⲉⲡⲛoϭ ⲡⲉ ⲁϥⲕⲱ ⲙ̅ⲡⲥⲧⲉ2ⲓⲧ ⲁϥϣⲓⲛⲉ ⲛ̅ⲥⲁ ⲡⲓoⲩⲁ ϣⲁⲛⲧⲉϥϩⲉ ⲉⲣoϥ ⲛ̅ⲧⲁⲣⲉϥϩⲓⲥⲉ ⲡⲉϫⲁϥ ⲙ̅ⲡⲉⲥooⲩ ϫⲉ ϯoⲩoϣⲕ ⲡⲁⲣⲁ ⲡⲥⲧⲉ2ⲓⲧ</text:span></text:span></text:p>
          <text:p text:style-name="P69"><text:span text:style-name="AncientGreek_3a__20_Ἀρχαία_20_ἑλληνικά"><text:span text:style-name="T464">Λέγει Ιησους·</text:span></text:span></text:p>
        </text:list-item>
        <text:list-item>
          <text:p text:style-name="P105"><text:span text:style-name="AncientGreek_3a__20_Ἀρχαία_20_ἑλληνικά"><text:span text:style-name="T183">ⲡⲉϫⲉ ⲓ̅ⲥ̅ ϫⲉ ⲡⲉⲧⲁⲥⲱ ⲉⲃoⲗ ϩⲛ̅ ⲧⲁⲧⲁⲡⲣo ϥⲛⲁϣⲱⲡⲉ ⲛ̅ⲧⲁϩⲉ ⲁⲛoⲕ ϩⲱ ϯⲛⲁϣⲱⲡⲉ ⲉⲛⲧoϥ ⲡⲉ ⲁⲩⲱ ⲛⲉⲑⲏⲡ ⲛⲁoⲩⲱⲛϩ ⲉⲣoϥ</text:span></text:span></text:p>
          <text:p text:style-name="P69"><text:span text:style-name="AncientGreek_3a__20_Ἀρχαία_20_ἑλληνικά"><text:span text:style-name="T464">Λέγει Ιησους·</text:span></text:span></text:p>
        </text:list-item>
        <text:list-item>
          <text:p text:style-name="P105"><text:span text:style-name="AncientGreek_3a__20_Ἀρχαία_20_ἑλληνικά"><text:span text:style-name="T183">ⲡⲉϫⲉ ⲓ̅ⲥ̅ ϫⲉ ⲧⲙⲛ̅ⲧⲉⲣo ⲉⲥⲧⲛ̅ⲧⲱⲛ ⲉⲩⲣⲱ ⲙⲉ ⲉⲩⲛ̅ⲧⲁϥ ⲙ̅ⲙⲁⲩ ϩⲛ̅ ⲧⲉϥⲥⲱϣⲉ ⲛ̅ⲛoⲩ ⲉϩo ⲉϥϩⲏ[ⲡ ⲉ]ϥo ⲛ̅ⲁⲧⲥooⲩⲛ ⲉⲣoϥ ⲁⲩ ⲱ ⲙ̅[ⲙⲛ̅ⲛⲥⲁ ⲧ]ⲣⲉϥⲙoⲩ ⲁϥⲕⲁⲁϥ ⲙ̅ⲡⲉϥ [ϣⲏⲣⲉ ⲛⲉ]ⲡϣⲏⲣⲉ ⲥooⲩⲛ ⲁⲛ ⲁϥϥⲓ <text:s/>ⲧⲥⲱϣⲉ ⲉⲧⲙ̅ⲙⲁⲩ ⲁϥⲧⲁⲁⲥ [ⲉⲃo]ⲗ ⲁⲩⲱ ⲡⲉ[ⲛ] ⲧⲁϩⲧooⲩⲥ ⲁϥⲉⲓ ⲉϥⲥⲕⲁⲉⲓ ⲁ[ϥϩ]ⲉ ⲁⲡⲉϩo ⲁϥ ⲁⲣⲭⲉⲓ ⲛ̅ϯ ϩoⲙⲧ ⲉⲧⲙⲏⲥⲉ ⲛ̅[ⲛⲉ]ⲧϥ̅oⲩoϣoⲩ</text:span></text:span></text:p>
          <text:p text:style-name="P69"><text:span text:style-name="AncientGreek_3a__20_Ἀρχαία_20_ἑλληνικά"><text:span text:style-name="T464">Λέγει Ιησους·</text:span></text:span></text:p>
        </text:list-item>
        <text:list-item>
          <text:p text:style-name="P105"><text:span text:style-name="AncientGreek_3a__20_Ἀρχαία_20_ἑλληνικά"><text:span text:style-name="T183">ⲡⲉϫⲉ ⲓ̅ⲥ̅ ϫⲉ ⲡⲉⲛⲧⲁϩϭⲓⲛⲉ ⲙ̅ⲡⲕoⲥⲙoⲥ ⲛϥⲣ̅ ⲣⲙ̅ⲙⲁo ⲙⲁⲣⲉϥⲁⲣⲛⲁ ⲙ̅ⲡⲕoⲥⲙoⲥ</text:span></text:span></text:p>
          <text:p text:style-name="P69"><text:span text:style-name="AncientGreek_3a__20_Ἀρχαία_20_ἑλληνικά"><text:span text:style-name="T464">Λέγει Ιησους·</text:span></text:span></text:p>
        </text:list-item>
        <text:list-item>
          <text:p text:style-name="P105"><text:soft-page-break/><text:span text:style-name="AncientGreek_3a__20_Ἀρχαία_20_ἑλληνικά"><text:span text:style-name="T183">ⲡⲉϫⲉ ⲓ̅ⲥ̅ ϫⲉ ⲙ̅ⲡⲏⲩⲉ ⲛⲁϭⲱⲗ ⲁⲩⲱ ⲡⲕⲁϩ ⲙ̅ⲡⲉⲧⲛ̅ⲙ̅ⲧo ⲉⲃoⲗ ⲁⲩⲱ ⲡⲉⲧoⲛϩ ⲉⲃoⲗ ϩⲛ̅ ⲡⲉⲧoⲛϩ ϥⲛⲁⲛⲁⲩ ⲁⲛ ⲉⲙoⲩ oⲩⲭ ϩoⲧⲓ ⲉⲓ̅ⲥ̅ ϫⲱ ⲙ̅ⲙoⲥ ϫⲉ ⲡⲉⲧⲁϩⲉ ⲉⲣoϥ oⲩⲁⲁϥ ⲡⲕoⲥ ⲙoⲥ ⲙ̅ⲡϣⲁ ⲙ̅ⲙoϥ ⲁⲛ</text:span></text:span></text:p>
          <text:p text:style-name="P69"><text:span text:style-name="AncientGreek_3a__20_Ἀρχαία_20_ἑλληνικά"><text:span text:style-name="T464">Λέγει Ιησους·</text:span></text:span></text:p>
        </text:list-item>
        <text:list-item>
          <text:p text:style-name="P105"><text:span text:style-name="AncientGreek_3a__20_Ἀρχαία_20_ἑλληνικά"><text:span text:style-name="T183">ⲡⲉϫⲉ ⲓ̅ⲥ̅ ϫⲉ oⲩoⲉⲓ ⲛ̅ⲧⲥⲁⲣ</text:span></text:span><text:span text:style-name="AncientGreek_3a__20_Ἀρχαία_20_ἑλληνικά"><text:span text:style-name="T213">ⲝ</text:span></text:span><text:span text:style-name="AncientGreek_3a__20_Ἀρχαία_20_ἑλληνικά"><text:span text:style-name="T183"> ⲧⲁⲉⲓ ⲉⲧoϣⲉ </text:span></text:span><text:span text:style-name="AncientGreek_3a__20_Ἀρχαία_20_ἑλληνικά"><text:span text:style-name="T208">ⲛ̅ⲧ</text:span></text:span><text:span text:style-name="AncientGreek_3a__20_Ἀρχαία_20_ἑλληνικά"><text:span text:style-name="T213">ⲫ</text:span></text:span><text:span text:style-name="AncientGreek_3a__20_Ἀρχαία_20_ἑλληνικά"><text:span text:style-name="T208">ⲩⲭⲏ</text:span></text:span><text:span text:style-name="AncientGreek_3a__20_Ἀρχαία_20_ἑλληνικά"><text:span text:style-name="T183"> oⲩoⲉⲓ </text:span></text:span><text:span text:style-name="AncientGreek_3a__20_Ἀρχαία_20_ἑλληνικά"><text:span text:style-name="T208">ⲛ̅ⲧ</text:span></text:span><text:span text:style-name="AncientGreek_3a__20_Ἀρχαία_20_ἑλληνικά"><text:span text:style-name="T213">ⲫ</text:span></text:span><text:span text:style-name="AncientGreek_3a__20_Ἀρχαία_20_ἑλληνικά"><text:span text:style-name="T208">ⲩⲭⲏ</text:span></text:span><text:span text:style-name="AncientGreek_3a__20_Ἀρχαία_20_ἑλληνικά"><text:span text:style-name="T183"> ⲧⲁⲉⲓ ⲉⲧoϣⲉ ⲛ̅ⲧⲥⲁ</text:span></text:span><text:span text:style-name="AncientGreek_3a__20_Ἀρχαία_20_ἑλληνικά"><text:span text:style-name="T213">ⲣⲝ</text:span></text:span></text:p>
          <text:p text:style-name="P69"><text:span text:style-name="AncientGreek_3a__20_Ἀρχαία_20_ἑλληνικά"><text:span text:style-name="T464">Λέγει Ιησους·</text:span></text:span></text:p>
        </text:list-item>
        <text:list-item>
          <text:p text:style-name="P105"><text:span text:style-name="AncientGreek_3a__20_Ἀρχαία_20_ἑλληνικά"><text:span text:style-name="T183">ⲡⲉϫⲁⲩ ⲛⲁϥ ⲛ̅ϭⲓ ⲛⲉϥⲙⲁⲑⲏⲧⲏⲥ ϫⲉ ⲧⲙⲛ̅ⲧⲉⲣo ⲉⲥⲛ̅ⲛⲏⲩ ⲛ̅ⲁϣ ⲛ̅ϩooⲩ ⲉⲥⲛ̅ⲛⲏⲩ ⲁⲛ ϩⲛ̅ oⲩ ϭⲱϣⲧ ⲉⲃoⲗ ⲉⲩⲛⲁϫooⲥ ⲁⲛ ϫⲉ ⲉⲓⲥϩⲏⲏ ⲧⲉ ⲙ̅ⲡⲓⲥⲁ ⲏ ⲉⲓⲥϩⲏⲏⲧⲉ ⲧⲏ ⲁⲗⲗⲁ ⲧⲙⲛ̅ⲧⲉⲣo ⲙ̅ⲡⲉⲓⲱⲧ ⲉⲥⲡoⲣϣ ⲉⲃoⲗ ϩⲓϫⲙ̅ ⲡⲕⲁϩ ⲁⲩⲱ ⲣ̅ⲣⲱⲙⲉ ⲛⲁⲩ ⲁⲛ ⲉⲣoⲥ</text:span></text:span></text:p>
          <text:p text:style-name="P69"><text:span text:style-name="AncientGreek_3a__20_Ἀρχαία_20_ἑλληνικά"><text:span text:style-name="T464">Λέγει Ιησους·</text:span></text:span></text:p>
        </text:list-item>
        <text:list-item>
          <text:p text:style-name="P85"><text:span text:style-name="AncientGreek_3a__20_Ἀρχαία_20_ἑλληνικά"><text:span text:style-name="T214">ⲡⲉϫⲉ ⲥⲓⲙⲱⲛ ⲡⲉⲧⲣⲟⲥ ⲛⲁⲩ ϫⲉ ⲙⲁⲣⲉⲙⲁⲣⲓϩⲁⲙ ⲉⲓ ⲉⲃⲟⲗ ⲛ̅ϩⲧⲛ̅ ϫⲉ ⲛ̅ⲥϩⲓⲟⲙⲉ ⲙ̅ⲡϣⲁ ⲁⲛ ⲙ̅ⲡⲱⲛϩ.<text:line-break/>Ⲡⲉϫⲉ ⲓ̅ⲥ̅ ϫⲉ ⲉⲓⲥϩⲏⲏⲧⲉ ⲁⲛⲟⲕ ϯⲛⲁⲥⲱⲕ ⲙ̅ⲙⲟⲥ ϫⲉⲕⲁⲁⲥ ⲉⲉⲓⲛⲁⲁⲥ ⲛ̅ϩⲟⲟⲩⲧ ϣⲓⲛⲁ ⲉⲥⲛⲁϣⲱⲡⲉ ϩⲱⲱⲥ ⲛ̅ⲟⲩⲡ̅ⲛ̅ⲛ̅ⲁ̅ ⲉϥⲟⲛϩ ⲉϥⲉⲓⲛⲉ ⲙ̅ⲙⲱⲧⲛ̅ <text:s/>ⲛ̅ϩⲟⲟⲧ. Ϫⲉ ⲥϩⲓⲙⲉ ⲛⲓⲙ ⲉⲥⲛⲁⲁⲥ ⲛ̅ϩⲟⲟⲧ ⲥⲛⲁⲃⲱⲕ ⲉϩⲟⲩⲛ ⲉⲧⲙⲛ̅ⲧⲉⲣⲟ ⲛ̅ⲙ̅ⲡⲏⲩⲉ</text:span></text:span></text:p>
          <text:p text:style-name="P86"><text:span text:style-name="AncientGreek_3a__20_Ἀρχαία_20_ἑλληνικά"><text:span text:style-name="T61">εἶπεν</text:span></text:span><text:span text:style-name="AncientGreek_3a__20_Ἀρχαία_20_ἑλληνικά"><text:span text:style-name="T328"> Σ</text:span></text:span><text:span text:style-name="AncientGreek_3a__20_Ἀρχαία_20_ἑλληνικά"><text:span text:style-name="T329">ί</text:span></text:span><text:span text:style-name="AncientGreek_3a__20_Ἀρχαία_20_ἑλληνικά"><text:span text:style-name="T328">μ</text:span></text:span><text:span text:style-name="AncientGreek_3a__20_Ἀρχαία_20_ἑλληνικά"><text:span text:style-name="T329">ω</text:span></text:span><text:span text:style-name="AncientGreek_3a__20_Ἀρχαία_20_ἑλληνικά"><text:span text:style-name="T328">ν πέτρος</text:span></text:span><text:span text:style-name="AncientGreek_3a__20_Ἀρχαία_20_ἑλληνικά"><text:span text:style-name="T464">·</text:span></text:span><text:span text:style-name="AncientGreek_3a__20_Ἀρχαία_20_ἑλληνικά"><text:span text:style-name="T328">αὐτο</text:span></text:span><text:span text:style-name="AncientGreek_3a__20_Ἀρχαία_20_ἑλληνικά"><text:span text:style-name="T329">ί</text:span></text:span><text:span text:style-name="AncientGreek_3a__20_Ἀρχαία_20_ἑλληνικά"><text:span text:style-name="T328">ς, </text:span></text:span><text:span text:style-name="AncientGreek_3a__20_Ἀρχαία_20_ἑλληνικά"><text:span text:style-name="T465">ἀπελθέτω</text:span></text:span><text:span text:style-name="AncientGreek_3a__20_Ἀρχαία_20_ἑλληνικά"><text:span text:style-name="T328"> </text:span></text:span><text:span text:style-name="AncientGreek_3a__20_Ἀρχαία_20_ἑλληνικά"><text:span text:style-name="T330">ἠ μαριάμ ἡμῶν οἱ γαρ γυναίκες ἀνάξιοι τοῦ βίο</text:span></text:span><text:span text:style-name="AncientGreek_3a__20_Ἀρχαία_20_ἑλληνικά"><text:span text:style-name="T331">υ. <text:line-break/>Καί </text:span></text:span><text:span text:style-name="AncientGreek_3a__20_Ἀρχαία_20_ἑλληνικά"><text:span text:style-name="T61">εἶπεν</text:span></text:span><text:span text:style-name="AncientGreek_3a__20_Ἀρχαία_20_ἑλληνικά"><text:span text:style-name="T331"> ὁ ἰησούς αὐτὴν ἐγὼ προάξω </text:span></text:span><text:span text:style-name="AncientGreek_3a__20_Ἀρχαία_20_ἑλληνικά"><text:span text:style-name="T332">ὤστε</text:span></text:span><text:span text:style-name="AncientGreek_3a__20_Ἀρχαία_20_ἑλληνικά"><text:span text:style-name="T331"> ποιήσ</text:span></text:span><text:span text:style-name="AncientGreek_3a__20_Ἀρχαία_20_ἑλληνικά"><text:span text:style-name="T332">αι</text:span></text:span><text:span text:style-name="AncientGreek_3a__20_Ἀρχαία_20_ἑλληνικά"><text:span text:style-name="T331"> αὐτὴν </text:span></text:span><text:span text:style-name="AncientGreek_3a__20_Ἀρχαία_20_ἑλληνικά"><text:span text:style-name="T332">εἰς ἄρσενα ἴνα γίγνηται αὐτὴ πνέυμα ζῶν. </text:span></text:span><text:span text:style-name="AncientGreek_3a__20_Ἀρχαία_20_ἑλληνικά"><text:span text:style-name="T333">Καὶ ὐμῖν ὁμοιωθήσεται </text:span></text:span><text:span text:style-name="AncientGreek_3a__20_Ἀρχαία_20_ἑλληνικά"><text:span text:style-name="T334">ἄ</text:span></text:span><text:span text:style-name="AncientGreek_3a__20_Ἀρχαία_20_ἑλληνικά"><text:span text:style-name="T333">ρσ</text:span></text:span><text:span text:style-name="AncientGreek_3a__20_Ἀρχαία_20_ἑλληνικά"><text:span text:style-name="T334">ε</text:span></text:span><text:span text:style-name="AncientGreek_3a__20_Ἀρχαία_20_ἑλληνικά"><text:span text:style-name="T333">σι</text:span></text:span><text:span text:style-name="AncientGreek_3a__20_Ἀρχαία_20_ἑλληνικά"><text:span text:style-name="T334">ν. Πάντες γὰρ </text:span></text:span><text:span text:style-name="AncientGreek_3a__20_Ἀρχαία_20_ἑλληνικά"><text:span text:style-name="T335">αἱ</text:span></text:span><text:span text:style-name="AncientGreek_3a__20_Ἀρχαία_20_ἑλληνικά"><text:span text:style-name="T334"> γυναίκες </text:span></text:span><text:span text:style-name="AncientGreek_3a__20_Ἀρχαία_20_ἑλληνικά"><text:span text:style-name="T335">ὁσαι </text:span></text:span><text:span text:style-name="AncientGreek_3a__20_Ἀρχαία_20_ἑλληνικά"><text:span text:style-name="T334">ποιήσοντες ἄρσενες, εἰσελεύσονται τὸν βασιλείον τῶν οὐρανῶν.</text:span></text:span></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Helvetica, sans-serif"/>
    <style:font-face style:name="Roboto" svg:font-family="Roboto, Arial, Helvetica,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AncientGreek" svg:font-family="AncientGreek" style:font-pitch="variable"/>
    <style:font-face style:name="AncientGreek1" svg:font-family="AncientGreek" style:font-family-generic="roman" style:font-pitch="variable"/>
    <style:font-face style:name="Antinoou" svg:font-family="Antinoou"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Old English Text MT" svg:font-family="'Old English Text MT'" style:font-family-generic="script" style:font-pitch="variable"/>
    <style:font-face style:name="Coptic" svg:font-family="Coptic"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style:text-properties style:font-name="Liberation Serif" fo:font-family="'Liberation Serif'" style:font-family-generic="roman" style:font-pitch="variable" fo:font-size="7pt" fo:font-weight="bold" style:font-name-asian="Droid Sans Fallback" style:font-family-asian="'Droid Sans Fallback'" style:font-family-generic-asian="system" style:font-pitch-asian="variable" style:font-size-asian="7pt" style:font-weight-asian="bold" style:font-name-complex="FreeSans" style:font-family-complex="FreeSans" style:font-family-generic-complex="system" style:font-pitch-complex="variable" style:font-size-complex="7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loext:opacity="10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 style:family="paragraph" style:default-outline-level="">
      <style:paragraph-properties fo:text-align="start" style:justify-single-word="false"/>
      <style:text-properties fo:color="#000000" loext:opacity="100%" style:font-name="Antinoou" fo:font-family="Antinoou" style:font-family-generic="roman" style:font-pitch="variable" fo:font-size="12pt" style:font-size-asian="12pt"/>
    </style:style>
    <style:style style:name="Numbering_20_Symbols" style:display-name="Numbering Symbols" style:family="text">
      <style:text-properties fo:color="#c9211e" loext:opacity="100%" style:font-name="Old English Text MT" fo:font-family="'Old English Text MT'" style:font-family-generic="script" style:font-pitch="variable" fo:font-size="16pt" fo:font-weight="bold" style:font-size-asian="14pt" style:font-weight-asian="bold" style:font-size-complex="16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AncientGreek_3a__20_Normal_20_text" style:display-name="AncientGreek: Normal text" style:family="text"/>
    <style:style style:name="AncientGreek_3a__20_Ἀρχαία_20_ἑλληνικά" style:display-name="AncientGreek: Ἀρχαία ἑλληνικά" style:family="text">
      <style:text-properties style:font-name="AncientGreek1" fo:font-family="AncientGreek" style:font-family-generic="roman" style:font-pitch="variable" fo:language="grc" fo:country="GR"/>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5055in" fo:margin-right="0.557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1-31T22:13:00</meta:creation-date>
    <dc:date>2022-08-01T09:13:00.587000000</dc:date>
    <meta:editing-duration>P12DT20H21M20S</meta:editing-duration>
    <meta:editing-cycles>45</meta:editing-cycles>
    <meta:generator>LibreOffice/7.1.5.2$Windows_X86_64 LibreOffice_project/85f04e9f809797b8199d13c421bd8a2b025d52b5</meta:generator>
    <dc:title>Interactive Coptic-English translation</dc:title>
    <meta:initial-creator>Martijn Linssen, MA</meta:initial-creator>
    <dc:subject>The good message according to Thomas</dc:subject>
    <meta:document-statistic meta:table-count="0" meta:image-count="0" meta:object-count="0" meta:page-count="11" meta:paragraph-count="229" meta:word-count="6976" meta:character-count="40572" meta:non-whitespace-character-count="33868"/>
  </office:meta>
</office:document-meta>
</file>